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a5545"/>
    </style:style>
    <style:style style:name="P13" style:family="paragraph" style:parent-style-name="Standard">
      <style:text-properties style:font-name="Arial" officeooo:rsid="00002d90" officeooo:paragraph-rsid="021790ac"/>
    </style:style>
    <style:style style:name="P14" style:family="paragraph" style:parent-style-name="Standard">
      <style:text-properties style:font-name="Arial" officeooo:rsid="00002d90" officeooo:paragraph-rsid="02881922"/>
    </style:style>
    <style:style style:name="P15" style:family="paragraph" style:parent-style-name="Standard">
      <style:text-properties style:font-name="Arial" officeooo:rsid="00022a33" officeooo:paragraph-rsid="00002d90"/>
    </style:style>
    <style:style style:name="P16" style:family="paragraph" style:parent-style-name="Standard">
      <style:text-properties style:font-name="Arial" officeooo:rsid="00022a33" officeooo:paragraph-rsid="00022a33"/>
    </style:style>
    <style:style style:name="P17" style:family="paragraph" style:parent-style-name="Standard">
      <style:text-properties style:font-name="Arial" officeooo:rsid="00022a33" officeooo:paragraph-rsid="0002f288"/>
    </style:style>
    <style:style style:name="P18" style:family="paragraph" style:parent-style-name="Standard">
      <style:text-properties style:font-name="Arial" officeooo:rsid="00022a33" officeooo:paragraph-rsid="0038bbcb"/>
    </style:style>
    <style:style style:name="P19" style:family="paragraph" style:parent-style-name="Standard">
      <style:text-properties style:font-name="Arial" officeooo:rsid="0002f288" officeooo:paragraph-rsid="0002f288"/>
    </style:style>
    <style:style style:name="P20" style:family="paragraph" style:parent-style-name="Standard">
      <style:text-properties style:font-name="Arial" officeooo:rsid="0005a71d" officeooo:paragraph-rsid="0005a71d"/>
    </style:style>
    <style:style style:name="P21" style:family="paragraph" style:parent-style-name="Standard">
      <style:text-properties style:font-name="Arial" officeooo:rsid="001152ce" officeooo:paragraph-rsid="001152ce"/>
    </style:style>
    <style:style style:name="P22" style:family="paragraph" style:parent-style-name="Standard">
      <style:text-properties style:font-name="Arial" officeooo:rsid="001152ce" officeooo:paragraph-rsid="0011fb8d"/>
    </style:style>
    <style:style style:name="P23" style:family="paragraph" style:parent-style-name="Standard">
      <style:text-properties style:font-name="Arial" officeooo:rsid="0008fa8a" officeooo:paragraph-rsid="0008fa8a"/>
    </style:style>
    <style:style style:name="P24" style:family="paragraph" style:parent-style-name="Standard">
      <style:text-properties style:font-name="Arial" officeooo:rsid="0008fa8a" officeooo:paragraph-rsid="001152ce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2459125"/>
    </style:style>
    <style:style style:name="P27" style:family="paragraph" style:parent-style-name="Standard">
      <style:text-properties style:font-name="Arial" officeooo:rsid="0008fa8a" officeooo:paragraph-rsid="02881922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49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Arial" officeooo:rsid="0027c900" officeooo:paragraph-rsid="0027c900"/>
    </style:style>
    <style:style style:name="P51" style:family="paragraph" style:parent-style-name="Table_20_Contents">
      <style:text-properties style:font-name="Arial" officeooo:rsid="0027c900" officeooo:paragraph-rsid="0027c900"/>
    </style:style>
    <style:style style:name="P52" style:family="paragraph" style:parent-style-name="Standard">
      <style:text-properties style:font-name="Arial" officeooo:rsid="0027c900" officeooo:paragraph-rsid="0032021a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54" style:family="paragraph" style:parent-style-name="Standard">
      <style:text-properties style:font-name="Arial" officeooo:rsid="0027c900" officeooo:paragraph-rsid="02459125"/>
    </style:style>
    <style:style style:name="P55" style:family="paragraph" style:parent-style-name="Standard">
      <style:text-properties style:font-name="Arial" officeooo:rsid="00284612" officeooo:paragraph-rsid="00284612"/>
    </style:style>
    <style:style style:name="P56" style:family="paragraph" style:parent-style-name="Table_20_Contents">
      <style:text-properties style:font-name="Arial" officeooo:rsid="00284612" officeooo:paragraph-rsid="00284612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58" style:family="paragraph" style:parent-style-name="Standard">
      <style:text-properties style:font-name="Arial" officeooo:rsid="0029d1f6" officeooo:paragraph-rsid="0029d1f6"/>
    </style:style>
    <style:style style:name="P59" style:family="paragraph" style:parent-style-name="Standard">
      <style:text-properties style:font-name="Arial" officeooo:rsid="0029d1f6" officeooo:paragraph-rsid="0057dcb7"/>
    </style:style>
    <style:style style:name="P60" style:family="paragraph" style:parent-style-name="Standard">
      <style:text-properties style:font-name="Arial" officeooo:rsid="0029d1f6" officeooo:paragraph-rsid="0032021a"/>
    </style:style>
    <style:style style:name="P61" style:family="paragraph" style:parent-style-name="Standard">
      <style:text-properties style:font-name="Arial" officeooo:rsid="002b274b" officeooo:paragraph-rsid="002b274b"/>
    </style:style>
    <style:style style:name="P62" style:family="paragraph" style:parent-style-name="Table_20_Contents">
      <style:text-properties style:font-name="Arial" officeooo:rsid="002b274b" officeooo:paragraph-rsid="002b274b"/>
    </style:style>
    <style:style style:name="P63" style:family="paragraph" style:parent-style-name="Standard">
      <style:text-properties style:font-name="Arial" officeooo:rsid="002b274b" officeooo:paragraph-rsid="0029d1f6"/>
    </style:style>
    <style:style style:name="P64" style:family="paragraph" style:parent-style-name="Standard">
      <style:text-properties style:font-name="Arial" officeooo:rsid="002b274b" officeooo:paragraph-rsid="0057dcb7"/>
    </style:style>
    <style:style style:name="P65" style:family="paragraph" style:parent-style-name="Table_20_Contents">
      <style:text-properties style:font-name="Arial" officeooo:rsid="002b274b" officeooo:paragraph-rsid="0057dcb7"/>
    </style:style>
    <style:style style:name="P66" style:family="paragraph" style:parent-style-name="Table_20_Contents">
      <style:text-properties style:font-name="Arial" officeooo:rsid="0030ed2e" officeooo:paragraph-rsid="0030ed2e"/>
    </style:style>
    <style:style style:name="P67" style:family="paragraph" style:parent-style-name="Standard">
      <style:text-properties style:font-name="Arial" officeooo:rsid="0030ed2e" officeooo:paragraph-rsid="0032021a"/>
    </style:style>
    <style:style style:name="P68" style:family="paragraph" style:parent-style-name="Standard">
      <style:text-properties style:font-name="Arial" officeooo:rsid="0030ed2e" officeooo:paragraph-rsid="00330c05"/>
    </style:style>
    <style:style style:name="P69" style:family="paragraph" style:parent-style-name="Standard">
      <style:text-properties style:font-name="Arial" officeooo:rsid="001421cc" officeooo:paragraph-rsid="001421cc"/>
    </style:style>
    <style:style style:name="P70" style:family="paragraph" style:parent-style-name="Standard">
      <style:text-properties style:font-name="Arial" officeooo:rsid="0032021a" officeooo:paragraph-rsid="0032021a"/>
    </style:style>
    <style:style style:name="P71" style:family="paragraph" style:parent-style-name="Table_20_Contents">
      <style:text-properties style:font-name="Arial" officeooo:rsid="0032021a" officeooo:paragraph-rsid="0032021a"/>
    </style:style>
    <style:style style:name="P72" style:family="paragraph" style:parent-style-name="Standard">
      <style:text-properties style:font-name="Arial" officeooo:rsid="0032021a" officeooo:paragraph-rsid="002f2869"/>
    </style:style>
    <style:style style:name="P73" style:family="paragraph" style:parent-style-name="Standard">
      <style:text-properties style:font-name="Arial" officeooo:rsid="0032021a" officeooo:paragraph-rsid="00352c14"/>
    </style:style>
    <style:style style:name="P74" style:family="paragraph" style:parent-style-name="Standard">
      <style:text-properties style:font-name="Arial" officeooo:rsid="00330c05" officeooo:paragraph-rsid="00330c05"/>
    </style:style>
    <style:style style:name="P75" style:family="paragraph" style:parent-style-name="Standard">
      <style:text-properties style:font-name="Arial" officeooo:rsid="00330c05" officeooo:paragraph-rsid="001421cc"/>
    </style:style>
    <style:style style:name="P76" style:family="paragraph" style:parent-style-name="Standard">
      <style:text-properties style:font-name="Arial" officeooo:rsid="00352c14" officeooo:paragraph-rsid="00352c14"/>
    </style:style>
    <style:style style:name="P77" style:family="paragraph" style:parent-style-name="Table_20_Contents">
      <style:text-properties style:font-name="Arial" officeooo:rsid="00352c14" officeooo:paragraph-rsid="00352c14"/>
    </style:style>
    <style:style style:name="P78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80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81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82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83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84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85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86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87" style:family="paragraph" style:parent-style-name="Standard">
      <style:text-properties style:font-name="Arial" fo:font-weight="bold" officeooo:rsid="00002d90" officeooo:paragraph-rsid="02557866" style:font-weight-asian="bold" style:font-weight-complex="bold"/>
    </style:style>
    <style:style style:name="P88" style:family="paragraph" style:parent-style-name="Standard">
      <style:text-properties style:font-name="Arial" fo:font-weight="bold" officeooo:rsid="00002d90" officeooo:paragraph-rsid="0257a37c" style:font-weight-asian="bold" style:font-weight-complex="bold"/>
    </style:style>
    <style:style style:name="P89" style:family="paragraph" style:parent-style-name="Standard">
      <style:text-properties style:font-name="Arial" fo:font-weight="bold" officeooo:rsid="00002d90" officeooo:paragraph-rsid="025b0a4d" style:font-weight-asian="bold" style:font-weight-complex="bold"/>
    </style:style>
    <style:style style:name="P90" style:family="paragraph" style:parent-style-name="Standard">
      <style:text-properties style:font-name="Arial" fo:font-weight="bold" officeooo:rsid="00002d90" officeooo:paragraph-rsid="025e1fb7" style:font-weight-asian="bold" style:font-weight-complex="bold"/>
    </style:style>
    <style:style style:name="P91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93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94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95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97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98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99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01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02" style:family="paragraph" style:parent-style-name="Standard">
      <style:text-properties style:font-name="Arial" fo:font-weight="bold" officeooo:rsid="0005a71d" officeooo:paragraph-rsid="021a5545" style:font-weight-asian="bold" style:font-weight-complex="bold"/>
    </style:style>
    <style:style style:name="P103" style:family="paragraph" style:parent-style-name="Standard">
      <style:text-properties style:font-name="Arial" fo:font-weight="bold" officeooo:rsid="0005a71d" officeooo:paragraph-rsid="0260adf2" style:font-weight-asian="bold" style:font-weight-complex="bold"/>
    </style:style>
    <style:style style:name="P104" style:family="paragraph" style:parent-style-name="Standard">
      <style:text-properties style:font-name="Arial" fo:font-weight="bold" officeooo:rsid="021790ac" officeooo:paragraph-rsid="021a5545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1a5545" style:font-weight-asian="bold" style:font-weight-complex="bold"/>
    </style:style>
    <style:style style:name="P106" style:family="paragraph" style:parent-style-name="Standard">
      <style:text-properties style:font-name="Arial" fo:font-weight="bold" officeooo:rsid="021790ac" officeooo:paragraph-rsid="021d83ff" style:font-weight-asian="bold" style:font-weight-complex="bold"/>
    </style:style>
    <style:style style:name="P107" style:family="paragraph" style:parent-style-name="Standard">
      <style:text-properties style:font-name="Arial" fo:font-weight="bold" officeooo:rsid="021790ac" officeooo:paragraph-rsid="021eb6c8" style:font-weight-asian="bold" style:font-weight-complex="bold"/>
    </style:style>
    <style:style style:name="P108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09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10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11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12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13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4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15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16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117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118" style:family="paragraph" style:parent-style-name="Standard">
      <style:text-properties style:font-name="Arial" fo:font-weight="bold" officeooo:rsid="024b7e9d" officeooo:paragraph-rsid="025e1fb7" style:font-weight-asian="bold" style:font-weight-complex="bold"/>
    </style:style>
    <style:style style:name="P119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120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121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122" style:family="paragraph" style:parent-style-name="Standard">
      <style:text-properties style:font-name="Arial" fo:font-weight="bold" officeooo:rsid="022c9331" officeooo:paragraph-rsid="024b7e9d" style:font-weight-asian="bold" style:font-weight-complex="bold"/>
    </style:style>
    <style:style style:name="P123" style:family="paragraph" style:parent-style-name="Standard">
      <style:text-properties style:font-name="Arial" fo:font-weight="bold" officeooo:rsid="022c9331" officeooo:paragraph-rsid="024c9ab8" style:font-weight-asian="bold" style:font-weight-complex="bold"/>
    </style:style>
    <style:style style:name="P124" style:family="paragraph" style:parent-style-name="Standard">
      <style:text-properties style:font-name="Arial" fo:font-weight="bold" officeooo:rsid="022c9331" officeooo:paragraph-rsid="02515181" style:font-weight-asian="bold" style:font-weight-complex="bold"/>
    </style:style>
    <style:style style:name="P125" style:family="paragraph" style:parent-style-name="Standard">
      <style:text-properties style:font-name="Arial" fo:font-weight="bold" officeooo:rsid="022c9331" officeooo:paragraph-rsid="02546da5" style:font-weight-asian="bold" style:font-weight-complex="bold"/>
    </style:style>
    <style:style style:name="P126" style:family="paragraph" style:parent-style-name="Standard">
      <style:text-properties style:font-name="Arial" fo:font-weight="bold" officeooo:rsid="022c9331" officeooo:paragraph-rsid="02568ad3" style:font-weight-asian="bold" style:font-weight-complex="bold"/>
    </style:style>
    <style:style style:name="P127" style:family="paragraph" style:parent-style-name="Standard">
      <style:text-properties style:font-name="Arial" fo:font-weight="bold" officeooo:rsid="022c9331" officeooo:paragraph-rsid="0257a37c" style:font-weight-asian="bold" style:font-weight-complex="bold"/>
    </style:style>
    <style:style style:name="P128" style:family="paragraph" style:parent-style-name="Standard">
      <style:text-properties style:font-name="Arial" fo:font-weight="bold" officeooo:rsid="022c9331" officeooo:paragraph-rsid="025c6fe0" style:font-weight-asian="bold" style:font-weight-complex="bold"/>
    </style:style>
    <style:style style:name="P129" style:family="paragraph" style:parent-style-name="Standard">
      <style:text-properties style:font-name="Arial" fo:font-weight="bold" officeooo:rsid="022c9331" officeooo:paragraph-rsid="0260adf2" style:font-weight-asian="bold" style:font-weight-complex="bold"/>
    </style:style>
    <style:style style:name="P130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31" style:family="paragraph" style:parent-style-name="Standard">
      <style:text-properties style:font-name="Arial" fo:font-weight="bold" officeooo:rsid="0002f288" officeooo:paragraph-rsid="021a5545" style:font-weight-asian="bold" style:font-weight-complex="bold"/>
    </style:style>
    <style:style style:name="P132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33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134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35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38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40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41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42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43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44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145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46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47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48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49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50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51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52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53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54" style:family="paragraph" style:parent-style-name="Standard">
      <style:text-properties style:font-name="Arial" officeooo:rsid="003daefb" officeooo:paragraph-rsid="003daefb"/>
    </style:style>
    <style:style style:name="P155" style:family="paragraph" style:parent-style-name="Standard">
      <style:text-properties style:font-name="Arial" officeooo:rsid="001363a9" officeooo:paragraph-rsid="000ca998"/>
    </style:style>
    <style:style style:name="P156" style:family="paragraph" style:parent-style-name="Standard">
      <style:text-properties style:font-name="Arial" officeooo:rsid="00337d48" officeooo:paragraph-rsid="0032021a"/>
    </style:style>
    <style:style style:name="P157" style:family="paragraph" style:parent-style-name="Table_20_Contents">
      <style:text-properties style:font-name="Arial" officeooo:rsid="00337d48" officeooo:paragraph-rsid="0032021a"/>
    </style:style>
    <style:style style:name="P158" style:family="paragraph" style:parent-style-name="Table_20_Contents">
      <style:text-properties style:font-name="Arial" officeooo:rsid="00337d48" officeooo:paragraph-rsid="00337d48"/>
    </style:style>
    <style:style style:name="P159" style:family="paragraph" style:parent-style-name="Table_20_Contents">
      <style:text-properties style:font-name="Arial" officeooo:rsid="00337d48" officeooo:paragraph-rsid="0057dcb7"/>
    </style:style>
    <style:style style:name="P160" style:family="paragraph" style:parent-style-name="Standard">
      <style:text-properties style:font-name="Arial" officeooo:rsid="00594fba" officeooo:paragraph-rsid="00594fba"/>
    </style:style>
    <style:style style:name="P161" style:family="paragraph" style:parent-style-name="Standard">
      <style:text-properties style:font-name="Arial" officeooo:rsid="0057dcb7" officeooo:paragraph-rsid="0057dcb7"/>
    </style:style>
    <style:style style:name="P162" style:family="paragraph" style:parent-style-name="Table_20_Contents">
      <style:text-properties style:font-name="Arial" officeooo:rsid="0057dcb7" officeooo:paragraph-rsid="0057dcb7"/>
    </style:style>
    <style:style style:name="P163" style:family="paragraph" style:parent-style-name="Standard">
      <style:text-properties style:font-name="Arial" officeooo:rsid="00695d1c" officeooo:paragraph-rsid="00695d1c"/>
    </style:style>
    <style:style style:name="P164" style:family="paragraph" style:parent-style-name="Standard">
      <style:text-properties style:font-name="Arial" officeooo:rsid="006bf68d" officeooo:paragraph-rsid="006bf68d"/>
    </style:style>
    <style:style style:name="P165" style:family="paragraph" style:parent-style-name="Table_20_Contents">
      <style:text-properties style:font-name="Arial"/>
    </style:style>
    <style:style style:name="P166" style:family="paragraph" style:parent-style-name="Table_20_Contents">
      <style:text-properties style:font-name="Arial" officeooo:rsid="0052a8d6" officeooo:paragraph-rsid="0052a8d6"/>
    </style:style>
    <style:style style:name="P167" style:family="paragraph" style:parent-style-name="Table_20_Contents">
      <style:text-properties style:font-name="Arial" officeooo:rsid="00556a59" officeooo:paragraph-rsid="00556a59"/>
    </style:style>
    <style:style style:name="P168" style:family="paragraph" style:parent-style-name="Table_20_Contents">
      <style:text-properties style:font-name="Arial" officeooo:rsid="00556a59" officeooo:paragraph-rsid="0057dcb7"/>
    </style:style>
    <style:style style:name="P169" style:family="paragraph" style:parent-style-name="Table_20_Contents">
      <style:text-properties style:font-name="Arial" officeooo:paragraph-rsid="0057dcb7"/>
    </style:style>
    <style:style style:name="P170" style:family="paragraph" style:parent-style-name="Table_20_Contents">
      <style:text-properties style:font-name="Arial" officeooo:rsid="0059748f" officeooo:paragraph-rsid="0059748f"/>
    </style:style>
    <style:style style:name="P171" style:family="paragraph" style:parent-style-name="Table_20_Contents">
      <style:text-properties style:font-name="Arial" officeooo:rsid="005a4bb5" officeooo:paragraph-rsid="005a4bb5"/>
    </style:style>
    <style:style style:name="P172" style:family="paragraph" style:parent-style-name="Table_20_Contents">
      <style:text-properties style:font-name="Arial" officeooo:rsid="005e23e5" officeooo:paragraph-rsid="005e23e5"/>
    </style:style>
    <style:style style:name="P173" style:family="paragraph" style:parent-style-name="Standard">
      <style:text-properties style:font-name="Arial" fo:font-weight="normal" officeooo:rsid="021790ac" officeooo:paragraph-rsid="021a5545" style:font-weight-asian="normal" style:font-weight-complex="normal"/>
    </style:style>
    <style:style style:name="P174" style:family="paragraph" style:parent-style-name="Standard">
      <style:text-properties style:font-name="Arial" fo:font-weight="normal" officeooo:rsid="021790ac" officeooo:paragraph-rsid="02515181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172c80" officeooo:paragraph-rsid="021e2982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1d83ff" officeooo:paragraph-rsid="021eb6c8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216438" officeooo:paragraph-rsid="02216438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216438" officeooo:paragraph-rsid="0251db11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0002d90" officeooo:paragraph-rsid="021a5545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0002d90" officeooo:paragraph-rsid="02261bb0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8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8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2c9331" officeooo:paragraph-rsid="025e1fb7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9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3eb691" officeooo:paragraph-rsid="025b0a4d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23eb691" officeooo:paragraph-rsid="025e1fb7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16916c" officeooo:paragraph-rsid="0259217f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16916c" officeooo:paragraph-rsid="025e1fb7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49c4c4" officeooo:paragraph-rsid="0249c4c4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4b7e9d" officeooo:paragraph-rsid="02515181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4b7e9d" officeooo:paragraph-rsid="0251db11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4b7e9d" officeooo:paragraph-rsid="0257a37c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005a71d" officeooo:paragraph-rsid="025e1fb7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25c6fe0" officeooo:paragraph-rsid="025b0a4d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25c6fe0" officeooo:paragraph-rsid="025e1fb7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2546da5" officeooo:paragraph-rsid="02546da5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2546da5" officeooo:paragraph-rsid="02568ad3" style:font-weight-asian="normal" style:font-weight-complex="normal"/>
    </style:style>
    <style:style style:name="P214" style:family="paragraph" style:parent-style-name="Standard">
      <style:text-properties style:font-name="Arial" fo:font-weight="normal" officeooo:rsid="02546da5" officeooo:paragraph-rsid="0257a37c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3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4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25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26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27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28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29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30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31" style:family="paragraph" style:parent-style-name="Table_20_Contents">
      <style:text-properties style:font-name="Arial" officeooo:rsid="0090ce61" officeooo:paragraph-rsid="0090ce61"/>
    </style:style>
    <style:style style:name="P232" style:family="paragraph" style:parent-style-name="Table_20_Contents">
      <style:text-properties style:font-name="Arial" officeooo:rsid="0090ce61" officeooo:paragraph-rsid="00981787"/>
    </style:style>
    <style:style style:name="P233" style:family="paragraph" style:parent-style-name="Table_20_Contents">
      <style:text-properties style:font-name="Arial" officeooo:rsid="0090ce61" officeooo:paragraph-rsid="0098a572"/>
    </style:style>
    <style:style style:name="P234" style:family="paragraph" style:parent-style-name="Table_20_Contents">
      <style:text-properties style:font-name="Arial" officeooo:rsid="0094b27c" officeooo:paragraph-rsid="0094b27c"/>
    </style:style>
    <style:style style:name="P235" style:family="paragraph" style:parent-style-name="Table_20_Contents">
      <style:text-properties style:font-name="Arial" officeooo:rsid="0092867b" officeooo:paragraph-rsid="0090ce61"/>
    </style:style>
    <style:style style:name="P236" style:family="paragraph" style:parent-style-name="Table_20_Contents">
      <style:text-properties style:font-name="Arial" officeooo:rsid="00981787" officeooo:paragraph-rsid="00981787"/>
    </style:style>
    <style:style style:name="P237" style:family="paragraph" style:parent-style-name="Table_20_Contents">
      <style:text-properties style:font-name="Arial" officeooo:rsid="00981787" officeooo:paragraph-rsid="0098a572"/>
    </style:style>
    <style:style style:name="P238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39" style:family="paragraph" style:parent-style-name="Table_20_Contents">
      <style:text-properties style:font-name="Arial" officeooo:rsid="00a0e192" officeooo:paragraph-rsid="00a0e192"/>
    </style:style>
    <style:style style:name="P240" style:family="paragraph" style:parent-style-name="Standard">
      <style:text-properties style:font-name="Arial" officeooo:rsid="01f5db4e" officeooo:paragraph-rsid="01f5db4e"/>
    </style:style>
    <style:style style:name="P241" style:family="paragraph" style:parent-style-name="Standard">
      <style:text-properties style:font-name="Arial" officeooo:rsid="0216916c" officeooo:paragraph-rsid="0216916c"/>
    </style:style>
    <style:style style:name="P242" style:family="paragraph" style:parent-style-name="Standard">
      <style:text-properties style:font-name="Arial" officeooo:rsid="0216916c" officeooo:paragraph-rsid="021a5545"/>
    </style:style>
    <style:style style:name="P243" style:family="paragraph" style:parent-style-name="Standard">
      <style:text-properties style:font-name="Arial" officeooo:rsid="0216916c" officeooo:paragraph-rsid="021e2982"/>
    </style:style>
    <style:style style:name="P244" style:family="paragraph" style:parent-style-name="Standard">
      <style:text-properties style:font-name="Arial" officeooo:rsid="02172c80" officeooo:paragraph-rsid="021a5545"/>
    </style:style>
    <style:style style:name="P245" style:family="paragraph" style:parent-style-name="Standard">
      <style:text-properties style:font-name="Arial" officeooo:rsid="021790ac" officeooo:paragraph-rsid="021790ac"/>
    </style:style>
    <style:style style:name="P246" style:family="paragraph" style:parent-style-name="Standard">
      <style:paragraph-properties fo:text-align="start" style:justify-single-word="false"/>
      <style:text-properties style:font-name="Arial" officeooo:rsid="021790ac" officeooo:paragraph-rsid="021790ac"/>
    </style:style>
    <style:style style:name="P247" style:family="paragraph" style:parent-style-name="Standard">
      <style:paragraph-properties fo:text-align="start" style:justify-single-word="false"/>
      <style:text-properties style:font-name="Arial" officeooo:rsid="021790ac" officeooo:paragraph-rsid="021a5545"/>
    </style:style>
    <style:style style:name="P248" style:family="paragraph" style:parent-style-name="Standard">
      <style:paragraph-properties fo:text-align="start" style:justify-single-word="false"/>
      <style:text-properties style:font-name="Arial" officeooo:rsid="021790ac" officeooo:paragraph-rsid="024b7e9d"/>
    </style:style>
    <style:style style:name="P249" style:family="paragraph" style:parent-style-name="Standard">
      <style:text-properties style:font-name="Arial" officeooo:rsid="021790ac" officeooo:paragraph-rsid="021a5545"/>
    </style:style>
    <style:style style:name="P250" style:family="paragraph" style:parent-style-name="Standard">
      <style:text-properties style:font-name="Arial" officeooo:rsid="021790ac" officeooo:paragraph-rsid="021eb6c8"/>
    </style:style>
    <style:style style:name="P251" style:family="paragraph" style:parent-style-name="Standard">
      <style:text-properties style:font-name="Arial" officeooo:rsid="021790ac" officeooo:paragraph-rsid="023f7def"/>
    </style:style>
    <style:style style:name="P252" style:family="paragraph" style:parent-style-name="Standard">
      <style:text-properties style:font-name="Arial" officeooo:rsid="021790ac" officeooo:paragraph-rsid="024c9ab8"/>
    </style:style>
    <style:style style:name="P253" style:family="paragraph" style:parent-style-name="Standard">
      <style:text-properties style:font-name="Arial" officeooo:rsid="021790ac" officeooo:paragraph-rsid="02538198"/>
    </style:style>
    <style:style style:name="P254" style:family="paragraph" style:parent-style-name="Standard">
      <style:text-properties style:font-name="Arial" officeooo:rsid="021790ac" officeooo:paragraph-rsid="021d83ff"/>
    </style:style>
    <style:style style:name="P255" style:family="paragraph" style:parent-style-name="Standard">
      <style:text-properties style:font-name="Arial" officeooo:rsid="021a0475" officeooo:paragraph-rsid="021a0475"/>
    </style:style>
    <style:style style:name="P256" style:family="paragraph" style:parent-style-name="Standard">
      <style:text-properties style:font-name="Arial" officeooo:rsid="021d83ff" officeooo:paragraph-rsid="021d83ff"/>
    </style:style>
    <style:style style:name="P257" style:family="paragraph" style:parent-style-name="Standard">
      <style:text-properties style:font-name="Arial" fo:font-size="10pt" officeooo:rsid="021d83ff" officeooo:paragraph-rsid="021d83ff" style:font-size-asian="10pt" style:font-size-complex="10pt"/>
    </style:style>
    <style:style style:name="P258" style:family="paragraph" style:parent-style-name="Standard">
      <style:text-properties style:font-name="Arial" fo:font-size="10pt" officeooo:rsid="021d83ff" officeooo:paragraph-rsid="02538198" style:font-size-asian="10pt" style:font-size-complex="10pt"/>
    </style:style>
    <style:style style:name="P259" style:family="paragraph" style:parent-style-name="Standard">
      <style:text-properties style:font-name="Arial" fo:font-size="10pt" officeooo:rsid="021d83ff" officeooo:paragraph-rsid="0253c8f1" style:font-size-asian="10pt" style:font-size-complex="10pt"/>
    </style:style>
    <style:style style:name="P260" style:family="paragraph" style:parent-style-name="Standard">
      <style:text-properties style:font-name="Arial" fo:font-size="10pt" officeooo:rsid="021d83ff" officeooo:paragraph-rsid="02557866" style:font-size-asian="10pt" style:font-size-complex="10pt"/>
    </style:style>
    <style:style style:name="P261" style:family="paragraph" style:parent-style-name="Standard">
      <style:text-properties style:font-name="Arial" fo:font-size="10pt" officeooo:rsid="021d83ff" officeooo:paragraph-rsid="0270bdc5" style:font-size-asian="10pt" style:font-size-complex="10pt"/>
    </style:style>
    <style:style style:name="P262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b7e9d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c9ab8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15181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46da5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7a37c" style:font-size-asian="10pt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68ad3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7a37c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57a37c" style:font-size-asian="10pt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5c6fe0" style:font-size-asian="10pt" style:font-size-complex="10pt"/>
    </style:style>
    <style:style style:name="P279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60adf2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60adf2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630dce" style:font-size-asian="10pt" style:font-size-complex="10pt"/>
    </style:style>
    <style:style style:name="P282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7a06a3" style:font-size-asian="10pt" style:font-size-complex="10pt"/>
    </style:style>
    <style:style style:name="P283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284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285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286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287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288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289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290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291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292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293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294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295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296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297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298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299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00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01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02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03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04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05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06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07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08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309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310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311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312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313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314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315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316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317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318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319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320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321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322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323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324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25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26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27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28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29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30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31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32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33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34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35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336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337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338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339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340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341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342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343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344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345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346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347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348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349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350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351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352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353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354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355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356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357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358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359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360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361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362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363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365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367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368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369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370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372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373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374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376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378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380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38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383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385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90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396" style:family="paragraph" style:parent-style-name="Standard">
      <style:text-properties style:font-name="Arial" fo:font-size="10pt" fo:font-weight="normal" officeooo:rsid="02172c80" officeooo:paragraph-rsid="021e2982" style:font-size-asian="10pt" style:font-weight-asian="normal" style:font-size-complex="10pt" style:font-weight-complex="normal"/>
    </style:style>
    <style:style style:name="P397" style:family="paragraph" style:parent-style-name="Standard"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98" style:family="paragraph" style:parent-style-name="Standard">
      <style:text-properties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39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0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1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02" style:family="paragraph" style:parent-style-name="Standard">
      <style:text-properties style:font-name="Arial" fo:font-size="10pt" fo:font-weight="normal" officeooo:rsid="021790ac" officeooo:paragraph-rsid="0256fd2b" style:font-size-asian="10pt" style:font-weight-asian="normal" style:font-size-complex="10pt" style:font-weight-complex="normal"/>
    </style:style>
    <style:style style:name="P403" style:family="paragraph" style:parent-style-name="Standard">
      <style:text-properties style:font-name="Arial" fo:font-size="10pt" fo:font-weight="normal" officeooo:rsid="021790ac" officeooo:paragraph-rsid="0273151b" style:font-size-asian="10pt" style:font-weight-asian="normal" style:font-size-complex="10pt" style:font-weight-complex="normal"/>
    </style:style>
    <style:style style:name="P404" style:family="paragraph" style:parent-style-name="Standard">
      <style:text-properties style:font-name="Arial" fo:font-size="10pt" fo:font-weight="normal" officeooo:rsid="0216916c" officeooo:paragraph-rsid="0216916c" style:font-size-asian="10pt" style:font-weight-asian="normal" style:font-size-complex="10pt" style:font-weight-complex="normal"/>
    </style:style>
    <style:style style:name="P40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406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7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8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09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10" style:family="paragraph" style:parent-style-name="Standard">
      <style:text-properties style:font-name="Arial" fo:font-size="10pt" fo:font-weight="normal" officeooo:rsid="024c9ab8" officeooo:paragraph-rsid="024c9ab8" style:font-size-asian="10pt" style:font-weight-asian="normal" style:font-size-complex="10pt" style:font-weight-complex="normal"/>
    </style:style>
    <style:style style:name="P411" style:family="paragraph" style:parent-style-name="Standard">
      <style:text-properties style:font-name="Arial" fo:font-size="10pt" fo:font-weight="normal" officeooo:rsid="024c9ab8" officeooo:paragraph-rsid="02515181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4c9ab8" officeooo:paragraph-rsid="0251db11" style:font-size-asian="10pt" style:font-weight-asian="normal" style:font-size-complex="10pt" style:font-weight-complex="normal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4d2453" style:font-size-asian="10pt" style:font-weight-asian="normal" style:font-size-complex="10pt" style:font-weight-complex="normal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5181" style:font-size-asian="10pt" style:font-weight-asian="normal" style:font-size-complex="10pt" style:font-weight-complex="normal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db11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17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3eb691" officeooo:paragraph-rsid="024b7e9d" style:font-size-asian="10pt" style:font-weight-asian="normal" style:font-size-complex="10pt" style:font-weight-complex="normal"/>
    </style:style>
    <style:style style:name="P420" style:family="paragraph" style:parent-style-name="Standard">
      <style:text-properties style:font-name="Arial" fo:font-size="10pt" fo:font-weight="normal" officeooo:rsid="023eb691" officeooo:paragraph-rsid="024c9ab8" style:font-size-asian="10pt" style:font-weight-asian="normal" style:font-size-complex="10pt" style:font-weight-complex="normal"/>
    </style:style>
    <style:style style:name="P421" style:family="paragraph" style:parent-style-name="Standard">
      <style:text-properties style:font-name="Arial" fo:font-size="10pt" fo:font-weight="normal" officeooo:rsid="023eb691" officeooo:paragraph-rsid="02515181" style:font-size-asian="10pt" style:font-weight-asian="normal" style:font-size-complex="10pt" style:font-weight-complex="normal"/>
    </style:style>
    <style:style style:name="P422" style:family="paragraph" style:parent-style-name="Standard">
      <style:text-properties style:font-name="Arial" fo:font-size="10pt" fo:font-weight="normal" officeooo:rsid="023eb691" officeooo:paragraph-rsid="02546da5" style:font-size-asian="10pt" style:font-weight-asian="normal" style:font-size-complex="10pt" style:font-weight-complex="normal"/>
    </style:style>
    <style:style style:name="P423" style:family="paragraph" style:parent-style-name="Standard">
      <style:text-properties style:font-name="Arial" fo:font-size="10pt" fo:font-weight="normal" officeooo:rsid="023eb691" officeooo:paragraph-rsid="0257a37c" style:font-size-asian="10pt" style:font-weight-asian="normal" style:font-size-complex="10pt" style:font-weight-complex="normal"/>
    </style:style>
    <style:style style:name="P424" style:family="paragraph" style:parent-style-name="Standard">
      <style:text-properties style:font-name="Arial" fo:font-size="10pt" fo:font-weight="normal" officeooo:rsid="023eb691" officeooo:paragraph-rsid="025c6fe0" style:font-size-asian="10pt" style:font-weight-asian="normal" style:font-size-complex="10pt" style:font-weight-complex="normal"/>
    </style:style>
    <style:style style:name="P425" style:family="paragraph" style:parent-style-name="Standard">
      <style:text-properties style:font-name="Arial" fo:font-size="10pt" fo:font-weight="normal" officeooo:rsid="023eb691" officeooo:paragraph-rsid="0260adf2" style:font-size-asian="10pt" style:font-weight-asian="normal" style:font-size-complex="10pt" style:font-weight-complex="normal"/>
    </style:style>
    <style:style style:name="P426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427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28" style:family="paragraph" style:parent-style-name="Standard">
      <style:text-properties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42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31" style:family="paragraph" style:parent-style-name="Standard">
      <style:text-properties style:font-name="Arial" fo:font-size="10pt" fo:font-weight="normal" officeooo:rsid="02557866" officeooo:paragraph-rsid="02557866" style:font-size-asian="10pt" style:font-weight-asian="normal" style:font-size-complex="10pt" style:font-weight-complex="normal"/>
    </style:style>
    <style:style style:name="P432" style:family="paragraph" style:parent-style-name="Standard">
      <style:text-properties style:font-name="Arial" fo:font-size="10pt" fo:font-weight="normal" officeooo:rsid="02557866" officeooo:paragraph-rsid="02568ad3" style:font-size-asian="10pt" style:font-weight-asian="normal" style:font-size-complex="10pt" style:font-weight-complex="normal"/>
    </style:style>
    <style:style style:name="P433" style:family="paragraph" style:parent-style-name="Standard">
      <style:text-properties style:font-name="Arial" fo:font-size="10pt" fo:font-weight="normal" officeooo:rsid="02557866" officeooo:paragraph-rsid="0257a37c" style:font-size-asian="10pt" style:font-weight-asian="normal" style:font-size-complex="10pt" style:font-weight-complex="normal"/>
    </style:style>
    <style:style style:name="P434" style:family="paragraph" style:parent-style-name="Standard">
      <style:text-properties style:font-name="Arial" fo:font-size="10pt" fo:font-weight="normal" officeooo:rsid="02557866" officeooo:paragraph-rsid="027191cc" style:font-size-asian="10pt" style:font-weight-asian="normal" style:font-size-complex="10pt" style:font-weight-complex="normal"/>
    </style:style>
    <style:style style:name="P435" style:family="paragraph" style:parent-style-name="Standard">
      <style:text-properties style:font-name="Arial" fo:font-size="10pt" fo:font-weight="normal" officeooo:rsid="02568ad3" officeooo:paragraph-rsid="02568ad3" style:font-size-asian="10pt" style:font-weight-asian="normal" style:font-size-complex="10pt" style:font-weight-complex="normal"/>
    </style:style>
    <style:style style:name="P436" style:family="paragraph" style:parent-style-name="Standard">
      <style:text-properties style:font-name="Arial" fo:font-size="10pt" fo:font-weight="normal" officeooo:rsid="0257a37c" officeooo:paragraph-rsid="0257a37c" style:font-size-asian="10pt" style:font-weight-asian="normal" style:font-size-complex="10pt" style:font-weight-complex="normal"/>
    </style:style>
    <style:style style:name="P437" style:family="paragraph" style:parent-style-name="Standard">
      <style:text-properties style:font-name="Arial" fo:font-size="10pt" fo:font-weight="normal" officeooo:rsid="025c6fe0" officeooo:paragraph-rsid="025c6fe0" style:font-size-asian="10pt" style:font-weight-asian="normal" style:font-size-complex="10pt" style:font-weight-complex="normal"/>
    </style:style>
    <style:style style:name="P438" style:family="paragraph" style:parent-style-name="Standard">
      <style:text-properties style:font-name="Arial" fo:font-size="10pt" fo:font-weight="normal" officeooo:rsid="025c6fe0" officeooo:paragraph-rsid="0260adf2" style:font-size-asian="10pt" style:font-weight-asian="normal" style:font-size-complex="10pt" style:font-weight-complex="normal"/>
    </style:style>
    <style:style style:name="P439" style:family="paragraph" style:parent-style-name="Standard">
      <style:text-properties style:font-name="Arial" fo:font-size="10pt" fo:font-weight="normal" officeooo:rsid="025e1fb7" officeooo:paragraph-rsid="025e1fb7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441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442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443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444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4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448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52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454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457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59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61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464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67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68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469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470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4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474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475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477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79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481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83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484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86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487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89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91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93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494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495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97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99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01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502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04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505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506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50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508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509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510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511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17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519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5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521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523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524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527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29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31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5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533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5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535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538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40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42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44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46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48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50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52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55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55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57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58" style:family="paragraph" style:parent-style-name="Standard">
      <style:text-properties style:font-name="Arial" fo:font-size="10pt" fo:font-weight="bold" officeooo:rsid="024b7e9d" officeooo:paragraph-rsid="024b7e9d" style:font-size-asian="10pt" style:font-weight-asian="bold" style:font-size-complex="10pt" style:font-weight-complex="bold"/>
    </style:style>
    <style:style style:name="P559" style:family="paragraph" style:parent-style-name="Standard">
      <style:text-properties style:font-name="Arial" fo:font-size="10pt" fo:font-weight="bold" officeooo:rsid="024b7e9d" officeooo:paragraph-rsid="024c9ab8" style:font-size-asian="10pt" style:font-weight-asian="bold" style:font-size-complex="10pt" style:font-weight-complex="bold"/>
    </style:style>
    <style:style style:name="P560" style:family="paragraph" style:parent-style-name="Standard">
      <style:text-properties style:font-name="Arial" fo:font-size="10pt" fo:font-weight="bold" officeooo:rsid="024b7e9d" officeooo:paragraph-rsid="024d2453" style:font-size-asian="10pt" style:font-weight-asian="bold" style:font-size-complex="10pt" style:font-weight-complex="bold"/>
    </style:style>
    <style:style style:name="P561" style:family="paragraph" style:parent-style-name="Standard">
      <style:text-properties style:font-name="Arial" fo:font-size="10pt" fo:font-weight="bold" officeooo:rsid="024b7e9d" officeooo:paragraph-rsid="02515181" style:font-size-asian="10pt" style:font-weight-asian="bold" style:font-size-complex="10pt" style:font-weight-complex="bold"/>
    </style:style>
    <style:style style:name="P562" style:family="paragraph" style:parent-style-name="Standard">
      <style:text-properties style:font-name="Arial" fo:font-size="10pt" fo:font-weight="bold" officeooo:rsid="024b7e9d" officeooo:paragraph-rsid="0251db11" style:font-size-asian="10pt" style:font-weight-asian="bold" style:font-size-complex="10pt" style:font-weight-complex="bold"/>
    </style:style>
    <style:style style:name="P563" style:family="paragraph" style:parent-style-name="Standard">
      <style:text-properties style:font-name="Arial" fo:font-size="10pt" fo:font-weight="bold" officeooo:rsid="024b7e9d" officeooo:paragraph-rsid="02546da5" style:font-size-asian="10pt" style:font-weight-asian="bold" style:font-size-complex="10pt" style:font-weight-complex="bold"/>
    </style:style>
    <style:style style:name="P564" style:family="paragraph" style:parent-style-name="Standard">
      <style:text-properties style:font-name="Arial" fo:font-size="10pt" fo:font-weight="bold" officeooo:rsid="024b7e9d" officeooo:paragraph-rsid="02568ad3" style:font-size-asian="10pt" style:font-weight-asian="bold" style:font-size-complex="10pt" style:font-weight-complex="bold"/>
    </style:style>
    <style:style style:name="P565" style:family="paragraph" style:parent-style-name="Standard">
      <style:text-properties style:font-name="Arial" fo:font-size="10pt" fo:font-weight="bold" officeooo:rsid="024b7e9d" officeooo:paragraph-rsid="0257a37c" style:font-size-asian="10pt" style:font-weight-asian="bold" style:font-size-complex="10pt" style:font-weight-complex="bold"/>
    </style:style>
    <style:style style:name="P566" style:family="paragraph" style:parent-style-name="Standard">
      <style:text-properties style:font-name="Arial" fo:font-size="10pt" fo:font-weight="bold" officeooo:rsid="024b7e9d" officeooo:paragraph-rsid="025c6fe0" style:font-size-asian="10pt" style:font-weight-asian="bold" style:font-size-complex="10pt" style:font-weight-complex="bold"/>
    </style:style>
    <style:style style:name="P567" style:family="paragraph" style:parent-style-name="Standard">
      <style:text-properties style:font-name="Arial" fo:font-size="10pt" fo:font-weight="bold" officeooo:rsid="024b7e9d" officeooo:paragraph-rsid="0260adf2" style:font-size-asian="10pt" style:font-weight-asian="bold" style:font-size-complex="10pt" style:font-weight-complex="bold"/>
    </style:style>
    <style:style style:name="P568" style:family="paragraph" style:parent-style-name="Standard">
      <style:text-properties style:font-name="Arial" fo:font-size="10pt" fo:font-weight="bold" officeooo:rsid="024b7e9d" officeooo:paragraph-rsid="02724751" style:font-size-asian="10pt" style:font-weight-asian="bold" style:font-size-complex="10pt" style:font-weight-complex="bold"/>
    </style:style>
    <style:style style:name="P569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570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7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7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8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8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83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84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85" style:family="paragraph" style:parent-style-name="Table_20_Contents"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86" style:family="paragraph" style:parent-style-name="Table_20_Contents"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87" style:family="paragraph" style:parent-style-name="Table_20_Contents"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88" style:family="paragraph" style:parent-style-name="Table_20_Contents"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89" style:family="paragraph" style:parent-style-name="Table_20_Contents"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90" style:family="paragraph" style:parent-style-name="Table_20_Contents"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91" style:family="paragraph" style:parent-style-name="Table_20_Contents"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92" style:family="paragraph" style:parent-style-name="Table_20_Contents"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93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94" style:family="paragraph" style:parent-style-name="Standard">
      <style:text-properties style:font-name="Arial" fo:font-size="10pt" fo:font-weight="bold" officeooo:rsid="025d3dfd" officeooo:paragraph-rsid="025d3dfd" style:font-size-asian="10pt" style:font-weight-asian="bold" style:font-size-complex="10pt" style:font-weight-complex="bold"/>
    </style:style>
    <style:style style:name="P595" style:family="paragraph" style:parent-style-name="Standard">
      <style:text-properties style:font-name="Arial" fo:font-size="10pt" fo:font-weight="bold" officeooo:rsid="0260adf2" officeooo:paragraph-rsid="0260adf2" style:font-size-asian="10pt" style:font-weight-asian="bold" style:font-size-complex="10pt" style:font-weight-complex="bold"/>
    </style:style>
    <style:style style:name="P596" style:family="paragraph" style:parent-style-name="Standard">
      <style:text-properties style:font-name="Arial" fo:font-size="10pt" fo:font-weight="bold" officeooo:rsid="02630dce" officeooo:paragraph-rsid="02630dce" style:font-size-asian="10pt" style:font-weight-asian="bold" style:font-size-complex="10pt" style:font-weight-complex="bold"/>
    </style:style>
    <style:style style:name="P597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601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602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603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605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606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607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608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609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6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611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13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616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18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6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23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626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627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2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630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631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33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35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636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640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642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44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47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48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50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6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652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54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56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58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60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6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62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6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65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66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68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6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70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72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7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74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76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78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80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82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84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86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88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90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92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695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696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697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700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02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703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707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08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709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710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711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712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713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714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715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716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717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1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19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21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22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2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726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727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728" style:family="paragraph" style:parent-style-name="Standard">
      <style:text-properties style:font-name="Arial" officeooo:rsid="021a5545" officeooo:paragraph-rsid="021a5545"/>
    </style:style>
    <style:style style:name="P729" style:family="paragraph" style:parent-style-name="Standard">
      <style:text-properties style:font-name="Arial" officeooo:rsid="023f7def" officeooo:paragraph-rsid="023f7def"/>
    </style:style>
    <style:style style:name="P730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731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732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733" style:family="paragraph" style:parent-style-name="Standard">
      <style:text-properties style:font-name="Arial" fo:font-size="9pt" fo:font-weight="bold" officeooo:rsid="023eb691" officeooo:paragraph-rsid="024b7e9d" style:font-size-asian="9pt" style:font-weight-asian="bold" style:font-size-complex="9pt" style:font-weight-complex="bold"/>
    </style:style>
    <style:style style:name="P734" style:family="paragraph" style:parent-style-name="Standard">
      <style:text-properties style:font-name="Arial" fo:font-size="9pt" fo:font-weight="bold" officeooo:rsid="023eb691" officeooo:paragraph-rsid="024c9ab8" style:font-size-asian="9pt" style:font-weight-asian="bold" style:font-size-complex="9pt" style:font-weight-complex="bold"/>
    </style:style>
    <style:style style:name="P735" style:family="paragraph" style:parent-style-name="Standard">
      <style:text-properties style:font-name="Arial" fo:font-size="9pt" fo:font-weight="bold" officeooo:rsid="023eb691" officeooo:paragraph-rsid="024d2453" style:font-size-asian="9pt" style:font-weight-asian="bold" style:font-size-complex="9pt" style:font-weight-complex="bold"/>
    </style:style>
    <style:style style:name="P736" style:family="paragraph" style:parent-style-name="Standard">
      <style:text-properties style:font-name="Arial" fo:font-size="9pt" fo:font-weight="bold" officeooo:rsid="023eb691" officeooo:paragraph-rsid="02515181" style:font-size-asian="9pt" style:font-weight-asian="bold" style:font-size-complex="9pt" style:font-weight-complex="bold"/>
    </style:style>
    <style:style style:name="P737" style:family="paragraph" style:parent-style-name="Standard">
      <style:text-properties style:font-name="Arial" fo:font-size="9pt" fo:font-weight="bold" officeooo:rsid="023eb691" officeooo:paragraph-rsid="0251db11" style:font-size-asian="9pt" style:font-weight-asian="bold" style:font-size-complex="9pt" style:font-weight-complex="bold"/>
    </style:style>
    <style:style style:name="P738" style:family="paragraph" style:parent-style-name="Standard">
      <style:text-properties style:font-name="Arial" fo:font-size="9pt" fo:font-weight="bold" officeooo:rsid="023eb691" officeooo:paragraph-rsid="02546da5" style:font-size-asian="9pt" style:font-weight-asian="bold" style:font-size-complex="9pt" style:font-weight-complex="bold"/>
    </style:style>
    <style:style style:name="P739" style:family="paragraph" style:parent-style-name="Standard">
      <style:text-properties style:font-name="Arial" fo:font-size="9pt" fo:font-weight="bold" officeooo:rsid="023eb691" officeooo:paragraph-rsid="02568ad3" style:font-size-asian="9pt" style:font-weight-asian="bold" style:font-size-complex="9pt" style:font-weight-complex="bold"/>
    </style:style>
    <style:style style:name="P740" style:family="paragraph" style:parent-style-name="Standard">
      <style:text-properties style:font-name="Arial" fo:font-size="9pt" fo:font-weight="bold" officeooo:rsid="023eb691" officeooo:paragraph-rsid="0257a37c" style:font-size-asian="9pt" style:font-weight-asian="bold" style:font-size-complex="9pt" style:font-weight-complex="bold"/>
    </style:style>
    <style:style style:name="P741" style:family="paragraph" style:parent-style-name="Standard">
      <style:text-properties style:font-name="Arial" fo:font-size="9pt" fo:font-weight="bold" officeooo:rsid="023eb691" officeooo:paragraph-rsid="025c6fe0" style:font-size-asian="9pt" style:font-weight-asian="bold" style:font-size-complex="9pt" style:font-weight-complex="bold"/>
    </style:style>
    <style:style style:name="P742" style:family="paragraph" style:parent-style-name="Standard">
      <style:text-properties style:font-name="Arial" fo:font-size="9pt" fo:font-weight="bold" officeooo:rsid="023eb691" officeooo:paragraph-rsid="025e1fb7" style:font-size-asian="9pt" style:font-weight-asian="bold" style:font-size-complex="9pt" style:font-weight-complex="bold"/>
    </style:style>
    <style:style style:name="P743" style:family="paragraph" style:parent-style-name="Standard">
      <style:text-properties style:font-name="Arial" fo:font-size="9pt" fo:font-weight="bold" officeooo:rsid="023eb691" officeooo:paragraph-rsid="0260adf2" style:font-size-asian="9pt" style:font-weight-asian="bold" style:font-size-complex="9pt" style:font-weight-complex="bold"/>
    </style:style>
    <style:style style:name="P744" style:family="paragraph" style:parent-style-name="Standard">
      <style:text-properties style:font-name="Arial" fo:font-size="9pt" fo:font-weight="bold" officeooo:rsid="023eb691" officeooo:paragraph-rsid="02724751" style:font-size-asian="9pt" style:font-weight-asian="bold" style:font-size-complex="9pt" style:font-weight-complex="bold"/>
    </style:style>
    <style:style style:name="P745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746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747" style:family="paragraph" style:parent-style-name="Standard">
      <style:text-properties style:font-name="Arial" officeooo:rsid="02459125" officeooo:paragraph-rsid="02459125"/>
    </style:style>
    <style:style style:name="P748" style:family="paragraph" style:parent-style-name="Standard">
      <style:text-properties style:font-name="Arial" officeooo:rsid="024b7e9d" officeooo:paragraph-rsid="024b7e9d"/>
    </style:style>
    <style:style style:name="P749" style:family="paragraph" style:parent-style-name="Standard">
      <style:text-properties style:font-name="Arial" officeooo:rsid="024b7e9d" officeooo:paragraph-rsid="024d2453"/>
    </style:style>
    <style:style style:name="P750" style:family="paragraph" style:parent-style-name="Standard">
      <style:text-properties style:font-name="Arial" officeooo:rsid="024b7e9d" officeooo:paragraph-rsid="02568ad3"/>
    </style:style>
    <style:style style:name="P751" style:family="paragraph" style:parent-style-name="Standard">
      <style:text-properties style:font-name="Arial" officeooo:rsid="0253c8f1" officeooo:paragraph-rsid="0253c8f1"/>
    </style:style>
    <style:style style:name="P752" style:family="paragraph" style:parent-style-name="Standard">
      <style:text-properties style:font-name="Arial" officeooo:rsid="0253c8f1" officeooo:paragraph-rsid="0257a37c"/>
    </style:style>
    <style:style style:name="P753" style:family="paragraph" style:parent-style-name="Standard">
      <style:text-properties style:font-name="Arial" officeooo:rsid="02546da5" officeooo:paragraph-rsid="02557866"/>
    </style:style>
    <style:style style:name="P754" style:family="paragraph" style:parent-style-name="Standard">
      <style:text-properties style:font-name="Arial" officeooo:rsid="02546da5" officeooo:paragraph-rsid="02568ad3"/>
    </style:style>
    <style:style style:name="P755" style:family="paragraph" style:parent-style-name="Standard">
      <style:text-properties style:font-name="Arial" officeooo:rsid="02546da5" officeooo:paragraph-rsid="0257a37c"/>
    </style:style>
    <style:style style:name="P756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758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759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760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761" style:family="paragraph" style:parent-style-name="Standard">
      <style:text-properties fo:color="#c9211e" loext:opacity="100%"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762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763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764" style:family="paragraph" style:parent-style-name="Standard"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5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6" style:family="paragraph" style:parent-style-name="Standard">
      <style:text-properties fo:color="#808080" loext:opacity="100%" style:font-name="Arial" fo:font-size="8pt" fo:font-weight="normal" officeooo:rsid="02538198" officeooo:paragraph-rsid="0222efb2" style:font-size-asian="8pt" style:font-weight-asian="normal" style:font-size-complex="8pt" style:font-weight-complex="normal"/>
    </style:style>
    <style:style style:name="P767" style:family="paragraph" style:parent-style-name="Standard">
      <style:text-properties fo:color="#808080" loext:opacity="100%" style:font-name="Arial" fo:font-size="8pt" fo:font-weight="normal" officeooo:rsid="02538198" officeooo:paragraph-rsid="0256fd2b" style:font-size-asian="8pt" style:font-weight-asian="normal" style:font-size-complex="8pt" style:font-weight-complex="normal"/>
    </style:style>
    <style:style style:name="P768" style:family="paragraph" style:parent-style-name="Standard">
      <style:text-properties fo:color="#808080" loext:opacity="100%" style:font-name="Arial" fo:font-size="8pt" officeooo:rsid="02538198" officeooo:paragraph-rsid="02538198" style:font-size-asian="8pt" style:font-size-complex="8pt"/>
    </style:style>
    <style:style style:name="P769" style:family="paragraph" style:parent-style-name="Standard">
      <style:text-properties fo:color="#808080" loext:opacity="100%" style:font-name="Arial" fo:font-size="8pt" officeooo:rsid="02538198" officeooo:paragraph-rsid="0253c8f1" style:font-size-asian="8pt" style:font-size-complex="8pt"/>
    </style:style>
    <style:style style:name="P770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771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7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774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775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77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79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8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81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ba3d5"/>
    </style:style>
    <style:style style:name="T5" style:family="text">
      <style:text-properties officeooo:rsid="001152ce"/>
    </style:style>
    <style:style style:name="T6" style:family="text">
      <style:text-properties officeooo:rsid="001de042"/>
    </style:style>
    <style:style style:name="T7" style:family="text">
      <style:text-properties officeooo:rsid="001f2c51"/>
    </style:style>
    <style:style style:name="T8" style:family="text">
      <style:text-properties officeooo:rsid="001fa726"/>
    </style:style>
    <style:style style:name="T9" style:family="text">
      <style:text-properties officeooo:rsid="002033fa"/>
    </style:style>
    <style:style style:name="T10" style:family="text">
      <style:text-properties officeooo:rsid="0020dbbd"/>
    </style:style>
    <style:style style:name="T11" style:family="text">
      <style:text-properties officeooo:rsid="0020ff45"/>
    </style:style>
    <style:style style:name="T12" style:family="text">
      <style:text-properties officeooo:rsid="00246d78"/>
    </style:style>
    <style:style style:name="T13" style:family="text">
      <style:text-properties officeooo:rsid="0027c900"/>
    </style:style>
    <style:style style:name="T14" style:family="text">
      <style:text-properties officeooo:rsid="00284612"/>
    </style:style>
    <style:style style:name="T15" style:family="text">
      <style:text-properties officeooo:rsid="002b274b"/>
    </style:style>
    <style:style style:name="T16" style:family="text">
      <style:text-properties officeooo:rsid="002c4f22"/>
    </style:style>
    <style:style style:name="T17" style:family="text">
      <style:text-properties fo:font-size="10.5pt" officeooo:rsid="0032021a" style:font-size-asian="10.5pt" style:font-size-complex="10.5pt"/>
    </style:style>
    <style:style style:name="T18" style:family="text">
      <style:text-properties fo:font-size="10.5pt" officeooo:rsid="00330c05" style:font-size-asian="10.5pt" style:font-size-complex="10.5pt"/>
    </style:style>
    <style:style style:name="T19" style:family="text">
      <style:text-properties fo:font-size="10.5pt" officeooo:rsid="00e19003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8a572" style:font-weight-asian="bold" style:font-weight-complex="bold"/>
    </style:style>
    <style:style style:name="T47" style:family="text">
      <style:text-properties fo:font-weight="bold" officeooo:rsid="00981787" style:font-weight-asian="bold" style:font-weight-complex="bold"/>
    </style:style>
    <style:style style:name="T48" style:family="text">
      <style:text-properties fo:font-weight="bold" officeooo:rsid="02181239" style:font-weight-asian="bold" style:font-weight-complex="bold"/>
    </style:style>
    <style:style style:name="T49" style:family="text">
      <style:text-properties fo:font-weight="bold" officeooo:rsid="021d83ff" style:font-weight-asian="bold" style:font-weight-complex="bold"/>
    </style:style>
    <style:style style:name="T50" style:family="text">
      <style:text-properties fo:font-weight="bold" officeooo:rsid="021a5545" style:font-weight-asian="bold" style:font-weight-complex="bold"/>
    </style:style>
    <style:style style:name="T51" style:family="text">
      <style:text-properties fo:font-weight="bold" officeooo:rsid="02459125" style:font-weight-asian="bold" style:font-weight-complex="bold"/>
    </style:style>
    <style:style style:name="T52" style:family="text">
      <style:text-properties officeooo:rsid="006297e4"/>
    </style:style>
    <style:style style:name="T53" style:family="text">
      <style:text-properties officeooo:rsid="0062e0de"/>
    </style:style>
    <style:style style:name="T54" style:family="text">
      <style:text-properties officeooo:rsid="00656237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fo:font-weight="bold" officeooo:rsid="00656237" style:font-weight-asian="bold" style:font-weight-complex="bold"/>
    </style:style>
    <style:style style:name="T57" style:family="text">
      <style:text-properties fo:color="#c9211e" loext:opacity="100%" officeooo:rsid="02216438"/>
    </style:style>
    <style:style style:name="T58" style:family="text">
      <style:text-properties fo:color="#c9211e" loext:opacity="100%" officeooo:rsid="0222efb2"/>
    </style:style>
    <style:style style:name="T59" style:family="text">
      <style:text-properties fo:color="#c9211e" loext:opacity="100%" officeooo:rsid="021e2982"/>
    </style:style>
    <style:style style:name="T60" style:family="text">
      <style:text-properties fo:color="#c9211e" loext:opacity="100%" officeooo:rsid="0256fd2b"/>
    </style:style>
    <style:style style:name="T61" style:family="text">
      <style:text-properties fo:color="#c9211e" loext:opacity="100%" officeooo:rsid="02724b6d"/>
    </style:style>
    <style:style style:name="T62" style:family="text">
      <style:text-properties officeooo:rsid="0066fd50"/>
    </style:style>
    <style:style style:name="T63" style:family="text">
      <style:text-properties officeooo:rsid="006b0110"/>
    </style:style>
    <style:style style:name="T64" style:family="text">
      <style:text-properties officeooo:rsid="006ca44c"/>
    </style:style>
    <style:style style:name="T65" style:family="text">
      <style:text-properties officeooo:rsid="006d04b8"/>
    </style:style>
    <style:style style:name="T66" style:family="text">
      <style:text-properties officeooo:rsid="00703667"/>
    </style:style>
    <style:style style:name="T67" style:family="text">
      <style:text-properties officeooo:rsid="007491cc"/>
    </style:style>
    <style:style style:name="T68" style:family="text">
      <style:text-properties officeooo:rsid="00784aab"/>
    </style:style>
    <style:style style:name="T69" style:family="text">
      <style:text-properties officeooo:rsid="007e9c68"/>
    </style:style>
    <style:style style:name="T70" style:family="text">
      <style:text-properties officeooo:rsid="0080cbc5"/>
    </style:style>
    <style:style style:name="T71" style:family="text">
      <style:text-properties officeooo:rsid="00825c51"/>
    </style:style>
    <style:style style:name="T72" style:family="text">
      <style:text-properties officeooo:rsid="00840e1e"/>
    </style:style>
    <style:style style:name="T73" style:family="text">
      <style:text-properties officeooo:rsid="008498aa"/>
    </style:style>
    <style:style style:name="T74" style:family="text">
      <style:text-properties officeooo:rsid="0089cbfe"/>
    </style:style>
    <style:style style:name="T75" style:family="text">
      <style:text-properties officeooo:rsid="008e2f63"/>
    </style:style>
    <style:style style:name="T76" style:family="text">
      <style:text-properties officeooo:rsid="0090ce61"/>
    </style:style>
    <style:style style:name="T77" style:family="text">
      <style:text-properties officeooo:rsid="0094b27c"/>
    </style:style>
    <style:style style:name="T78" style:family="text">
      <style:text-properties officeooo:rsid="009538b4"/>
    </style:style>
    <style:style style:name="T79" style:family="text">
      <style:text-properties officeooo:rsid="00954d8b"/>
    </style:style>
    <style:style style:name="T80" style:family="text">
      <style:text-properties officeooo:rsid="00966a14"/>
    </style:style>
    <style:style style:name="T81" style:family="text">
      <style:text-properties officeooo:rsid="006bf68d"/>
    </style:style>
    <style:style style:name="T82" style:family="text">
      <style:text-properties officeooo:rsid="009762ec"/>
    </style:style>
    <style:style style:name="T83" style:family="text">
      <style:text-properties officeooo:rsid="00981787"/>
    </style:style>
    <style:style style:name="T84" style:family="text">
      <style:text-properties officeooo:rsid="0098a572"/>
    </style:style>
    <style:style style:name="T85" style:family="text">
      <style:text-properties officeooo:rsid="009e09f6"/>
    </style:style>
    <style:style style:name="T86" style:family="text">
      <style:text-properties officeooo:rsid="00aa023a"/>
    </style:style>
    <style:style style:name="T87" style:family="text">
      <style:text-properties officeooo:rsid="00b3e69a"/>
    </style:style>
    <style:style style:name="T88" style:family="text">
      <style:text-properties officeooo:rsid="00b75549"/>
    </style:style>
    <style:style style:name="T89" style:family="text">
      <style:text-properties officeooo:rsid="00cf5232"/>
    </style:style>
    <style:style style:name="T90" style:family="text">
      <style:text-properties officeooo:rsid="00d7607f"/>
    </style:style>
    <style:style style:name="T91" style:family="text">
      <style:text-properties officeooo:rsid="00dcb763"/>
    </style:style>
    <style:style style:name="T92" style:family="text">
      <style:text-properties officeooo:rsid="00de01b5"/>
    </style:style>
    <style:style style:name="T93" style:family="text">
      <style:text-properties officeooo:rsid="00de5494"/>
    </style:style>
    <style:style style:name="T94" style:family="text">
      <style:text-properties officeooo:rsid="00ee0cde"/>
    </style:style>
    <style:style style:name="T95" style:family="text">
      <style:text-properties officeooo:rsid="00f28232"/>
    </style:style>
    <style:style style:name="T96" style:family="text">
      <style:text-properties officeooo:rsid="00fa4344"/>
    </style:style>
    <style:style style:name="T97" style:family="text">
      <style:text-properties officeooo:rsid="00fd4a68"/>
    </style:style>
    <style:style style:name="T98" style:family="text">
      <style:text-properties officeooo:rsid="012369ac"/>
    </style:style>
    <style:style style:name="T99" style:family="text">
      <style:text-properties officeooo:rsid="012714e5"/>
    </style:style>
    <style:style style:name="T100" style:family="text">
      <style:text-properties officeooo:rsid="012a1698"/>
    </style:style>
    <style:style style:name="T101" style:family="text">
      <style:text-properties officeooo:rsid="012da8c4"/>
    </style:style>
    <style:style style:name="T102" style:family="text">
      <style:text-properties officeooo:rsid="012e78fc"/>
    </style:style>
    <style:style style:name="T103" style:family="text">
      <style:text-properties officeooo:rsid="012efb45"/>
    </style:style>
    <style:style style:name="T104" style:family="text">
      <style:text-properties officeooo:rsid="012f371f"/>
    </style:style>
    <style:style style:name="T105" style:family="text">
      <style:text-properties officeooo:rsid="01326500"/>
    </style:style>
    <style:style style:name="T106" style:family="text">
      <style:text-properties officeooo:rsid="013ea55e"/>
    </style:style>
    <style:style style:name="T107" style:family="text">
      <style:text-properties officeooo:rsid="0141ebdc"/>
    </style:style>
    <style:style style:name="T108" style:family="text">
      <style:text-properties officeooo:rsid="01450a24"/>
    </style:style>
    <style:style style:name="T109" style:family="text">
      <style:text-properties officeooo:rsid="0145f4fa"/>
    </style:style>
    <style:style style:name="T110" style:family="text">
      <style:text-properties officeooo:rsid="0147d5c8"/>
    </style:style>
    <style:style style:name="T111" style:family="text">
      <style:text-properties officeooo:rsid="014f390c"/>
    </style:style>
    <style:style style:name="T112" style:family="text">
      <style:text-properties officeooo:rsid="014fd5a0"/>
    </style:style>
    <style:style style:name="T113" style:family="text">
      <style:text-properties officeooo:rsid="015080f9"/>
    </style:style>
    <style:style style:name="T114" style:family="text">
      <style:text-properties officeooo:rsid="0152d13b"/>
    </style:style>
    <style:style style:name="T115" style:family="text">
      <style:text-properties officeooo:rsid="015522b6"/>
    </style:style>
    <style:style style:name="T116" style:family="text">
      <style:text-properties officeooo:rsid="0156afd5"/>
    </style:style>
    <style:style style:name="T117" style:family="text">
      <style:text-properties officeooo:rsid="015773ae"/>
    </style:style>
    <style:style style:name="T118" style:family="text">
      <style:text-properties officeooo:rsid="0157de87"/>
    </style:style>
    <style:style style:name="T119" style:family="text">
      <style:text-properties officeooo:rsid="015bb24f"/>
    </style:style>
    <style:style style:name="T120" style:family="text">
      <style:text-properties officeooo:rsid="015d59ba"/>
    </style:style>
    <style:style style:name="T121" style:family="text">
      <style:text-properties officeooo:rsid="01608277"/>
    </style:style>
    <style:style style:name="T122" style:family="text">
      <style:text-properties officeooo:rsid="016229eb"/>
    </style:style>
    <style:style style:name="T123" style:family="text">
      <style:text-properties officeooo:rsid="016449c3"/>
    </style:style>
    <style:style style:name="T124" style:family="text">
      <style:text-properties officeooo:rsid="0165f787"/>
    </style:style>
    <style:style style:name="T125" style:family="text">
      <style:text-properties officeooo:rsid="0167bccb"/>
    </style:style>
    <style:style style:name="T126" style:family="text">
      <style:text-properties officeooo:rsid="01687fe4"/>
    </style:style>
    <style:style style:name="T127" style:family="text">
      <style:text-properties officeooo:rsid="016987c2"/>
    </style:style>
    <style:style style:name="T128" style:family="text">
      <style:text-properties officeooo:rsid="016b5503"/>
    </style:style>
    <style:style style:name="T129" style:family="text">
      <style:text-properties officeooo:rsid="016bb0ae"/>
    </style:style>
    <style:style style:name="T130" style:family="text">
      <style:text-properties officeooo:rsid="016c4dc5"/>
    </style:style>
    <style:style style:name="T131" style:family="text">
      <style:text-properties officeooo:rsid="016d2486"/>
    </style:style>
    <style:style style:name="T132" style:family="text">
      <style:text-properties officeooo:rsid="016ec023"/>
    </style:style>
    <style:style style:name="T133" style:family="text">
      <style:text-properties officeooo:rsid="016f9b2a"/>
    </style:style>
    <style:style style:name="T134" style:family="text">
      <style:text-properties officeooo:rsid="016ffdbb"/>
    </style:style>
    <style:style style:name="T135" style:family="text">
      <style:text-properties officeooo:rsid="01716677"/>
    </style:style>
    <style:style style:name="T136" style:family="text">
      <style:text-properties officeooo:rsid="017210b3"/>
    </style:style>
    <style:style style:name="T137" style:family="text">
      <style:text-properties officeooo:rsid="01728756"/>
    </style:style>
    <style:style style:name="T138" style:family="text">
      <style:text-properties officeooo:rsid="0173fda2"/>
    </style:style>
    <style:style style:name="T139" style:family="text">
      <style:text-properties officeooo:rsid="01773336"/>
    </style:style>
    <style:style style:name="T140" style:family="text">
      <style:text-properties officeooo:rsid="01855f19"/>
    </style:style>
    <style:style style:name="T141" style:family="text">
      <style:text-properties officeooo:rsid="0185ed09"/>
    </style:style>
    <style:style style:name="T142" style:family="text">
      <style:text-properties officeooo:rsid="0188936f"/>
    </style:style>
    <style:style style:name="T143" style:family="text">
      <style:text-properties officeooo:rsid="018de6a5"/>
    </style:style>
    <style:style style:name="T144" style:family="text">
      <style:text-properties officeooo:rsid="0194230e"/>
    </style:style>
    <style:style style:name="T145" style:family="text">
      <style:text-properties officeooo:rsid="01961736"/>
    </style:style>
    <style:style style:name="T146" style:family="text">
      <style:text-properties officeooo:rsid="0197955a"/>
    </style:style>
    <style:style style:name="T147" style:family="text">
      <style:text-properties officeooo:rsid="01990cde"/>
    </style:style>
    <style:style style:name="T148" style:family="text">
      <style:text-properties officeooo:rsid="019abc4d"/>
    </style:style>
    <style:style style:name="T149" style:family="text">
      <style:text-properties officeooo:rsid="019ac745"/>
    </style:style>
    <style:style style:name="T150" style:family="text">
      <style:text-properties officeooo:rsid="019bc5d2"/>
    </style:style>
    <style:style style:name="T151" style:family="text">
      <style:text-properties officeooo:rsid="019d467d"/>
    </style:style>
    <style:style style:name="T152" style:family="text">
      <style:text-properties officeooo:rsid="019dee25"/>
    </style:style>
    <style:style style:name="T153" style:family="text">
      <style:text-properties officeooo:rsid="019f078f"/>
    </style:style>
    <style:style style:name="T154" style:family="text">
      <style:text-properties officeooo:rsid="01a186ba"/>
    </style:style>
    <style:style style:name="T155" style:family="text">
      <style:text-properties officeooo:rsid="01a2dbbb"/>
    </style:style>
    <style:style style:name="T156" style:family="text">
      <style:text-properties officeooo:rsid="01a3b7fd"/>
    </style:style>
    <style:style style:name="T157" style:family="text">
      <style:text-properties officeooo:rsid="01a41f16"/>
    </style:style>
    <style:style style:name="T158" style:family="text">
      <style:text-properties officeooo:rsid="01a446bd"/>
    </style:style>
    <style:style style:name="T159" style:family="text">
      <style:text-properties officeooo:rsid="01a4a92d"/>
    </style:style>
    <style:style style:name="T160" style:family="text">
      <style:text-properties officeooo:rsid="01a62541"/>
    </style:style>
    <style:style style:name="T161" style:family="text">
      <style:text-properties officeooo:rsid="01a7aacb"/>
    </style:style>
    <style:style style:name="T162" style:family="text">
      <style:text-properties officeooo:rsid="01a83ac0"/>
    </style:style>
    <style:style style:name="T163" style:family="text">
      <style:text-properties officeooo:rsid="01a88704"/>
    </style:style>
    <style:style style:name="T164" style:family="text">
      <style:text-properties officeooo:rsid="01a9892a"/>
    </style:style>
    <style:style style:name="T165" style:family="text">
      <style:text-properties officeooo:rsid="01aacbaa"/>
    </style:style>
    <style:style style:name="T166" style:family="text">
      <style:text-properties officeooo:rsid="01ab49f3"/>
    </style:style>
    <style:style style:name="T167" style:family="text">
      <style:text-properties officeooo:rsid="01acebf9"/>
    </style:style>
    <style:style style:name="T168" style:family="text">
      <style:text-properties officeooo:rsid="01ad7173"/>
    </style:style>
    <style:style style:name="T169" style:family="text">
      <style:text-properties officeooo:rsid="01aee2ea"/>
    </style:style>
    <style:style style:name="T170" style:family="text">
      <style:text-properties officeooo:rsid="01b1df12"/>
    </style:style>
    <style:style style:name="T171" style:family="text">
      <style:text-properties officeooo:rsid="01b2f018"/>
    </style:style>
    <style:style style:name="T172" style:family="text">
      <style:text-properties officeooo:rsid="01b4889f"/>
    </style:style>
    <style:style style:name="T173" style:family="text">
      <style:text-properties officeooo:rsid="01b6249b"/>
    </style:style>
    <style:style style:name="T174" style:family="text">
      <style:text-properties officeooo:rsid="01b7ce07"/>
    </style:style>
    <style:style style:name="T175" style:family="text">
      <style:text-properties officeooo:rsid="01b7d36a"/>
    </style:style>
    <style:style style:name="T176" style:family="text">
      <style:text-properties officeooo:rsid="01ba2657"/>
    </style:style>
    <style:style style:name="T177" style:family="text">
      <style:text-properties officeooo:rsid="01cb87d7"/>
    </style:style>
    <style:style style:name="T178" style:family="text">
      <style:text-properties officeooo:rsid="01d01c7e"/>
    </style:style>
    <style:style style:name="T179" style:family="text">
      <style:text-properties officeooo:rsid="01d4f849"/>
    </style:style>
    <style:style style:name="T180" style:family="text">
      <style:text-properties officeooo:rsid="01debd17"/>
    </style:style>
    <style:style style:name="T181" style:family="text">
      <style:text-properties officeooo:rsid="01e0aeca"/>
    </style:style>
    <style:style style:name="T182" style:family="text">
      <style:text-properties officeooo:rsid="00bf91be"/>
    </style:style>
    <style:style style:name="T183" style:family="text">
      <style:text-properties officeooo:rsid="01e14726"/>
    </style:style>
    <style:style style:name="T184" style:family="text">
      <style:text-properties officeooo:rsid="00d38931"/>
    </style:style>
    <style:style style:name="T185" style:family="text">
      <style:text-properties officeooo:rsid="01e1dc6b"/>
    </style:style>
    <style:style style:name="T186" style:family="text">
      <style:text-properties officeooo:rsid="01e1eda7"/>
    </style:style>
    <style:style style:name="T187" style:family="text">
      <style:text-properties officeooo:rsid="00e6b368"/>
    </style:style>
    <style:style style:name="T188" style:family="text">
      <style:text-properties officeooo:rsid="00eb8cab"/>
    </style:style>
    <style:style style:name="T189" style:family="text">
      <style:text-properties officeooo:rsid="01e2420d"/>
    </style:style>
    <style:style style:name="T190" style:family="text">
      <style:text-properties officeooo:rsid="00fb605d"/>
    </style:style>
    <style:style style:name="T191" style:family="text">
      <style:text-properties officeooo:rsid="0108b4a7"/>
    </style:style>
    <style:style style:name="T192" style:family="text">
      <style:text-properties officeooo:rsid="0108f763"/>
    </style:style>
    <style:style style:name="T193" style:family="text">
      <style:text-properties officeooo:rsid="01156a7b"/>
    </style:style>
    <style:style style:name="T194" style:family="text">
      <style:text-properties officeooo:rsid="01e45482"/>
    </style:style>
    <style:style style:name="T195" style:family="text">
      <style:text-properties officeooo:rsid="01e62174"/>
    </style:style>
    <style:style style:name="T196" style:family="text">
      <style:text-properties officeooo:rsid="01e7dad0"/>
    </style:style>
    <style:style style:name="T197" style:family="text">
      <style:text-properties officeooo:rsid="01e8f1d9"/>
    </style:style>
    <style:style style:name="T198" style:family="text">
      <style:text-properties officeooo:rsid="01ef0de9"/>
    </style:style>
    <style:style style:name="T199" style:family="text">
      <style:text-properties officeooo:rsid="0216916c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22bda18" style:font-weight-asian="normal" style:font-weight-complex="normal"/>
    </style:style>
    <style:style style:name="T202" style:family="text">
      <style:text-properties fo:font-weight="normal" officeooo:rsid="022c9331" style:font-weight-asian="normal" style:font-weight-complex="normal"/>
    </style:style>
    <style:style style:name="T203" style:family="text">
      <style:text-properties fo:font-weight="normal" officeooo:rsid="022dcdea" style:font-weight-asian="normal" style:font-weight-complex="normal"/>
    </style:style>
    <style:style style:name="T204" style:family="text">
      <style:text-properties fo:font-weight="normal" officeooo:rsid="022e176b" style:font-weight-asian="normal" style:font-weight-complex="normal"/>
    </style:style>
    <style:style style:name="T205" style:family="text">
      <style:text-properties fo:font-weight="normal" officeooo:rsid="0216916c" style:font-weight-asian="normal" style:font-weight-complex="normal"/>
    </style:style>
    <style:style style:name="T206" style:family="text">
      <style:text-properties fo:font-weight="normal" officeooo:rsid="023816c1" style:font-weight-asian="normal" style:font-weight-complex="normal"/>
    </style:style>
    <style:style style:name="T207" style:family="text">
      <style:text-properties fo:font-weight="normal" officeooo:rsid="023909a6" style:font-weight-asian="normal" style:font-weight-complex="normal"/>
    </style:style>
    <style:style style:name="T208" style:family="text">
      <style:text-properties fo:font-weight="normal" officeooo:rsid="023eb691" style:font-weight-asian="normal" style:font-weight-complex="normal"/>
    </style:style>
    <style:style style:name="T209" style:family="text">
      <style:text-properties fo:font-weight="normal" officeooo:rsid="024013a0" style:font-weight-asian="normal" style:font-weight-complex="normal"/>
    </style:style>
    <style:style style:name="T210" style:family="text">
      <style:text-properties fo:font-weight="normal" officeooo:rsid="0241f125" style:font-weight-asian="normal" style:font-weight-complex="normal"/>
    </style:style>
    <style:style style:name="T211" style:family="text">
      <style:text-properties fo:font-weight="normal" officeooo:rsid="0242375b" style:font-weight-asian="normal" style:font-weight-complex="normal"/>
    </style:style>
    <style:style style:name="T212" style:family="text">
      <style:text-properties fo:font-weight="normal" officeooo:rsid="02492b04" style:font-weight-asian="normal" style:font-weight-complex="normal"/>
    </style:style>
    <style:style style:name="T213" style:family="text">
      <style:text-properties fo:font-weight="normal" officeooo:rsid="00002d90" style:font-weight-asian="normal" style:font-weight-complex="normal"/>
    </style:style>
    <style:style style:name="T214" style:family="text">
      <style:text-properties fo:font-weight="normal" officeooo:rsid="023bf387" style:font-weight-asian="normal" style:font-weight-complex="normal"/>
    </style:style>
    <style:style style:name="T215" style:family="text">
      <style:text-properties fo:font-weight="normal" officeooo:rsid="02421ce4" style:font-weight-asian="normal" style:font-weight-complex="normal"/>
    </style:style>
    <style:style style:name="T216" style:family="text">
      <style:text-properties fo:font-weight="normal" officeooo:rsid="0249c4c4" style:font-weight-asian="normal" style:font-weight-complex="normal"/>
    </style:style>
    <style:style style:name="T217" style:family="text">
      <style:text-properties fo:font-weight="normal" officeooo:rsid="024b7943" style:font-weight-asian="normal" style:font-weight-complex="normal"/>
    </style:style>
    <style:style style:name="T218" style:family="text">
      <style:text-properties fo:font-weight="normal" officeooo:rsid="024b7e9d" style:font-weight-asian="normal" style:font-weight-complex="normal"/>
    </style:style>
    <style:style style:name="T219" style:family="text">
      <style:text-properties fo:font-weight="normal" officeooo:rsid="024c9ab8" style:font-weight-asian="normal" style:font-weight-complex="normal"/>
    </style:style>
    <style:style style:name="T220" style:family="text">
      <style:text-properties fo:font-weight="normal" officeooo:rsid="024da80c" style:font-weight-asian="normal" style:font-weight-complex="normal"/>
    </style:style>
    <style:style style:name="T221" style:family="text">
      <style:text-properties fo:font-weight="normal" officeooo:rsid="02515181" style:font-weight-asian="normal" style:font-weight-complex="normal"/>
    </style:style>
    <style:style style:name="T222" style:family="text">
      <style:text-properties fo:font-weight="normal" officeooo:rsid="0251db11" style:font-weight-asian="normal" style:font-weight-complex="normal"/>
    </style:style>
    <style:style style:name="T223" style:family="text">
      <style:text-properties fo:font-weight="normal" officeooo:rsid="02546da5" style:font-weight-asian="normal" style:font-weight-complex="normal"/>
    </style:style>
    <style:style style:name="T224" style:family="text">
      <style:text-properties fo:font-weight="normal" officeooo:rsid="021790ac" style:font-weight-asian="normal" style:font-weight-complex="normal"/>
    </style:style>
    <style:style style:name="T225" style:family="text">
      <style:text-properties fo:font-weight="normal" officeooo:rsid="02557866" style:font-weight-asian="normal" style:font-weight-complex="normal"/>
    </style:style>
    <style:style style:name="T226" style:family="text">
      <style:text-properties fo:font-weight="normal" officeooo:rsid="02568ad3" style:font-weight-asian="normal" style:font-weight-complex="normal"/>
    </style:style>
    <style:style style:name="T227" style:family="text">
      <style:text-properties fo:font-weight="normal" officeooo:rsid="0257a37c" style:font-weight-asian="normal" style:font-weight-complex="normal"/>
    </style:style>
    <style:style style:name="T228" style:family="text">
      <style:text-properties fo:font-weight="normal" officeooo:rsid="025b0a4d" style:font-weight-asian="normal" style:font-weight-complex="normal"/>
    </style:style>
    <style:style style:name="T229" style:family="text">
      <style:text-properties fo:font-weight="normal" officeooo:rsid="025c6fe0" style:font-weight-asian="normal" style:font-weight-complex="normal"/>
    </style:style>
    <style:style style:name="T230" style:family="text">
      <style:text-properties fo:font-weight="normal" officeooo:rsid="025d3dfd" style:font-weight-asian="normal" style:font-weight-complex="normal"/>
    </style:style>
    <style:style style:name="T231" style:family="text">
      <style:text-properties fo:font-weight="normal" officeooo:rsid="025e1fb7" style:font-weight-asian="normal" style:font-weight-complex="normal"/>
    </style:style>
    <style:style style:name="T232" style:family="text">
      <style:text-properties fo:font-weight="normal" officeooo:rsid="0260adf2" style:font-weight-asian="normal" style:font-weight-complex="normal"/>
    </style:style>
    <style:style style:name="T233" style:family="text">
      <style:text-properties fo:font-weight="normal" officeooo:rsid="02630dce" style:font-weight-asian="normal" style:font-weight-complex="normal"/>
    </style:style>
    <style:style style:name="T234" style:family="text">
      <style:text-properties fo:font-weight="normal" officeooo:rsid="0269529d" style:font-weight-asian="normal" style:font-weight-complex="normal"/>
    </style:style>
    <style:style style:name="T235" style:family="text">
      <style:text-properties fo:font-weight="normal" officeooo:rsid="026a8451" style:font-weight-asian="normal" style:font-weight-complex="normal"/>
    </style:style>
    <style:style style:name="T236" style:family="text">
      <style:text-properties fo:font-weight="normal" officeooo:rsid="026c5b40" style:font-weight-asian="normal" style:font-weight-complex="normal"/>
    </style:style>
    <style:style style:name="T237" style:family="text">
      <style:text-properties fo:font-weight="normal" officeooo:rsid="026e2f25" style:font-weight-asian="normal" style:font-weight-complex="normal"/>
    </style:style>
    <style:style style:name="T238" style:family="text">
      <style:text-properties fo:font-weight="normal" officeooo:rsid="026f248d" style:font-weight-asian="normal" style:font-weight-complex="normal"/>
    </style:style>
    <style:style style:name="T239" style:family="text">
      <style:text-properties fo:font-weight="normal" officeooo:rsid="02724b06" style:font-weight-asian="normal" style:font-weight-complex="normal"/>
    </style:style>
    <style:style style:name="T240" style:family="text">
      <style:text-properties fo:font-weight="normal" officeooo:rsid="0274a5c0" style:font-weight-asian="normal" style:font-weight-complex="normal"/>
    </style:style>
    <style:style style:name="T241" style:family="text">
      <style:text-properties fo:font-weight="normal" officeooo:rsid="0274c172" style:font-weight-asian="normal" style:font-weight-complex="normal"/>
    </style:style>
    <style:style style:name="T242" style:family="text">
      <style:text-properties fo:font-weight="normal" officeooo:rsid="02763c05" style:font-weight-asian="normal" style:font-weight-complex="normal"/>
    </style:style>
    <style:style style:name="T243" style:family="text">
      <style:text-properties fo:font-weight="normal" officeooo:rsid="02781a68" style:font-weight-asian="normal" style:font-weight-complex="normal"/>
    </style:style>
    <style:style style:name="T244" style:family="text">
      <style:text-properties fo:font-weight="normal" officeooo:rsid="027a06a3" style:font-weight-asian="normal" style:font-weight-complex="normal"/>
    </style:style>
    <style:style style:name="T245" style:family="text">
      <style:text-properties fo:font-weight="normal" officeooo:rsid="028b5eb7" style:font-weight-asian="normal" style:font-weight-complex="normal"/>
    </style:style>
    <style:style style:name="T246" style:family="text">
      <style:text-properties fo:font-weight="normal" officeooo:rsid="028bb070" style:font-weight-asian="normal" style:font-weight-complex="normal"/>
    </style:style>
    <style:style style:name="T247" style:family="text">
      <style:text-properties fo:font-weight="normal" officeooo:rsid="028e1c26" style:font-weight-asian="normal" style:font-weight-complex="normal"/>
    </style:style>
    <style:style style:name="T248" style:family="text">
      <style:text-properties fo:font-weight="normal" officeooo:rsid="028f3c1b" style:font-weight-asian="normal" style:font-weight-complex="normal"/>
    </style:style>
    <style:style style:name="T249" style:family="text">
      <style:text-properties fo:font-weight="normal" officeooo:rsid="02901640" style:font-weight-asian="normal" style:font-weight-complex="normal"/>
    </style:style>
    <style:style style:name="T250" style:family="text">
      <style:text-properties fo:font-weight="normal" officeooo:rsid="0291c530" style:font-weight-asian="normal" style:font-weight-complex="normal"/>
    </style:style>
    <style:style style:name="T251" style:family="text">
      <style:text-properties fo:font-weight="normal" officeooo:rsid="02933568" style:font-weight-asian="normal" style:font-weight-complex="normal"/>
    </style:style>
    <style:style style:name="T252" style:family="text">
      <style:text-properties fo:font-weight="normal" officeooo:rsid="02941981" style:font-weight-asian="normal" style:font-weight-complex="normal"/>
    </style:style>
    <style:style style:name="T253" style:family="text">
      <style:text-properties fo:font-weight="normal" officeooo:rsid="0295f0cd" style:font-weight-asian="normal" style:font-weight-complex="normal"/>
    </style:style>
    <style:style style:name="T254" style:family="text">
      <style:text-properties fo:font-weight="normal" officeooo:rsid="0296821d" style:font-weight-asian="normal" style:font-weight-complex="normal"/>
    </style:style>
    <style:style style:name="T255" style:family="text">
      <style:text-properties fo:font-weight="normal" officeooo:rsid="02993caf" style:font-weight-asian="normal" style:font-weight-complex="normal"/>
    </style:style>
    <style:style style:name="T256" style:family="text">
      <style:text-properties fo:font-weight="normal" officeooo:rsid="029b6e00" style:font-weight-asian="normal" style:font-weight-complex="normal"/>
    </style:style>
    <style:style style:name="T257" style:family="text">
      <style:text-properties officeooo:rsid="021a0475"/>
    </style:style>
    <style:style style:name="T258" style:family="text">
      <style:text-properties officeooo:rsid="021a5545"/>
    </style:style>
    <style:style style:name="T259" style:family="text">
      <style:text-properties officeooo:rsid="021b9489"/>
    </style:style>
    <style:style style:name="T260" style:family="text">
      <style:text-properties officeooo:rsid="021d83ff"/>
    </style:style>
    <style:style style:name="T261" style:family="text">
      <style:text-properties officeooo:rsid="021e2982"/>
    </style:style>
    <style:style style:name="T262" style:family="text">
      <style:text-properties officeooo:rsid="021eb6c8"/>
    </style:style>
    <style:style style:name="T263" style:family="text">
      <style:text-properties officeooo:rsid="0225fb18"/>
    </style:style>
    <style:style style:name="T264" style:family="text">
      <style:text-properties officeooo:rsid="02261bb0"/>
    </style:style>
    <style:style style:name="T265" style:family="text">
      <style:text-properties officeooo:rsid="0227df46"/>
    </style:style>
    <style:style style:name="T266" style:family="text">
      <style:text-properties officeooo:rsid="0234637c"/>
    </style:style>
    <style:style style:name="T267" style:family="text">
      <style:text-properties officeooo:rsid="02346f18"/>
    </style:style>
    <style:style style:name="T268" style:family="text">
      <style:text-properties officeooo:rsid="02362b5f"/>
    </style:style>
    <style:style style:name="T269" style:family="text">
      <style:text-properties officeooo:rsid="02366160"/>
    </style:style>
    <style:style style:name="T270" style:family="text">
      <style:text-properties officeooo:rsid="023909a6"/>
    </style:style>
    <style:style style:name="T271" style:family="text">
      <style:text-properties officeooo:rsid="023a117d"/>
    </style:style>
    <style:style style:name="T272" style:family="text">
      <style:text-properties officeooo:rsid="023bf387"/>
    </style:style>
    <style:style style:name="T273" style:family="text">
      <style:text-properties officeooo:rsid="023d4c3e"/>
    </style:style>
    <style:style style:name="T274" style:family="text">
      <style:text-properties officeooo:rsid="023f7def"/>
    </style:style>
    <style:style style:name="T275" style:family="text">
      <style:text-properties officeooo:rsid="0241f125"/>
    </style:style>
    <style:style style:name="T276" style:family="text">
      <style:text-properties officeooo:rsid="02421ce4"/>
    </style:style>
    <style:style style:name="T277" style:family="text">
      <style:text-properties officeooo:rsid="022c9331"/>
    </style:style>
    <style:style style:name="T278" style:family="text">
      <style:text-properties officeooo:rsid="02459125"/>
    </style:style>
    <style:style style:name="T279" style:family="text">
      <style:text-properties officeooo:rsid="02474f26"/>
    </style:style>
    <style:style style:name="T280" style:family="text">
      <style:text-properties officeooo:rsid="02492b04"/>
    </style:style>
    <style:style style:name="T281" style:family="text">
      <style:text-properties officeooo:rsid="0249c4c4"/>
    </style:style>
    <style:style style:name="T282" style:family="text">
      <style:text-properties officeooo:rsid="024c9ab8"/>
    </style:style>
    <style:style style:name="T283" style:family="text">
      <style:text-properties fo:color="#000000" loext:opacity="100%" fo:font-size="10pt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84" style:family="text">
      <style:text-properties fo:color="#000000" loext:opacity="100%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5" style:family="text">
      <style:text-properties officeooo:rsid="02515181"/>
    </style:style>
    <style:style style:name="T286" style:family="text">
      <style:text-properties officeooo:rsid="0251db11"/>
    </style:style>
    <style:style style:name="T287" style:family="text">
      <style:text-properties fo:color="#808080" loext:opacity="100%" fo:font-size="8pt" style:font-size-asian="8pt" style:font-size-complex="8pt"/>
    </style:style>
    <style:style style:name="T288" style:family="text">
      <style:text-properties fo:color="#808080" loext:opacity="100%" fo:font-size="8pt" officeooo:rsid="02538198" style:font-size-asian="8pt" style:font-size-complex="8pt"/>
    </style:style>
    <style:style style:name="T289" style:family="text">
      <style:text-properties fo:color="#808080" loext:opacity="100%" fo:font-size="8pt" officeooo:rsid="02557866" style:font-size-asian="8pt" style:font-size-complex="8pt"/>
    </style:style>
    <style:style style:name="T290" style:family="text">
      <style:text-properties fo:color="#808080" loext:opacity="100%" fo:font-size="8pt" officeooo:rsid="0270bdc5" style:font-size-asian="8pt" style:font-size-complex="8pt"/>
    </style:style>
    <style:style style:name="T291" style:family="text">
      <style:text-properties fo:color="#808080" loext:opacity="100%" fo:font-size="8pt" officeooo:rsid="0273151b" style:font-size-asian="8pt" style:font-size-complex="8pt"/>
    </style:style>
    <style:style style:name="T292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295" style:family="text">
      <style:text-properties officeooo:rsid="02568ad3"/>
    </style:style>
    <style:style style:name="T296" style:family="text">
      <style:text-properties officeooo:rsid="0256fd2b"/>
    </style:style>
    <style:style style:name="T297" style:family="text">
      <style:text-properties officeooo:rsid="0257a37c"/>
    </style:style>
    <style:style style:name="T298" style:family="text">
      <style:text-properties officeooo:rsid="0259203b"/>
    </style:style>
    <style:style style:name="T299" style:family="text">
      <style:text-properties officeooo:rsid="0259217f"/>
    </style:style>
    <style:style style:name="T300" style:family="text">
      <style:text-properties officeooo:rsid="025b0a4d"/>
    </style:style>
    <style:style style:name="T301" style:family="text">
      <style:text-properties officeooo:rsid="025e1fb7"/>
    </style:style>
    <style:style style:name="T302" style:family="text">
      <style:text-properties officeooo:rsid="022bda18"/>
    </style:style>
    <style:style style:name="T303" style:family="text">
      <style:text-properties officeooo:rsid="023eb691"/>
    </style:style>
    <style:style style:name="T304" style:family="text">
      <style:text-properties officeooo:rsid="0260adf2"/>
    </style:style>
    <style:style style:name="T305" style:family="text">
      <style:text-properties officeooo:rsid="0269529d"/>
    </style:style>
    <style:style style:name="T306" style:family="text">
      <style:text-properties fo:color="#999999" loext:opacity="100%"/>
    </style:style>
    <style:style style:name="T307" style:family="text">
      <style:text-properties fo:color="#999999" loext:opacity="100%" fo:font-weight="normal" style:font-weight-asian="normal" style:font-weight-complex="normal"/>
    </style:style>
    <style:style style:name="T308" style:family="text">
      <style:text-properties fo:color="#999999" loext:opacity="100%" fo:font-weight="normal" officeooo:rsid="022fb9b1" style:font-weight-asian="normal" style:font-weight-complex="normal"/>
    </style:style>
    <style:style style:name="T309" style:family="text">
      <style:text-properties fo:color="#999999" loext:opacity="100%" fo:font-weight="normal" officeooo:rsid="023816c1" style:font-weight-asian="normal" style:font-weight-complex="normal"/>
    </style:style>
    <style:style style:name="T310" style:family="text">
      <style:text-properties fo:color="#999999" loext:opacity="100%" fo:font-weight="normal" officeooo:rsid="023909a6" style:font-weight-asian="normal" style:font-weight-complex="normal"/>
    </style:style>
    <style:style style:name="T311" style:family="text">
      <style:text-properties fo:color="#999999" loext:opacity="100%" officeooo:rsid="023a117d"/>
    </style:style>
    <style:style style:name="T312" style:family="text">
      <style:text-properties officeooo:rsid="026a8451"/>
    </style:style>
    <style:style style:name="T313" style:family="text">
      <style:text-properties officeooo:rsid="027191cc"/>
    </style:style>
    <style:style style:name="T314" style:family="text">
      <style:text-properties officeooo:rsid="02724b06"/>
    </style:style>
    <style:style style:name="T315" style:family="text">
      <style:text-properties officeooo:rsid="027aa9e6"/>
    </style:style>
    <style:style style:name="T316" style:family="text">
      <style:text-properties officeooo:rsid="027d7707"/>
    </style:style>
    <style:style style:name="T317" style:family="text">
      <style:text-properties officeooo:rsid="027f4d4c"/>
    </style:style>
    <style:style style:name="T318" style:family="text">
      <style:text-properties officeooo:rsid="028047ac"/>
    </style:style>
    <style:style style:name="T319" style:family="text">
      <style:text-properties officeooo:rsid="028a3015"/>
    </style:style>
    <style:style style:name="T320" style:family="text">
      <style:text-properties officeooo:rsid="0297adbf"/>
    </style:style>
    <style:style style:name="T321" style:family="text">
      <style:text-properties officeooo:rsid="02993caf"/>
    </style:style>
    <style:style style:name="T322" style:family="text">
      <style:text-properties officeooo:rsid="029b3779"/>
    </style:style>
    <style:style style:name="T323" style:family="text">
      <style:text-properties officeooo:rsid="029cb48c"/>
    </style:style>
    <style:style style:name="T324" style:family="text">
      <style:text-properties officeooo:rsid="02a17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98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TRANSAÇÃO</text:p>
      <text:p text:style-name="P1"><text:tab/><text:tab/><text:tab/>1.1.4.4 – CONSULTA STATUS DA TRANSAÇÃO</text:p>
      <text:p text:style-name="P1"/>
      <text:p text:style-name="P15"><text:tab/><text:tab/>1.1.5 – CAPTURA DADOS DO CLIENTE</text:p>
      <text:p text:style-name="P1"/>
      <text:p text:style-name="P19"><text:tab/><text:tab/>1.1.6 – INICIALIZAÇÃO</text:p>
      <text:p text:style-name="P20"><text:tab/><text:tab/><text:tab/>1.1.6.1 – LOGIN</text:p>
      <text:p text:style-name="P20"><text:tab/><text:tab/><text:tab/>1.1.6.2 – ATUALIZAÇÃO DE TABELA<text:span text:style-name="T6">(EMV)</text:span></text:p>
      <text:p text:style-name="P20"><text:tab/><text:tab/><text:tab/>1.1.6.3 – VERIFICAÇÃO DE VERSÃO</text:p>
      <text:p text:style-name="P245"><text:tab/><text:tab/></text:p>
      <text:p text:style-name="P245"><text:tab/><text:tab/>1.1.7 – FUNÇÕES DO PDV USADA PELO OPEN-TEF</text:p>
      <text:p text:style-name="P245"><text:tab/></text:p>
      <text:p text:style-name="P246"><text:tab/><text:tab/><text:tab/>1.1.7.1 – IMPRESSÃO</text:p>
      <text:p text:style-name="P245"><text:tab/><text:tab/><text:tab/>1.1.7.2 – <text:span text:style-name="T258">MOSTRA MENU</text:span></text:p>
      <text:p text:style-name="P249"><text:tab/><text:tab/><text:tab/>1.1.7.<text:span text:style-name="T258">3</text:span> – <text:span text:style-name="T258">MENSAGEM PARA O OPERADOR</text:span></text:p>
      <text:p text:style-name="P249"><text:tab/><text:tab/><text:tab/>1.1.7.<text:span text:style-name="T258">4</text:span> – <text:span text:style-name="T258">SOLICITA DADOS DO PDV</text:span></text:p>
      <text:p text:style-name="P249"><text:tab/><text:tab/><text:tab/>1.1.7.<text:span text:style-name="T258">5</text:span> – <text:span text:style-name="T258">SOLICITA DADOS DA TRANSAÇÃO</text:span></text:p>
      <text:p text:style-name="P13"/>
      <text:p text:style-name="P15"><text:tab/>1.2 – BIBLIOTECA</text:p>
      <text:p text:style-name="P1"/>
      <text:p text:style-name="P21"><text:tab/>1.3 – CONFIGURAÇÃO</text:p>
      <text:p text:style-name="P21"><text:tab/><text:tab/>1.3.1 – IP/PORTA SERVIDOR TEF</text:p>
      <text:p text:style-name="P22"><text:tab/>1.3.2 – CHAVE <text:span text:style-name="T3">(CNPJ+NUMERO PDV+NUMERO LOJA+MAC-REDE)</text:span></text:p>
      <text:p text:style-name="P22"/>
      <text:p text:style-name="P16">2 – MODULO </text:p>
      <text:p text:style-name="P16"/>
      <text:p text:style-name="P19"><text:tab/>2.1 – INICIALIZAÇÃO</text:p>
      <text:p text:style-name="P23"><text:tab/><text:tab/>2.1.1 – ATUALIZAÇÃO DE TABELA (AUTOMÁTICO)</text:p>
      <text:p text:style-name="P17"/>
      <text:p text:style-name="P19"><text:tab/>2.2 – CONSULTAS</text:p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30"><text:tab/>2.4 – CONCILIADOR</text:p>
      <text:p text:style-name="P11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3">3 – CON<text:span text:style-name="T319">FIGUR</text:span>ADOR TEF</text:p>
      <text:p text:style-name="P23"/>
      <text:p text:style-name="P23"><text:tab/>3.1 – CONFIGURAÇÕES</text:p>
      <text:p text:style-name="P23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24"><text:tab/><text:tab/><text:tab/><text:span text:style-name="T5">3.1.2.2 – MODELO PINPAD</text:span><text:tab/></text:p>
      <text:p text:style-name="P23"/>
      <text:p text:style-name="P35"><text:tab/><text:tab/>3.1.3 – MODULO</text:p>
      <text:p text:style-name="P33"><text:span text:style-name="T4"><text:tab/><text:tab/><text:tab/>3</text:span>.<text:span text:style-name="T4">1</text:span>.<text:span text:style-name="T4">3.1</text:span> – TABELA DE BIM (AUTOMÁTICO)</text:p>
      <text:p text:style-name="P33"><text:tab/><text:tab/><text:tab/><text:span text:style-name="T4">3</text:span>.<text:span text:style-name="T4">1</text:span>.<text:span text:style-name="T4">3.</text:span>2 – <text:span text:style-name="T320">MENUS</text:span></text:p>
      <text:p text:style-name="P36"><text:tab/><text:tab/><text:tab/>3.1.3.<text:span text:style-name="T321">3</text:span> – IP/PORTA SERVIDOR</text:p>
      <text:p text:style-name="P38"><text:tab/><text:tab/><text:tab/>3.1.3.<text:span text:style-name="T321">4</text:span> – IP/PORTA <text:span text:style-name="T323">CAIXA</text:span>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155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><text:soft-page-break/></text:p>
      <text:p text:style-name="P25"/>
      <text:p text:style-name="P69">4 – TABELA<text:span text:style-name="T21">S</text:span></text:p>
      <text:p text:style-name="P69"/>
      <text:p text:style-name="P75"><text:tab/>4.1 – TABELA DE RETORNO <text:span text:style-name="T278">DE ERRO</text:span></text:p>
      <text:p text:style-name="P74"><text:tab/>4.2 – TABELA DE TAGS</text:p>
      <text:p text:style-name="P747"><text:tab/>4.3 – TABELA DE STATUS DE TRANSAÇÃO</text:p>
      <text:p text:style-name="P69"/>
      <text:p text:style-name="P52">5 – MENSAGEIRIA </text:p>
      <text:p text:style-name="P52"/>
      <text:p text:style-name="P5"><text:span text:style-name="T13"><text:tab/>5.1 – ESTRUTURA D</text:span><text:span text:style-name="T14">O PACOTE</text:span></text:p>
      <text:p text:style-name="P74"><text:tab/>5.2 – TIPO DE DADOS</text:p>
      <text:p text:style-name="P164"><text:tab/><text:tab/>5.2.1 – TAGS PADRONIZADAS</text:p>
      <text:p text:style-name="P74"><text:tab/>5.3 – PACOTES</text:p>
      <text:p text:style-name="P74"><text:tab/><text:tab/>5.3.1 – LOGIN</text:p>
      <text:p text:style-name="P161"><text:tab/><text:tab/>5.3.2 – VENDA</text:p>
      <text:p text:style-name="P10"/>
      <text:p text:style-name="P5"/>
      <text:p text:style-name="P67"><text:span text:style-name="T20">6</text:span> – VE<text:span text:style-name="T20">R</text:span>SIONAMENTO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1 - FRENTE DE CAIXA</text:p>
      <text:p text:style-name="P79"/>
      <text:p text:style-name="P79"><text:tab/></text:p>
      <text:p text:style-name="P7"><text:span text:style-name="T45">1.</text:span><text:span text:style-name="T48">1</text:span><text:span text:style-name="T45"> - F</text:span><text:span text:style-name="T48">unções</text:span></text:p>
      <text:p text:style-name="P7"/>
      <text:p text:style-name="P240">A integração de seu programa frente de caixa (PDV) com o Open-<text:span text:style-name="T276">T</text:span>ef deve seguir as etapas seguintes:</text:p>
      <text:p text:style-name="P240"/>
      <text:p text:style-name="P242">Você deve criar 5 funções que o <text:span text:style-name="T257">O</text:span>pen-<text:span text:style-name="T257">T</text:span>ef chamará quando necessário </text:p>
      <text:p text:style-name="P728"><text:soft-page-break/>(verifique o tópico 1.1.7)</text:p>
      <text:p text:style-name="P241"/>
      <text:p text:style-name="P241">A)Função de <text:span text:style-name="T269">I</text:span>mpressão</text:p>
      <text:p text:style-name="P255">B)Função de Mostrar Menu</text:p>
      <text:p text:style-name="P255">C)Função de Mensagem para o Operador </text:p>
      <text:p text:style-name="P255">D)Função de Solicitação de Dados <text:span text:style-name="T273">com interação com </text:span><text:span text:style-name="T305">o </text:span><text:span text:style-name="T273">operador </text:span>do PDV</text:p>
      <text:p text:style-name="P255">E)Função de Solicitação de Dados da Transação <text:span text:style-name="T273">sem interação</text:span></text:p>
      <text:p text:style-name="P255"/>
      <text:p text:style-name="P255"/>
      <text:p text:style-name="P255"/>
      <text:p text:style-name="P80">1.1.1 – CAPTURA DADOS DOS CARTÃO</text:p>
      <text:p text:style-name="P80"/>
      <text:p text:style-name="P179"><text:tab/><text:span text:style-name="T263">A Captura de Dados do Cartão é feita </text:span><text:span text:style-name="T264">de maneira automatizada pelo</text:span><text:span text:style-name="T263"> Open-Tef.</text:span></text:p>
      <text:p text:style-name="P12"/>
      <text:p text:style-name="P80">1.1.2 – CAPTURA SENHA NO PINPAD</text:p>
      <text:p text:style-name="P80"/>
      <text:p text:style-name="P180"><text:span text:style-name="T263"><text:tab/>A Captura de </text:span><text:span text:style-name="T264">Senha </text:span><text:span text:style-name="T263">do Cartão </text:span><text:span text:style-name="T264">no Pinpad </text:span><text:span text:style-name="T263">é feita </text:span><text:span text:style-name="T264">de maneira automatizada pelo</text:span><text:span text:style-name="T263"> Open-Tef.</text:span></text:p>
      <text:p text:style-name="P12"/>
      <text:p text:style-name="P80">1.1.3 <text:s/>- <text:span text:style-name="T1">CONSULTA </text:span>SALDO</text:p>
      <text:p text:style-name="P12"/>
      <text:p text:style-name="P80">1.1.4 – VENDA</text:p>
      <text:p text:style-name="P80"/>
      <text:p text:style-name="P181"><text:span text:style-name="T273">Nessa versão os dados que o PDV deve manter para uma aprovação de venda e que poderão ser solicitados pelo OpenTef de maneira automatizada, de acordo com a bandei</text:span><text:span text:style-name="T276">r</text:span><text:span text:style-name="T273">a são:</text:span><text:tab/></text:p>
      <text:p text:style-name="P181"/>
      <text:p text:style-name="P183"><text:span text:style-name="T269"><text:tab/>D</text:span><text:span text:style-name="T265">ata da venda,</text:span></text:p>
      <text:p text:style-name="P183"><text:span text:style-name="T265"><text:tab/></text:span><text:span text:style-name="T269">H</text:span><text:span text:style-name="T265">ora da venda, </text:span></text:p>
      <text:p text:style-name="P183"><text:span text:style-name="T265"><text:tab/>NSU da venda </text:span><text:span text:style-name="T273">gerado pelo PDV</text:span><text:span text:style-name="T265">, </text:span></text:p>
      <text:p text:style-name="P183"><text:span text:style-name="T265"><text:tab/></text:span><text:span text:style-name="T269">V</text:span><text:span text:style-name="T265">alor da parcela, </text:span></text:p>
      <text:p text:style-name="P183"><text:span text:style-name="T265"><text:tab/></text:span><text:span text:style-name="T269">N</text:span><text:span text:style-name="T265">úmero de parcelas. </text:span></text:p>
      <text:p text:style-name="P183"><text:tab/><text:span text:style-name="T273">XML contendo os dados da venda, tendo como campos obrigatórios:</text:span></text:p>
      <text:p text:style-name="P190"><text:tab/><text:tab/><text:tab/>C<text:span text:style-name="T276">ó</text:span>digo Produto, Descrição, Quantidade, Valor.</text:p>
      <text:p text:style-name="P190"><text:tab/>Operador do caixa</text:p>
      <text:p text:style-name="P190"><text:tab/>Identificação do caixa</text:p>
      <text:p text:style-name="P190"><text:tab/>Número do cupom fiscal</text:p>
      <text:p text:style-name="P190"><text:tab/>Valor total referente a Produtos elegíveis no programa de vale-alimentação do PAT</text:p>
      <text:p text:style-name="P190"><text:tab/>Valor total referente a Produtos elegíveis no programa de vale-refeição do PAT</text:p>
      <text:p text:style-name="P190"><text:tab/>Valor total referente a Produtos elegíveis no programa de vale-cultura.</text:p>
      <text:p text:style-name="P184"/>
      <text:p text:style-name="P12"/>
      <text:p text:style-name="P12"/>
      <text:p text:style-name="P12"/>
      <text:p text:style-name="P80">1.1.4.1 – INICIA TRANSAÇÃO</text:p>
      <text:p text:style-name="P80"/>
      <text:p text:style-name="P80"/>
      <text:p text:style-name="P81"><text:tab/><text:span text:style-name="T201">Para inicializar uma transação </text:span><text:span text:style-name="T208">deve usar a </text:span><text:span text:style-name="T234">função</text:span><text:span text:style-name="T208"> </text:span><text:span text:style-name="T202">“transacaocreate” </text:span><text:span text:style-name="T208">da lib tef_lib</text:span><text:span text:style-name="T202">.</text:span><text:span text:style-name="T208">dll ou tef_lib.so dependendo só sistema operacional.</text:span></text:p>
      <text:p text:style-name="P186"/>
      <text:p text:style-name="P83"><text:span text:style-name="T203"><text:tab/>A </text:span><text:span text:style-name="T204">função deve conter a seguinte </text:span><text:span text:style-name="T203">estrutura:</text:span><text:span text:style-name="T202"> </text:span></text:p>
      <text:p text:style-name="P187"><text:tab/><text:tab/></text:p>
      <table:table table:name="Tabela8" table:style-name="Tabela8">
        <table:table-column table:style-name="Tabela8.A" table:number-columns-repeated="3"/>
        <text:soft-page-break/>
        <table:table-row table:style-name="Tabela8.1">
          <table:table-cell table:style-name="Tabela8.A1" table:number-columns-spanned="3" office:value-type="string">
            <text:p text:style-name="P119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70">Entrada/Saída</text:p>
          </table:table-cell>
          <table:table-cell table:style-name="Tabela8.A2" office:value-type="string">
            <text:p text:style-name="P570">Descrição</text:p>
          </table:table-cell>
          <table:table-cell table:style-name="Tabela8.C2" office:value-type="string">
            <text:p text:style-name="P571">Tipo de Dados</text:p>
          </table:table-cell>
        </table:table-row>
        <table:table-row table:style-name="TableLine1855564882864">
          <table:table-cell table:style-name="Tabela8.B5" office:value-type="string">
            <text:p text:style-name="P262">Saída</text:p>
          </table:table-cell>
          <table:table-cell table:style-name="Tabela8.B5" office:value-type="string">
            <text:p text:style-name="P416">Identificador do caixa</text:p>
            <text:p text:style-name="P746">(Para seu controle)</text:p>
          </table:table-cell>
          <table:table-cell table:style-name="Tabela8.C5" office:value-type="string">
            <text:p text:style-name="P263">Texto</text:p>
          </table:table-cell>
        </table:table-row>
        <table:table-row table:style-name="TableLine1855725060800">
          <table:table-cell table:style-name="Tabela8.B5" office:value-type="string">
            <text:p text:style-name="P416">Saída/Entrada</text:p>
          </table:table-cell>
          <table:table-cell table:style-name="Tabela8.B5" office:value-type="string">
            <text:p text:style-name="P416">ID único da transação</text:p>
            <text:p text:style-name="P730"><text:span text:style-name="T200">(Retornado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8.C5" office:value-type="string">
            <text:p text:style-name="P263">Texto</text:p>
          </table:table-cell>
        </table:table-row>
        <table:table-row table:style-name="TableLine1855725062816">
          <table:table-cell table:style-name="Tabela8.B5" office:value-type="string">
            <text:p text:style-name="P409">Saída</text:p>
          </table:table-cell>
          <table:table-cell table:style-name="Tabela8.B5" office:value-type="string">
            <text:p text:style-name="P409">Tempo de espera</text:p>
            <text:p text:style-name="P745">(Tempo que o sistema ira esperar o retorno <text:span text:style-name="T305">do Open-Tef </text:span>em mile segundos)</text:p>
          </table:table-cell>
          <table:table-cell table:style-name="Tabela8.C5" office:value-type="string">
            <text:p text:style-name="P263">Tempo</text:p>
          </table:table-cell>
        </table:table-row>
      </table:table>
      <text:p text:style-name="P191"/>
      <text:p text:style-name="P117"><text:span text:style-name="T200">O retorno da função d</text:span><text:span text:style-name="T205">evolve um inteiro, retorno diferente de 0 indica erro.</text:span></text:p>
      <text:p text:style-name="P191"/>
      <text:p text:style-name="P108"><text:span text:style-name="T205">E</text:span><text:span text:style-name="T200">xemplo em Pascal:</text:span></text:p>
      <text:p text:style-name="P189"/>
      <text:p text:style-name="P108"><text:span text:style-name="T307">//</text:span><text:span text:style-name="T308">estrutura</text:span></text:p>
      <text:p text:style-name="P555"><text:span text:style-name="T200">function(</text:span><text:span text:style-name="T203">VP_IdentificadorCaixa: PChar; var VO_TransacaID: PChar; VP_TempoAguarda: integer): integer;</text:span></text:p>
      <text:p text:style-name="P405"/>
      <text:p text:style-name="P781">//aplicação</text:p>
      <text:p text:style-name="P554">VL_Erro := F_TransacaoCreate(PChar(ENSU.Text), VL_TransacaoID, StrToInt(ETempo.Text));</text:p>
      <text:p text:style-name="P80"/>
      <text:p text:style-name="P80"/>
      <text:p text:style-name="P80"/>
      <text:p text:style-name="P80">1.1.4.2 – CONFIRMA TRANSAÇÃO</text:p>
      <text:p text:style-name="P80"/>
      <text:p text:style-name="P182"><text:tab/><text:span text:style-name="T272">A</text:span><text:span text:style-name="T275">pós iniciar a transação </text:span><text:span text:style-name="T276">(conforme o tópico 1.1.4.1) </text:span><text:span text:style-name="T275">o sistema entra</text:span><text:span text:style-name="T276">rá</text:span><text:span text:style-name="T275"> em um loop esperando o retorno do status da transação </text:span><text:span text:style-name="T280">(ver tabela no tópico 4.3) </text:span><text:span text:style-name="T276">pelo Open-Tef</text:span><text:span text:style-name="T275"> e este processo é</text:span><text:span text:style-name="T272"> </text:span><text:span text:style-name="T275">todo </text:span><text:span text:style-name="T272">automatizad</text:span><text:span text:style-name="T275">o</text:span><text:span text:style-name="T272"> </text:span><text:span text:style-name="T276">dentro do </text:span><text:span text:style-name="T272">Open-</text:span><text:span text:style-name="T276">Tef</text:span><text:span text:style-name="T272">. </text:span></text:p>
      <text:p text:style-name="P182"/>
      <text:p text:style-name="P182"><text:tab/><text:span text:style-name="T280">O Open-Tef ira fazer todos os </text:span><text:span text:style-name="T312">procedimentos</text:span><text:span text:style-name="T280"> necessários para a análise da venda </text:span><text:span text:style-name="T281">e retornará para o operador do PDV os passos a serem seguidos até a confirmação da venda.</text:span></text:p>
      <text:p text:style-name="P182"/>
      <text:p text:style-name="P86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1.1.4.3 – CANCELA TRANSAÇÃO</text:p>
      <text:p text:style-name="P80"/>
      <text:p text:style-name="P84"><text:tab/><text:span text:style-name="T201">Para </text:span><text:span text:style-name="T210">cancelar</text:span><text:span text:style-name="T201"> uma transação </text:span><text:span text:style-name="T208">deve usar a </text:span><text:span text:style-name="T234">função</text:span><text:span text:style-name="T208"> </text:span><text:span text:style-name="T202">“</text:span><text:span text:style-name="T207">transacaocancela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194"/>
      <text:p text:style-name="P194"><text:tab/>Esta função deve conter a seguinte estrutura:</text:p>
      <text:p text:style-name="P194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83">Entrada/Saída</text:p>
          </table:table-cell>
          <table:table-cell table:style-name="Tabela9.A2" office:value-type="string">
            <text:p text:style-name="P583">Descrição</text:p>
          </table:table-cell>
          <table:table-cell table:style-name="Tabela9.C2" office:value-type="string">
            <text:p text:style-name="P572">Tipo de Dados</text:p>
          </table:table-cell>
        </table:table-row>
        <table:table-row table:style-name="TableLine1855725066560">
          <table:table-cell table:style-name="Tabela9.B3" office:value-type="string">
            <text:p text:style-name="P417">Saída/Entrada</text:p>
          </table:table-cell>
          <table:table-cell table:style-name="Tabela9.B3" office:value-type="string">
            <text:p text:style-name="P426">Retorno do Status da Transação</text:p>
            <text:p text:style-name="P731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neste manula</text:span><text:span text:style-name="T200">)</text:span></text:p>
          </table:table-cell>
          <table:table-cell table:style-name="Tabela9.C3" office:value-type="string">
            <text:p text:style-name="P266">Número</text:p>
          </table:table-cell>
        </table:table-row>
        <table:table-row table:style-name="TableLine1855725064544">
          <table:table-cell table:style-name="Tabela9.B4" office:value-type="string">
            <text:p text:style-name="P417">Saída</text:p>
          </table:table-cell>
          <table:table-cell table:style-name="Tabela9.B4" office:value-type="string">
            <text:p text:style-name="P417">ID único da transação</text:p>
            <text:p text:style-name="P731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9.C4" office:value-type="string">
            <text:p text:style-name="P264">Texto</text:p>
          </table:table-cell>
        </table:table-row>
      </table:table>
      <text:p text:style-name="P195"/>
      <text:p text:style-name="P196">O retorno da função devolve um inteiro, retorno diferente de 0 indica erro.</text:p>
      <text:p text:style-name="P195"/>
      <text:p text:style-name="P109"><text:span text:style-name="T205">E</text:span><text:span text:style-name="T207">xemplo em Pascal:</text:span></text:p>
      <text:p text:style-name="P200"/>
      <text:p text:style-name="P428"><text:tab/><text:span text:style-name="T306">//estrutura</text:span></text:p>
      <text:p text:style-name="P407"><text:span text:style-name="T270"><text:tab/>function(var VO_Resposta: integer; VP_TransacaoID: PChar): integer; stdcall;</text:span><text:tab/></text:p>
      <text:p text:style-name="P406"/>
      <text:p text:style-name="P406"><text:tab/><text:span text:style-name="T306">//</text:span><text:span text:style-name="T311">aplicação</text:span></text:p>
      <text:p text:style-name="P408"><text:span text:style-name="T270"><text:tab/><text:tab/>VL_Erro := F_Transacao</text:span><text:span text:style-name="T271">Cancelar</text:span><text:span text:style-name="T270">(VL_TransacaoStatus, VL_TransacaoID);</text:span></text:p>
      <text:p text:style-name="P408"/>
      <text:p text:style-name="P408"/>
      <text:p text:style-name="P82"/>
      <text:p text:style-name="P80">1.1.4.4 – CONSULTA STATUS DA TRANSAÇÃO</text:p>
      <text:p text:style-name="P80"/>
      <text:p text:style-name="P85"><text:span text:style-name="T201"><text:tab/>Para </text:span><text:span text:style-name="T211">verificar</text:span><text:span text:style-name="T201"> </text:span><text:span text:style-name="T211">o</text:span><text:span text:style-name="T201"> </text:span><text:span text:style-name="T211">status</text:span><text:span text:style-name="T201"> </text:span><text:span text:style-name="T211">da </text:span><text:span text:style-name="T201">transação </text:span><text:span text:style-name="T208">deve usar a </text:span><text:span text:style-name="T235">função </text:span><text:span text:style-name="T202">“</text:span><text:span text:style-name="T206">transacaostatus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80"/>
      <text:p text:style-name="P85"><text:span text:style-name="T206"><text:tab/></text:span><text:span text:style-name="T211">Es</text:span><text:span text:style-name="T206">ta função deve conter a seguinte estrutura: </text:span></text:p>
      <text:p text:style-name="P201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84">Entrada/Saída</text:p>
          </table:table-cell>
          <table:table-cell table:style-name="Tabela10.A2" office:value-type="string">
            <text:p text:style-name="P584">Descrição</text:p>
          </table:table-cell>
          <table:table-cell table:style-name="Tabela10.C2" office:value-type="string">
            <text:p text:style-name="P573">Tipo de Dados</text:p>
          </table:table-cell>
        </table:table-row>
        <table:table-row table:style-name="TableLine1855725065120">
          <table:table-cell table:style-name="Tabela10.B3" office:value-type="string">
            <text:p text:style-name="P418">Saída/Entrada</text:p>
          </table:table-cell>
          <table:table-cell table:style-name="Tabela10.B3" office:value-type="string">
            <text:p text:style-name="P427">Retorno do Status da Transação</text:p>
            <text:p text:style-name="P732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deste manula</text:span><text:span text:style-name="T200">)</text:span></text:p>
          </table:table-cell>
          <table:table-cell table:style-name="Tabela10.C3" office:value-type="string">
            <text:p text:style-name="P267">Número</text:p>
          </table:table-cell>
        </table:table-row>
        <table:table-row table:style-name="TableLine1855725076064">
          <table:table-cell table:style-name="Tabela10.B4" office:value-type="string">
            <text:p text:style-name="P418">Saída</text:p>
          </table:table-cell>
          <table:table-cell table:style-name="Tabela10.B4" office:value-type="string">
            <text:p text:style-name="P418">ID único da transação</text:p>
            <text:p text:style-name="P732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10.C4" office:value-type="string">
            <text:p text:style-name="P265">Texto</text:p>
          </table:table-cell>
        </table:table-row>
      </table:table>
      <text:p text:style-name="P117"><text:span text:style-name="T206">O retorno da função d</text:span><text:span text:style-name="T205">evolve um inteiro, retorno diferente de 0 indica erro.</text:span></text:p>
      <text:p text:style-name="P196"/>
      <text:p text:style-name="P116"><text:span text:style-name="T206">E</text:span><text:span text:style-name="T200">xemplo em Pascal:</text:span></text:p>
      <text:p text:style-name="P203"/>
      <text:p text:style-name="P557"><text:span text:style-name="T206"><text:s text:c="4"/></text:span><text:span text:style-name="T309">//</text:span><text:span text:style-name="T310">estrutura</text:span></text:p>
      <text:p text:style-name="P429"><text:tab/>function(var VO_Status: integer; VP_TransacaoID: PChar): integer; stdcall; </text:p>
      <text:p text:style-name="P429"/>
      <text:p text:style-name="P556"><text:span text:style-name="T206"><text:tab/></text:span><text:span text:style-name="T309">//</text:span><text:span text:style-name="T310">aplicação</text:span></text:p>
      <text:p text:style-name="P430"><text:tab/>VL_Erro := F_TransacaoStatus(VL_TransacaoStatus, VL_TransacaoID);</text:p>
      <text:p text:style-name="P202"/>
      <text:p text:style-name="P80"/>
      <text:p text:style-name="P111">1.1.5 – CAPTURA DADOS DO CLIENTE</text:p>
      <text:p text:style-name="P111"><text:soft-page-break/></text:p>
      <text:p text:style-name="P112"><text:tab/><text:span text:style-name="T214">A</text:span><text:span text:style-name="T210">pós iniciar a transação </text:span><text:span text:style-name="T215">(conforme o tópico 1.1.4.1) </text:span><text:span text:style-name="T210">o sistema entra</text:span><text:span text:style-name="T215">rá</text:span><text:span text:style-name="T210"> em um loop esperando o retorno do status da transação </text:span><text:span text:style-name="T212">(ver tabela no tópico 4.3) </text:span><text:span text:style-name="T215">pelo Open-Tef</text:span><text:span text:style-name="T210"> e este processo é</text:span><text:span text:style-name="T214"> </text:span><text:span text:style-name="T210">todo </text:span><text:span text:style-name="T214">automatizad</text:span><text:span text:style-name="T210">o</text:span><text:span text:style-name="T214"> </text:span><text:span text:style-name="T215">dentro do </text:span><text:span text:style-name="T214">Open-</text:span><text:span text:style-name="T215">Tef</text:span><text:span text:style-name="T214">. </text:span></text:p>
      <text:p text:style-name="P185"/>
      <text:p text:style-name="P112"><text:span text:style-name="T213"><text:tab/></text:span><text:span text:style-name="T212">O Open-Tef ira fazer todos os </text:span><text:span text:style-name="T216">processamentos</text:span><text:span text:style-name="T212"> necessários para a análise da venda </text:span><text:span text:style-name="T216">e retornará para o operador do PDV os passos a serem seguidos, exemplo: Se for necessário capturar dados do cliente tal como senha, QR</text:span><text:span text:style-name="T217">-Code,</text:span><text:span text:style-name="T216"> CPF na venda, o Open-Tef <text:s/>mandará uma mensagem para o operador do PDV solicitando a </text:span><text:span text:style-name="T217">interação para a captura</text:span><text:span text:style-name="T216">.</text:span></text:p>
      <text:p text:style-name="P204"/>
      <text:p text:style-name="P131">1.1.6 – INICIALIZAÇÃO</text:p>
      <text:p text:style-name="P131"/>
      <text:p text:style-name="P89"><text:span text:style-name="T201"><text:tab/>Para inicializar </text:span><text:span text:style-name="T208">deve usar a </text:span><text:span text:style-name="T228">função </text:span><text:span text:style-name="T202">“inicializar” </text:span><text:span text:style-name="T208">da lib tef_lib</text:span><text:span text:style-name="T202">.</text:span><text:span text:style-name="T208">dll ou tef_lib.so dependendo só sistema operacional.</text:span></text:p>
      <text:p text:style-name="P192"><text:tab/></text:p>
      <text:p text:style-name="P89"><text:span text:style-name="T208"><text:tab/></text:span><text:span text:style-name="T229">Esta função tem a seguinte estrutura:</text:span></text:p>
      <text:p text:style-name="P210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28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91">Entrada/Saída</text:p>
          </table:table-cell>
          <table:table-cell table:style-name="Tabela20.A2" office:value-type="string">
            <text:p text:style-name="P591">Descrição</text:p>
          </table:table-cell>
          <table:table-cell table:style-name="Tabela20.C2" office:value-type="string">
            <text:p text:style-name="P580">Tipo de Dados</text:p>
          </table:table-cell>
        </table:table-row>
        <table:table-row table:style-name="TableLine1855725073760">
          <table:table-cell table:style-name="Tabela20.B13" office:value-type="string">
            <text:p text:style-name="P424">Saída</text:p>
          </table:table-cell>
          <table:table-cell table:style-name="Tabela20.B13" office:value-type="string">
            <text:p text:style-name="P566"><text:span text:style-name="T210">M</text:span><text:span text:style-name="T229">odelo do PinPad</text:span></text:p>
            <text:p text:style-name="P741"><text:span text:style-name="T200">(</text:span><text:span text:style-name="T229">C</text:span><text:span text:style-name="T235">ó</text:span><text:span text:style-name="T229">digo do Modelo do PinPad conforme tabela do fabricante</text:span><text:span text:style-name="T219">)</text:span></text:p>
          </table:table-cell>
          <table:table-cell table:style-name="Tabela20.C13" office:value-type="string">
            <text:p text:style-name="P278">Inteiro</text:p>
          </table:table-cell>
        </table:table-row>
        <table:table-row table:style-name="TableLine1855725072608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10">M</text:span><text:span text:style-name="T229">odelo da Lib do PinPad</text:span></text:p>
            <text:p text:style-name="P741"><text:span text:style-name="T200">(</text:span><text:span text:style-name="T229">Caminho da Biblioteca LIB do PinPad conforme fabricante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71456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7">Porta do PinPad</text:p>
            <text:p text:style-name="P741"><text:span text:style-name="T200">(</text:span><text:span text:style-name="T229">Porta de Comunicação que o PinPad usará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8000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30">P</text:span><text:span text:style-name="T229">inPad </text:span><text:span text:style-name="T230">Lib</text:span></text:p>
            <text:p text:style-name="P741"><text:span text:style-name="T200">(</text:span><text:span text:style-name="T230">Caminh</text:span><text:span text:style-name="T235">o</text:span><text:span text:style-name="T230"> da Lib (biblioteca dinâmica) do </text:span><text:span text:style-name="T229">P</text:span><text:span text:style-name="T230">inPad</text:span><text:span text:style-name="T229">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70304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29">A</text:span><text:span text:style-name="T200">rquivo de Log</text:span></text:p>
            <text:p text:style-name="P741"><text:span text:style-name="T200">(</text:span><text:span text:style-name="T230">Caminho onde será gravado o</text:span><text:span text:style-name="T229"> </text:span><text:span text:style-name="T230">arquivo de Log do sistema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0224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66"><text:span text:style-name="T229">Pr</text:span><text:span text:style-name="T230">ocedimento</text:span></text:p>
            <text:p text:style-name="P741"><text:span text:style-name="T200">(</text:span><text:span text:style-name="T230">Função </text:span><text:span text:style-name="T231">de </text:span><text:span text:style-name="T230">retorno criada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4832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S</text:span><text:span text:style-name="T200">olicita Dados Transação</text:span></text:p>
            <text:p text:style-name="P741"><text:span text:style-name="T200">(</text:span><text:span text:style-name="T230">Função de solicitação de dados da transação sem interação criada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1376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S</text:span><text:span text:style-name="T200">olicita dados do PDV</text:span></text:p>
            <text:p text:style-name="P741"><text:span text:style-name="T200">(</text:span><text:span text:style-name="T230">Função de solicitação de dados com interação com o operador do PDV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71744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594"><text:span text:style-name="T230">I</text:span><text:span text:style-name="T200">mprimir</text:span></text:p>
            <text:p text:style-name="P742"><text:span text:style-name="T219">(</text:span><text:span text:style-name="T230">Função de </text:span><text:span text:style-name="T231">impress</text:span><text:span text:style-name="T230">ão de dados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6272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9">Mostra Menu</text:p>
            <text:p text:style-name="P742"><text:span text:style-name="T219">(</text:span><text:span text:style-name="T230">Função d</text:span><text:span text:style-name="T231">e</text:span><text:span text:style-name="T230"> </text:span><text:span text:style-name="T231">visualização do menu pelo operador do PDV, 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  <table:table-row table:style-name="TableLine1855725065696">
          <table:table-cell table:style-name="Tabela20.B13" office:value-type="string">
            <text:p text:style-name="P437">Saída</text:p>
          </table:table-cell>
          <table:table-cell table:style-name="Tabela20.B13" office:value-type="string">
            <text:p text:style-name="P439">Mensagem para o operador</text:p>
            <text:p text:style-name="P742"><text:span text:style-name="T219">(</text:span><text:span text:style-name="T230">Função de </text:span><text:span text:style-name="T231">mensagem a ser exibida </text:span><text:soft-page-break/><text:span text:style-name="T231">no PDV para o operador, função criada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8">Texto</text:p>
          </table:table-cell>
        </table:table-row>
      </table:table>
      <text:p text:style-name="P118"><text:span text:style-name="T206">O retorno da função d</text:span><text:span text:style-name="T205">evolve um inteiro, retorno diferente de 0 indica erro.</text:span></text:p>
      <text:p text:style-name="P199"/>
      <text:p text:style-name="P188"/>
      <text:p text:style-name="P102">1.1.6.1 – LOGIN</text:p>
      <text:p text:style-name="P102"/>
      <text:p text:style-name="P209"><text:tab/><text:span text:style-name="T302">Para </text:span><text:span text:style-name="T301">logar o PDV no Open-Tef</text:span><text:span text:style-name="T302"> </text:span><text:span text:style-name="T303">deve usar a </text:span><text:span text:style-name="T300">função </text:span><text:span text:style-name="T277">“</text:span><text:span text:style-name="T304">login</text:span><text:span text:style-name="T277">” </text:span><text:span text:style-name="T303">da lib tef_lib</text:span><text:span text:style-name="T277">.</text:span><text:span text:style-name="T303">dll ou tef_lib.so dependendo só sistema operacional.</text:span></text:p>
      <text:p text:style-name="P193"><text:tab/></text:p>
      <text:p text:style-name="P90"><text:span text:style-name="T208"><text:tab/></text:span><text:span text:style-name="T229">Esta função tem a seguinte estrutura:</text:span></text:p>
      <text:p text:style-name="P211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29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92">Entrada/Saída</text:p>
          </table:table-cell>
          <table:table-cell table:style-name="Tabela21.A2" office:value-type="string">
            <text:p text:style-name="P592">Descrição</text:p>
          </table:table-cell>
          <table:table-cell table:style-name="Tabela21.C2" office:value-type="string">
            <text:p text:style-name="P581">Tipo de Dados</text:p>
          </table:table-cell>
        </table:table-row>
        <table:table-row table:style-name="TableLine1855725067424">
          <table:table-cell table:style-name="Tabela21.B6" office:value-type="string">
            <text:p text:style-name="P425">Saída</text:p>
          </table:table-cell>
          <table:table-cell table:style-name="Tabela21.B6" office:value-type="string">
            <text:p text:style-name="P595"><text:span text:style-name="T229">H</text:span><text:span text:style-name="T200">ost</text:span></text:p>
            <text:p text:style-name="P743"><text:span text:style-name="T200">(</text:span><text:span text:style-name="T232">Host de Acesso</text:span><text:span text:style-name="T219">)</text:span></text:p>
          </table:table-cell>
          <table:table-cell table:style-name="Tabela21.C6" office:value-type="string">
            <text:p text:style-name="P280">Texto</text:p>
          </table:table-cell>
        </table:table-row>
        <table:table-row table:style-name="TableLine1855724525456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67"><text:span text:style-name="T229">P</text:span><text:span text:style-name="T233">orta</text:span></text:p>
            <text:p text:style-name="P743"><text:span text:style-name="T200">(</text:span><text:span text:style-name="T233">Porta de Acesso</text:span><text:span text:style-name="T219">)</text:span></text:p>
          </table:table-cell>
          <table:table-cell table:style-name="Tabela21.C6" office:value-type="string">
            <text:p text:style-name="P279">Texto</text:p>
          </table:table-cell>
        </table:table-row>
        <table:table-row table:style-name="TableLine1855724522000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96"><text:span text:style-name="T229">C</text:span><text:span text:style-name="T200">have de Acesso</text:span></text:p>
            <text:p text:style-name="P743"><text:span text:style-name="T200">(</text:span><text:span text:style-name="T233">Chave Validadora do PDV</text:span><text:span text:style-name="T219">)</text:span></text:p>
          </table:table-cell>
          <table:table-cell table:style-name="Tabela21.C6" office:value-type="string">
            <text:p text:style-name="P279">Texto</text:p>
          </table:table-cell>
        </table:table-row>
        <table:table-row table:style-name="TableLine1855724521136">
          <table:table-cell table:style-name="Tabela21.B6" office:value-type="string">
            <text:p text:style-name="P438">Saída</text:p>
          </table:table-cell>
          <table:table-cell table:style-name="Tabela21.B6" office:value-type="string">
            <text:p text:style-name="P596"><text:span text:style-name="T233">V</text:span><text:span text:style-name="T200">ersão da Mensagem</text:span></text:p>
            <text:p text:style-name="P743"><text:span text:style-name="T200">(</text:span><text:span text:style-name="T233">Número da versão da mensageira</text:span><text:span text:style-name="T219">)</text:span></text:p>
          </table:table-cell>
          <table:table-cell table:style-name="Tabela21.C6" office:value-type="string">
            <text:p text:style-name="P281">Inteiro</text:p>
          </table:table-cell>
        </table:table-row>
      </table:table>
      <text:p text:style-name="P103"/>
      <text:p text:style-name="P102"/>
      <text:p text:style-name="P102">1.1.6.2 – ATUALIZAÇÃO DE TABELA<text:span text:style-name="T6">(EMV)</text:span></text:p>
      <text:p text:style-name="P102"/>
      <text:p text:style-name="P102"/>
      <text:p text:style-name="P102">1.1.6.3 – VERIFICAÇÃO DE VERSÃO</text:p>
      <text:p text:style-name="P102"/>
      <text:p text:style-name="P249"><text:tab/><text:tab/></text:p>
      <text:p text:style-name="P104">1.1.7 – FUNÇÕES DO PDV USADA PELO OPEN-TEF</text:p>
      <text:p text:style-name="P249"/>
      <text:p text:style-name="P249"><text:tab/><text:span text:style-name="T258">Funções Necessárias para </text:span><text:span text:style-name="T259">a integração com o </text:span><text:span text:style-name="T258">Open-Tef.</text:span></text:p>
      <text:p text:style-name="P249"/>
      <text:p text:style-name="P249"/>
      <text:p text:style-name="P105">1.1.7.1 – IMPRESSÃO</text:p>
      <text:p text:style-name="P247"/>
      <text:p text:style-name="P248"><text:tab/><text:span text:style-name="T258">A Função imprimi o texto e d</text:span><text:span text:style-name="T199">eve ter a seguinte estrutura: </text:span></text:p>
      <text:p text:style-name="P248"/>
      <text:p text:style-name="P248"/>
      <text:p text:style-name="P248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85">Entrada/Saída</text:p>
          </table:table-cell>
          <table:table-cell table:style-name="Tabela12.A2" office:value-type="string">
            <text:p text:style-name="P585">Descrição</text:p>
          </table:table-cell>
          <table:table-cell table:style-name="Tabela12.C2" office:value-type="string">
            <text:p text:style-name="P574">Tipo de Dados</text:p>
          </table:table-cell>
        </table:table-row>
        <table:table-row table:style-name="TableLine1855724524304">
          <table:table-cell table:style-name="Tabela12.B3" office:value-type="string">
            <text:p text:style-name="P419">Saída</text:p>
          </table:table-cell>
          <table:table-cell table:style-name="Tabela12.B3" office:value-type="string">
            <text:p text:style-name="P558"><text:span text:style-name="T210">M</text:span><text:span text:style-name="T200">ensagem a ser impressa</text:span></text:p>
            <text:p text:style-name="P733"><text:span text:style-name="T200">(</text:span><text:span text:style-name="T218">Mensagem a ser impressa seguir estrutura de montagem conforme o tópico 5.2 </text:span><text:span text:style-name="T219">(impressão</text:span><text:span text:style-name="T200">)</text:span><text:span text:style-name="T219">)</text:span></text:p>
          </table:table-cell>
          <table:table-cell table:style-name="Tabela12.C3" office:value-type="string">
            <text:p text:style-name="P268">Texto</text:p>
          </table:table-cell>
        </table:table-row>
      </table:table>
      <text:p text:style-name="P207"/>
      <text:p text:style-name="P748"><text:span text:style-name="T200">O retorno da função d</text:span><text:span text:style-name="T205">evolve um inteiro, retorno diferente de 0 indica erro.</text:span></text:p>
      <text:p text:style-name="P242"/>
      <text:p text:style-name="P244">Exemplo em pascal</text:p>
      <text:p text:style-name="P244"><text:soft-page-break/></text:p>
      <text:p text:style-name="P244"><text:span text:style-name="T283"><text:tab/></text:span><text:span text:style-name="T284">function imprime(VP_Dados: PChar): integer; stdcall;</text:span></text:p>
      <text:p text:style-name="P764"><text:tab/>begin</text:p>
      <text:p text:style-name="P764"><text:tab/> <text:s text:c="3"/>Result := 1;</text:p>
      <text:p text:style-name="P764"><text:tab/><text:tab/><text:span text:style-name="T55">// imprime o texto VP_Dados de acordo com a sua impressora</text:span></text:p>
      <text:p text:style-name="P764"><text:tab/> <text:s text:c="3"/>Result := 0;</text:p>
      <text:p text:style-name="P765"><text:tab/>end;</text:p>
      <text:p text:style-name="P247"/>
      <text:p text:style-name="P247"/>
      <text:p text:style-name="P104">1.1.7.2 – <text:span text:style-name="T258">Função Mostra Menu</text:span></text:p>
      <text:p text:style-name="P249"/>
      <text:p text:style-name="P251"><text:tab/><text:span text:style-name="T259">Esta função cria o menu </text:span><text:span text:style-name="T274">dinamicamente para o operador do</text:span><text:span text:style-name="T259"> PDV.</text:span></text:p>
      <text:p text:style-name="P251"/>
      <text:p text:style-name="P252"><text:span text:style-name="T259"><text:s/><text:tab/></text:span><text:span text:style-name="T282">A função deve ter a seguinte estrutura:</text:span></text:p>
      <text:p text:style-name="P252"/>
      <text:p text:style-name="P252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86">Entrada/Saída</text:p>
          </table:table-cell>
          <table:table-cell table:style-name="Tabela13.A2" office:value-type="string">
            <text:p text:style-name="P586">Descrição</text:p>
          </table:table-cell>
          <table:table-cell table:style-name="Tabela13.C2" office:value-type="string">
            <text:p text:style-name="P575">Tipo de Dados</text:p>
          </table:table-cell>
        </table:table-row>
        <table:table-row table:style-name="TableLine1855724526896">
          <table:table-cell table:style-name="Tabela13.B3" office:value-type="string">
            <text:p text:style-name="P420">Saída</text:p>
          </table:table-cell>
          <table:table-cell table:style-name="Tabela13.B3" office:value-type="string">
            <text:p text:style-name="P559"><text:span text:style-name="T219">Estrutura da </text:span><text:span text:style-name="T210">M</text:span><text:span text:style-name="T200">ensagem</text:span></text:p>
            <text:p text:style-name="P734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3.C3" office:value-type="string">
            <text:p text:style-name="P269">Texto</text:p>
          </table:table-cell>
        </table:table-row>
        <table:table-row table:style-name="Tabela13.4">
          <table:table-cell table:style-name="Tabela13.A4" office:value-type="string">
            <text:p text:style-name="P410">Entrada/Saída</text:p>
          </table:table-cell>
          <table:table-cell table:style-name="Tabela13.A4" office:value-type="string">
            <text:p text:style-name="P560"><text:span text:style-name="T219">Estrutura da </text:span><text:span text:style-name="T210">M</text:span><text:span text:style-name="T200">ensagem</text:span></text:p>
            <text:p text:style-name="P735"><text:span text:style-name="T200">(</text:span><text:span text:style-name="T238">Retorna</text:span><text:span text:style-name="T219"> o Texto conforme a estrutura da “mensagem”</text:span><text:span text:style-name="T218"> </text:span><text:span text:style-name="T219">encontrada</text:span><text:span text:style-name="T218"> o tópico 5 </text:span><text:span text:style-name="T220">deste manual</text:span><text:span text:style-name="T219">)</text:span></text:p>
          </table:table-cell>
          <table:table-cell table:style-name="Tabela13.C4" office:value-type="string">
            <text:p text:style-name="P413">Texto</text:p>
          </table:table-cell>
        </table:table-row>
      </table:table>
      <text:p text:style-name="P252"/>
      <text:p text:style-name="P749"><text:span text:style-name="T200">O retorno da função d</text:span><text:span text:style-name="T205">evolve um inteiro, retorno diferente de 0 indica erro.</text:span></text:p>
      <text:p text:style-name="P252"/>
      <text:p text:style-name="P729">Necessário usar as funções de mensagem para tratar o menu ou desenvolver esse tratamento segundo a estrutura apontada no tópico 5 desse manual</text:p>
      <text:p text:style-name="P729"/>
      <text:p text:style-name="P256">Exemplo em Pascal</text:p>
      <text:p text:style-name="P256"/>
      <text:p text:style-name="P257"><text:tab/>function mostramenu(VP_Menu: PChar; var VO_Botao: PChar): integer; stdcall;</text:p>
      <text:p text:style-name="P258"><text:tab/><text:span text:style-name="T287">//</text:span><text:span text:style-name="T288">Cria as variáveis</text:span></text:p>
      <text:p text:style-name="P258"><text:tab/>var</text:p>
      <text:p text:style-name="P257"><text:tab/> <text:s text:c="3"/>VL_btn: TMButton;</text:p>
      <text:p text:style-name="P257"><text:tab/> <text:s text:c="3"/>VL_I: integer;</text:p>
      <text:p text:style-name="P257"><text:tab/> <text:s text:c="3"/>VL_Tag: PChar;</text:p>
      <text:p text:style-name="P257"><text:tab/> <text:s text:c="3"/>VL_Dados: PChar;</text:p>
      <text:p text:style-name="P257"><text:tab/> <text:s text:c="3"/>VL_MenuVenda: TF_MenuVenda;</text:p>
      <text:p text:style-name="P257"><text:tab/>begin</text:p>
      <text:p text:style-name="P257"><text:tab/><text:span text:style-name="T288">//carrega as variáveis</text:span></text:p>
      <text:p text:style-name="P257"><text:tab/> <text:s text:c="3"/>Result := 0;</text:p>
      <text:p text:style-name="P257"><text:tab/> <text:s text:c="3"/>VL_Tag := '';</text:p>
      <text:p text:style-name="P257"><text:tab/> <text:s text:c="3"/>VL_Dados := '';</text:p>
      <text:p text:style-name="P260"><text:tab/> <text:s text:c="3"/><text:span text:style-name="T288">//Esta função </text:span><text:span text:style-name="T289">envia e retorna</text:span><text:span text:style-name="T288"> a mensage</text:span><text:span text:style-name="T289">ns</text:span><text:span text:style-name="T288"> de </text:span><text:span text:style-name="T289">texto</text:span><text:span text:style-name="T288"> (estrutura de mensagem tópico 5)</text:span><text:span text:style-name="T289">conforme sua estrutura.</text:span></text:p>
      <text:p text:style-name="P257"><text:tab/> <text:s text:c="3"/>F_MensagemCarregaTags(F_Mensagem, VP_Menu);</text:p>
      <text:p text:style-name="P261"><text:tab/> <text:s/><text:span text:style-name="T289"><text:s/>//cria o formulário do menu com o bo</text:span><text:span text:style-name="T290">tão</text:span><text:span text:style-name="T289"> </text:span><text:span text:style-name="T290">Cancela Tag=0030 conforme tabela de tag do tópico 4.2</text:span></text:p>
      <text:p text:style-name="P261"><text:tab/> <text:s text:c="2"/>VL_MenuVenda := TF_MenuVenda.Create(F_Principal);</text:p>
      <text:p text:style-name="P257"><text:tab/> <text:s text:c="3"/>VL_MenuVenda.Height:=170;</text:p>
      <text:p text:style-name="P257"><text:tab/> <text:s text:c="3"/>VL_btn := TMButton.Create(VL_MenuVenda.PBotao);</text:p>
      <text:p text:style-name="P257"><text:tab/> <text:s text:c="3"/>VL_btn.V_tag := '0030';</text:p>
      <text:p text:style-name="P257"><text:tab/> <text:s text:c="3"/>VL_btn.Caption := 'Cancela';</text:p>
      <text:p text:style-name="P257"><text:tab/> <text:s text:c="3"/>VL_btn.Align := alTop;</text:p>
      <text:p text:style-name="P257"><text:tab/> <text:s text:c="3"/>VL_btn.Height := 20;</text:p>
      <text:p text:style-name="P257"><text:tab/> <text:s text:c="3"/>VL_btn.BorderSpacing.Around := 20;</text:p>
      <text:p text:style-name="P257"><text:soft-page-break/><text:tab/> <text:s text:c="3"/>VL_btn.Parent := VL_MenuVenda.PBotao;</text:p>
      <text:p text:style-name="P257"><text:tab/> <text:s text:c="3"/>VL_btn.TabOrder := 0;</text:p>
      <text:p text:style-name="P257"><text:tab/> <text:s text:c="3"/>VL_btn.OnClick := @F_Principal.CliqueDoBotao;</text:p>
      <text:p text:style-name="P257"/>
      <text:p text:style-name="P258"><text:tab/><text:span text:style-name="T288">//Executa um Loop até o tamanho da mensagem que a função </text:span></text:p>
      <text:p text:style-name="P768"><text:tab/>F_MensagemTagCount( mensagem conforme estrutura descrita no tópico 5 deste manual) para montar os botões<text:tab/></text:p>
      <text:p text:style-name="P258"><text:tab/> <text:s text:c="3"/></text:p>
      <text:p text:style-name="P258"><text:tab/>for VL_I := 1 to F_MensagemTagCount(F_Mensagem) do</text:p>
      <text:p text:style-name="P257"><text:tab/> <text:s text:c="3"/>begin</text:p>
      <text:p text:style-name="P259"><text:tab/> <text:s text:c="6"/><text:span text:style-name="T288"><text:s/>//Esta função carrega da mensagem de retorno (estrutura de mensagem tópico 5)na posição X uma determinada </text:span></text:p>
      <text:p text:style-name="P769"><text:tab/> <text:s text:c="9"/>TAG (VL_Tag(verificar tabela de Tag tópico 4.2)) e os dados nela contida como parâmetro de retorno (VL_Dados). </text:p>
      <text:p text:style-name="P769"/>
      <text:p text:style-name="P258"><text:tab/> <text:s text:c="7"/>F_MensagemGetTagIdx(F_Mensagem, VL_i, VL_Tag, VL_Dados);</text:p>
      <text:p text:style-name="P257"><text:tab/> <text:s text:c="7"/>if VL_Tag &lt;&gt; '0030' then</text:p>
      <text:p text:style-name="P257"><text:tab/> <text:s text:c="7"/>begin</text:p>
      <text:p text:style-name="P257"><text:tab/><text:tab/><text:span text:style-name="T288">//adiciona os botões com suas tags correspondentes conforme retorno do Open-Tef</text:span></text:p>
      <text:p text:style-name="P257"><text:tab/> <text:s text:c="11"/>VL_btn := TMButton.Create(VL_MenuVenda.PBotao);</text:p>
      <text:p text:style-name="P257"><text:tab/> <text:s text:c="11"/>F_MensagemGetTagIdx(F_Mensagem, VL_i, VL_Tag, VL_Dados);</text:p>
      <text:p text:style-name="P257"><text:tab/> <text:s text:c="11"/>VL_btn.V_tag := VL_tag;</text:p>
      <text:p text:style-name="P257"><text:tab/> <text:s text:c="11"/>VL_btn.Caption := VL_Dados;</text:p>
      <text:p text:style-name="P257"><text:tab/> <text:s text:c="11"/>VL_btn.Align := alTop;</text:p>
      <text:p text:style-name="P257"><text:tab/> <text:s text:c="11"/>VL_btn.Height := 20;</text:p>
      <text:p text:style-name="P257"><text:tab/> <text:s text:c="11"/>VL_btn.BorderSpacing.Around := 20;</text:p>
      <text:p text:style-name="P257"><text:tab/> <text:s text:c="11"/>VL_btn.Parent := VL_MenuVenda.PBotao;</text:p>
      <text:p text:style-name="P257"><text:tab/> <text:s text:c="11"/>VL_btn.TabOrder := 0;</text:p>
      <text:p text:style-name="P257"><text:tab/> <text:s text:c="11"/>VL_MenuVenda.Height := VL_MenuVenda.Height + 40;</text:p>
      <text:p text:style-name="P257"><text:tab/> <text:s text:c="11"/>VL_btn.OnClick := @F_Principal.CliqueDoBotao;</text:p>
      <text:p text:style-name="P257"><text:tab/> <text:s text:c="7"/>end;</text:p>
      <text:p text:style-name="P257"><text:tab/> <text:s text:c="3"/>end;</text:p>
      <text:p text:style-name="P257"><text:tab/> <text:s text:c="3"/>VL_MenuVenda.Height := VL_MenuVenda.Height + 40;</text:p>
      <text:p text:style-name="P257"><text:tab/> <text:s text:c="3"/>F_Principal.MStatus.Lines.Add('TransacaoID:' + F_MensagemComandoDados(F_Mensagem));</text:p>
      <text:p text:style-name="P257"><text:tab/> <text:s text:c="3"/>VL_MenuVenda.ShowModal;</text:p>
      <text:p text:style-name="P257"><text:tab/> <text:s text:c="3"/>VO_Botao := StrAlloc(Length(VL_MenuVenda.V_Botao) + 1);</text:p>
      <text:p text:style-name="P257"><text:tab/> <text:s text:c="3"/>StrPCopy(VO_Botao, VL_MenuVenda.V_Botao);</text:p>
      <text:p text:style-name="P257"><text:tab/> <text:s text:c="3"/>VL_MenuVenda.Free;</text:p>
      <text:p text:style-name="P257"><text:tab/>end;</text:p>
      <text:p text:style-name="P257"/>
      <text:p text:style-name="P751">Funções complementares do exemplo citado</text:p>
      <text:p text:style-name="P751"/>
      <text:p text:style-name="P87"><text:span text:style-name="T201">Para </text:span><text:span text:style-name="T223">carregar as funções de </text:span><text:span text:style-name="T292">F_MensagemCarregaTags, </text:span><text:span text:style-name="T293">F_MensagemTagCount</text:span><text:span text:style-name="T224">, </text:span><text:span text:style-name="T294">F_</text:span><text:span text:style-name="T293">MensagemGetTagIdx</text:span><text:span text:style-name="T201"> </text:span><text:span text:style-name="T208">deve usar a</text:span><text:span text:style-name="T225">s</text:span><text:span text:style-name="T208"> </text:span><text:span text:style-name="T225">funções</text:span><text:span text:style-name="T208"> </text:span><text:span text:style-name="T202">“mensagemcarregatags, </text:span><text:span text:style-name="T224">mensagemtagcount </text:span><text:span text:style-name="T223">e </text:span><text:span text:style-name="T224">mensagemgettagidx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751"/>
      <text:p text:style-name="P751"/>
      <text:p text:style-name="P753">A estrutura da função F_ <text:span text:style-name="T292">MensagemCarregaTags</text:span><text:span text:style-name="T224"> </text:span><text:span text:style-name="T200">deve conter os seguintes parâmetros:</text:span></text:p>
      <text:p text:style-name="P212"/>
      <text:p text:style-name="P212"/>
      <text:p text:style-name="P21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25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88">Entrada/Saída</text:p>
          </table:table-cell>
          <table:table-cell table:style-name="Tabela16.A2" office:value-type="string">
            <text:p text:style-name="P588">Descrição</text:p>
          </table:table-cell>
          <table:table-cell table:style-name="Tabela16.C2" office:value-type="string">
            <text:p text:style-name="P577">Tipo de Dados</text:p>
          </table:table-cell>
        </table:table-row>
        <table:table-row table:style-name="TableLine1855725469728">
          <table:table-cell table:style-name="Tabela16.B4" office:value-type="string">
            <text:p text:style-name="P422">Saída</text:p>
          </table:table-cell>
          <table:table-cell table:style-name="Tabela16.B4" office:value-type="string">
            <text:p text:style-name="P563"><text:span text:style-name="T219">Estrutura da </text:span><text:span text:style-name="T210">M</text:span><text:span text:style-name="T200">ensagem </text:span><text:span text:style-name="T225">(Estrutura da Tag)</text:span></text:p>
            <text:p text:style-name="P738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1">Texto</text:p>
          </table:table-cell>
        </table:table-row>
        <table:table-row table:style-name="TableLine1855725469152">
          <table:table-cell table:style-name="Tabela16.B4" office:value-type="string">
            <text:p text:style-name="P431">Saída</text:p>
          </table:table-cell>
          <table:table-cell table:style-name="Tabela16.B4" office:value-type="string">
            <text:p text:style-name="P434"><text:span text:style-name="T295">Retorno estruturado </text:span><text:span text:style-name="T313">da Mensagem</text:span><text:span text:style-name="T295"> (Estrutura da Tag)</text:span></text:p>
            <text:p text:style-name="P739"><text:span text:style-name="T200">(</text:span><text:span text:style-name="T236">Retorna</text:span><text:span text:style-name="T219"> </text:span><text:span text:style-name="T236">o</text:span><text:span text:style-name="T219">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3">Texto</text:p>
          </table:table-cell>
        </table:table-row>
      </table:table>
      <text:p text:style-name="P750"><text:soft-page-break/><text:span text:style-name="T200">O retorno da função d</text:span><text:span text:style-name="T205">evolve um inteiro, retorno diferente de 0 indica erro.</text:span></text:p>
      <text:p text:style-name="P253"/>
      <text:p text:style-name="P754">A estrutura da função F_ <text:span text:style-name="T293">MensagemGetTagIdx</text:span><text:span text:style-name="T224"> </text:span><text:span text:style-name="T200">deve conter os seguintes parâmetros:</text:span></text:p>
      <text:p text:style-name="P213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89">Entrada/Saída</text:p>
          </table:table-cell>
          <table:table-cell table:style-name="Tabela17.A2" office:value-type="string">
            <text:p text:style-name="P589">Descrição</text:p>
          </table:table-cell>
          <table:table-cell table:style-name="Tabela17.C2" office:value-type="string">
            <text:p text:style-name="P578">Tipo de Dados</text:p>
          </table:table-cell>
        </table:table-row>
        <table:table-row table:style-name="TableLine1855725478944">
          <table:table-cell table:style-name="Tabela17.B6" office:value-type="string">
            <text:p text:style-name="P432">Saída</text:p>
          </table:table-cell>
          <table:table-cell table:style-name="Tabela17.B6" office:value-type="string">
            <text:p text:style-name="P564"><text:span text:style-name="T219">Estrutura da </text:span><text:span text:style-name="T210">M</text:span><text:span text:style-name="T200">ensagem </text:span><text:span text:style-name="T225">(Estrutura da Tag)</text:span></text:p>
            <text:p text:style-name="P739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3">Texto</text:p>
          </table:table-cell>
        </table:table-row>
        <table:table-row table:style-name="TableLine1855725468288">
          <table:table-cell table:style-name="Tabela17.B6" office:value-type="string">
            <text:p text:style-name="P435">Saída</text:p>
          </table:table-cell>
          <table:table-cell table:style-name="Tabela17.B6" office:value-type="string">
            <text:p text:style-name="P435">Valor inicial do texto na estrutura da mensagem</text:p>
          </table:table-cell>
          <table:table-cell table:style-name="Tabela17.C6" office:value-type="string">
            <text:p text:style-name="P273">Inteiro</text:p>
          </table:table-cell>
        </table:table-row>
        <table:table-row table:style-name="TableLine1855725470304">
          <table:table-cell table:style-name="Tabela17.B6" office:value-type="string">
            <text:p text:style-name="P435">Entrada/Saída</text:p>
          </table:table-cell>
          <table:table-cell table:style-name="Tabela17.B6" office:value-type="string">
            <text:p text:style-name="P435">Tag de Retorno da estrutura da mensagem</text:p>
            <text:p text:style-name="P739"><text:span text:style-name="T226">(Verificar a Tag correspondente conforme a tabela de Tag do tópico 4.2</text:span><text:span text:style-name="T218">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3">Texto</text:p>
          </table:table-cell>
        </table:table-row>
        <table:table-row table:style-name="TableLine1855725481824">
          <table:table-cell table:style-name="Tabela17.B6" office:value-type="string">
            <text:p text:style-name="P435">Entrada/Saída</text:p>
          </table:table-cell>
          <table:table-cell table:style-name="Tabela17.B6" office:value-type="string">
            <text:p text:style-name="P431">Dados <text:span text:style-name="T295">Contido na Tag </text:span>de <text:span text:style-name="T295">Retorno </text:span></text:p>
          </table:table-cell>
          <table:table-cell table:style-name="Tabela17.C6" office:value-type="string">
            <text:p text:style-name="P273">Texto</text:p>
          </table:table-cell>
        </table:table-row>
      </table:table>
      <text:p text:style-name="P750"><text:span text:style-name="T200">O retorno da função d</text:span><text:span text:style-name="T205">evolve um inteiro, retorno diferente de 0 indica erro.</text:span></text:p>
      <text:p text:style-name="P253"/>
      <text:p text:style-name="P253"/>
      <text:p text:style-name="P754">A estrutura da função F_ <text:span text:style-name="T293">MensagemTagCount</text:span><text:span text:style-name="T224"> </text:span><text:span text:style-name="T200">deve conter os seguintes parâmetros:</text:span></text:p>
      <text:p text:style-name="P213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89">Entrada/Saída</text:p>
          </table:table-cell>
          <table:table-cell table:style-name="Tabela18.A2" office:value-type="string">
            <text:p text:style-name="P589">Descrição</text:p>
          </table:table-cell>
          <table:table-cell table:style-name="Tabela18.C2" office:value-type="string">
            <text:p text:style-name="P578">Tipo de Dados</text:p>
          </table:table-cell>
        </table:table-row>
        <table:table-row table:style-name="TableLine1855725475488">
          <table:table-cell table:style-name="Tabela18.B3" office:value-type="string">
            <text:p text:style-name="P432">Saída</text:p>
          </table:table-cell>
          <table:table-cell table:style-name="Tabela18.B3" office:value-type="string">
            <text:p text:style-name="P568"><text:span text:style-name="T219">Estrutura da </text:span><text:span text:style-name="T210">M</text:span><text:span text:style-name="T200">ensagem </text:span><text:span text:style-name="T225">(Estrutura da Tag)</text:span></text:p>
            <text:p text:style-name="P744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8.C3" office:value-type="string">
            <text:p text:style-name="P273">Texto</text:p>
          </table:table-cell>
        </table:table-row>
      </table:table>
      <text:p text:style-name="P750"><text:span text:style-name="T200">O retorno da função d</text:span><text:span text:style-name="T205">evolve um inteiro </text:span><text:span text:style-name="T236">correspondente ao tamanho da Tag.</text:span></text:p>
      <text:p text:style-name="P253"/>
      <text:p text:style-name="P254"><text:span text:style-name="T45">1.1.7.</text:span><text:span text:style-name="T49">3</text:span><text:span text:style-name="T45"> – </text:span><text:span text:style-name="T50">Função </text:span><text:span text:style-name="T49">Mensagem para o Operador</text:span></text:p>
      <text:p text:style-name="P106"/>
      <text:p text:style-name="P174"><text:tab/><text:span text:style-name="T260">Esta função exibe Mensagem para o Operador do Frente de Caixa </text:span><text:span text:style-name="T261">e deve ter a seguinte estrutura: </text:span></text:p>
      <text:p text:style-name="P174"/>
      <text:p text:style-name="P174"/>
      <text:p text:style-name="P174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87">Entrada/Saída</text:p>
          </table:table-cell>
          <table:table-cell table:style-name="Tabela14.A2" office:value-type="string">
            <text:p text:style-name="P587">Descrição</text:p>
          </table:table-cell>
          <table:table-cell table:style-name="Tabela14.C2" office:value-type="string">
            <text:p text:style-name="P576">Tipo de Dados</text:p>
          </table:table-cell>
        </table:table-row>
        <table:table-row table:style-name="TableLine1855725482112">
          <table:table-cell table:style-name="Tabela14.B3" office:value-type="string">
            <text:p text:style-name="P421">Saída</text:p>
          </table:table-cell>
          <table:table-cell table:style-name="Tabela14.B3" office:value-type="string">
            <text:p text:style-name="P561"><text:span text:style-name="T210">M</text:span><text:span text:style-name="T200">ensagem a ser </text:span><text:span text:style-name="T221">exibida</text:span></text:p>
            <text:p text:style-name="P736"><text:span text:style-name="T200">(</text:span><text:span text:style-name="T218">Mensagem a ser </text:span><text:span text:style-name="T221">exibida</text:span><text:span text:style-name="T218"> </text:span><text:span text:style-name="T221">ao operador do PDV</text:span><text:span text:style-name="T219">)</text:span></text:p>
          </table:table-cell>
          <table:table-cell table:style-name="Tabela14.C3" office:value-type="string">
            <text:p text:style-name="P270">Texto</text:p>
          </table:table-cell>
        </table:table-row>
      </table:table>
      <text:p text:style-name="P205"/>
      <text:p text:style-name="P205">O retorno da função d<text:span text:style-name="T199">evolve um inteiro, retorno diferente de 0 indica erro.</text:span></text:p>
      <text:p text:style-name="P243"/>
      <text:p text:style-name="P175">Exemplo em pascal</text:p>
      <text:p text:style-name="P175"/>
      <text:p text:style-name="P396"><text:tab/>function mensagemoperador(VP_Dados: PChar): integer; stdcall;</text:p>
      <text:p text:style-name="P396"><text:tab/>begin</text:p>
      <text:p text:style-name="P396"><text:soft-page-break/><text:tab/> <text:s text:c="3"/>Result := <text:span text:style-name="T261">1</text:span>;</text:p>
      <text:p text:style-name="P396"><text:tab/><text:tab/><text:span text:style-name="T55">// </text:span><text:span text:style-name="T59">mostra o texto </text:span><text:span text:style-name="T55">VP_Dados </text:span><text:span text:style-name="T59">para o operador, no exemplo como caixa de mensagem</text:span></text:p>
      <text:p text:style-name="P396"><text:tab/> <text:s text:c="3"/>ShowMessage(VP_Dados); </text:p>
      <text:p text:style-name="P396"><text:tab/> <text:s text:c="3"/>Result := 0;</text:p>
      <text:p text:style-name="P396"><text:tab/>end;</text:p>
      <text:p text:style-name="P107"/>
      <text:p text:style-name="P107"/>
      <text:p text:style-name="P107">1.1.7.<text:span text:style-name="T262">4</text:span> – <text:span text:style-name="T258">Função </text:span><text:span text:style-name="T262">Solicita Dados do Pdv</text:span></text:p>
      <text:p text:style-name="P107"/>
      <text:p text:style-name="P174"><text:tab/><text:span text:style-name="T262">Esta função pega as solicitações enviadas do PDV e trata o seu retorno, a função solicita dados do PDV dev</text:span><text:span text:style-name="T285">e</text:span><text:span text:style-name="T262"> ter a seguinte estrutura: </text:span><text:span text:style-name="T259"><text:s/></text:span></text:p>
      <text:p text:style-name="P174"/>
      <text:p text:style-name="P174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87">Entrada/Saída</text:p>
          </table:table-cell>
          <table:table-cell table:style-name="Tabela15.A2" office:value-type="string">
            <text:p text:style-name="P587">Descrição</text:p>
          </table:table-cell>
          <table:table-cell table:style-name="Tabela15.C2" office:value-type="string">
            <text:p text:style-name="P576">Tipo de Dados</text:p>
          </table:table-cell>
        </table:table-row>
        <table:table-row table:style-name="TableLine1855725472608">
          <table:table-cell table:style-name="Tabela15.B3" office:value-type="string">
            <text:p text:style-name="P421">Saída</text:p>
          </table:table-cell>
          <table:table-cell table:style-name="Tabela15.B3" office:value-type="string">
            <text:p text:style-name="P561"><text:span text:style-name="T219">Estrutura da </text:span><text:span text:style-name="T210">M</text:span><text:span text:style-name="T200">ensagem</text:span></text:p>
            <text:p text:style-name="P736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</text:span><text:span text:style-name="T237">n</text:span><text:span text:style-name="T218">o tópico 5 </text:span><text:span text:style-name="T222">deste manual</text:span><text:span text:style-name="T219">)</text:span></text:p>
          </table:table-cell>
          <table:table-cell table:style-name="Tabela15.C3" office:value-type="string">
            <text:p text:style-name="P270">Texto</text:p>
          </table:table-cell>
        </table:table-row>
        <table:table-row table:style-name="Tabela15.4">
          <table:table-cell table:style-name="Tabela15.A4" office:value-type="string">
            <text:p text:style-name="P411">Entrada/Saída</text:p>
          </table:table-cell>
          <table:table-cell table:style-name="Tabela15.A4" office:value-type="string">
            <text:p text:style-name="P561"><text:span text:style-name="T219">Estrutura da </text:span><text:span text:style-name="T210">M</text:span><text:span text:style-name="T200">ensagem </text:span><text:span text:style-name="T222">(Botão)</text:span></text:p>
            <text:p text:style-name="P736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14">Texto</text:p>
          </table:table-cell>
        </table:table-row>
        <table:table-row table:style-name="Tabela15.4">
          <table:table-cell table:style-name="Tabela15.A4" office:value-type="string">
            <text:p text:style-name="P412">Entrada/Saída</text:p>
          </table:table-cell>
          <table:table-cell table:style-name="Tabela15.A4" office:value-type="string">
            <text:p text:style-name="P562"><text:span text:style-name="T219">Estrutura da </text:span><text:span text:style-name="T210">M</text:span><text:span text:style-name="T200">ensagem </text:span><text:span text:style-name="T222">(Dados)</text:span></text:p>
            <text:p text:style-name="P737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15">Texto</text:p>
          </table:table-cell>
        </table:table-row>
      </table:table>
      <text:p text:style-name="P174"/>
      <text:p text:style-name="P206">O retorno da função d<text:span text:style-name="T199">evolve um inteiro, retorno diferente de 0 indica erro.</text:span></text:p>
      <text:p text:style-name="P206"/>
      <text:p text:style-name="P177"><text:span text:style-name="T286">O</text:span> primeir<text:span text:style-name="T286">o</text:span> <text:span text:style-name="T286">parâmetro</text:span> de retorno representa o botão pressionado </text:p>
      <text:p text:style-name="P178"><text:span text:style-name="T286">O</text:span> <text:span text:style-name="T286">segundo</text:span> <text:span text:style-name="T286">parâmetro</text:span> de retorno são os dados retornados da solicitação</text:p>
      <text:p text:style-name="P250"/>
      <text:p text:style-name="P176">Exemplo em Pascal</text:p>
      <text:p text:style-name="P173"><text:tab/></text:p>
      <text:p text:style-name="P399"><text:tab/>function solicitadadospdv(VP_Mensagem: PChar; var VO_Botao, VO_Dados: PChar): integer; stdcall;</text:p>
      <text:p text:style-name="P400"><text:tab/>var</text:p>
      <text:p text:style-name="P400"><text:tab/> <text:s text:c="3"/>VL_btn: TMButton;</text:p>
      <text:p text:style-name="P400"><text:tab/> <text:s text:c="3"/>VL_I: integer;</text:p>
      <text:p text:style-name="P400"><text:tab/> <text:s text:c="3"/>VL_Tag: PChar;</text:p>
      <text:p text:style-name="P400"><text:tab/> <text:s text:c="3"/>VL_Dados: PChar;</text:p>
      <text:p text:style-name="P400"><text:tab/> <text:s text:c="3"/>VL_MenuVenda: TF_MenuVenda;</text:p>
      <text:p text:style-name="P400"><text:tab/> <text:s text:c="3"/>VL_Imagem:String;</text:p>
      <text:p text:style-name="P397"/>
      <text:p text:style-name="P401"><text:tab/><text:span text:style-name="T55">//</text:span><text:span text:style-name="T57">procedimento de conversão de texto para imagem</text:span></text:p>
      <text:p text:style-name="P401"><text:tab/>procedure StrToImagem(Dados: string; var Imagem: Timage);</text:p>
      <text:p text:style-name="P401"><text:tab/>var</text:p>
      <text:p text:style-name="P401"><text:tab/> <text:s text:c="3"/>JP: TJPEGImage;</text:p>
      <text:p text:style-name="P401"><text:tab/> <text:s text:c="3"/>PNG: TPortableNetworkGraphic;</text:p>
      <text:p text:style-name="P401"><text:tab/> <text:s text:c="3"/>BPM: TBitmap;</text:p>
      <text:p text:style-name="P401"><text:tab/> <text:s text:c="3"/>Sm: TStringStream;</text:p>
      <text:p text:style-name="P401"><text:tab/> <text:s text:c="3"/>i: integer;</text:p>
      <text:p text:style-name="P401"><text:tab/> <text:s text:c="3"/>Tipo_Imagem,S, L: string;</text:p>
      <text:p text:style-name="P401"><text:tab/>begin</text:p>
      <text:p text:style-name="P401"><text:tab/> <text:s text:c="3"/>s := '';</text:p>
      <text:p text:style-name="P401"><text:tab/> <text:s text:c="3"/>L := '';</text:p>
      <text:p text:style-name="P401"><text:tab/> <text:s text:c="3"/>Tipo_Imagem:='TI_JPG';</text:p>
      <text:p text:style-name="P401"><text:tab/> <text:s text:c="3"/>if Dados = '' then</text:p>
      <text:p text:style-name="P401"><text:soft-page-break/><text:tab/> <text:s text:c="3"/>begin</text:p>
      <text:p text:style-name="P401"><text:tab/> <text:s text:c="7"/>Imagem.Picture.Graphic := nil;</text:p>
      <text:p text:style-name="P401"><text:tab/> <text:s text:c="7"/>exit;</text:p>
      <text:p text:style-name="P401"><text:tab/> <text:s text:c="3"/>end;</text:p>
      <text:p text:style-name="P401"><text:tab/> <text:s text:c="3"/>for i := 0 to Length(Dados) div 2 - 1 do</text:p>
      <text:p text:style-name="P401"><text:tab/> <text:s text:c="3"/>begin</text:p>
      <text:p text:style-name="P401"><text:tab/> <text:s text:c="7"/>L := copy(Dados, ((1 + i) * 2) - 1, 2);</text:p>
      <text:p text:style-name="P401"><text:tab/> <text:s text:c="7"/>s := s + char(Hex2Dec(L));</text:p>
      <text:p text:style-name="P401"><text:tab/> <text:s text:c="3"/>end;</text:p>
      <text:p text:style-name="P401"><text:tab/> <text:s text:c="2"/>Sm := TStringStream.Create(s);</text:p>
      <text:p text:style-name="P401"><text:tab/> <text:s text:c="3"/>if Length(s) &gt; 5 then</text:p>
      <text:p text:style-name="P401"><text:tab/> <text:s text:c="3"/>begin</text:p>
      <text:p text:style-name="P401"><text:tab/> <text:s text:c="7"/>if ((char(s[2]) = 'P') and (char(s[3]) = 'N') and (char(s[4]) = 'G')) then</text:p>
      <text:p text:style-name="P401"><text:tab/> <text:s text:c="11"/>Tipo_Imagem := 'TI_Png';</text:p>
      <text:p text:style-name="P401"><text:tab/> <text:s text:c="7"/>if ((char(s[1]) = 'B') and (char(s[2]) = 'M')) then</text:p>
      <text:p text:style-name="P401"><text:tab/> <text:s text:c="11"/>Tipo_Imagem := 'TI_BMP';</text:p>
      <text:p text:style-name="P401"><text:tab/> <text:s text:c="3"/>end;</text:p>
      <text:p text:style-name="P397"><text:tab/> <text:s text:c="3"/>if Tipo_Imagem = 'TI_JPG' then</text:p>
      <text:p text:style-name="P397"><text:tab/> <text:s text:c="3"/>begin</text:p>
      <text:p text:style-name="P397"><text:tab/> <text:s text:c="7"/>JP := TJPEGImage.Create;</text:p>
      <text:p text:style-name="P397"><text:tab/> <text:s text:c="7"/>JP.LoadFromStream(Sm);</text:p>
      <text:p text:style-name="P397"><text:tab/> <text:s text:c="7"/>Imagem.Picture.Assign(JP);</text:p>
      <text:p text:style-name="P397"><text:tab/> <text:s text:c="7"/>JP.Free;</text:p>
      <text:p text:style-name="P397"><text:tab/> <text:s text:c="7"/>Sm.Free;</text:p>
      <text:p text:style-name="P397"><text:tab/> <text:s text:c="3"/>end</text:p>
      <text:p text:style-name="P397"><text:tab/> <text:s text:c="3"/>else</text:p>
      <text:p text:style-name="P397"><text:tab/> <text:s text:c="3"/>if Tipo_Imagem = 'TI_Png' then</text:p>
      <text:p text:style-name="P397"><text:tab/> <text:s text:c="3"/>begin</text:p>
      <text:p text:style-name="P397"><text:tab/> <text:s text:c="7"/>PNG := TPortableNetworkGraphic.Create;</text:p>
      <text:p text:style-name="P397"><text:tab/> <text:s text:c="7"/>PNG.LoadFromStream(Sm);</text:p>
      <text:p text:style-name="P397"><text:tab/> <text:s text:c="7"/>Imagem.Picture.Assign(PNG);</text:p>
      <text:p text:style-name="P397"><text:tab/> <text:s text:c="7"/>PNG.Free;</text:p>
      <text:p text:style-name="P397"><text:tab/> <text:s text:c="7"/>Sm.Free;</text:p>
      <text:p text:style-name="P397"><text:tab/> <text:s text:c="3"/>end</text:p>
      <text:p text:style-name="P397"><text:tab/> <text:s text:c="3"/>else</text:p>
      <text:p text:style-name="P397"><text:tab/> <text:s text:c="3"/>if Tipo_Imagem = 'TI_BMP' then</text:p>
      <text:p text:style-name="P397"><text:tab/> <text:s text:c="3"/>begin</text:p>
      <text:p text:style-name="P397"><text:tab/> <text:s text:c="7"/>BPM := TBitmap.Create;</text:p>
      <text:p text:style-name="P397"><text:tab/> <text:s text:c="7"/>BPM.LoadFromStream(Sm);</text:p>
      <text:p text:style-name="P397"><text:tab/> <text:s text:c="7"/>Imagem.Picture.Assign(BPM);</text:p>
      <text:p text:style-name="P397"><text:tab/> <text:s text:c="7"/>BPM.Free;</text:p>
      <text:p text:style-name="P397"><text:tab/> <text:s text:c="7"/>Sm.Free;</text:p>
      <text:p text:style-name="P397"><text:tab/> <text:s text:c="3"/>end;</text:p>
      <text:p text:style-name="P397"><text:tab/>end;</text:p>
      <text:p text:style-name="P398"><text:span text:style-name="T55"><text:tab/>//</text:span><text:span text:style-name="T58">fim do </text:span><text:span text:style-name="T57">procedimento </text:span><text:span text:style-name="T58">de conversão</text:span></text:p>
      <text:p text:style-name="P400"><text:tab/>begin</text:p>
      <text:p text:style-name="P397"><text:tab/> <text:s text:c="3"/>Result := 0;</text:p>
      <text:p text:style-name="P397"><text:tab/> <text:s text:c="3"/>VL_Tag := '';</text:p>
      <text:p text:style-name="P397"><text:tab/> <text:s text:c="3"/>VL_Dados := '';</text:p>
      <text:p text:style-name="P397"><text:tab/> <text:s text:c="2"/><text:span text:style-name="T288">//Verificar exemplo da estrutura da função no tópico 1.1.7.2</text:span></text:p>
      <text:p text:style-name="P397"><text:tab/> <text:s text:c="3"/>F_MensagemCarregaTags(F_Mensagem, VP_Mensagem);</text:p>
      <text:p text:style-name="P397"/>
      <text:p text:style-name="P397"><text:tab/> <text:s text:c="3"/>VL_MenuVenda := TF_MenuVenda.Create(F_Principal);</text:p>
      <text:p text:style-name="P397"><text:tab/> <text:s text:c="3"/>VL_MenuVenda.Height:=100;</text:p>
      <text:p text:style-name="P397"/>
      <text:p text:style-name="P761"><text:tab/> <text:s text:c="4"/>// verifica se veio mensagem a ser mostrada <text:span text:style-name="T314">conforme tabela de tag no tópico 4.2</text:span></text:p>
      <text:p text:style-name="P766"><text:tab/><text:tab/>//Esta função captura os dados de uma determinada Tag conforme sua estrutura.</text:p>
      <text:p text:style-name="P398"><text:tab/> <text:s text:c="3"/>F_MensagemGetTag(F_Mensagem, '00DA', VL_Dados); <text:s text:c="2"/></text:p>
      <text:p text:style-name="P397"><text:tab/> <text:s text:c="3"/>if VL_Dados &lt;&gt; '' then</text:p>
      <text:p text:style-name="P397"><text:tab/> <text:s text:c="3"/>begin</text:p>
      <text:p text:style-name="P397"><text:tab/> <text:s text:c="7"/>VL_MenuVenda.PMensagem.Visible := True;</text:p>
      <text:p text:style-name="P397"><text:tab/> <text:s text:c="7"/>VL_MenuVenda.LMensagem.Caption := VL_Dados;</text:p>
      <text:p text:style-name="P397"><text:tab/> <text:s text:c="7"/>VL_MenuVenda.Height:=VL_MenuVenda.Height+100;</text:p>
      <text:p text:style-name="P397"><text:soft-page-break/><text:tab/> <text:s text:c="3"/>end;</text:p>
      <text:p text:style-name="P397"/>
      <text:p text:style-name="P397"><text:tab/> <text:s text:c="3"/>VL_Dados := '';</text:p>
      <text:p text:style-name="P397"/>
      <text:p text:style-name="P761"><text:tab/> <text:s text:c="2"/>// <text:span text:style-name="T296">verifica se é para capturar </text:span><text:span text:style-name="T314">dados pelo pdv conforme tabela de tag tópico 4.2</text:span></text:p>
      <text:p text:style-name="P767"><text:tab/><text:tab/>//Esta função captura os dados de uma determinada Tag conforme sua estrutura.</text:p>
      <text:p text:style-name="P397"><text:tab/> <text:s text:c="3"/>VL_I := F_MensagemGetTag(F_Mensagem, '0033', VL_Dados); <text:s/></text:p>
      <text:p text:style-name="P397"><text:tab/> <text:s text:c="3"/>if VL_I = 0 then</text:p>
      <text:p text:style-name="P397"><text:tab/> <text:s text:c="3"/>begin</text:p>
      <text:p text:style-name="P397"><text:tab/><text:tab/><text:span text:style-name="T55">//</text:span><text:span text:style-name="T58">tipo ‘M’ é mascarado por ‘*’</text:span></text:p>
      <text:p text:style-name="P397"><text:tab/> <text:s text:c="7"/>if VL_Dados = 'M' then</text:p>
      <text:p text:style-name="P397"><text:tab/> <text:s text:c="11"/>VL_MenuVenda.EDados.PasswordChar := '*';</text:p>
      <text:p text:style-name="P397"><text:tab/> <text:s text:c="7"/>VL_MenuVenda.PDados.Visible := True;</text:p>
      <text:p text:style-name="P397"><text:tab/> <text:s text:c="7"/>VL_MenuVenda.Height:=VL_MenuVenda.Height+80;</text:p>
      <text:p text:style-name="P397"><text:tab/> <text:s text:c="3"/>end;</text:p>
      <text:p text:style-name="P397"/>
      <text:p text:style-name="P397"><text:tab/> <text:s text:c="3"/>VL_Dados := '';</text:p>
      <text:p text:style-name="P397"/>
      <text:p text:style-name="P398"><text:tab/> <text:s text:c="2"/><text:span text:style-name="T55">// </text:span><text:span text:style-name="T60">verifica se veio imagem a ser mostrada </text:span><text:span text:style-name="T61">no pdv conforme tabela de tag tópico 4.2</text:span></text:p>
      <text:p text:style-name="P767"><text:span text:style-name="T60"><text:s text:c="2"/><text:tab/><text:tab/></text:span>//Esta função captura os dados de uma determinada Tag conforme sua estrutura.</text:p>
      <text:p text:style-name="P397"><text:tab/> <text:s text:c="3"/>VL_I := F_MensagemGetTag(F_Mensagem, '002E', VL_Dados); <text:s/></text:p>
      <text:p text:style-name="P397"><text:tab/> <text:s text:c="3"/>if VL_I = 0 then</text:p>
      <text:p text:style-name="P397"><text:tab/> <text:s text:c="3"/>begin</text:p>
      <text:p text:style-name="P397"><text:tab/> <text:s text:c="7"/>VL_Imagem:=VL_Dados;</text:p>
      <text:p text:style-name="P397"><text:tab/> <text:s text:c="7"/>StrToImagem(VL_Imagem,VL_MenuVenda.Imagem);</text:p>
      <text:p text:style-name="P397"><text:tab/> <text:s text:c="7"/>VL_MenuVenda.PImagem.Visible := True;</text:p>
      <text:p text:style-name="P397"><text:tab/> <text:s text:c="7"/>VL_MenuVenda.Height:=VL_MenuVenda.Height+300;</text:p>
      <text:p text:style-name="P397"><text:tab/> <text:s text:c="3"/>end;</text:p>
      <text:p text:style-name="P398"><text:tab/><text:tab/><text:span text:style-name="T55">// Mo</text:span><text:span text:style-name="T58">nta o menu</text:span><text:span text:style-name="T61">(lista de botões)</text:span><text:span text:style-name="T58"> </text:span><text:span text:style-name="T61">no pdv conforme tabela de tag tópico 4.2</text:span></text:p>
      <text:p text:style-name="P767"><text:span text:style-name="T58"><text:tab/><text:tab/></text:span>//Esta função captura os dados de uma determinada Tag conforme sua estrutura.</text:p>
      <text:p text:style-name="P397"><text:tab/> <text:s text:c="3"/>F_MensagemGetTag(F_Mensagem, '00DD', VL_Dados);</text:p>
      <text:p text:style-name="P767"><text:tab/><text:tab/>//Verificar exemplo da estrutura da função no tópico 1.1.7.2</text:p>
      <text:p text:style-name="P397"><text:tab/> <text:s text:c="3"/>F_MensagemCarregaTags(F_Mensagem, VL_Dados);</text:p>
      <text:p text:style-name="P397"><text:tab/><text:tab/><text:span text:style-name="T288">//cria o botão cancela no pdv</text:span></text:p>
      <text:p text:style-name="P397"><text:tab/> <text:s text:c="3"/>VL_btn := TMButton.Create(VL_MenuVenda.PBotao);</text:p>
      <text:p text:style-name="P397"><text:tab/> <text:s text:c="3"/>VL_btn.V_tag := '0030';</text:p>
      <text:p text:style-name="P397"><text:tab/> <text:s text:c="3"/>VL_btn.Caption := 'Cancela';</text:p>
      <text:p text:style-name="P397"><text:tab/> <text:s text:c="3"/>VL_btn.Align := alTop;</text:p>
      <text:p text:style-name="P397"><text:tab/> <text:s text:c="3"/>VL_btn.Height := 20;</text:p>
      <text:p text:style-name="P397"><text:tab/> <text:s text:c="3"/>VL_btn.BorderSpacing.Around := 20;</text:p>
      <text:p text:style-name="P397"><text:tab/> <text:s text:c="3"/>VL_btn.Parent := VL_MenuVenda.PBotao;</text:p>
      <text:p text:style-name="P397"><text:tab/> <text:s text:c="3"/>VL_btn.TabOrder := 0;</text:p>
      <text:p text:style-name="P397"><text:tab/> <text:s text:c="3"/>VL_btn.OnClick := @F_Principal.CliqueDoBotao;</text:p>
      <text:p text:style-name="P767"><text:tab/><text:tab/>//Verificar exemplo da estrutura da função no tópico 1.1.7.2</text:p>
      <text:p text:style-name="P397"><text:tab/> <text:s text:c="3"/>for VL_I := 1 to F_MensagemTagCount(F_Mensagem) do</text:p>
      <text:p text:style-name="P397"><text:tab/> <text:s text:c="3"/>begin</text:p>
      <text:p text:style-name="P402"><text:tab/><text:tab/><text:span text:style-name="T288">//Verificar exemplo da estrutura da função no tópico 1.1.7.2</text:span></text:p>
      <text:p text:style-name="P397"><text:tab/> <text:s text:c="7"/>F_MensagemGetTagIdx(F_Mensagem, VL_i, VL_Tag, VL_Dados);</text:p>
      <text:p text:style-name="P397"><text:tab/> <text:s text:c="7"/>if VL_Tag &lt;&gt; '0030' then</text:p>
      <text:p text:style-name="P397"><text:tab/> <text:s text:c="7"/>begin</text:p>
      <text:p text:style-name="P397"><text:tab/><text:tab/><text:span text:style-name="T288">//monta os demais botões no menu do pdv</text:span></text:p>
      <text:p text:style-name="P397"><text:tab/> <text:s text:c="11"/>VL_btn := TMButton.Create(VL_MenuVenda.Pbotao);</text:p>
      <text:p text:style-name="P767"><text:tab/><text:tab/>//Verificar exemplo da estrutura da função no tópico 1.1.7.2</text:p>
      <text:p text:style-name="P397"><text:tab/> <text:s text:c="11"/>F_MensagemGetTagIdx(F_Mensagem, VL_i, VL_Tag, VL_Dados);</text:p>
      <text:p text:style-name="P397"><text:tab/> <text:s text:c="11"/>VL_btn.V_tag := VL_tag;</text:p>
      <text:p text:style-name="P397"><text:tab/> <text:s text:c="11"/>VL_btn.Caption := VL_Dados;</text:p>
      <text:p text:style-name="P397"><text:tab/> <text:s text:c="11"/>VL_btn.Align := alTop;</text:p>
      <text:p text:style-name="P397"><text:tab/> <text:s text:c="11"/>VL_btn.Height := 20;</text:p>
      <text:p text:style-name="P397"><text:tab/> <text:s text:c="11"/>VL_btn.BorderSpacing.Around := 20;</text:p>
      <text:p text:style-name="P397"><text:tab/> <text:s text:c="11"/>VL_btn.Parent := VL_MenuVenda.PBotao;</text:p>
      <text:p text:style-name="P397"><text:tab/> <text:s text:c="11"/>VL_btn.TabOrder := 0;</text:p>
      <text:p text:style-name="P397"><text:tab/> <text:s text:c="11"/>VL_MenuVenda.Height := VL_MenuVenda.Height + 40;</text:p>
      <text:p text:style-name="P397"><text:tab/> <text:s text:c="11"/>VL_btn.OnClick := @F_Principal.CliqueDoBotao;</text:p>
      <text:p text:style-name="P397"><text:tab/> <text:s text:c="7"/>end;</text:p>
      <text:p text:style-name="P397"><text:soft-page-break/><text:tab/> <text:s text:c="3"/>end;</text:p>
      <text:p text:style-name="P397"><text:tab/> <text:s text:c="3"/>VL_MenuVenda.Height := VL_MenuVenda.Height + 40;</text:p>
      <text:p text:style-name="P397"><text:tab/> <text:s text:c="3"/>F_Principal.MStatus.Lines.Add('TransacaoID:' + F_MensagemComandoDados(F_Mensagem));</text:p>
      <text:p text:style-name="P397"><text:tab/> <text:s text:c="3"/>VL_MenuVenda.ShowModal;</text:p>
      <text:p text:style-name="P397"><text:tab/><text:tab/><text:span text:style-name="T288">//carrega retorno de dados</text:span></text:p>
      <text:p text:style-name="P397"><text:tab/> <text:s text:c="3"/>VO_Dados := StrAlloc(Length(VL_MenuVenda.EDados.Text) + 1);</text:p>
      <text:p text:style-name="P397"><text:tab/> <text:s text:c="3"/>StrPCopy(VO_Dados, VL_MenuVenda.EDados.Text);</text:p>
      <text:p text:style-name="P403"><text:span text:style-name="T288"><text:tab/><text:tab/>//carrega retorno d</text:span><text:span text:style-name="T291">e botões</text:span></text:p>
      <text:p text:style-name="P397"><text:tab/> <text:s text:c="3"/>VO_Botao := StrAlloc(Length(VL_MenuVenda.V_Botao) + 1);</text:p>
      <text:p text:style-name="P397"><text:tab/> <text:s text:c="3"/>StrPCopy(VO_Botao, VL_MenuVenda.V_Botao);</text:p>
      <text:p text:style-name="P397"/>
      <text:p text:style-name="P397"><text:tab/> <text:s text:c="3"/>VL_MenuVenda.Free;</text:p>
      <text:p text:style-name="P397"><text:tab/>end;</text:p>
      <text:p text:style-name="P404"/>
      <text:p text:style-name="P752">Funç<text:span text:style-name="T297">ão</text:span> complementar do exemplo citado</text:p>
      <text:p text:style-name="P752"/>
      <text:p text:style-name="P88"><text:span text:style-name="T201">Para </text:span><text:span text:style-name="T223">carregar a funç</text:span><text:span text:style-name="T227">ão</text:span><text:span text:style-name="T223"> de </text:span><text:span text:style-name="T293">F_MensagemGetTag</text:span><text:span text:style-name="T201"> </text:span><text:span text:style-name="T208">deve usar a </text:span><text:span text:style-name="T225">funç</text:span><text:span text:style-name="T227">ão</text:span><text:span text:style-name="T208"> </text:span><text:span text:style-name="T202">“mensagemgettag” </text:span><text:span text:style-name="T208">da lib tef_lib</text:span><text:span text:style-name="T202">.</text:span><text:span text:style-name="T208">dll ou tef_lib.so dependendo só sistema operacional.</text:span></text:p>
      <text:p text:style-name="P752"/>
      <text:p text:style-name="P755">A estrutura da função F_ <text:span text:style-name="T293">MensagemGetTag</text:span><text:span text:style-name="T224"> </text:span><text:span text:style-name="T200">deve conter os seguintes parâmetros:</text:span></text:p>
      <text:p text:style-name="P214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27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90">Entrada/Saída</text:p>
          </table:table-cell>
          <table:table-cell table:style-name="Tabela19.A2" office:value-type="string">
            <text:p text:style-name="P590">Descrição</text:p>
          </table:table-cell>
          <table:table-cell table:style-name="Tabela19.C2" office:value-type="string">
            <text:p text:style-name="P579">Tipo de Dados</text:p>
          </table:table-cell>
        </table:table-row>
        <table:table-row table:style-name="TableLine1855708548512">
          <table:table-cell table:style-name="Tabela19.B5" office:value-type="string">
            <text:p text:style-name="P423">Saída</text:p>
          </table:table-cell>
          <table:table-cell table:style-name="Tabela19.B5" office:value-type="string">
            <text:p text:style-name="P565"><text:span text:style-name="T219">Estrutura da </text:span><text:span text:style-name="T210">M</text:span><text:span text:style-name="T200">ensagem </text:span><text:span text:style-name="T225">(Estrutura da Tag)</text:span></text:p>
            <text:p text:style-name="P740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9.C5" office:value-type="string">
            <text:p text:style-name="P272">Texto</text:p>
          </table:table-cell>
        </table:table-row>
        <table:table-row table:style-name="TableLine1855708544480">
          <table:table-cell table:style-name="Tabela19.B5" office:value-type="string">
            <text:p text:style-name="P433">Saída</text:p>
          </table:table-cell>
          <table:table-cell table:style-name="Tabela19.B5" office:value-type="string">
            <text:p text:style-name="P436">Tag da mensagem</text:p>
            <text:p text:style-name="P740"><text:span text:style-name="T200">(</text:span><text:span text:style-name="T227">Tag que deseja </text:span><text:span text:style-name="T239">n</text:span><text:span text:style-name="T227">o retorno dentro da mensagem conforme tabela de Tag do tópico 4.2 deste manual</text:span><text:span text:style-name="T219">)</text:span></text:p>
          </table:table-cell>
          <table:table-cell table:style-name="Tabela19.C5" office:value-type="string">
            <text:p text:style-name="P274">Texto</text:p>
          </table:table-cell>
        </table:table-row>
        <table:table-row table:style-name="TableLine1855708543040">
          <table:table-cell table:style-name="Tabela19.B5" office:value-type="string">
            <text:p text:style-name="P436">Entrada/Saída</text:p>
          </table:table-cell>
          <table:table-cell table:style-name="Tabela19.B5" office:value-type="string">
            <text:p text:style-name="P436">Dados de retorno da Tag</text:p>
            <text:p text:style-name="P740"><text:span text:style-name="T200">(</text:span><text:span text:style-name="T227">Dados contido na Tag Solicitada</text:span><text:span text:style-name="T219">)</text:span></text:p>
          </table:table-cell>
          <table:table-cell table:style-name="Tabela19.C5" office:value-type="string">
            <text:p text:style-name="P276">Texto</text:p>
          </table:table-cell>
        </table:table-row>
      </table:table>
      <text:p text:style-name="P208"/>
      <text:p text:style-name="P208">O retorno da função d<text:span text:style-name="T199">evolve um inteiro, retorno diferente de 0 indica erro.</text:span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13"><text:span text:style-name="T298">1.</text:span>2 – <text:span text:style-name="T298">BIBLIOTECAS</text:span></text:p>
      <text:p text:style-name="P113"/>
      <text:p text:style-name="P113"><text:tab/><text:span text:style-name="T240">As bibliotecas a serem usadas no Frente de Caixa (PDV) são:</text:span></text:p>
      <text:p text:style-name="P215"/>
      <text:p text:style-name="P215"><text:tab/>tef_lib.dll (biblioteca do Open-Tef)</text:p>
      <text:p text:style-name="P215"><text:tab/>pinpad_lib.dll (biblioteca do pinpad no Open-Tef)</text:p>
      <text:p text:style-name="P113"><text:span text:style-name="T240"><text:tab/></text:span><text:span text:style-name="T241">dll proprietária (biblioteca do fabricante do pinpad) </text:span></text:p>
      <text:p text:style-name="P215"/>
      <text:p text:style-name="P215"><text:tab/></text:p>
      <text:p text:style-name="P113"/>
      <text:p text:style-name="P114"><text:span text:style-name="T298">1.</text:span><text:span text:style-name="T299">3</text:span> – <text:span text:style-name="T299">CONFIGURAÇÃO</text:span></text:p>
      <text:p text:style-name="P114"/>
      <text:p text:style-name="P114"><text:soft-page-break/><text:tab/><text:span text:style-name="T244">Para a</text:span><text:span text:style-name="T242"> configuração da frente de caixa para o uso do Open-Tef, </text:span><text:span text:style-name="T244">o mesmo deve conter</text:span><text:span text:style-name="T243">:</text:span></text:p>
      <text:p text:style-name="P216"/>
      <text:p text:style-name="P21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593">Descrição</text:p>
          </table:table-cell>
          <table:table-cell table:style-name="Tabela22.B1" office:value-type="string">
            <text:p text:style-name="P582">Tipo de Dados</text:p>
          </table:table-cell>
        </table:table-row>
        <table:table-row table:style-name="TableLine1855708549376">
          <table:table-cell table:style-name="Tabela22.A2" office:value-type="string">
            <text:p text:style-name="P569"><text:span text:style-name="T244">Código</text:span><text:span text:style-name="T219"> </text:span><text:span text:style-name="T244">de identificação</text:span><text:span text:style-name="T200"> </text:span></text:p>
          </table:table-cell>
          <table:table-cell table:style-name="Tabela22.B4" office:value-type="string">
            <text:p text:style-name="P282">Número</text:p>
          </table:table-cell>
        </table:table-row>
        <table:table-row table:style-name="TableLine1855708545056">
          <table:table-cell table:style-name="Tabela22.A3" office:value-type="string">
            <text:p text:style-name="P440">IP do Pdv</text:p>
          </table:table-cell>
          <table:table-cell table:style-name="Tabela22.B4" office:value-type="string">
            <text:p text:style-name="P275">Texto</text:p>
          </table:table-cell>
        </table:table-row>
        <table:table-row table:style-name="TableLine1855708540448">
          <table:table-cell table:style-name="Tabela22.A4" office:value-type="string">
            <text:p text:style-name="P440">Chave de Validação do PDV</text:p>
          </table:table-cell>
          <table:table-cell table:style-name="Tabela22.B4" office:value-type="string">
            <text:p text:style-name="P277">Texto</text:p>
          </table:table-cell>
        </table:table-row>
      </table:table>
      <text:p text:style-name="P217"/>
      <text:p text:style-name="P216"><text:tab/></text:p>
      <text:p text:style-name="P114"/>
      <text:p text:style-name="P130">1.3.1 – IP/PORTA SERVIDOR TEF</text:p>
      <text:p text:style-name="P130"/>
      <text:p text:style-name="P218"><text:tab/><text:span text:style-name="T315">Deve se configurar o Host e a Porta do local onde o Open-Tef rodará.</text:span></text:p>
      <text:p text:style-name="P130"/>
      <text:p text:style-name="P134"><text:span text:style-name="T299">1</text:span>.3.2 – CHAVE <text:span text:style-name="T3">(CNPJ+NUMERO PDV+NUMERO LOJA+MAC-REDE)</text:span></text:p>
      <text:p text:style-name="P134"/>
      <text:p text:style-name="P219"><text:tab/><text:span text:style-name="T315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198"/>
      <text:p text:style-name="P110"/>
      <text:p text:style-name="P110">2 – MODULO </text:p>
      <text:p text:style-name="P18"/>
      <text:p text:style-name="P132">2.1 – INICIALIZAÇÃO</text:p>
      <text:p text:style-name="P141">2.1.1 – ATUALIZAÇÃO DE TABELA (AUTOMÁTICO)</text:p>
      <text:p text:style-name="P133">2.2 – CONSULTAS</text:p>
      <text:p text:style-name="P144">2.2.1 – SALDO</text:p>
      <text:p text:style-name="P144">2.2.2 – FUNÇÃO</text:p>
      <text:p text:style-name="P14"><text:tab/></text:p>
      <text:p text:style-name="P91"><text:span text:style-name="T2">2.3</text:span> – VENDA </text:p>
      <text:p text:style-name="P91"><text:span text:style-name="T2">2</text:span>.<text:span text:style-name="T2">3.1 –</text:span> INICIA TRANSAÇÃO </text:p>
      <text:p text:style-name="P91">2.<text:span text:style-name="T2">3.2 –</text:span> CONFIRMA TRANSAÇÃO</text:p>
      <text:p text:style-name="P91"><text:span text:style-name="T2">2.3.3 –</text:span> CANCELA TRANSAÇÃO</text:p>
      <text:p text:style-name="P91"><text:span text:style-name="T2">2.3.4 –</text:span> CONFIRMA CANCELA TRANSAÇÃO</text:p>
      <text:p text:style-name="P91">2.3.<text:span text:style-name="T2">5</text:span> – STATUS DA TRANSAÇÃO</text:p>
      <text:p text:style-name="P14"/>
      <text:p text:style-name="P145">2.4 – CONCILIADOR</text:p>
      <text:p text:style-name="P14"/>
      <text:p text:style-name="P146">2.5 – CONFIGURAÇÕES</text:p>
      <text:p text:style-name="P146">2.5.1 – TABELA DE BIM (AUTOMÁTICO)</text:p>
      <text:p text:style-name="P146">2.5.2 – CÓDIGO DA LOJA</text:p>
      <text:p text:style-name="P146">2.5.3 – CANCELAMENTO</text:p>
      <text:p text:style-name="P146">2.5.4 – PARCELAMENTO</text:p>
      <text:p text:style-name="P146">2.5.5 – CONTROLE DE VENDA (POR FUNÇÃO)</text:p>
      <text:p text:style-name="P146">2.5.5.1 – FUNÇÃO ALIMENTAÇÃO</text:p>
      <text:p text:style-name="P146">2.5.5.2 – FUNÇÃO REFEIÇÃO</text:p>
      <text:p text:style-name="P146">2.5.5.3 – FUNÇÃO VALE CULTURA</text:p>
      <text:p text:style-name="P146">2.5.5.4 – FUNÇÃO PERSONALIZADA (CATEGORIA DE PRODUTOS) </text:p>
      <text:p text:style-name="P91"/>
      <text:p text:style-name="P142"><text:soft-page-break/>3 – CON<text:span text:style-name="T319">FIGURA</text:span>DOR TEF</text:p>
      <text:p text:style-name="P142"/>
      <text:p text:style-name="P142"><text:tab/><text:span text:style-name="T245">O Configurador Tef é um programa para o Administrador do sistema, nele serão alimentados e gerenciados os cadastros para controle, </text:span><text:span text:style-name="T246">tais como: </text:span></text:p>
      <text:p text:style-name="P220"/>
      <text:p text:style-name="P220"><text:tab/>Gerenciamento das Lojas;</text:p>
      <text:p text:style-name="P220"><text:tab/>Gerenciamento dos PDV´s;</text:p>
      <text:p text:style-name="P220"><text:tab/>Gerenciamento dos PinPad´s;</text:p>
      <text:p text:style-name="P220"><text:tab/>Gerenciamento dos Módulos;</text:p>
      <text:p text:style-name="P220"><text:tab/>Gerenciamento das Tag´s;</text:p>
      <text:p text:style-name="P220"><text:tab/>Gerenciamento dos Adquirentes;</text:p>
      <text:p text:style-name="P220"><text:tab/>Relatorios.</text:p>
      <text:p text:style-name="P142"/>
      <text:p text:style-name="P142">3.1 – CONFIGURAÇÕES</text:p>
      <text:p text:style-name="P142"/>
      <text:p text:style-name="P142"><text:tab/><text:span text:style-name="T247">As configurações são estabelecidas pelo Administrador de acordo com </text:span><text:span text:style-name="T248">o </text:span><text:span text:style-name="T247">estabelecimento.</text:span></text:p>
      <text:p text:style-name="P142"/>
      <text:p text:style-name="P145">3.1.1 – LOJA</text:p>
      <text:p text:style-name="P145"/>
      <text:p text:style-name="P145"><text:tab/><text:span text:style-name="T248">Na configuração da Loja é importante conter o código da Loja, pois o mesmo será usada para gerar as chaves de validação.</text:span><text:tab/></text:p>
      <text:p text:style-name="P145"/>
      <text:p text:style-name="P145">3.1.2 – PDV</text:p>
      <text:p text:style-name="P145"/>
      <text:p text:style-name="P145"><text:tab/><text:span text:style-name="T249">Na configuração do PDV, terá que conter uma chave de validação e poderá vincular um PinPad ao mesmo e vincular o PDV a uma Loja.</text:span></text:p>
      <text:p text:style-name="P145"/>
      <text:p text:style-name="P145">3.1.2.1-CHAVE </text:p>
      <text:p text:style-name="P145"/>
      <text:p text:style-name="P145"><text:tab/><text:span text:style-name="T250">A chave de Validação do PDV é gerada de maneira automatizada pelo Open-Tef, seguindo os parâmetros contido no tópico 1.3.2 deste manual.</text:span></text:p>
      <text:p text:style-name="P145"/>
      <text:p text:style-name="P135">3.1.2.2 – MODELO PINPAD</text:p>
      <text:p text:style-name="P143"/>
      <text:p text:style-name="P143"><text:tab/><text:span text:style-name="T251">Os Modelos dos PinPad´s deverão ser cadastrados de acordo com seu fabricante pois o mesmo será usado na Lib do PinPad no OpenTef. Exemplo de </text:span><text:span text:style-name="T252">modelo: GERTEC_PPC930 este é o modelo fornecido pelo Fabricante GERTEC.</text:span></text:p>
      <text:p text:style-name="P142"/>
      <text:p text:style-name="P142"/>
      <text:p text:style-name="P148">3.1.3 – MODULO</text:p>
      <text:p text:style-name="P148"/>
      <text:p text:style-name="P148"><text:tab/><text:span text:style-name="T253">A configuração do Modulo é a parte mais importante, pois ele é que vai dar as diretrizes ao Open-Tef. </text:span></text:p>
      <text:p text:style-name="P148"/>
      <text:p text:style-name="P146"><text:span text:style-name="T4">3</text:span>.<text:span text:style-name="T4">1</text:span>.<text:span text:style-name="T4">3.1</text:span> – TABELA DE BIM (AUTOMÁTICO)</text:p>
      <text:p text:style-name="P146"/>
      <text:p text:style-name="P146"><text:tab/><text:span text:style-name="T254">O gerenciamento da tabela de Bin está na configuração do módulo, nele você pode <text:s/>adcionar vários Bins que serão usados dinamicamente pela configuração do modulo ou definir um Bin estático.</text:span></text:p>
      <text:p text:style-name="P146"/>
      <text:p text:style-name="P146"><text:span text:style-name="T4">3</text:span>.<text:span text:style-name="T4">1</text:span>.<text:span text:style-name="T4">3.</text:span>2 – <text:span text:style-name="T320">M</text:span><text:span text:style-name="T321">ENUS</text:span></text:p>
      <text:p text:style-name="P146"><text:soft-page-break/></text:p>
      <text:p text:style-name="P147"><text:tab/><text:span text:style-name="T255">Na configuração do Módulo pode se escolher a opção de Menus como:</text:span></text:p>
      <text:p text:style-name="P221"><text:tab/>Menu Estático = </text:p>
      <text:p text:style-name="P222"><text:tab/><text:tab/><text:tab/>Este é o Menu Padrão contido no Open-Tef</text:p>
      <text:p text:style-name="P223"><text:tab/>Menu Estático Operacional = </text:p>
      <text:p text:style-name="P223"><text:tab/><text:tab/><text:tab/>Esta Opção de Menu pode ser gerenciada, adicionando opções de <text:tab/><text:tab/><text:tab/>acordo com a loja ou bandeira.</text:p>
      <text:p text:style-name="P146"/>
      <text:p text:style-name="P149">3.1.3.<text:span text:style-name="T321">3</text:span> – <text:span text:style-name="T322">HOST</text:span>/PORTA SERVIDOR</text:p>
      <text:p text:style-name="P149"/>
      <text:p text:style-name="P149"><text:tab/><text:span text:style-name="T256">Configuração do Host do Servidor Open-Tef e da porta para transmissão.</text:span></text:p>
      <text:p text:style-name="P150"/>
      <text:p text:style-name="P150">3.1.3.<text:span text:style-name="T321">4</text:span> – <text:span text:style-name="T322">HOST</text:span>/PORTA <text:span text:style-name="T322">CAIXA</text:span></text:p>
      <text:p text:style-name="P150"/>
      <text:p text:style-name="P150">3.1.4 – ALERTAS</text:p>
      <text:p text:style-name="P150">3.1.4.1 – E-MAIL</text:p>
      <text:p text:style-name="P142"/>
      <text:p text:style-name="P151">3.1.5 – CHAVE API</text:p>
      <text:p text:style-name="P27"/>
      <text:p text:style-name="P152">3.1.6 – USUÁRIOS</text:p>
      <text:p text:style-name="P142"/>
      <text:p text:style-name="P150">3.2 – FUNÇÕES </text:p>
      <text:p text:style-name="P150">3.2.1 – CANCELA VENDA PENDENTE</text:p>
      <text:p text:style-name="P150">3.2.2 – AUTORIZA VENDA PENDENTE</text:p>
      <text:p text:style-name="P150">3.2.3 – CONCILIAÇÃO </text:p>
      <text:p text:style-name="P150">3.2.4 – ATUALIZAÇÃO</text:p>
      <text:p text:style-name="P150"/>
      <text:p text:style-name="P150"/>
      <text:p text:style-name="P153">3.3 – RELATÓRIOS</text:p>
      <text:p text:style-name="P153">3.4 – MONITORAMENTO</text:p>
      <text:p text:style-name="P153">3.4.1 – PORTA </text:p>
      <text:p text:style-name="P27"/>
      <text:p text:style-name="P115">4 – TABELAS</text:p>
      <text:p text:style-name="P115"/>
      <text:p text:style-name="P115"><text:tab/><text:span text:style-name="T316">Abaixo segue as tabelas auxiliares para o uso do Open-Tef.</text:span></text:p>
      <text:p text:style-name="P74"/>
      <text:p text:style-name="P68"><text:span text:style-name="T21">4.1 – </text:span><text:span text:style-name="T17">TABELA DE CÓDIGO DE RETORNO </text:span><text:span text:style-name="T19">(Tabela erro)</text:span><text:span text:style-name="T17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855708537568">
          <table:table-cell table:style-name="Tabela1.A1" office:value-type="string">
            <text:p text:style-name="P283">0</text:p>
          </table:table-cell>
          <table:table-cell table:style-name="Tabela1.B1" office:value-type="string">
            <text:p text:style-name="P283">SUCESSO</text:p>
          </table:table-cell>
        </table:table-row>
        <table:table-row table:style-name="TableLine1855708548800">
          <table:table-cell table:style-name="Tabela1.A2" office:value-type="string">
            <text:p text:style-name="P283">1</text:p>
          </table:table-cell>
          <table:table-cell table:style-name="Tabela1.B2" office:value-type="string">
            <text:p text:style-name="P283">ERRO</text:p>
          </table:table-cell>
        </table:table-row>
        <table:table-row table:style-name="TableLine1855708534400">
          <table:table-cell table:style-name="Tabela1.A2" office:value-type="string">
            <text:p text:style-name="P283">2</text:p>
          </table:table-cell>
          <table:table-cell table:style-name="Tabela1.B2" office:value-type="string">
            <text:p text:style-name="P283">PORTA PINPAD NÃO INFORMADA</text:p>
          </table:table-cell>
        </table:table-row>
        <table:table-row table:style-name="TableLine1855708538144">
          <table:table-cell table:style-name="Tabela1.A2" office:value-type="string">
            <text:p text:style-name="P283">3</text:p>
          </table:table-cell>
          <table:table-cell table:style-name="Tabela1.B2" office:value-type="string">
            <text:p text:style-name="P283">MODELO PINPAD NÃO INFORMADO</text:p>
          </table:table-cell>
        </table:table-row>
        <table:table-row table:style-name="TableLine1855708533824">
          <table:table-cell table:style-name="Tabela1.A2" office:value-type="string">
            <text:p text:style-name="P283">4</text:p>
          </table:table-cell>
          <table:table-cell table:style-name="Tabela1.B2" office:value-type="string">
            <text:p text:style-name="P283">MODELO PINPAD NÃO SUPORTADO</text:p>
          </table:table-cell>
        </table:table-row>
        <table:table-row table:style-name="TableLine1855708545920">
          <table:table-cell table:style-name="Tabela1.A2" office:value-type="string">
            <text:p text:style-name="P283">5</text:p>
          </table:table-cell>
          <table:table-cell table:style-name="Tabela1.B2" office:value-type="string">
            <text:p text:style-name="P283">FALHA NA CONEXÃO COM PINPAD</text:p>
          </table:table-cell>
        </table:table-row>
        <table:table-row table:style-name="TableLine1855708534112">
          <table:table-cell table:style-name="Tabela1.A2" office:value-type="string">
            <text:p text:style-name="P283">6</text:p>
          </table:table-cell>
          <table:table-cell table:style-name="Tabela1.B2" office:value-type="string">
            <text:p text:style-name="P283">PINPAD RETORNOU FALHA(CONSULTA Nº DA FALHA NO RETORNO AUXILIAR)</text:p>
          </table:table-cell>
        </table:table-row>
        <table:table-row table:style-name="TableLine1855708540160">
          <table:table-cell table:style-name="Tabela1.A2" office:value-type="string">
            <text:p text:style-name="P283">7</text:p>
          </table:table-cell>
          <table:table-cell table:style-name="Tabela1.B2" office:value-type="string">
            <text:p text:style-name="P283">DLL OU S.O DO PINPAD NÃO ENCONTRADA</text:p>
          </table:table-cell>
        </table:table-row>
        <table:table-row table:style-name="TableLine1855708540736">
          <table:table-cell table:style-name="Tabela1.A2" office:value-type="string">
            <text:p text:style-name="P283">8</text:p>
          </table:table-cell>
          <table:table-cell table:style-name="Tabela1.B2" office:value-type="string">
            <text:p text:style-name="P283">DLL OU S.O DO PINPAD NÃO COMPAT<text:span text:style-name="T9">Í</text:span>VEL(VERIFIQUE 32 OU 64 BITS)</text:p>
          </table:table-cell>
        </table:table-row>
        <table:table-row table:style-name="TableLine1855708536416">
          <table:table-cell table:style-name="Tabela1.A2" office:value-type="string">
            <text:p text:style-name="P283">9</text:p>
          </table:table-cell>
          <table:table-cell table:style-name="Tabela1.B2" office:value-type="string">
            <text:p text:style-name="P285">HOST <text:s/>NÃO INFORMADO PARA O TEF</text:p>
          </table:table-cell>
        </table:table-row>
        <table:table-row table:style-name="TableLine1855708547648">
          <table:table-cell table:style-name="Tabela1.A2" office:value-type="string">
            <text:p text:style-name="P284">10</text:p>
          </table:table-cell>
          <table:table-cell table:style-name="Tabela1.B2" office:value-type="string">
            <text:p text:style-name="P284">HOST NÃO COMPAT<text:span text:style-name="T11">Í</text:span>VEL <text:span text:style-name="T10">PARA O TEF</text:span></text:p>
          </table:table-cell>
        </table:table-row>
        <table:table-row table:style-name="TableLine1855708541024">
          <table:table-cell table:style-name="Tabela1.A2" office:value-type="string">
            <text:p text:style-name="P284">11</text:p>
          </table:table-cell>
          <table:table-cell table:style-name="Tabela1.B2" office:value-type="string">
            <text:p text:style-name="P285">PORTA NÃO INFORMADA PARA O TEF</text:p>
          </table:table-cell>
        </table:table-row>
        <text:soft-page-break/>
        <table:table-row table:style-name="TableLine1855708534976">
          <table:table-cell table:style-name="Tabela1.A2" office:value-type="string">
            <text:p text:style-name="P285">1<text:span text:style-name="T9">2</text:span></text:p>
          </table:table-cell>
          <table:table-cell table:style-name="Tabela1.B2" office:value-type="string">
            <text:p text:style-name="P284">PORTA NÃO COMPATÍVEL <text:s/><text:span text:style-name="T10">PARA O TEF</text:span></text:p>
          </table:table-cell>
        </table:table-row>
        <table:table-row table:style-name="TableLine1855708541312">
          <table:table-cell table:style-name="Tabela1.A2" office:value-type="string">
            <text:p text:style-name="P286">1<text:span text:style-name="T9">3</text:span></text:p>
          </table:table-cell>
          <table:table-cell table:style-name="Tabela1.B2" office:value-type="string">
            <text:p text:style-name="P288">VERS<text:span text:style-name="T9">Ã</text:span>O_<text:span text:style-name="T7">COMUNICAÇÃO</text:span> NÃO INFORMADA <text:span text:style-name="T10">PARA O TEF</text:span></text:p>
          </table:table-cell>
        </table:table-row>
        <table:table-row table:style-name="TableLine1855708541600">
          <table:table-cell table:style-name="Tabela1.A2" office:value-type="string">
            <text:p text:style-name="P286">1<text:span text:style-name="T9">4</text:span></text:p>
          </table:table-cell>
          <table:table-cell table:style-name="Tabela1.B2" office:value-type="string">
            <text:p text:style-name="P313">VERSÃO_COMUNICAÇÃO NÃO COMPATÍVEL PARA O TEF</text:p>
          </table:table-cell>
        </table:table-row>
        <table:table-row table:style-name="TableLine1855708537856">
          <table:table-cell table:style-name="Tabela1.A2" office:value-type="string">
            <text:p text:style-name="P287">1<text:span text:style-name="T9">5</text:span></text:p>
          </table:table-cell>
          <table:table-cell table:style-name="Tabela1.B2" office:value-type="string">
            <text:p text:style-name="P290">CHAV<text:span text:style-name="T8">E</text:span> NÃO INFORMADA PARA O TEF</text:p>
          </table:table-cell>
        </table:table-row>
        <table:table-row table:style-name="TableLine1855708545632">
          <table:table-cell table:style-name="Tabela1.A2" office:value-type="string">
            <text:p text:style-name="P289">1<text:span text:style-name="T9">6</text:span></text:p>
          </table:table-cell>
          <table:table-cell table:style-name="Tabela1.B2" office:value-type="string">
            <text:p text:style-name="P313">CHAVE NÃO COMPATÍVEL PARA O TEF</text:p>
          </table:table-cell>
        </table:table-row>
        <table:table-row table:style-name="TableLine1855708538720">
          <table:table-cell table:style-name="Tabela1.A2" office:value-type="string">
            <text:p text:style-name="P291">17</text:p>
          </table:table-cell>
          <table:table-cell table:style-name="Tabela1.B2" office:value-type="string">
            <text:p text:style-name="P291">VERSÃO <text:span text:style-name="T12">DLL DO </text:span>TEF NÃO COMPATÍVEL (SUGERE ATUALIZAÇÃO)</text:p>
          </table:table-cell>
        </table:table-row>
        <table:table-row table:style-name="TableLine1855708539872">
          <table:table-cell table:style-name="Tabela1.A2" office:value-type="string">
            <text:p text:style-name="P292">18</text:p>
          </table:table-cell>
          <table:table-cell table:style-name="Tabela1.B2" office:value-type="string">
            <text:p text:style-name="P292">PACOTE COM A PRIMEIRA TAG DIFERENTE DE ‘0000’</text:p>
          </table:table-cell>
        </table:table-row>
        <table:table-row table:style-name="TableLine1855708546496">
          <table:table-cell table:style-name="Tabela1.A2" office:value-type="string">
            <text:p text:style-name="P292">19</text:p>
          </table:table-cell>
          <table:table-cell table:style-name="Tabela1.B2" office:value-type="string">
            <text:p text:style-name="P292"><text:span text:style-name="T33">ERRO </text:span>O TAMANHO DO PACOTE NÃO PODE SER ZERO</text:p>
          </table:table-cell>
        </table:table-row>
        <table:table-row table:style-name="TableLine1855708546784">
          <table:table-cell table:style-name="Tabela1.A2" office:value-type="string">
            <text:p text:style-name="P292">20</text:p>
          </table:table-cell>
          <table:table-cell table:style-name="Tabela1.B2" office:value-type="string">
            <text:p text:style-name="P292"><text:span text:style-name="T33">ERRO </text:span>O TAMANHO DO PACOTE DIFERENTE DO TAMANHO DA MENSAGEM</text:p>
          </table:table-cell>
        </table:table-row>
        <table:table-row table:style-name="TableLine1855708537280">
          <table:table-cell table:style-name="Tabela1.A2" office:value-type="string">
            <text:p text:style-name="P293">21</text:p>
          </table:table-cell>
          <table:table-cell table:style-name="Tabela1.B2" office:value-type="string">
            <text:p text:style-name="P293"><text:span text:style-name="T33">ERRO </text:span>OS DADOS DO PACOTE MAIOR QUE OS DADOS DA MENSAGEM</text:p>
          </table:table-cell>
        </table:table-row>
        <table:table-row table:style-name="TableLine1855708535264">
          <table:table-cell table:style-name="Tabela1.A2" office:value-type="string">
            <text:p text:style-name="P294">22</text:p>
          </table:table-cell>
          <table:table-cell table:style-name="Tabela1.B2" office:value-type="string">
            <text:p text:style-name="P294">ERRO NÃO EXISTE PACOTE PARA <text:span text:style-name="T34">A</text:span> <text:span text:style-name="T34">FUNÇÃO </text:span>GET DA TAG</text:p>
          </table:table-cell>
        </table:table-row>
        <table:table-row table:style-name="TableLine1855708535552">
          <table:table-cell table:style-name="Tabela1.A2" office:value-type="string">
            <text:p text:style-name="P295">23</text:p>
          </table:table-cell>
          <table:table-cell table:style-name="Tabela1.B2" office:value-type="string">
            <text:p text:style-name="P295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1855708539008">
          <table:table-cell table:style-name="Tabela1.A2" office:value-type="string">
            <text:p text:style-name="P296">24</text:p>
          </table:table-cell>
          <table:table-cell table:style-name="Tabela1.B2" office:value-type="string">
            <text:p text:style-name="P314">NÃO FOI POSSÍVEL ENVIAR MENSAGEM </text:p>
          </table:table-cell>
        </table:table-row>
        <table:table-row table:style-name="TableLine1855708547072">
          <table:table-cell table:style-name="Tabela1.A2" office:value-type="string">
            <text:p text:style-name="P298">25</text:p>
          </table:table-cell>
          <table:table-cell table:style-name="Tabela1.B2" office:value-type="string">
            <text:p text:style-name="P315">NÃO FOI POSSÍVEL <text:span text:style-name="T39">CONECTAR AO SERVIDOR PARA ESCUTAR</text:span></text:p>
          </table:table-cell>
        </table:table-row>
        <table:table-row table:style-name="TableLine1855708543904">
          <table:table-cell table:style-name="Tabela1.A2" office:value-type="string">
            <text:p text:style-name="P300">26</text:p>
          </table:table-cell>
          <table:table-cell table:style-name="Tabela1.B2" office:value-type="string">
            <text:p text:style-name="P316">NÃO FOI POSSÍVEL <text:span text:style-name="T39">CONECTAR AO SERVIDOR </text:span><text:span text:style-name="T68">ABERTURA SOCKET</text:span></text:p>
          </table:table-cell>
        </table:table-row>
        <table:table-row table:style-name="TableLine1855708547360">
          <table:table-cell table:style-name="Tabela1.A2" office:value-type="string">
            <text:p text:style-name="P301">27</text:p>
          </table:table-cell>
          <table:table-cell table:style-name="Tabela1.B2" office:value-type="string">
            <text:p text:style-name="P294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1855708535840">
          <table:table-cell table:style-name="Tabela1.A2" office:value-type="string">
            <text:p text:style-name="P302">28</text:p>
          </table:table-cell>
          <table:table-cell table:style-name="Tabela1.B2" office:value-type="string">
            <text:p text:style-name="P299">ERRO, <text:span text:style-name="T36">PARÂMETRO NULO OU DIFERENTE DA ESTRUTURA DA TAG</text:span></text:p>
          </table:table-cell>
        </table:table-row>
        <table:table-row table:style-name="TableLine1855708547936">
          <table:table-cell table:style-name="Tabela1.A2" office:value-type="string">
            <text:p text:style-name="P303">29</text:p>
          </table:table-cell>
          <table:table-cell table:style-name="Tabela1.B2" office:value-type="string">
            <text:p text:style-name="P297">ERRO TAG NÃO LOCALIZADA NO PACOTE <text:span text:style-name="T35">DA FUNÇÃO GET DA TAG</text:span></text:p>
          </table:table-cell>
        </table:table-row>
        <table:table-row table:style-name="TableLine1855708536128">
          <table:table-cell table:style-name="Tabela1.A2" office:value-type="string">
            <text:p text:style-name="P304">30</text:p>
          </table:table-cell>
          <table:table-cell table:style-name="Tabela1.B2" office:value-type="string">
            <text:p text:style-name="P304">DADOS DO PACOTE MAL FORMATADO OU INCOMPATÍVEL, IMPOSSÍVEL DE LER</text:p>
          </table:table-cell>
        </table:table-row>
        <table:table-row table:style-name="TableLine1855708539296">
          <table:table-cell table:style-name="Tabela1.A2" office:value-type="string">
            <text:p text:style-name="P305">31</text:p>
          </table:table-cell>
          <table:table-cell table:style-name="Tabela1.B2" office:value-type="string">
            <text:p text:style-name="P305">CHAVE PUBLICA NÃO LOCALIZADA</text:p>
          </table:table-cell>
        </table:table-row>
        <table:table-row table:style-name="TableLine1855708536704">
          <table:table-cell table:style-name="Tabela1.A2" office:value-type="string">
            <text:p text:style-name="P306">32</text:p>
          </table:table-cell>
          <table:table-cell table:style-name="Tabela1.B2" office:value-type="string">
            <text:p text:style-name="P306">PROBLEMA NAS TROCAS DE CHAVES NO CONECTAR</text:p>
          </table:table-cell>
        </table:table-row>
        <table:table-row table:style-name="TableLine1855708536992">
          <table:table-cell table:style-name="Tabela1.A2" office:value-type="string">
            <text:p text:style-name="P307">33</text:p>
          </table:table-cell>
          <table:table-cell table:style-name="Tabela1.B2" office:value-type="string">
            <text:p text:style-name="P307">SOCKET DO SERVIDOR VINCULADO ESTA DESCONECTADO</text:p>
          </table:table-cell>
        </table:table-row>
        <table:table-row table:style-name="TableLine1855726130864">
          <table:table-cell table:style-name="Tabela1.A2" office:value-type="string">
            <text:p text:style-name="P308">34</text:p>
          </table:table-cell>
          <table:table-cell table:style-name="Tabela1.B2" office:value-type="string">
            <text:p text:style-name="P308">LOGIN RECUSADO</text:p>
          </table:table-cell>
        </table:table-row>
        <table:table-row table:style-name="TableLine1855726136048">
          <table:table-cell table:style-name="Tabela1.A2" office:value-type="string">
            <text:p text:style-name="P309">35</text:p>
          </table:table-cell>
          <table:table-cell table:style-name="Tabela1.B2" office:value-type="string">
            <text:p text:style-name="P309">SERVIDOR NÃO ESTA EM STATUS DE LOGADO</text:p>
          </table:table-cell>
        </table:table-row>
        <table:table-row table:style-name="TableLine1855726123088">
          <table:table-cell table:style-name="Tabela1.A2" office:value-type="string">
            <text:p text:style-name="P310">36</text:p>
          </table:table-cell>
          <table:table-cell table:style-name="Tabela1.B2" office:value-type="string">
            <text:p text:style-name="P317">CHAVE NÃO LOCALIZADA PARA OPENTEF</text:p>
          </table:table-cell>
        </table:table-row>
        <table:table-row table:style-name="TableLine1855726135760">
          <table:table-cell table:style-name="Tabela1.A2" office:value-type="string">
            <text:p text:style-name="P310">37</text:p>
          </table:table-cell>
          <table:table-cell table:style-name="Tabela1.B2" office:value-type="string">
            <text:p text:style-name="P310">SENHA DE ACESSO NÃO INFORMADO PARA O TEF</text:p>
          </table:table-cell>
        </table:table-row>
        <table:table-row table:style-name="TableLine1855726128560">
          <table:table-cell table:style-name="Tabela1.A2" office:value-type="string">
            <text:p text:style-name="P311">38</text:p>
          </table:table-cell>
          <table:table-cell table:style-name="Tabela1.B2" office:value-type="string">
            <text:p text:style-name="P312">IP NÃO <text:span text:style-name="T86">NÃO COMPATIVEL PARA O TERMINAL</text:span></text:p>
          </table:table-cell>
        </table:table-row>
        <table:table-row table:style-name="TableLine1855726133456">
          <table:table-cell table:style-name="Tabela1.A2" office:value-type="string">
            <text:p text:style-name="P312">39</text:p>
          </table:table-cell>
          <table:table-cell table:style-name="Tabela1.B2" office:value-type="string">
            <text:p text:style-name="P312">SENHA NÃO COMPATÍVEL PARA O TERMINAL</text:p>
          </table:table-cell>
        </table:table-row>
        <table:table-row table:style-name="TableLine1855726123664">
          <table:table-cell table:style-name="Tabela1.A2" office:value-type="string">
            <text:p text:style-name="P312">40</text:p>
          </table:table-cell>
          <table:table-cell table:style-name="Tabela1.B2" office:value-type="string">
            <text:p text:style-name="P312">ERRO VALIDAÇÃO DO TERMINAL</text:p>
          </table:table-cell>
        </table:table-row>
        <table:table-row table:style-name="TableLine1855726131152">
          <table:table-cell table:style-name="Tabela1.A2" office:value-type="string">
            <text:p text:style-name="P318">41</text:p>
          </table:table-cell>
          <table:table-cell table:style-name="Tabela1.B2" office:value-type="string">
            <text:p text:style-name="P318">CHAVE DO TERMINAL NÃO LOCALIZADA</text:p>
          </table:table-cell>
        </table:table-row>
        <table:table-row table:style-name="TableLine1855726124528">
          <table:table-cell table:style-name="Tabela1.A2" office:value-type="string">
            <text:p text:style-name="P319">42</text:p>
          </table:table-cell>
          <table:table-cell table:style-name="Tabela1.B2" office:value-type="string">
            <text:p text:style-name="P319"><text:span text:style-name="T87">TIPO DE </text:span>PERMISSÃO NÃO INFORMADA PARA O TEF</text:p>
          </table:table-cell>
        </table:table-row>
        <table:table-row table:style-name="TableLine1855726130000">
          <table:table-cell table:style-name="Tabela1.A2" office:value-type="string">
            <text:p text:style-name="P320">43</text:p>
          </table:table-cell>
          <table:table-cell table:style-name="Tabela1.B2" office:value-type="string">
            <text:p text:style-name="P321">REGISTRO EM DUPLICIDADE NO BANCO DE DADOS</text:p>
          </table:table-cell>
        </table:table-row>
        <table:table-row table:style-name="TableLine1855726135184">
          <table:table-cell table:style-name="Tabela1.A2" office:value-type="string">
            <text:p text:style-name="P322">44</text:p>
          </table:table-cell>
          <table:table-cell table:style-name="Tabela1.B2" office:value-type="string">
            <text:p text:style-name="P322">ERRO NA INCLUSÃO DO REGISTRO</text:p>
          </table:table-cell>
        </table:table-row>
        <table:table-row table:style-name="TableLine1855726131728">
          <table:table-cell table:style-name="Tabela1.A2" office:value-type="string">
            <text:p text:style-name="P323">45</text:p>
          </table:table-cell>
          <table:table-cell table:style-name="Tabela1.B2" office:value-type="string">
            <text:p text:style-name="P323">PERMISSÃO NÃO AUTORIZADO PARA ESTE PROCEDIMENTO</text:p>
          </table:table-cell>
        </table:table-row>
        <table:table-row table:style-name="TableLine1855726123376">
          <table:table-cell table:style-name="Tabela1.A2" office:value-type="string">
            <text:p text:style-name="P324">46</text:p>
          </table:table-cell>
          <table:table-cell table:style-name="Tabela1.B2" office:value-type="string">
            <text:p text:style-name="P324">ERRO NA ALTERAÇÃO DO REGISTRO</text:p>
          </table:table-cell>
        </table:table-row>
        <table:table-row table:style-name="TableLine1855726136336">
          <table:table-cell table:style-name="Tabela1.A2" office:value-type="string">
            <text:p text:style-name="P324">47</text:p>
          </table:table-cell>
          <table:table-cell table:style-name="Tabela1.B2" office:value-type="string">
            <text:p text:style-name="P324">DADOS INFORMADO NÃO PODE SER ZERO</text:p>
          </table:table-cell>
        </table:table-row>
        <table:table-row table:style-name="TableLine1855726132880">
          <table:table-cell table:style-name="Tabela1.A2" office:value-type="string">
            <text:p text:style-name="P325">48</text:p>
          </table:table-cell>
          <table:table-cell table:style-name="Tabela1.B2" office:value-type="string">
            <text:p text:style-name="P325">TABELA SEM REGISTRO NO BANCO DE DADOS</text:p>
          </table:table-cell>
        </table:table-row>
        <table:table-row table:style-name="TableLine1855726136624">
          <table:table-cell table:style-name="Tabela1.A2" office:value-type="string">
            <text:p text:style-name="P326">49</text:p>
          </table:table-cell>
          <table:table-cell table:style-name="Tabela1.B2" office:value-type="string">
            <text:p text:style-name="P326">DADOS <text:span text:style-name="T89">CHAVES PARA O CADASTRO</text:span> NÃO PODEM SOFRER ALTERAÇÃO</text:p>
          </table:table-cell>
        </table:table-row>
        <table:table-row table:style-name="TableLine1855726134896">
          <table:table-cell table:style-name="Tabela1.A2" office:value-type="string">
            <text:p text:style-name="P327">50</text:p>
          </table:table-cell>
          <table:table-cell table:style-name="Tabela1.B2" office:value-type="string">
            <text:p text:style-name="P327">BIBLIOTECA DO PINPAD NÃO FOI POSSIVEL CARREGAR</text:p>
          </table:table-cell>
        </table:table-row>
        <table:table-row table:style-name="TableLine1855726127408">
          <table:table-cell table:style-name="Tabela1.A2" office:value-type="string">
            <text:p text:style-name="P328">51</text:p>
          </table:table-cell>
          <table:table-cell table:style-name="Tabela1.B2" office:value-type="string">
            <text:p text:style-name="P328">TIPO DE LEITURA DE CARTÃO NÃO SUPORTADO</text:p>
          </table:table-cell>
        </table:table-row>
        <table:table-row table:style-name="TableLine1855726132016">
          <table:table-cell table:style-name="Tabela1.A2" office:value-type="string">
            <text:p text:style-name="P329">52</text:p>
          </table:table-cell>
          <table:table-cell table:style-name="Tabela1.B2" office:value-type="string">
            <text:p text:style-name="P329">CAMPO OBRIGATÓRIO NÃO PODE SER NULO</text:p>
          </table:table-cell>
        </table:table-row>
        <table:table-row table:style-name="TableLine1855726126256">
          <table:table-cell table:style-name="Tabela1.A2" office:value-type="string">
            <text:p text:style-name="P330">53</text:p>
          </table:table-cell>
          <table:table-cell table:style-name="Tabela1.B2" office:value-type="string">
            <text:p text:style-name="P330">NÃO FOI POSSIVEL ENVIAR A MENSAGEM DE RETORNO PARA O ID INFORMADO </text:p>
          </table:table-cell>
        </table:table-row>
        <text:soft-page-break/>
        <table:table-row table:style-name="TableLine1855726125968">
          <table:table-cell table:style-name="Tabela1.A2" office:value-type="string">
            <text:p text:style-name="P331">54</text:p>
          </table:table-cell>
          <table:table-cell table:style-name="Tabela1.B2" office:value-type="string">
            <text:p text:style-name="P331">NÃO FOI POSSIVEL <text:span text:style-name="T99">INICIALIZAR O</text:span> MODULO</text:p>
          </table:table-cell>
        </table:table-row>
        <table:table-row table:style-name="TableLine1855726135472">
          <table:table-cell table:style-name="Tabela1.A2" office:value-type="string">
            <text:p text:style-name="P332">55</text:p>
          </table:table-cell>
          <table:table-cell table:style-name="Tabela1.B2" office:value-type="string">
            <text:p text:style-name="P332">ERRO NA PESQUISA DA TABELA</text:p>
          </table:table-cell>
        </table:table-row>
        <table:table-row table:style-name="TableLine1855726136912">
          <table:table-cell table:style-name="Tabela1.A2" office:value-type="string">
            <text:p text:style-name="P333">56</text:p>
          </table:table-cell>
          <table:table-cell table:style-name="Tabela1.B2" office:value-type="string">
            <text:p text:style-name="P333">NÃO FOI ENCONTRADO NENHUMA CONFIGURAÇÃO DE MENU DE CAIXA</text:p>
          </table:table-cell>
        </table:table-row>
        <table:table-row table:style-name="TableLine1855726121648">
          <table:table-cell table:style-name="Tabela1.A2" office:value-type="string">
            <text:p text:style-name="P334">57</text:p>
          </table:table-cell>
          <table:table-cell table:style-name="Tabela1.B2" office:value-type="string">
            <text:p text:style-name="P334">ERRO NO FLUXO DAS TRANSAÇÕES <text:span text:style-name="T139">DA TAG 0018</text:span></text:p>
          </table:table-cell>
        </table:table-row>
        <table:table-row table:style-name="TableLine1855726122800">
          <table:table-cell table:style-name="Tabela1.A2" office:value-type="string">
            <text:p text:style-name="P335">58</text:p>
          </table:table-cell>
          <table:table-cell table:style-name="Tabela1.B2" office:value-type="string">
            <text:p text:style-name="P335">ERRO AO CRIAR A TRANSACAO</text:p>
          </table:table-cell>
        </table:table-row>
        <table:table-row table:style-name="TableLine1855726129136">
          <table:table-cell table:style-name="Tabela1.A2" office:value-type="string">
            <text:p text:style-name="P336">59</text:p>
          </table:table-cell>
          <table:table-cell table:style-name="Tabela1.B2" office:value-type="string">
            <text:p text:style-name="P336">ERRO AO PEGAR O STATUS DA TRANSACAO</text:p>
          </table:table-cell>
        </table:table-row>
        <table:table-row table:style-name="TableLine1855726127984">
          <table:table-cell table:style-name="Tabela1.A2" office:value-type="string">
            <text:p text:style-name="P337">60</text:p>
          </table:table-cell>
          <table:table-cell table:style-name="Tabela1.B2" office:value-type="string">
            <text:p text:style-name="P337">ERRO AO EXCLUIR UMA TRANSACAO NO TEF_LIB</text:p>
          </table:table-cell>
        </table:table-row>
        <table:table-row table:style-name="TableLine1855726126832">
          <table:table-cell table:style-name="Tabela1.A2" office:value-type="string">
            <text:p text:style-name="P338">61</text:p>
          </table:table-cell>
          <table:table-cell table:style-name="Tabela1.B2" office:value-type="string">
            <text:p text:style-name="P338">ERRO AO RECEBER A FUNCAO TRANSACAO CREATE DO OPENTEF</text:p>
          </table:table-cell>
        </table:table-row>
        <table:table-row table:style-name="TableLine1855726133744">
          <table:table-cell table:style-name="Tabela1.A2" office:value-type="string">
            <text:p text:style-name="P339">62</text:p>
          </table:table-cell>
          <table:table-cell table:style-name="Tabela1.B2" office:value-type="string">
            <text:p text:style-name="P339">ERRO NO PEDIDO DE CRIAÇÃO DE TRANSAÇÃO</text:p>
          </table:table-cell>
        </table:table-row>
        <table:table-row table:style-name="TableLine1855726121072">
          <table:table-cell table:style-name="Tabela1.A2" office:value-type="string">
            <text:p text:style-name="P340">63</text:p>
          </table:table-cell>
          <table:table-cell table:style-name="Tabela1.B2" office:value-type="string">
            <text:p text:style-name="P340">BIN JA ESTAVA CADASTRADO PARA OUTRO MODULO</text:p>
          </table:table-cell>
        </table:table-row>
        <table:table-row table:style-name="TableLine1855726127120">
          <table:table-cell table:style-name="Tabela1.A2" office:value-type="string">
            <text:p text:style-name="P342">64</text:p>
          </table:table-cell>
          <table:table-cell table:style-name="Tabela1.B2" office:value-type="string">
            <text:p text:style-name="P342">REGISTRO DE MODULO NÃO CARREGADO OU NÃO LOCALIZADO</text:p>
          </table:table-cell>
        </table:table-row>
        <table:table-row table:style-name="TableLine1855726131440">
          <table:table-cell table:style-name="Tabela1.A2" office:value-type="string">
            <text:p text:style-name="P343">65</text:p>
          </table:table-cell>
          <table:table-cell table:style-name="Tabela1.B2" office:value-type="string">
            <text:p text:style-name="P343">NÃO FOI POSSIVE ATUALIZAR A TABELA DE BINS</text:p>
          </table:table-cell>
        </table:table-row>
        <table:table-row table:style-name="TableLine1855726128848">
          <table:table-cell table:style-name="Tabela1.A2" office:value-type="string">
            <text:p text:style-name="P344">66</text:p>
          </table:table-cell>
          <table:table-cell table:style-name="Tabela1.B2" office:value-type="string">
            <text:p text:style-name="P344">CONEXAO DO TEMPORIZADOR NAO ENCONTRADA</text:p>
          </table:table-cell>
        </table:table-row>
        <table:table-row table:style-name="TableLine1855726125104">
          <table:table-cell table:style-name="Tabela1.A2" office:value-type="string">
            <text:p text:style-name="P345">67</text:p>
          </table:table-cell>
          <table:table-cell table:style-name="Tabela1.B2" office:value-type="string">
            <text:p text:style-name="P345">A TRANSMISSAO NAO REPONDIDA EM TEMPO HABIL</text:p>
          </table:table-cell>
        </table:table-row>
        <table:table-row table:style-name="TableLine1855726130288">
          <table:table-cell table:style-name="Tabela1.A2" office:value-type="string">
            <text:p text:style-name="P346">68</text:p>
          </table:table-cell>
          <table:table-cell table:style-name="Tabela1.B2" office:value-type="string">
            <text:p text:style-name="P346">DADOS DA TRANSMISSÃO NÃO TEM COMANDO 00D1</text:p>
          </table:table-cell>
        </table:table-row>
        <table:table-row table:style-name="TableLine1855726123952">
          <table:table-cell table:style-name="Tabela1.A2" office:value-type="string">
            <text:p text:style-name="P347">69</text:p>
          </table:table-cell>
          <table:table-cell table:style-name="Tabela1.B2" office:value-type="string">
            <text:p text:style-name="P347">A COMUNICACAO FOI ABORTADA</text:p>
          </table:table-cell>
        </table:table-row>
        <table:table-row table:style-name="TableLine1855726124240">
          <table:table-cell table:style-name="Tabela1.A2" office:value-type="string">
            <text:p text:style-name="P348">70</text:p>
          </table:table-cell>
          <table:table-cell table:style-name="Tabela1.B2" office:value-type="string">
            <text:p text:style-name="P348">Modulo config não carregado para incluir solicitação</text:p>
          </table:table-cell>
        </table:table-row>
        <table:table-row table:style-name="TableLine1855726132304">
          <table:table-cell table:style-name="Tabela1.A2" office:value-type="string">
            <text:p text:style-name="P349">71</text:p>
          </table:table-cell>
          <table:table-cell table:style-name="Tabela1.B2" office:value-type="string">
            <text:p text:style-name="P349">NAO FOI POSSIVEL ATUALIZAR A TABELA DE MENUS</text:p>
          </table:table-cell>
        </table:table-row>
        <table:table-row table:style-name="TableLine1855726126544">
          <table:table-cell table:style-name="Tabela1.A2" office:value-type="string">
            <text:p text:style-name="P350">72</text:p>
          </table:table-cell>
          <table:table-cell table:style-name="Tabela1.B2" office:value-type="string">
            <text:p text:style-name="P341"><text:span text:style-name="T177">MENU</text:span> JA ESTAVA CADASTRADO PARA OUTRO MODULO</text:p>
          </table:table-cell>
        </table:table-row>
        <table:table-row table:style-name="TableLine1855726129424">
          <table:table-cell table:style-name="Tabela1.A2" office:value-type="string">
            <text:p text:style-name="P350">73</text:p>
          </table:table-cell>
          <table:table-cell table:style-name="Tabela1.B2" office:value-type="string">
            <text:p text:style-name="P350">MENU NÃO ESTA NA LISTA DE MENUS OFICIAIS H<text:span text:style-name="T178">A</text:span>BILITADOS USE TAG INICIO “FF”</text:p>
          </table:table-cell>
        </table:table-row>
        <table:table-row table:style-name="TableLine1855726128272">
          <table:table-cell table:style-name="Tabela1.A2" office:value-type="string">
            <text:p text:style-name="P351">74</text:p>
          </table:table-cell>
          <table:table-cell table:style-name="Tabela1.B2" office:value-type="string">
            <text:p text:style-name="P351">BIN inválido</text:p>
          </table:table-cell>
        </table:table-row>
        <table:table-row table:style-name="TableLine1855726129712">
          <table:table-cell table:style-name="Tabela1.A2" office:value-type="string">
            <text:p text:style-name="P352">75</text:p>
          </table:table-cell>
          <table:table-cell table:style-name="Tabela1.B2" office:value-type="string">
            <text:p text:style-name="P352">Tag do botao do menu inválido</text:p>
          </table:table-cell>
        </table:table-row>
        <table:table-row table:style-name="TableLine1855726134032">
          <table:table-cell table:style-name="Tabela1.A2" office:value-type="string">
            <text:p text:style-name="P352">76</text:p>
          </table:table-cell>
          <table:table-cell table:style-name="Tabela1.B2" office:value-type="string">
            <text:p text:style-name="P352">Texto do botao do menu inválido</text:p>
          </table:table-cell>
        </table:table-row>
        <table:table-row table:style-name="TableLine1855726125392">
          <table:table-cell table:style-name="Tabela1.A2" office:value-type="string">
            <text:p text:style-name="P353">77</text:p>
          </table:table-cell>
          <table:table-cell table:style-name="Tabela1.B2" office:value-type="string">
            <text:p text:style-name="P353"><text:span text:style-name="T179">pinpad_lib </text:span><text:s/>NÃO CARREGADO</text:p>
          </table:table-cell>
        </table:table-row>
        <table:table-row table:style-name="TableLine1855726130576">
          <table:table-cell table:style-name="Tabela1.A2" office:value-type="string">
            <text:p text:style-name="P354">78</text:p>
          </table:table-cell>
          <table:table-cell table:style-name="Tabela1.B2" office:value-type="string">
            <text:p text:style-name="P354">COMANDO NAO IMPLEMENTADO PELO PINPD</text:p>
          </table:table-cell>
        </table:table-row>
        <table:table-row table:style-name="TableLine1855726124816">
          <table:table-cell table:style-name="Tabela1.A2" office:value-type="string">
            <text:p text:style-name="P355">79</text:p>
          </table:table-cell>
          <table:table-cell table:style-name="Tabela1.B2" office:value-type="string">
            <text:p text:style-name="P355">Não foi possível achar uma operadora para processar o cartão</text:p>
          </table:table-cell>
        </table:table-row>
        <table:table-row table:style-name="TableLine1855726132592">
          <table:table-cell table:style-name="Tabela1.A2" office:value-type="string">
            <text:p text:style-name="P355">80</text:p>
          </table:table-cell>
          <table:table-cell table:style-name="Tabela1.B2" office:value-type="string">
            <text:p text:style-name="P355">Essa solicitação de aprovação não esta em conformidade</text:p>
          </table:table-cell>
        </table:table-row>
        <table:table-row table:style-name="TableLine1855726125680">
          <table:table-cell table:style-name="Tabela1.A2" office:value-type="string">
            <text:p text:style-name="P356">81</text:p>
          </table:table-cell>
          <table:table-cell table:style-name="Tabela1.B2" office:value-type="string">
            <text:p text:style-name="P356">ESSA CONEXÃO NÃO PERMITE APROVAÇÃO.</text:p>
          </table:table-cell>
        </table:table-row>
        <table:table-row table:style-name="TableLine1855726133168">
          <table:table-cell table:style-name="Tabela1.A2" office:value-type="string">
            <text:p text:style-name="P357">82</text:p>
          </table:table-cell>
          <table:table-cell table:style-name="Tabela1.B2" office:value-type="string">
            <text:p text:style-name="P357">ERRO NA EXCLUSÃO DO REGISTRO</text:p>
          </table:table-cell>
        </table:table-row>
        <table:table-row table:style-name="TableLine1855726134320">
          <table:table-cell table:style-name="Tabela1.A2" office:value-type="string">
            <text:p text:style-name="P358">83</text:p>
          </table:table-cell>
          <table:table-cell table:style-name="Tabela1.B2" office:value-type="string">
            <text:p text:style-name="P358">A CONEXÃO FOI DESCONECTA INESPERADAMENTE</text:p>
          </table:table-cell>
        </table:table-row>
        <table:table-row table:style-name="TableLine1855726127696">
          <table:table-cell table:style-name="Tabela1.A2" office:value-type="string">
            <text:p text:style-name="P359">84</text:p>
          </table:table-cell>
          <table:table-cell table:style-name="Tabela1.B2" office:value-type="string">
            <text:p text:style-name="P359">A OPERADORA/ADQUIRENTE EXIGE CRIPTOGRAFIA, MAIS NÃO ENVIOU AS CHAVES </text:p>
          </table:table-cell>
        </table:table-row>
        <table:table-row table:style-name="TableLine1855726121360">
          <table:table-cell table:style-name="Tabela1.A2" office:value-type="string">
            <text:p text:style-name="P360">85</text:p>
          </table:table-cell>
          <table:table-cell table:style-name="Tabela1.B2" office:value-type="string">
            <text:p text:style-name="P360">Erro de tempo em capturar a senha no pinpad</text:p>
          </table:table-cell>
        </table:table-row>
      </table:table>
      <text:p text:style-name="P68"/>
      <text:p text:style-name="P68"/>
      <text:p text:style-name="P68"><text:span text:style-name="T21">4.2 – </text:span><text:span text:style-name="T27">T</text:span><text:span text:style-name="T17">ABELA DE </text:span><text:span text:style-name="T18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855726134608">
          <table:table-cell table:style-name="Tabela5.A1" office:value-type="string">
            <text:p text:style-name="P723">TAG </text:p>
          </table:table-cell>
          <table:table-cell table:style-name="Tabela5.A1" office:value-type="string">
            <text:p text:style-name="P724">TAG <text:span text:style-name="T52">DE </text:span>DEFINIÇÃO</text:p>
          </table:table-cell>
          <table:table-cell table:style-name="Tabela5.A1" office:value-type="string">
            <text:p text:style-name="P724">TIPO <text:span text:style-name="T85">DE TAG</text:span></text:p>
          </table:table-cell>
          <table:table-cell table:style-name="Tabela5.D1" office:value-type="string">
            <text:p text:style-name="P725">TIPO DE DADOS</text:p>
          </table:table-cell>
        </table:table-row>
        <table:table-row table:style-name="Tabela5.2">
          <table:table-cell table:style-name="Tabela5.A2" office:value-type="string">
            <text:p text:style-name="P762"><text:span text:style-name="T20">0</text:span>000</text:p>
          </table:table-cell>
          <table:table-cell table:style-name="Tabela5.B2" office:value-type="string">
            <text:p text:style-name="P762">PACOTE</text:p>
          </table:table-cell>
          <table:table-cell table:style-name="Tabela5.C2" office:value-type="string">
            <text:p text:style-name="P763"><text:s/><text:span text:style-name="T43">INÍCIO DO PACOTE</text:span></text:p>
          </table:table-cell>
          <table:table-cell table:style-name="Tabela5.D2" office:value-type="string">
            <text:p text:style-name="P763"/>
          </table:table-cell>
        </table:table-row>
        <table:table-row table:style-name="Tabela5.2">
          <table:table-cell table:style-name="Tabela5.A2" office:value-type="string">
            <text:p text:style-name="P597">0001</text:p>
          </table:table-cell>
          <table:table-cell table:style-name="Tabela5.B3" office:value-type="string">
            <text:p text:style-name="P597">LOGIN</text:p>
          </table:table-cell>
          <table:table-cell table:style-name="Tabela5.C3" office:value-type="string">
            <text:p text:style-name="P598">COMANDO</text:p>
          </table:table-cell>
          <table:table-cell table:style-name="Tabela5.D3" office:value-type="string">
            <text:p text:style-name="P604">Comando sem Dados</text:p>
          </table:table-cell>
        </table:table-row>
        <table:table-row table:style-name="TableLine1855727912464">
          <table:table-cell table:style-name="Tabela5.A59" office:value-type="string">
            <text:p text:style-name="P361">0002</text:p>
          </table:table-cell>
          <table:table-cell table:style-name="Tabela5.B4" office:value-type="string">
            <text:p text:style-name="P362">CHAVE D<text:span text:style-name="T68">E IDENTIFICAÇÃO</text:span></text:p>
          </table:table-cell>
          <table:table-cell table:style-name="Tabela5.C4" office:value-type="string">
            <text:p text:style-name="P364">DADOS</text:p>
          </table:table-cell>
          <table:table-cell table:style-name="Tabela5.D4" office:value-type="string">
            <text:p text:style-name="P366">Texto</text:p>
          </table:table-cell>
        </table:table-row>
        <table:table-row table:style-name="TableLine1855727915056">
          <table:table-cell table:style-name="Tabela5.A59" office:value-type="string">
            <text:p text:style-name="P367">0003</text:p>
          </table:table-cell>
          <table:table-cell table:style-name="Tabela5.B5" office:value-type="string">
            <text:p text:style-name="P368">H<text:span text:style-name="T22">OST</text:span></text:p>
          </table:table-cell>
          <table:table-cell table:style-name="Tabela5.C5" office:value-type="string">
            <text:p text:style-name="P364">DADOS</text:p>
          </table:table-cell>
          <table:table-cell table:style-name="Tabela5.D5" office:value-type="string">
            <text:p text:style-name="P366">Texto</text:p>
          </table:table-cell>
        </table:table-row>
        <table:table-row table:style-name="TableLine1855727915920">
          <table:table-cell table:style-name="Tabela5.A59" office:value-type="string">
            <text:p text:style-name="P367">0004</text:p>
          </table:table-cell>
          <table:table-cell table:style-name="Tabela5.B6" office:value-type="string">
            <text:p text:style-name="P368">P<text:span text:style-name="T22">ORTA</text:span></text:p>
          </table:table-cell>
          <table:table-cell table:style-name="Tabela5.C6" office:value-type="string">
            <text:p text:style-name="P364">DADOS</text:p>
          </table:table-cell>
          <table:table-cell table:style-name="Tabela5.D6" office:value-type="string">
            <text:p text:style-name="P366">Num<text:span text:style-name="T22">é</text:span>rico</text:p>
          </table:table-cell>
        </table:table-row>
        <table:table-row table:style-name="TableLine1855727919664">
          <table:table-cell table:style-name="Tabela5.A59" office:value-type="string">
            <text:p text:style-name="P367">0005</text:p>
          </table:table-cell>
          <table:table-cell table:style-name="Tabela5.B7" office:value-type="string">
            <text:p text:style-name="P368">V<text:span text:style-name="T22">ERSÃO DA</text:span> DLL “Tef_lib”</text:p>
          </table:table-cell>
          <table:table-cell table:style-name="Tabela5.C7" office:value-type="string">
            <text:p text:style-name="P364">DADOS</text:p>
          </table:table-cell>
          <table:table-cell table:style-name="Tabela5.D7" office:value-type="string">
            <text:p text:style-name="P366">Texto</text:p>
          </table:table-cell>
        </table:table-row>
        <text:soft-page-break/>
        <table:table-row table:style-name="TableLine1855727914768">
          <table:table-cell table:style-name="Tabela5.A59" office:value-type="string">
            <text:p text:style-name="P370">0006</text:p>
          </table:table-cell>
          <table:table-cell table:style-name="Tabela5.B8" office:value-type="string">
            <text:p text:style-name="P373">VERSÃO DA MENSA<text:span text:style-name="T42">GEM</text:span></text:p>
          </table:table-cell>
          <table:table-cell table:style-name="Tabela5.C8" office:value-type="string">
            <text:p text:style-name="P364">DADOS</text:p>
          </table:table-cell>
          <table:table-cell table:style-name="Tabela5.D8" office:value-type="string">
            <text:p text:style-name="P371">Texto</text:p>
          </table:table-cell>
        </table:table-row>
        <table:table-row table:style-name="TableLine1855727917936">
          <table:table-cell table:style-name="Tabela5.A59" office:value-type="string">
            <text:p text:style-name="P365">0007</text:p>
          </table:table-cell>
          <table:table-cell table:style-name="Tabela5.B9" office:value-type="string">
            <text:p text:style-name="P374">SOLICITA CHAVE <text:span text:style-name="T73">DE COMUNICAÇÃO</text:span></text:p>
          </table:table-cell>
          <table:table-cell table:style-name="Tabela5.C9" office:value-type="string">
            <text:p text:style-name="P364">DADOS</text:p>
          </table:table-cell>
          <table:table-cell table:style-name="Tabela5.D9" office:value-type="string">
            <text:p text:style-name="P377">Texto</text:p>
          </table:table-cell>
        </table:table-row>
        <table:table-row table:style-name="TableLine1855727922256">
          <table:table-cell table:style-name="Tabela5.A59" office:value-type="string">
            <text:p text:style-name="P365">0008</text:p>
          </table:table-cell>
          <table:table-cell table:style-name="Tabela5.B10" office:value-type="string">
            <text:p text:style-name="P374">CHAVE PUBLICA <text:span text:style-name="T70">MODULO</text:span> (hex)</text:p>
          </table:table-cell>
          <table:table-cell table:style-name="Tabela5.C10" office:value-type="string">
            <text:p text:style-name="P364">DADOS</text:p>
          </table:table-cell>
          <table:table-cell table:style-name="Tabela5.D10" office:value-type="string">
            <text:p text:style-name="P375">Texto</text:p>
          </table:table-cell>
        </table:table-row>
        <table:table-row table:style-name="TableLine1855727909008">
          <table:table-cell table:style-name="Tabela5.A59" office:value-type="string">
            <text:p text:style-name="P365">0009</text:p>
          </table:table-cell>
          <table:table-cell table:style-name="Tabela5.B11" office:value-type="string">
            <text:p text:style-name="P374">CHAVE SIM<text:span text:style-name="T52">É</text:span>TRICA CRIPTOGRAFADA</text:p>
          </table:table-cell>
          <table:table-cell table:style-name="Tabela5.C11" office:value-type="string">
            <text:p text:style-name="P364">DADOS</text:p>
          </table:table-cell>
          <table:table-cell table:style-name="Tabela5.D11" office:value-type="string">
            <text:p text:style-name="P375">Texto</text:p>
          </table:table-cell>
        </table:table-row>
        <table:table-row table:style-name="Tabela5.2">
          <table:table-cell table:style-name="Tabela5.A2" office:value-type="string">
            <text:p text:style-name="P601">00<text:span text:style-name="T62">0A</text:span></text:p>
          </table:table-cell>
          <table:table-cell table:style-name="Tabela5.A2" office:value-type="string">
            <text:p text:style-name="P602"><text:span text:style-name="T180">SOLICITA</text:span><text:span text:style-name="T97"> </text:span><text:span text:style-name="T144">APROVA</text:span><text:span text:style-name="T180">ÇÃO</text:span> <text:span text:style-name="T44">D</text:span><text:span text:style-name="T180">A</text:span><text:span text:style-name="T44"> </text:span><text:span text:style-name="T180">TRANSAÇÃO</text:span></text:p>
          </table:table-cell>
          <table:table-cell table:style-name="Tabela5.A2" office:value-type="string">
            <text:p text:style-name="P598">COMANDO</text:p>
          </table:table-cell>
          <table:table-cell table:style-name="Tabela5.D12" office:value-type="string">
            <text:p text:style-name="P605">ID da transacao gerada pelo PDV opcional, para controle interno</text:p>
          </table:table-cell>
        </table:table-row>
        <table:table-row table:style-name="TableLine1855727911888">
          <table:table-cell table:style-name="Tabela5.A59" office:value-type="string">
            <text:p text:style-name="P363">00<text:span text:style-name="T62">0B</text:span></text:p>
          </table:table-cell>
          <table:table-cell table:style-name="Tabela5.B13" office:value-type="string">
            <text:p text:style-name="P441">NUMERO NSU</text:p>
          </table:table-cell>
          <table:table-cell table:style-name="Tabela5.C13" office:value-type="string">
            <text:p text:style-name="P364">DADOS</text:p>
          </table:table-cell>
          <table:table-cell table:style-name="Tabela5.D13" office:value-type="string">
            <text:p text:style-name="P726">Texto<text:span text:style-name="T80">(obrigatório)</text:span></text:p>
          </table:table-cell>
        </table:table-row>
        <table:table-row table:style-name="Tabela5.2">
          <table:table-cell table:style-name="Tabela5.A59" office:value-type="string">
            <text:p text:style-name="P369">00<text:span text:style-name="T62">0C</text:span></text:p>
          </table:table-cell>
          <table:table-cell table:style-name="Tabela5.A2" office:value-type="string">
            <text:p text:style-name="P441">DATA DA VENDA</text:p>
          </table:table-cell>
          <table:table-cell table:style-name="Tabela5.C14" office:value-type="string">
            <text:p text:style-name="P364">DADOS</text:p>
          </table:table-cell>
          <table:table-cell table:style-name="Tabela5.D14" office:value-type="string">
            <text:p text:style-name="P727">Data<text:span text:style-name="T80">(obrigatório)</text:span></text:p>
          </table:table-cell>
        </table:table-row>
        <table:table-row table:style-name="TableLine1855727899504">
          <table:table-cell table:style-name="Tabela5.A59" office:value-type="string">
            <text:p text:style-name="P369">00<text:span text:style-name="T62">0D</text:span></text:p>
          </table:table-cell>
          <table:table-cell table:style-name="Tabela5.B15" office:value-type="string">
            <text:p text:style-name="P441">HORA DA VENDA</text:p>
          </table:table-cell>
          <table:table-cell table:style-name="Tabela5.C15" office:value-type="string">
            <text:p text:style-name="P364">DADOS</text:p>
          </table:table-cell>
          <table:table-cell table:style-name="Tabela5.D15" office:value-type="string">
            <text:p text:style-name="P727">Hora<text:span text:style-name="T80">(obrigatório)</text:span></text:p>
          </table:table-cell>
        </table:table-row>
        <table:table-row table:style-name="TableLine1855727905840">
          <table:table-cell table:style-name="Tabela5.A59" office:value-type="string">
            <text:p text:style-name="P369">00<text:span text:style-name="T62">0E</text:span></text:p>
          </table:table-cell>
          <table:table-cell table:style-name="Tabela5.B16" office:value-type="string">
            <text:p text:style-name="P441">VALOR DA PARCELA</text:p>
          </table:table-cell>
          <table:table-cell table:style-name="Tabela5.C16" office:value-type="string">
            <text:p text:style-name="P364">DADOS</text:p>
          </table:table-cell>
          <table:table-cell table:style-name="Tabela5.D16" office:value-type="string">
            <text:p text:style-name="P727">Num<text:span text:style-name="T41">é</text:span>rico<text:span text:style-name="T80">(obrigatório)</text:span></text:p>
          </table:table-cell>
        </table:table-row>
        <table:table-row table:style-name="TableLine1855727902960">
          <table:table-cell table:style-name="Tabela5.A59" office:value-type="string">
            <text:p text:style-name="P372">00<text:span text:style-name="T62">0F</text:span></text:p>
          </table:table-cell>
          <table:table-cell table:style-name="Tabela5.B17" office:value-type="string">
            <text:p text:style-name="P441">NUMERO PARCELA</text:p>
          </table:table-cell>
          <table:table-cell table:style-name="Tabela5.C17" office:value-type="string">
            <text:p text:style-name="P364">DADOS</text:p>
          </table:table-cell>
          <table:table-cell table:style-name="Tabela5.D17" office:value-type="string">
            <text:p text:style-name="P727">Numérico<text:span text:style-name="T80">(obrigatório)</text:span></text:p>
          </table:table-cell>
        </table:table-row>
        <table:table-row table:style-name="TableLine1855727895184">
          <table:table-cell table:style-name="Tabela5.A59" office:value-type="string">
            <text:p text:style-name="P376">00<text:span text:style-name="T62">10</text:span></text:p>
          </table:table-cell>
          <table:table-cell table:style-name="Tabela5.B18" office:value-type="string">
            <text:p text:style-name="P378">CUPOM FISCAL</text:p>
          </table:table-cell>
          <table:table-cell table:style-name="Tabela5.C18" office:value-type="string">
            <text:p text:style-name="P364">DADOS</text:p>
          </table:table-cell>
          <table:table-cell table:style-name="Tabela5.D18" office:value-type="string">
            <text:p text:style-name="P379">Texto</text:p>
          </table:table-cell>
        </table:table-row>
        <table:table-row table:style-name="TableLine1855727900656">
          <table:table-cell table:style-name="Tabela5.A59" office:value-type="string">
            <text:p text:style-name="P376">00<text:span text:style-name="T43">1</text:span><text:span text:style-name="T62">1</text:span></text:p>
          </table:table-cell>
          <table:table-cell table:style-name="Tabela5.B19" office:value-type="string">
            <text:p text:style-name="P378">NUMERO CAIXA</text:p>
          </table:table-cell>
          <table:table-cell table:style-name="Tabela5.C19" office:value-type="string">
            <text:p text:style-name="P364">DADOS</text:p>
          </table:table-cell>
          <table:table-cell table:style-name="Tabela5.D19" office:value-type="string">
            <text:p text:style-name="P379">Numérico</text:p>
          </table:table-cell>
        </table:table-row>
        <table:table-row table:style-name="TableLine1855727892880">
          <table:table-cell table:style-name="Tabela5.A59" office:value-type="string">
            <text:p text:style-name="P376">00<text:span text:style-name="T43">1</text:span><text:span text:style-name="T62">2</text:span></text:p>
          </table:table-cell>
          <table:table-cell table:style-name="Tabela5.B20" office:value-type="string">
            <text:p text:style-name="P378">OPERADOR CAIXA</text:p>
          </table:table-cell>
          <table:table-cell table:style-name="Tabela5.C20" office:value-type="string">
            <text:p text:style-name="P364">DADOS</text:p>
          </table:table-cell>
          <table:table-cell table:style-name="Tabela5.D20" office:value-type="string">
            <text:p text:style-name="P379">Texto</text:p>
          </table:table-cell>
        </table:table-row>
        <table:table-row table:style-name="TableLine1855727899216">
          <table:table-cell table:style-name="Tabela5.A59" office:value-type="string">
            <text:p text:style-name="P378">001<text:span text:style-name="T62">3</text:span></text:p>
          </table:table-cell>
          <table:table-cell table:style-name="Tabela5.B21" office:value-type="string">
            <text:p text:style-name="P380">VALOR TOTAL DOS ITENS</text:p>
          </table:table-cell>
          <table:table-cell table:style-name="Tabela5.C21" office:value-type="string">
            <text:p text:style-name="P364">DADOS</text:p>
          </table:table-cell>
          <table:table-cell table:style-name="Tabela5.D21" office:value-type="string">
            <text:p text:style-name="P381">Numérico</text:p>
          </table:table-cell>
        </table:table-row>
        <table:table-row table:style-name="TableLine1855727906704">
          <table:table-cell table:style-name="Tabela5.A59" office:value-type="string">
            <text:p text:style-name="P380">00<text:span text:style-name="T62">14</text:span></text:p>
          </table:table-cell>
          <table:table-cell table:style-name="Tabela5.B22" office:value-type="string">
            <text:p text:style-name="P380">VALOR TOTAL ALIMENTAÇÃO</text:p>
          </table:table-cell>
          <table:table-cell table:style-name="Tabela5.C22" office:value-type="string">
            <text:p text:style-name="P364">DADOS</text:p>
          </table:table-cell>
          <table:table-cell table:style-name="Tabela5.D22" office:value-type="string">
            <text:p text:style-name="P381">Numérico</text:p>
          </table:table-cell>
        </table:table-row>
        <table:table-row table:style-name="TableLine1855727907856">
          <table:table-cell table:style-name="Tabela5.A59" office:value-type="string">
            <text:p text:style-name="P380">00<text:span text:style-name="T62">15</text:span></text:p>
          </table:table-cell>
          <table:table-cell table:style-name="Tabela5.B23" office:value-type="string">
            <text:p text:style-name="P382">VALOR TOTAL REFEIÇÃO</text:p>
          </table:table-cell>
          <table:table-cell table:style-name="Tabela5.C23" office:value-type="string">
            <text:p text:style-name="P364">DADOS</text:p>
          </table:table-cell>
          <table:table-cell table:style-name="Tabela5.D23" office:value-type="string">
            <text:p text:style-name="P381">Numérico</text:p>
          </table:table-cell>
        </table:table-row>
        <table:table-row table:style-name="TableLine1855727902096">
          <table:table-cell table:style-name="Tabela5.A59" office:value-type="string">
            <text:p text:style-name="P380">00<text:span text:style-name="T62">16</text:span></text:p>
          </table:table-cell>
          <table:table-cell table:style-name="Tabela5.B24" office:value-type="string">
            <text:p text:style-name="P380">VALOR TOTAL VALE-CULTURA</text:p>
          </table:table-cell>
          <table:table-cell table:style-name="Tabela5.C24" office:value-type="string">
            <text:p text:style-name="P364">DADOS</text:p>
          </table:table-cell>
          <table:table-cell table:style-name="Tabela5.D24" office:value-type="string">
            <text:p text:style-name="P381">Numérico</text:p>
          </table:table-cell>
        </table:table-row>
        <table:table-row table:style-name="TableLine1855727897488">
          <table:table-cell table:style-name="Tabela5.A59" office:value-type="string">
            <text:p text:style-name="P380">00<text:span text:style-name="T62">17</text:span></text:p>
          </table:table-cell>
          <table:table-cell table:style-name="Tabela5.B25" office:value-type="string">
            <text:p text:style-name="P383">XML DO CUPOM FISCAL</text:p>
          </table:table-cell>
          <table:table-cell table:style-name="Tabela5.C25" office:value-type="string">
            <text:p text:style-name="P364">DADOS</text:p>
          </table:table-cell>
          <table:table-cell table:style-name="Tabela5.D25" office:value-type="string">
            <text:p text:style-name="P384">Texto</text:p>
          </table:table-cell>
        </table:table-row>
        <table:table-row table:style-name="TableLine1855727891440">
          <table:table-cell table:style-name="Tabela5.A26" office:value-type="string">
            <text:p text:style-name="P603">00<text:span text:style-name="T62">18</text:span></text:p>
          </table:table-cell>
          <table:table-cell table:style-name="Tabela5.B26" office:value-type="string">
            <text:p text:style-name="P606">MENU</text:p>
          </table:table-cell>
          <table:table-cell table:style-name="Tabela5.C26" office:value-type="string">
            <text:p text:style-name="P599">COMANDO</text:p>
          </table:table-cell>
          <table:table-cell table:style-name="Tabela5.D26" office:value-type="string">
            <text:p text:style-name="P607">LADO OPENTEF S=PDV SOLICITANDO MENU</text:p>
            <text:p text:style-name="P607">S&lt;&gt;PDV INFORMANDO MENU SELECIONADO</text:p>
            <text:p text:style-name="P607">LADO PDV</text:p>
          </table:table-cell>
        </table:table-row>
        <table:table-row table:style-name="TableLine1855727905552">
          <table:table-cell table:style-name="Tabela5.A59" office:value-type="string">
            <text:p text:style-name="P442">0019</text:p>
          </table:table-cell>
          <table:table-cell table:style-name="Tabela5.B27" office:value-type="string">
            <text:p text:style-name="P385"><text:span text:style-name="T64">MENU - </text:span>CART<text:span text:style-name="T64">Ã</text:span>O <text:span text:style-name="T64">DIGITADO</text:span> </text:p>
          </table:table-cell>
          <table:table-cell table:style-name="Tabela5.C27" office:value-type="string">
            <text:p text:style-name="P387"><text:span text:style-name="T138">MENU_</text:span><text:span text:style-name="T180">PDV</text:span></text:p>
          </table:table-cell>
          <table:table-cell table:style-name="Tabela5.D27" office:value-type="string">
            <text:p text:style-name="P389">Texto -</text:p>
            <text:p text:style-name="P389"><text:span text:style-name="T65">Mensagem padrão </text:span><text:span text:style-name="T81">(</text:span><text:span text:style-name="T66">C</text:span><text:span text:style-name="T81">artão </text:span><text:span text:style-name="T66">digitado</text:span><text:span text:style-name="T81">)</text:span></text:p>
          </table:table-cell>
        </table:table-row>
        <table:table-row table:style-name="TableLine1855727906128">
          <table:table-cell table:style-name="Tabela5.A59" office:value-type="string">
            <text:p text:style-name="P443">001A</text:p>
          </table:table-cell>
          <table:table-cell table:style-name="Tabela5.B28" office:value-type="string">
            <text:p text:style-name="P390">MENU - CARTÃO ALIMENTAÇÃO DIGITADO</text:p>
          </table:table-cell>
          <table:table-cell table:style-name="Tabela5.C28" office:value-type="string">
            <text:p text:style-name="P391"><text:span text:style-name="T138">MENU_</text:span><text:span text:style-name="T180">PDV</text:span><text:span text:style-name="T65"> </text:span></text:p>
          </table:table-cell>
          <table:table-cell table:style-name="Tabela5.D28" office:value-type="string">
            <text:p text:style-name="P389">Texto - </text:p>
            <text:p text:style-name="P389"><text:span text:style-name="T65">Mensagem padrão </text:span><text:span text:style-name="T64">(Cartão-Alimentação </text:span><text:span text:style-name="T66">digitado</text:span><text:span text:style-name="T64">)</text:span></text:p>
          </table:table-cell>
        </table:table-row>
        <table:table-row table:style-name="TableLine1855727907280">
          <table:table-cell table:style-name="Tabela5.A59" office:value-type="string">
            <text:p text:style-name="P443">001B</text:p>
          </table:table-cell>
          <table:table-cell table:style-name="Tabela5.B29" office:value-type="string">
            <text:p text:style-name="P390">MENU - CARTÃO REFEIÇÃO DIGITADO</text:p>
          </table:table-cell>
          <table:table-cell table:style-name="Tabela5.C29" office:value-type="string">
            <text:p text:style-name="P394">MENU_<text:span text:style-name="T180">PDV</text:span></text:p>
            <text:p text:style-name="P388"/>
          </table:table-cell>
          <table:table-cell table:style-name="Tabela5.D29" office:value-type="string">
            <text:p text:style-name="P389">Texto - </text:p>
            <text:p text:style-name="P389"><text:span text:style-name="T65">Mensagem Padrão </text:span><text:span text:style-name="T64">(Cartão Refeição </text:span><text:span text:style-name="T66">digitado</text:span><text:span text:style-name="T64">)</text:span></text:p>
          </table:table-cell>
        </table:table-row>
        <table:table-row table:style-name="TableLine1855727936880">
          <table:table-cell table:style-name="Tabela5.A59" office:value-type="string">
            <text:p text:style-name="P443">001C</text:p>
          </table:table-cell>
          <table:table-cell table:style-name="Tabela5.B30" office:value-type="string">
            <text:p text:style-name="P390">MENU - CARTÃO VALE CULTURA DIGITADO</text:p>
          </table:table-cell>
          <table:table-cell table:style-name="Tabela5.C30" office:value-type="string">
            <text:p text:style-name="P394">MENU_<text:span text:style-name="T180">PDV</text:span></text:p>
          </table:table-cell>
          <table:table-cell table:style-name="Tabela5.D30" office:value-type="string">
            <text:p text:style-name="P389">Texto - </text:p>
            <text:p text:style-name="P392"><text:span text:style-name="T65">Mensagem padrão </text:span>(Cartão Vale-cultura <text:span text:style-name="T66">digitado</text:span>)</text:p>
          </table:table-cell>
        </table:table-row>
        <table:table-row table:style-name="TableLine1855727929968">
          <table:table-cell table:style-name="Tabela5.A59" office:value-type="string">
            <text:p text:style-name="P442">00<text:span text:style-name="T64">1D</text:span></text:p>
          </table:table-cell>
          <table:table-cell table:style-name="Tabela5.B31" office:value-type="string">
            <text:p text:style-name="P385"><text:span text:style-name="T64">MENU - </text:span>LEITURA DO CART<text:span text:style-name="T64">Ã</text:span>O <text:span text:style-name="T64">NO PIN PAD</text:span> </text:p>
          </table:table-cell>
          <table:table-cell table:style-name="Tabela5.C31" office:value-type="string">
            <text:p text:style-name="P394">MENU_<text:span text:style-name="T180">PDV</text:span></text:p>
            <text:p text:style-name="P388"/>
          </table:table-cell>
          <table:table-cell table:style-name="Tabela5.D31" office:value-type="string">
            <text:p text:style-name="P389">Texto - </text:p>
            <text:p text:style-name="P386"><text:span text:style-name="T65">Mensagem padrão </text:span>(<text:span text:style-name="T66">C</text:span>artão)</text:p>
          </table:table-cell>
        </table:table-row>
        <table:table-row table:style-name="TableLine1855727931120">
          <table:table-cell table:style-name="Tabela5.A59" office:value-type="string">
            <text:p text:style-name="P443">001E</text:p>
          </table:table-cell>
          <table:table-cell table:style-name="Tabela5.B32" office:value-type="string">
            <text:p text:style-name="P390">MENU - CARTÃO ALIMENTAÇÃO NO PIN PAD</text:p>
          </table:table-cell>
          <table:table-cell table:style-name="Tabela5.C32" office:value-type="string">
            <text:p text:style-name="P394">MENU_<text:span text:style-name="T180">PDV</text:span></text:p>
            <text:p text:style-name="P388"/>
          </table:table-cell>
          <table:table-cell table:style-name="Tabela5.D32" office:value-type="string">
            <text:p text:style-name="P395">Texto -</text:p>
            <text:p text:style-name="P393"><text:span text:style-name="T65">Mensagem padrão </text:span>(Cartão Alimentação)</text:p>
          </table:table-cell>
        </table:table-row>
        <table:table-row table:style-name="TableLine1855727931408">
          <table:table-cell table:style-name="Tabela5.A59" office:value-type="string">
            <text:p text:style-name="P443">001F</text:p>
          </table:table-cell>
          <table:table-cell table:style-name="Tabela5.B33" office:value-type="string">
            <text:p text:style-name="P390">MENU - CARTÃO REFEIÇÃO NO PIN PAD</text:p>
          </table:table-cell>
          <table:table-cell table:style-name="Tabela5.C33" office:value-type="string">
            <text:p text:style-name="P394">MENU_<text:span text:style-name="T180">PDV</text:span></text:p>
            <text:p text:style-name="P388"/>
          </table:table-cell>
          <table:table-cell table:style-name="Tabela5.D33" office:value-type="string">
            <text:p text:style-name="P395">Texto - </text:p>
            <text:p text:style-name="P393"><text:span text:style-name="T65">Mensagem padrão </text:span>(Cartão Refeição)</text:p>
          </table:table-cell>
        </table:table-row>
        <table:table-row table:style-name="TableLine1855727934864">
          <table:table-cell table:style-name="Tabela5.A59" office:value-type="string">
            <text:p text:style-name="P443">0020</text:p>
          </table:table-cell>
          <table:table-cell table:style-name="Tabela5.B34" office:value-type="string">
            <text:p text:style-name="P390">MENU - CARTÃO VALE CULTURA NO PIN PAD</text:p>
          </table:table-cell>
          <table:table-cell table:style-name="Tabela5.C34" office:value-type="string">
            <text:p text:style-name="P394">MENU_<text:span text:style-name="T180">PDV</text:span></text:p>
            <text:p text:style-name="P388"><text:s/></text:p>
          </table:table-cell>
          <table:table-cell table:style-name="Tabela5.D34" office:value-type="string">
            <text:p text:style-name="P395">Texto -</text:p>
            <text:p text:style-name="P393"><text:span text:style-name="T65">Mensagem padrão </text:span>(Cartão Vale Cultura)</text:p>
          </table:table-cell>
        </table:table-row>
        <table:table-row table:style-name="TableLine1855727931696">
          <table:table-cell table:style-name="Tabela5.A59" office:value-type="string">
            <text:p text:style-name="P608">0021</text:p>
          </table:table-cell>
          <table:table-cell table:style-name="Tabela5.B35" office:value-type="string">
            <text:p text:style-name="P609">PEDIDO DE CONEXÃO</text:p>
          </table:table-cell>
          <table:table-cell table:style-name="Tabela5.C35" office:value-type="string">
            <text:p text:style-name="P600">COMANDO</text:p>
          </table:table-cell>
          <table:table-cell table:style-name="Tabela5.D35" office:value-type="string">
            <text:p text:style-name="P610">Comando sem Dados</text:p>
          </table:table-cell>
        </table:table-row>
        <text:soft-page-break/>
        <table:table-row table:style-name="TableLine1855727924208">
          <table:table-cell table:style-name="Tabela5.A59" office:value-type="string">
            <text:p text:style-name="P444">0022</text:p>
          </table:table-cell>
          <table:table-cell table:style-name="Tabela5.B36" office:value-type="string">
            <text:p text:style-name="P444">ÍNDICE CHAVE <text:span text:style-name="T73">DE COMUNICAÇÃO</text:span></text:p>
          </table:table-cell>
          <table:table-cell table:style-name="Tabela5.C36" office:value-type="string">
            <text:p text:style-name="P446">DADOS</text:p>
          </table:table-cell>
          <table:table-cell table:style-name="Tabela5.D36" office:value-type="string">
            <text:p text:style-name="P445">Numérico</text:p>
          </table:table-cell>
        </table:table-row>
        <table:table-row table:style-name="TableLine1855727934288">
          <table:table-cell table:style-name="Tabela5.A59" office:value-type="string">
            <text:p text:style-name="P448">0023</text:p>
          </table:table-cell>
          <table:table-cell table:style-name="Tabela5.B37" office:value-type="string">
            <text:p text:style-name="P448">OK CRIPTOGRAFADO COM CHAVE SIM<text:span text:style-name="T71">É</text:span>TRICA</text:p>
          </table:table-cell>
          <table:table-cell table:style-name="Tabela5.C37" office:value-type="string">
            <text:p text:style-name="P446">DADOS</text:p>
          </table:table-cell>
          <table:table-cell table:style-name="Tabela5.D37" office:value-type="string">
            <text:p text:style-name="P449">Texo - </text:p>
            <text:p text:style-name="P446">Mensagem padrão</text:p>
            <text:p text:style-name="P449"><text:s/>( “OK” <text:s/>Cifrado)</text:p>
          </table:table-cell>
        </table:table-row>
        <table:table-row table:style-name="TableLine1855727930256">
          <table:table-cell table:style-name="Tabela5.A59" office:value-type="string">
            <text:p text:style-name="P611">0024</text:p>
          </table:table-cell>
          <table:table-cell table:style-name="Tabela5.B38" office:value-type="string">
            <text:p text:style-name="P611">PEDIDO DE CONEXÃO ACEIT<text:span text:style-name="T74">A</text:span></text:p>
          </table:table-cell>
          <table:table-cell table:style-name="Tabela5.C38" office:value-type="string">
            <text:p text:style-name="P612">COMANDO</text:p>
          </table:table-cell>
          <table:table-cell table:style-name="Tabela5.D38" office:value-type="string">
            <text:p text:style-name="P610">Comando sem Dados</text:p>
          </table:table-cell>
        </table:table-row>
        <table:table-row table:style-name="TableLine1855727938320">
          <table:table-cell table:style-name="Tabela5.A59" office:value-type="string">
            <text:p text:style-name="P611">0025</text:p>
          </table:table-cell>
          <table:table-cell table:style-name="Tabela5.B39" office:value-type="string">
            <text:p text:style-name="P611"><text:span text:style-name="T69">ENVIO</text:span> DE CHAVE SIM<text:span text:style-name="T71">É</text:span>TRICA <text:span text:style-name="T74">CONEXÃO ACEITA</text:span></text:p>
          </table:table-cell>
          <table:table-cell table:style-name="Tabela5.C39" office:value-type="string">
            <text:p text:style-name="P612">COMANDO</text:p>
          </table:table-cell>
          <table:table-cell table:style-name="Tabela5.D39" office:value-type="string">
            <text:p text:style-name="P610">Comando sem Dados</text:p>
          </table:table-cell>
        </table:table-row>
        <table:table-row table:style-name="TableLine1855727929104">
          <table:table-cell table:style-name="Tabela5.A59" office:value-type="string">
            <text:p text:style-name="P613">0026</text:p>
          </table:table-cell>
          <table:table-cell table:style-name="Tabela5.B40" office:value-type="string">
            <text:p text:style-name="P613">RESPOSTA COM ERRO</text:p>
          </table:table-cell>
          <table:table-cell table:style-name="Tabela5.C40" office:value-type="string">
            <text:p text:style-name="P614">COMANDO</text:p>
          </table:table-cell>
          <table:table-cell table:style-name="Tabela5.D40" office:value-type="string">
            <text:p text:style-name="P615">VER TABELA DE CODIGO DE RETORNO</text:p>
          </table:table-cell>
        </table:table-row>
        <table:table-row table:style-name="TableLine1855727927952">
          <table:table-cell table:style-name="Tabela5.A59" office:value-type="string">
            <text:p text:style-name="P365">00<text:span text:style-name="T70">27</text:span></text:p>
          </table:table-cell>
          <table:table-cell table:style-name="Tabela5.B41" office:value-type="string">
            <text:p text:style-name="P374">CHAVE PUBLICA <text:span text:style-name="T70">EXPOENTE</text:span></text:p>
          </table:table-cell>
          <table:table-cell table:style-name="Tabela5.C41" office:value-type="string">
            <text:p text:style-name="P364">DADOS</text:p>
          </table:table-cell>
          <table:table-cell table:style-name="Tabela5.D41" office:value-type="string">
            <text:p text:style-name="P395">Texto</text:p>
          </table:table-cell>
        </table:table-row>
        <table:table-row table:style-name="TableLine1855727925072">
          <table:table-cell table:style-name="Tabela5.A59" office:value-type="string">
            <text:p text:style-name="P616">0028</text:p>
          </table:table-cell>
          <table:table-cell table:style-name="Tabela5.B42" office:value-type="string">
            <text:p text:style-name="P616">PEDIDO DE LOGIN ACEITO</text:p>
          </table:table-cell>
          <table:table-cell table:style-name="Tabela5.C42" office:value-type="string">
            <text:p text:style-name="P617">COMANDO</text:p>
          </table:table-cell>
          <table:table-cell table:style-name="Tabela5.D42" office:value-type="string">
            <text:p text:style-name="P610">Comando sem Dados</text:p>
          </table:table-cell>
        </table:table-row>
        <table:table-row table:style-name="TableLine1855727929680">
          <table:table-cell table:style-name="Tabela5.A59" office:value-type="string">
            <text:p text:style-name="P616">002<text:span text:style-name="T75">9</text:span></text:p>
          </table:table-cell>
          <table:table-cell table:style-name="Tabela5.B43" office:value-type="string">
            <text:p text:style-name="P616">PEDIDO DE LOGIN <text:span text:style-name="T75">RECUSADO</text:span></text:p>
          </table:table-cell>
          <table:table-cell table:style-name="Tabela5.C43" office:value-type="string">
            <text:p text:style-name="P617">COMANDO</text:p>
          </table:table-cell>
          <table:table-cell table:style-name="Tabela5.D43" office:value-type="string">
            <text:p text:style-name="P610">Comando sem Dados</text:p>
          </table:table-cell>
        </table:table-row>
        <table:table-row table:style-name="TableLine1855727988128">
          <table:table-cell table:style-name="Tabela5.A59" office:value-type="string">
            <text:p text:style-name="P618">00<text:span text:style-name="T76">2A</text:span></text:p>
          </table:table-cell>
          <table:table-cell table:style-name="Tabela5.B44" office:value-type="string">
            <text:p text:style-name="P618">SOLICITA<text:span text:style-name="T77">ÇÃO</text:span> DE DADOS <text:span text:style-name="T78">NO</text:span> PDV</text:p>
          </table:table-cell>
          <table:table-cell table:style-name="Tabela5.C44" office:value-type="string">
            <text:p text:style-name="P619">COMANDO</text:p>
          </table:table-cell>
          <table:table-cell table:style-name="Tabela5.D44" office:value-type="string">
            <text:p text:style-name="P621">TEXTO - </text:p>
            <text:p text:style-name="P620"><text:s/><text:span text:style-name="T76">Mensagem a exibir</text:span></text:p>
            <text:p text:style-name="P621">(“”)</text:p>
          </table:table-cell>
        </table:table-row>
        <table:table-row table:style-name="TableLine1855727974592">
          <table:table-cell table:style-name="Tabela5.A59" office:value-type="string">
            <text:p text:style-name="P770">002B</text:p>
          </table:table-cell>
          <table:table-cell table:style-name="Tabela5.B45" office:value-type="string">
            <text:p text:style-name="P771">MODULO EXCLUIR</text:p>
          </table:table-cell>
          <table:table-cell table:style-name="Tabela5.C45" office:value-type="string">
            <text:p text:style-name="P772">COMANDO</text:p>
          </table:table-cell>
          <table:table-cell table:style-name="Tabela5.D45" office:value-type="string">
            <text:p text:style-name="P773">Comando sem Dados</text:p>
          </table:table-cell>
        </table:table-row>
        <table:table-row table:style-name="TableLine1855727980064">
          <table:table-cell table:style-name="Tabela5.A59" office:value-type="string">
            <text:p text:style-name="P623">002C</text:p>
          </table:table-cell>
          <table:table-cell table:style-name="Tabela5.B46" office:value-type="string">
            <text:p text:style-name="P623">MENSAGEM A SER MOSTRADA NO PDV</text:p>
          </table:table-cell>
          <table:table-cell table:style-name="Tabela5.C46" office:value-type="string">
            <text:p text:style-name="P622">COMANDO</text:p>
          </table:table-cell>
          <table:table-cell table:style-name="Tabela5.D46" office:value-type="string">
            <text:p text:style-name="P621">TEXTO</text:p>
          </table:table-cell>
        </table:table-row>
        <table:table-row table:style-name="TableLine1855727982368">
          <table:table-cell table:style-name="Tabela5.A59" office:value-type="string">
            <text:p text:style-name="P623">002D</text:p>
          </table:table-cell>
          <table:table-cell table:style-name="Tabela5.B47" office:value-type="string">
            <text:p text:style-name="P623">TEXTO A SER IMPRESSO</text:p>
          </table:table-cell>
          <table:table-cell table:style-name="Tabela5.C47" office:value-type="string">
            <text:p text:style-name="P624">COMANDO</text:p>
          </table:table-cell>
          <table:table-cell table:style-name="Tabela5.D47" office:value-type="string">
            <text:p text:style-name="P625">IMPRESSÃO</text:p>
          </table:table-cell>
        </table:table-row>
        <table:table-row table:style-name="Tabela5.2">
          <table:table-cell table:style-name="Tabela5.A2" office:value-type="string">
            <text:p text:style-name="P450">002<text:span text:style-name="T79">E</text:span></text:p>
          </table:table-cell>
          <table:table-cell table:style-name="Tabela5.A2" office:value-type="string">
            <text:p text:style-name="P452">IMAGEM A SER MOSTRADA NO PDV “QR CODE”</text:p>
          </table:table-cell>
          <table:table-cell table:style-name="Tabela5.A2" office:value-type="string">
            <text:p text:style-name="P451">DADOS</text:p>
          </table:table-cell>
          <table:table-cell table:style-name="Tabela5.D12" office:value-type="string">
            <text:p text:style-name="P453">DADOS</text:p>
          </table:table-cell>
        </table:table-row>
        <table:table-row table:style-name="TableLine1855727975168">
          <table:table-cell table:style-name="Tabela5.A59" office:value-type="string">
            <text:p text:style-name="P454">002<text:span text:style-name="T79">F</text:span></text:p>
          </table:table-cell>
          <table:table-cell table:style-name="Tabela5.B49" office:value-type="string">
            <text:p text:style-name="P454">BOTÃO “OK”</text:p>
          </table:table-cell>
          <table:table-cell table:style-name="Tabela5.C49" office:value-type="string">
            <text:p text:style-name="P455">DADOS</text:p>
          </table:table-cell>
          <table:table-cell table:style-name="Tabela5.D49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855727978912">
          <table:table-cell table:style-name="Tabela5.A59" office:value-type="string">
            <text:p text:style-name="P454">00<text:span text:style-name="T79">30</text:span></text:p>
          </table:table-cell>
          <table:table-cell table:style-name="Tabela5.B50" office:value-type="string">
            <text:p text:style-name="P454">BOTÃO “CANCELA”</text:p>
          </table:table-cell>
          <table:table-cell table:style-name="Tabela5.C50" office:value-type="string">
            <text:p text:style-name="P455">DADOS</text:p>
          </table:table-cell>
          <table:table-cell table:style-name="Tabela5.D50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855727978048">
          <table:table-cell table:style-name="Tabela5.A59" office:value-type="string">
            <text:p text:style-name="P454">00<text:span text:style-name="T79">31</text:span></text:p>
          </table:table-cell>
          <table:table-cell table:style-name="Tabela5.B51" office:value-type="string">
            <text:p text:style-name="P454">BOTÃO “NÃO”</text:p>
          </table:table-cell>
          <table:table-cell table:style-name="Tabela5.C51" office:value-type="string">
            <text:p text:style-name="P455">DADOS </text:p>
          </table:table-cell>
          <table:table-cell table:style-name="Tabela5.D51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855727982080">
          <table:table-cell table:style-name="Tabela5.A59" office:value-type="string">
            <text:p text:style-name="P454">003<text:span text:style-name="T79">2</text:span></text:p>
          </table:table-cell>
          <table:table-cell table:style-name="Tabela5.B52" office:value-type="string">
            <text:p text:style-name="P454">BOTÃO “SIM”</text:p>
          </table:table-cell>
          <table:table-cell table:style-name="Tabela5.C52" office:value-type="string">
            <text:p text:style-name="P455">DADOS </text:p>
          </table:table-cell>
          <table:table-cell table:style-name="Tabela5.D52" office:value-type="string">
            <text:p text:style-name="P456">TEXTO <text:s/>- </text:p>
            <text:p text:style-name="P456"><text:span text:style-name="T82">TEXTO DO </text:span>BOTÃO</text:p>
          </table:table-cell>
        </table:table-row>
        <table:table-row table:style-name="TableLine1855727985248">
          <table:table-cell table:style-name="Tabela5.A59" office:value-type="string">
            <text:p text:style-name="P454">003<text:span text:style-name="T79">3</text:span></text:p>
          </table:table-cell>
          <table:table-cell table:style-name="Tabela5.B59" office:value-type="string">
            <text:p text:style-name="P454">DADOS CAPTURADO DO PDV</text:p>
          </table:table-cell>
          <table:table-cell table:style-name="Tabela5.C59" office:value-type="string">
            <text:p text:style-name="P455">DADOS</text:p>
          </table:table-cell>
          <table:table-cell table:style-name="Tabela5.D59" office:value-type="string">
            <text:p text:style-name="P456">TEXTO</text:p>
          </table:table-cell>
        </table:table-row>
        <table:table-row table:style-name="TableLine1855727987552">
          <table:table-cell table:style-name="Tabela5.A59" office:value-type="string">
            <text:p text:style-name="P457">0034</text:p>
          </table:table-cell>
          <table:table-cell table:style-name="Tabela5.B59" office:value-type="string">
            <text:p text:style-name="P457"><text:span text:style-name="T96">ID ÚNICA DA </text:span>TRANSAÇÃO</text:p>
          </table:table-cell>
          <table:table-cell table:style-name="Tabela5.C59" office:value-type="string">
            <text:p text:style-name="P458">DADOS</text:p>
          </table:table-cell>
          <table:table-cell table:style-name="Tabela5.D59" office:value-type="string">
            <text:p text:style-name="P458">TEXTO</text:p>
          </table:table-cell>
        </table:table-row>
        <table:table-row table:style-name="TableLine1855727986112">
          <table:table-cell table:style-name="Tabela5.A59" office:value-type="string">
            <text:p text:style-name="P459">0035</text:p>
          </table:table-cell>
          <table:table-cell table:style-name="Tabela5.B59" office:value-type="string">
            <text:p text:style-name="P459">SENHA DO TERMINAL</text:p>
          </table:table-cell>
          <table:table-cell table:style-name="Tabela5.C59" office:value-type="string">
            <text:p text:style-name="P460">DADOS</text:p>
          </table:table-cell>
          <table:table-cell table:style-name="Tabela5.D59" office:value-type="string">
            <text:p text:style-name="P460">TEXTO</text:p>
          </table:table-cell>
        </table:table-row>
        <table:table-row table:style-name="TableLine1855727986688">
          <table:table-cell table:style-name="Tabela5.A59" office:value-type="string">
            <text:p text:style-name="P774">0036</text:p>
          </table:table-cell>
          <table:table-cell table:style-name="Tabela5.B59" office:value-type="string">
            <text:p text:style-name="P775">BIN OU IIN</text:p>
          </table:table-cell>
          <table:table-cell table:style-name="Tabela5.C59" office:value-type="string">
            <text:p text:style-name="P776">TEXTO</text:p>
          </table:table-cell>
          <table:table-cell table:style-name="Tabela5.D59" office:value-type="string">
            <text:p text:style-name="P776">IIN OU BIN</text:p>
          </table:table-cell>
        </table:table-row>
        <table:table-row table:style-name="TableLine1855727987264">
          <table:table-cell table:style-name="Tabela5.A59" office:value-type="string">
            <text:p text:style-name="P461">0037</text:p>
          </table:table-cell>
          <table:table-cell table:style-name="Tabela5.B59" office:value-type="string">
            <text:p text:style-name="P461">TIPO DE <text:span text:style-name="T100">PERMISS</text:span><text:span text:style-name="T181">ÃO</text:span> DO TERMINAL</text:p>
          </table:table-cell>
          <table:table-cell table:style-name="Tabela5.C59" office:value-type="string">
            <text:p text:style-name="P462">DADOS</text:p>
          </table:table-cell>
          <table:table-cell table:style-name="Tabela5.D59" office:value-type="string">
            <text:p text:style-name="P463">NUMÉRICO</text:p>
          </table:table-cell>
        </table:table-row>
        <table:table-row table:style-name="TableLine1855727976608">
          <table:table-cell table:style-name="Tabela5.A59" office:value-type="string">
            <text:p text:style-name="P626">0038</text:p>
          </table:table-cell>
          <table:table-cell table:style-name="Tabela5.B59" office:value-type="string">
            <text:p text:style-name="P627">ABORTA</text:p>
          </table:table-cell>
          <table:table-cell table:style-name="Tabela5.C59" office:value-type="string">
            <text:p text:style-name="P628">COMANDO</text:p>
          </table:table-cell>
          <table:table-cell table:style-name="Tabela5.D59" office:value-type="string">
            <text:p text:style-name="P629">ABORTA O COMANDO OU TRANSACAO EM ANDAMENTO </text:p>
          </table:table-cell>
        </table:table-row>
        <table:table-row table:style-name="TableLine1855727978336">
          <table:table-cell table:style-name="Tabela5.A59" office:value-type="string">
            <text:p text:style-name="P611">00<text:span text:style-name="T88">39</text:span></text:p>
          </table:table-cell>
          <table:table-cell table:style-name="Tabela5.B59" office:value-type="string">
            <text:p text:style-name="P630">LOJA INCLUIR</text:p>
          </table:table-cell>
          <table:table-cell table:style-name="Tabela5.C59" office:value-type="string">
            <text:p text:style-name="P612">COMANDO</text:p>
          </table:table-cell>
          <table:table-cell table:style-name="Tabela5.D59" office:value-type="string">
            <text:p text:style-name="P610">Comando sem Dados</text:p>
          </table:table-cell>
        </table:table-row>
        <table:table-row table:style-name="Tabela5.2">
          <table:table-cell table:style-name="Tabela5.A2" office:value-type="string">
            <text:p text:style-name="P464">003A</text:p>
          </table:table-cell>
          <table:table-cell table:style-name="Tabela5.A2" office:value-type="string">
            <text:p text:style-name="P464">TABELA <text:span text:style-name="T181">MODULO_CONF</text:span></text:p>
          </table:table-cell>
          <table:table-cell table:style-name="Tabela5.A2" office:value-type="string">
            <text:p text:style-name="P465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468">003B</text:p>
          </table:table-cell>
          <table:table-cell table:style-name="Tabela5.A2" office:value-type="string">
            <text:p text:style-name="P467">CHAVE DO PDV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47">CAMPO CHAVE NA TABELA PDV</text:p>
          </table:table-cell>
        </table:table-row>
        <table:table-row table:style-name="Tabela5.2">
          <table:table-cell table:style-name="Tabela5.A2" office:value-type="string">
            <text:p text:style-name="P469">003C</text:p>
          </table:table-cell>
          <table:table-cell table:style-name="Tabela5.A2" office:value-type="string">
            <text:p text:style-name="P470"><text:span text:style-name="T182">LOJA_</text:span><text:span text:style-name="T102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69">003D</text:p>
          </table:table-cell>
          <table:table-cell table:style-name="Tabela5.A2" office:value-type="string">
            <text:p text:style-name="P467">CHAVE DO CONCENTRADOR</text:p>
          </table:table-cell>
          <table:table-cell table:style-name="Tabela5.A2" office:value-type="string">
            <text:p text:style-name="P473">DADOS</text:p>
          </table:table-cell>
          <table:table-cell table:style-name="Tabela5.D12" office:value-type="string">
            <text:p text:style-name="P473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74">003E</text:p>
          </table:table-cell>
          <table:table-cell table:style-name="Tabela5.A2" office:value-type="string">
            <text:p text:style-name="P475">TABELA LOJA</text:p>
          </table:table-cell>
          <table:table-cell table:style-name="Tabela5.A2" office:value-type="string">
            <text:p text:style-name="P476">DADOS</text:p>
          </table:table-cell>
          <table:table-cell table:style-name="Tabela5.D12" office:value-type="string">
            <text:p text:style-name="P476">TEXTO</text:p>
          </table:table-cell>
        </table:table-row>
        <table:table-row table:style-name="Tabela5.2">
          <table:table-cell table:style-name="Tabela5.A2" office:value-type="string">
            <text:p text:style-name="P631">003F</text:p>
          </table:table-cell>
          <table:table-cell table:style-name="Tabela5.A2" office:value-type="string">
            <text:p text:style-name="P631">LOJA ALTERAR</text:p>
          </table:table-cell>
          <table:table-cell table:style-name="Tabela5.A2" office:value-type="string">
            <text:p text:style-name="P632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777">0040</text:p>
          </table:table-cell>
          <table:table-cell table:style-name="Tabela5.A2" office:value-type="string">
            <text:p text:style-name="P777"/>
          </table:table-cell>
          <table:table-cell table:style-name="Tabela5.A2" office:value-type="string">
            <text:p text:style-name="P778"/>
          </table:table-cell>
          <table:table-cell table:style-name="Tabela5.D12" office:value-type="string">
            <text:p text:style-name="P778"/>
          </table:table-cell>
        </table:table-row>
        <text:soft-page-break/>
        <table:table-row table:style-name="Tabela5.2">
          <table:table-cell table:style-name="Tabela5.A2" office:value-type="string">
            <text:p text:style-name="P477">0041</text:p>
          </table:table-cell>
          <table:table-cell table:style-name="Tabela5.A2" office:value-type="string">
            <text:p text:style-name="P479">CHAVE DO MODULO_CONF</text:p>
          </table:table-cell>
          <table:table-cell table:style-name="Tabela5.A2" office:value-type="string">
            <text:p text:style-name="P478">DADOS</text:p>
          </table:table-cell>
          <table:table-cell table:style-name="Tabela5.D12" office:value-type="string">
            <text:p text:style-name="P478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633">0042</text:p>
          </table:table-cell>
          <table:table-cell table:style-name="Tabela5.A2" office:value-type="string">
            <text:p text:style-name="P635">TRANSACAO</text:p>
          </table:table-cell>
          <table:table-cell table:style-name="Tabela5.A2" office:value-type="string">
            <text:p text:style-name="P634">COMANDO</text:p>
          </table:table-cell>
          <table:table-cell table:style-name="Tabela5.D12" office:value-type="string">
            <text:p text:style-name="P634">Co<text:span text:style-name="T183">ntem </text:span>o<text:span text:style-name="T183">s</text:span> <text:span text:style-name="T183">d</text:span>ados <text:span text:style-name="T183">da transação</text:span></text:p>
          </table:table-cell>
        </table:table-row>
        <table:table-row table:style-name="Tabela5.2">
          <table:table-cell table:style-name="Tabela5.A2" office:value-type="string">
            <text:p text:style-name="P480">0043</text:p>
          </table:table-cell>
          <table:table-cell table:style-name="Tabela5.A2" office:value-type="string">
            <text:p text:style-name="P470"><text:span text:style-name="T184">PDV_</text:span><text:span text:style-name="T116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6">0044</text:p>
          </table:table-cell>
          <table:table-cell table:style-name="Tabela5.A2" office:value-type="string">
            <text:p text:style-name="P636">PDV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40">0045</text:p>
          </table:table-cell>
          <table:table-cell table:style-name="Tabela5.A2" office:value-type="string">
            <text:p text:style-name="P640"><text:span text:style-name="T90">VALIDA</text:span> CHAVE DO PDV</text:p>
          </table:table-cell>
          <table:table-cell table:style-name="Tabela5.A2" office:value-type="string">
            <text:p text:style-name="P641">COMANDO</text:p>
          </table:table-cell>
          <table:table-cell table:style-name="Tabela5.D12" office:value-type="string">
            <text:p text:style-name="P638">Comando sem Dados</text:p>
          </table:table-cell>
        </table:table-row>
        <table:table-row table:style-name="Tabela5.2">
          <table:table-cell table:style-name="Tabela5.A2" office:value-type="string">
            <text:p text:style-name="P481">0046</text:p>
          </table:table-cell>
          <table:table-cell table:style-name="Tabela5.A2" office:value-type="string">
            <text:p text:style-name="P483">CÓDIGO VINDO PINPAD</text:p>
          </table:table-cell>
          <table:table-cell table:style-name="Tabela5.A2" office:value-type="string">
            <text:p text:style-name="P482">COMANDO</text:p>
          </table:table-cell>
          <table:table-cell table:style-name="Tabela5.D12" office:value-type="string">
            <text:p text:style-name="P482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642">0047</text:p>
          </table:table-cell>
          <table:table-cell table:style-name="Tabela5.A2" office:value-type="string">
            <text:p text:style-name="P642">MOSTRA MENSAGEM PINPAD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643">Mensagem </text:p>
          </table:table-cell>
        </table:table-row>
        <table:table-row table:style-name="Tabela5.2">
          <table:table-cell table:style-name="Tabela5.A2" office:value-type="string">
            <text:p text:style-name="P644">0048</text:p>
          </table:table-cell>
          <table:table-cell table:style-name="Tabela5.A2" office:value-type="string">
            <text:p text:style-name="P644">PINPAD SOLICITA <text:span text:style-name="T185">TARJA </text:span>CARTÃO</text:p>
          </table:table-cell>
          <table:table-cell table:style-name="Tabela5.A2" office:value-type="string">
            <text:p text:style-name="P646">COMANDO</text:p>
          </table:table-cell>
          <table:table-cell table:style-name="Tabela5.D12" office:value-type="string">
            <text:p text:style-name="P645">0= MAG</text:p>
            <text:p text:style-name="P645">1=<text:span text:style-name="T91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648">0049</text:p>
          </table:table-cell>
          <table:table-cell table:style-name="Tabela5.A2" office:value-type="string">
            <text:p text:style-name="P648"><text:span text:style-name="T186">EXCEÇÃO</text:span> <text:span text:style-name="T186">NO PINPAD</text:span></text:p>
          </table:table-cell>
          <table:table-cell table:style-name="Tabela5.A2" office:value-type="string">
            <text:p text:style-name="P649">COMANDO</text:p>
          </table:table-cell>
          <table:table-cell table:style-name="Tabela5.D12" office:value-type="string">
            <text:p text:style-name="P649">CODIGO ERRO PINPAD</text:p>
          </table:table-cell>
        </table:table-row>
        <table:table-row table:style-name="Tabela5.2">
          <table:table-cell table:style-name="Tabela5.A2" office:value-type="string">
            <text:p text:style-name="P484">00<text:span text:style-name="T92">4A</text:span></text:p>
          </table:table-cell>
          <table:table-cell table:style-name="Tabela5.A2" office:value-type="string">
            <text:p text:style-name="P484">MENSAGEM DE ERRO DO PINPAD</text:p>
          </table:table-cell>
          <table:table-cell table:style-name="Tabela5.A2" office:value-type="string">
            <text:p text:style-name="P485">DADOS</text:p>
          </table:table-cell>
          <table:table-cell table:style-name="Tabela5.D12" office:value-type="string">
            <text:p text:style-name="P485">TEXTO</text:p>
          </table:table-cell>
        </table:table-row>
        <table:table-row table:style-name="Tabela5.2">
          <table:table-cell table:style-name="Tabela5.A2" office:value-type="string">
            <text:p text:style-name="P650">004B</text:p>
          </table:table-cell>
          <table:table-cell table:style-name="Tabela5.A2" office:value-type="string">
            <text:p text:style-name="P650">PDV ALTERAR</text:p>
          </table:table-cell>
          <table:table-cell table:style-name="Tabela5.A2" office:value-type="string">
            <text:p text:style-name="P651">COMANDO</text:p>
          </table:table-cell>
          <table:table-cell table:style-name="Tabela5.D12" office:value-type="string">
            <text:p text:style-name="P651">Comando Sem Dados</text:p>
          </table:table-cell>
        </table:table-row>
        <table:table-row table:style-name="Tabela5.2">
          <table:table-cell table:style-name="Tabela5.A2" office:value-type="string">
            <text:p text:style-name="P486">004C</text:p>
          </table:table-cell>
          <table:table-cell table:style-name="Tabela5.A2" office:value-type="string">
            <text:p text:style-name="P487">ID DE UM COMANDO</text:p>
          </table:table-cell>
          <table:table-cell table:style-name="Tabela5.A2" office:value-type="string">
            <text:p text:style-name="P488">DADOS</text:p>
          </table:table-cell>
          <table:table-cell table:style-name="Tabela5.D12" office:value-type="string">
            <text:p text:style-name="P488">NUMERICO</text:p>
          </table:table-cell>
        </table:table-row>
        <table:table-row table:style-name="Tabela5.2">
          <table:table-cell table:style-name="Tabela5.A2" office:value-type="string">
            <text:p text:style-name="P486">004D</text:p>
          </table:table-cell>
          <table:table-cell table:style-name="Tabela5.A2" office:value-type="string">
            <text:p text:style-name="P489">RETORNO DO COMANDO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NUMERICO</text:p>
            <text:p text:style-name="P490">0= SUCESSO</text:p>
            <text:p text:style-name="P490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486">004E</text:p>
          </table:table-cell>
          <table:table-cell table:style-name="Tabela5.A2" office:value-type="string">
            <text:p text:style-name="P489">TARJA MAGNÉTICA TK1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86">004F</text:p>
          </table:table-cell>
          <table:table-cell table:style-name="Tabela5.A2" office:value-type="string">
            <text:p text:style-name="P489">TARJA MAGNÉTICA TK2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86">0<text:span text:style-name="T93">050</text:span></text:p>
          </table:table-cell>
          <table:table-cell table:style-name="Tabela5.A2" office:value-type="string">
            <text:p text:style-name="P489">TARJA MAGNÉTICA TK3</text:p>
          </table:table-cell>
          <table:table-cell table:style-name="Tabela5.A2" office:value-type="string">
            <text:p text:style-name="P490">DADOS</text:p>
          </table:table-cell>
          <table:table-cell table:style-name="Tabela5.D12" office:value-type="string">
            <text:p text:style-name="P490">TEXTO</text:p>
          </table:table-cell>
        </table:table-row>
        <table:table-row table:style-name="Tabela5.2">
          <table:table-cell table:style-name="Tabela5.A2" office:value-type="string">
            <text:p text:style-name="P491">0051</text:p>
          </table:table-cell>
          <table:table-cell table:style-name="Tabela5.A2" office:value-type="string">
            <text:p text:style-name="P491">TEMPO DE ESPERA DO COMANDO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ERICO EM MILISEGUNDOS</text:p>
          </table:table-cell>
        </table:table-row>
        <table:table-row table:style-name="Tabela5.2">
          <table:table-cell table:style-name="Tabela5.A2" office:value-type="string">
            <text:p text:style-name="P652">0052</text:p>
          </table:table-cell>
          <table:table-cell table:style-name="Tabela5.A2" office:value-type="string">
            <text:p text:style-name="P647">TAG INCLUIR</text:p>
          </table:table-cell>
          <table:table-cell table:style-name="Tabela5.A2" office:value-type="string">
            <text:p text:style-name="P653">COMANDO</text:p>
          </table:table-cell>
          <table:table-cell table:style-name="Tabela5.D12" office:value-type="string">
            <text:p text:style-name="P646">INCLUIR REGISTRO NA TABELA TAG</text:p>
          </table:table-cell>
        </table:table-row>
        <table:table-row table:style-name="Tabela5.2">
          <table:table-cell table:style-name="Tabela5.A2" office:value-type="string">
            <text:p text:style-name="P654">0053</text:p>
          </table:table-cell>
          <table:table-cell table:style-name="Tabela5.A2" office:value-type="string">
            <text:p text:style-name="P654">PINPAD INCLUIR</text:p>
          </table:table-cell>
          <table:table-cell table:style-name="Tabela5.A2" office:value-type="string">
            <text:p text:style-name="P655">COMANDO</text:p>
          </table:table-cell>
          <table:table-cell table:style-name="Tabela5.D12" office:value-type="string">
            <text:p text:style-name="P655">Comando sem Dados</text:p>
          </table:table-cell>
        </table:table-row>
        <table:table-row table:style-name="Tabela5.2">
          <table:table-cell table:style-name="Tabela5.A2" office:value-type="string">
            <text:p text:style-name="P493">0054</text:p>
          </table:table-cell>
          <table:table-cell table:style-name="Tabela5.A2" office:value-type="string">
            <text:p text:style-name="P470"><text:span text:style-name="T187">PINPAD_</text:span><text:span text:style-name="T11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6">0055</text:p>
          </table:table-cell>
          <table:table-cell table:style-name="Tabela5.A2" office:value-type="string">
            <text:p text:style-name="P656">PINPAD ALTERAR</text:p>
          </table:table-cell>
          <table:table-cell table:style-name="Tabela5.A2" office:value-type="string">
            <text:p text:style-name="P657">COMANDO</text:p>
          </table:table-cell>
          <table:table-cell table:style-name="Tabela5.D12" office:value-type="string">
            <text:p text:style-name="P657">Comando sem Dados</text:p>
          </table:table-cell>
        </table:table-row>
        <table:table-row table:style-name="Tabela5.2">
          <table:table-cell table:style-name="Tabela5.A2" office:value-type="string">
            <text:p text:style-name="P494">0056</text:p>
          </table:table-cell>
          <table:table-cell table:style-name="Tabela5.A2" office:value-type="string">
            <text:p text:style-name="P470"><text:span text:style-name="T188">CONFIGURADOR_</text:span><text:span text:style-name="T117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8">0057</text:p>
          </table:table-cell>
          <table:table-cell table:style-name="Tabela5.A2" office:value-type="string">
            <text:p text:style-name="P658">CONFIGURADOR INCLUIR</text:p>
          </table:table-cell>
          <table:table-cell table:style-name="Tabela5.A2" office:value-type="string">
            <text:p text:style-name="P659">COMANDO</text:p>
          </table:table-cell>
          <table:table-cell table:style-name="Tabela5.D12" office:value-type="string">
            <text:p text:style-name="P659">Comando sem Dados</text:p>
          </table:table-cell>
        </table:table-row>
        <table:table-row table:style-name="Tabela5.2">
          <table:table-cell table:style-name="Tabela5.A2" office:value-type="string">
            <text:p text:style-name="P660">0058</text:p>
          </table:table-cell>
          <table:table-cell table:style-name="Tabela5.A2" office:value-type="string">
            <text:p text:style-name="P660">CONFIGURADOR ALTERAR</text:p>
          </table:table-cell>
          <table:table-cell table:style-name="Tabela5.A2" office:value-type="string">
            <text:p text:style-name="P661">COMANDO</text:p>
          </table:table-cell>
          <table:table-cell table:style-name="Tabela5.D12" office:value-type="string">
            <text:p text:style-name="P661">Comando sem Dados</text:p>
          </table:table-cell>
        </table:table-row>
        <table:table-row table:style-name="Tabela5.2">
          <table:table-cell table:style-name="Tabela5.A2" office:value-type="string">
            <text:p text:style-name="P640">00<text:span text:style-name="T94">59</text:span></text:p>
          </table:table-cell>
          <table:table-cell table:style-name="Tabela5.A2" office:value-type="string">
            <text:p text:style-name="P640"><text:span text:style-name="T90">VALIDA</text:span> CHAVE DO <text:span text:style-name="T94">CONFIGURADOR</text:span></text:p>
          </table:table-cell>
          <table:table-cell table:style-name="Tabela5.A2" office:value-type="string">
            <text:p text:style-name="P641">COMANDO</text:p>
          </table:table-cell>
          <table:table-cell table:style-name="Tabela5.D12" office:value-type="string">
            <text:p text:style-name="P638">Comando sem Dados</text:p>
          </table:table-cell>
        </table:table-row>
        <table:table-row table:style-name="Tabela5.2">
          <table:table-cell table:style-name="Tabela5.A2" office:value-type="string">
            <text:p text:style-name="P662">005A</text:p>
          </table:table-cell>
          <table:table-cell table:style-name="Tabela5.A2" office:value-type="string">
            <text:p text:style-name="P662">PINDPAD SOLICITA SENHA</text:p>
          </table:table-cell>
          <table:table-cell table:style-name="Tabela5.A2" office:value-type="string">
            <text:p text:style-name="P663">COMANDO</text:p>
          </table:table-cell>
          <table:table-cell table:style-name="Tabela5.D12" office:value-type="string">
            <text:p text:style-name="P664">TEXTO</text:p>
          </table:table-cell>
        </table:table-row>
        <table:table-row table:style-name="Tabela5.2">
          <table:table-cell table:style-name="Tabela5.A2" office:value-type="string">
            <text:p text:style-name="P495">005B</text:p>
          </table:table-cell>
          <table:table-cell table:style-name="Tabela5.A2" office:value-type="string">
            <text:p text:style-name="P495">INDICE MK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C</text:p>
          </table:table-cell>
          <table:table-cell table:style-name="Tabela5.A2" office:value-type="string">
            <text:p text:style-name="P495">MENSAGEM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 MAX 32</text:p>
          </table:table-cell>
        </table:table-row>
        <table:table-row table:style-name="Tabela5.2">
          <table:table-cell table:style-name="Tabela5.A2" office:value-type="string">
            <text:p text:style-name="P495">005D</text:p>
          </table:table-cell>
          <table:table-cell table:style-name="Tabela5.A2" office:value-type="string">
            <text:p text:style-name="P495">NUMERO MINIMO DA SENHA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E</text:p>
          </table:table-cell>
          <table:table-cell table:style-name="Tabela5.A2" office:value-type="string">
            <text:p text:style-name="P495">NUMERO MAXIMO DA SENHA NO PINPAD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NUMERICO</text:p>
          </table:table-cell>
        </table:table-row>
        <table:table-row table:style-name="Tabela5.2">
          <table:table-cell table:style-name="Tabela5.A2" office:value-type="string">
            <text:p text:style-name="P495">005F</text:p>
          </table:table-cell>
          <table:table-cell table:style-name="Tabela5.A2" office:value-type="string">
            <text:p text:style-name="P495"><text:span text:style-name="T95">W</text:span>K CRIPTOGRAFADA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able:table-row table:style-name="Tabela5.2">
          <table:table-cell table:style-name="Tabela5.A2" office:value-type="string">
            <text:p text:style-name="P495">0060</text:p>
          </table:table-cell>
          <table:table-cell table:style-name="Tabela5.A2" office:value-type="string">
            <text:p text:style-name="P495">SENHA CRIPTOGRAFADA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able:table-row table:style-name="Tabela5.2">
          <table:table-cell table:style-name="Tabela5.A2" office:value-type="string">
            <text:p text:style-name="P495">0061</text:p>
          </table:table-cell>
          <table:table-cell table:style-name="Tabela5.A2" office:value-type="string">
            <text:p text:style-name="P495">SENHA 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97">0062</text:p>
          </table:table-cell>
          <table:table-cell table:style-name="Tabela5.A2" office:value-type="string">
            <text:p text:style-name="P497">PAN MASCARADO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499">0063</text:p>
          </table:table-cell>
          <table:table-cell table:style-name="Tabela5.A2" office:value-type="string">
            <text:p text:style-name="P499">ACEITA TODAS FUNCOES DE MODULO</text:p>
          </table:table-cell>
          <table:table-cell table:style-name="Tabela5.A2" office:value-type="string">
            <text:p text:style-name="P500">DADOS</text:p>
          </table:table-cell>
          <table:table-cell table:style-name="Tabela5.D12" office:value-type="string">
            <text:p text:style-name="P500">BOOLEANO</text:p>
          </table:table-cell>
        </table:table-row>
        <table:table-row table:style-name="Tabela5.2">
          <table:table-cell table:style-name="Tabela5.A2" office:value-type="string">
            <text:p text:style-name="P666">0064</text:p>
          </table:table-cell>
          <table:table-cell table:style-name="Tabela5.A2" office:value-type="string">
            <text:p text:style-name="P666">MULT<text:span text:style-name="T189">I</text:span>LOJA INCLUIR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67">Comando sem Dados</text:p>
          </table:table-cell>
        </table:table-row>
        <table:table-row table:style-name="Tabela5.2">
          <table:table-cell table:style-name="Tabela5.A2" office:value-type="string">
            <text:p text:style-name="P501">0065</text:p>
          </table:table-cell>
          <table:table-cell table:style-name="Tabela5.A2" office:value-type="string">
            <text:p text:style-name="P470"><text:span text:style-name="T190">MULT</text:span><text:span text:style-name="T189">I</text:span><text:span text:style-name="T190">LOJA_</text:span><text:span text:style-name="T103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68">0066</text:p>
          </table:table-cell>
          <table:table-cell table:style-name="Tabela5.A2" office:value-type="string">
            <text:p text:style-name="P668">MULT<text:span text:style-name="T189">I</text:span>LOJA EXCLUIR</text:p>
          </table:table-cell>
          <table:table-cell table:style-name="Tabela5.A2" office:value-type="string">
            <text:p text:style-name="P669">COMANDO</text:p>
          </table:table-cell>
          <table:table-cell table:style-name="Tabela5.D12" office:value-type="string">
            <text:p text:style-name="P669">Comando sem Dados</text:p>
          </table:table-cell>
        </table:table-row>
        <table:table-row table:style-name="Tabela5.2">
          <table:table-cell table:style-name="Tabela5.A2" office:value-type="string">
            <text:p text:style-name="P670">0067</text:p>
          </table:table-cell>
          <table:table-cell table:style-name="Tabela5.A2" office:value-type="string">
            <text:p text:style-name="P665">MULTILOJA ALTERAR</text:p>
          </table:table-cell>
          <table:table-cell table:style-name="Tabela5.A2" office:value-type="string">
            <text:p text:style-name="P671">COMANDO</text:p>
          </table:table-cell>
          <table:table-cell table:style-name="Tabela5.D12" office:value-type="string">
            <text:p text:style-name="P671">Comando sem Dados</text:p>
          </table:table-cell>
        </table:table-row>
        <table:table-row table:style-name="Tabela5.2">
          <table:table-cell table:style-name="Tabela5.A2" office:value-type="string">
            <text:p text:style-name="P502">0068</text:p>
          </table:table-cell>
          <table:table-cell table:style-name="Tabela5.A2" office:value-type="string">
            <text:p text:style-name="P502">MODULO PADRÃO</text:p>
          </table:table-cell>
          <table:table-cell table:style-name="Tabela5.A2" office:value-type="string">
            <text:p text:style-name="P503">DADOS</text:p>
          </table:table-cell>
          <table:table-cell table:style-name="Tabela5.D12" office:value-type="string">
            <text:p text:style-name="P503">TEXTO</text:p>
          </table:table-cell>
        </table:table-row>
        <table:table-row table:style-name="Tabela5.2">
          <table:table-cell table:style-name="Tabela5.A2" office:value-type="string">
            <text:p text:style-name="P672">0069</text:p>
          </table:table-cell>
          <table:table-cell table:style-name="Tabela5.A2" office:value-type="string">
            <text:p text:style-name="P672">LOJA EXCLUIR</text:p>
          </table:table-cell>
          <table:table-cell table:style-name="Tabela5.A2" office:value-type="string">
            <text:p text:style-name="P673">COMANDO</text:p>
          </table:table-cell>
          <table:table-cell table:style-name="Tabela5.D12" office:value-type="string">
            <text:p text:style-name="P673">Comando sem Dados</text:p>
          </table:table-cell>
        </table:table-row>
        <table:table-row table:style-name="Tabela5.2">
          <table:table-cell table:style-name="Tabela5.A2" office:value-type="string">
            <text:p text:style-name="P674">006A</text:p>
          </table:table-cell>
          <table:table-cell table:style-name="Tabela5.A2" office:value-type="string">
            <text:p text:style-name="P674">PINPAD EXCLUIR</text:p>
          </table:table-cell>
          <table:table-cell table:style-name="Tabela5.A2" office:value-type="string">
            <text:p text:style-name="P675">COMANDO</text:p>
          </table:table-cell>
          <table:table-cell table:style-name="Tabela5.D12" office:value-type="string">
            <text:p text:style-name="P675">Comando sem Dados</text:p>
          </table:table-cell>
        </table:table-row>
        <table:table-row table:style-name="Tabela5.2">
          <table:table-cell table:style-name="Tabela5.A2" office:value-type="string">
            <text:p text:style-name="P676">006B</text:p>
          </table:table-cell>
          <table:table-cell table:style-name="Tabela5.A2" office:value-type="string">
            <text:p text:style-name="P676">PDV EXCLUIR</text:p>
          </table:table-cell>
          <table:table-cell table:style-name="Tabela5.A2" office:value-type="string">
            <text:p text:style-name="P677">COMANDO</text:p>
          </table:table-cell>
          <table:table-cell table:style-name="Tabela5.D12" office:value-type="string">
            <text:p text:style-name="P677">Comando sem Dados</text:p>
          </table:table-cell>
        </table:table-row>
        <table:table-row table:style-name="Tabela5.2">
          <table:table-cell table:style-name="Tabela5.A2" office:value-type="string">
            <text:p text:style-name="P504">006C</text:p>
          </table:table-cell>
          <table:table-cell table:style-name="Tabela5.A2" office:value-type="string">
            <text:p text:style-name="P504">MODULO_<text:span text:style-name="T118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5">006D</text:p>
          </table:table-cell>
          <table:table-cell table:style-name="Tabela5.A2" office:value-type="string">
            <text:p text:style-name="P506">MODULO_<text:span text:style-name="T189">CONF_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8">006E</text:p>
          </table:table-cell>
          <table:table-cell table:style-name="Tabela5.A2" office:value-type="string">
            <text:p text:style-name="P470"><text:span text:style-name="T191">TAG_</text:span><text:span text:style-name="T104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09">006F</text:p>
          </table:table-cell>
          <table:table-cell table:style-name="Tabela5.A2" office:value-type="string">
            <text:p text:style-name="P470"><text:span text:style-name="T192">ADQUIRENTE_</text:span><text:span text:style-name="T10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78">0070</text:p>
          </table:table-cell>
          <table:table-cell table:style-name="Tabela5.A2" office:value-type="string">
            <text:p text:style-name="P678">PESQUISA <text:span text:style-name="T101">VARIAS </text:span>TABELAS</text:p>
          </table:table-cell>
          <table:table-cell table:style-name="Tabela5.A2" office:value-type="string">
            <text:p text:style-name="P679">COMANDO</text:p>
          </table:table-cell>
          <table:table-cell table:style-name="Tabela5.D12" office:value-type="string">
            <text:p text:style-name="P679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680">0071</text:p>
          </table:table-cell>
          <table:table-cell table:style-name="Tabela5.A2" office:value-type="string">
            <text:p text:style-name="P680">VALIDA CHAVE MODULO_CONF</text:p>
          </table:table-cell>
          <table:table-cell table:style-name="Tabela5.A2" office:value-type="string">
            <text:p text:style-name="P681">COMANDO</text:p>
          </table:table-cell>
          <table:table-cell table:style-name="Tabela5.D12" office:value-type="string">
            <text:p text:style-name="P681">Comando sem Dados</text:p>
          </table:table-cell>
        </table:table-row>
        <table:table-row table:style-name="Tabela5.2">
          <table:table-cell table:style-name="Tabela5.A2" office:value-type="string">
            <text:p text:style-name="P682">0072</text:p>
          </table:table-cell>
          <table:table-cell table:style-name="Tabela5.A2" office:value-type="string">
            <text:p text:style-name="P682">MODULO_CONF ALTERAR</text:p>
          </table:table-cell>
          <table:table-cell table:style-name="Tabela5.A2" office:value-type="string">
            <text:p text:style-name="P683">COMANDO</text:p>
          </table:table-cell>
          <table:table-cell table:style-name="Tabela5.D12" office:value-type="string">
            <text:p text:style-name="P683">Comando sem Dados</text:p>
          </table:table-cell>
        </table:table-row>
        <table:table-row table:style-name="Tabela5.2">
          <table:table-cell table:style-name="Tabela5.A2" office:value-type="string">
            <text:p text:style-name="P684">0073</text:p>
          </table:table-cell>
          <table:table-cell table:style-name="Tabela5.A2" office:value-type="string">
            <text:p text:style-name="P684">MODULO_CONF INCLUIR</text:p>
          </table:table-cell>
          <table:table-cell table:style-name="Tabela5.A2" office:value-type="string">
            <text:p text:style-name="P685">COMANDO</text:p>
          </table:table-cell>
          <table:table-cell table:style-name="Tabela5.D12" office:value-type="string">
            <text:p text:style-name="P685">Comando sem Dados</text:p>
          </table:table-cell>
        </table:table-row>
        <table:table-row table:style-name="Tabela5.2">
          <table:table-cell table:style-name="Tabela5.A2" office:value-type="string">
            <text:p text:style-name="P686">0074</text:p>
          </table:table-cell>
          <table:table-cell table:style-name="Tabela5.A2" office:value-type="string">
            <text:p text:style-name="P686">MODULO INCLUIR</text:p>
          </table:table-cell>
          <table:table-cell table:style-name="Tabela5.A2" office:value-type="string">
            <text:p text:style-name="P687">COMANDO</text:p>
          </table:table-cell>
          <table:table-cell table:style-name="Tabela5.D12" office:value-type="string">
            <text:p text:style-name="P687">Comando sem Dados</text:p>
          </table:table-cell>
        </table:table-row>
        <table:table-row table:style-name="Tabela5.2">
          <table:table-cell table:style-name="Tabela5.A2" office:value-type="string">
            <text:p text:style-name="P688">0075</text:p>
          </table:table-cell>
          <table:table-cell table:style-name="Tabela5.A2" office:value-type="string">
            <text:p text:style-name="P688">MODULO ALTERAR</text:p>
          </table:table-cell>
          <table:table-cell table:style-name="Tabela5.A2" office:value-type="string">
            <text:p text:style-name="P689">COMANDO</text:p>
          </table:table-cell>
          <table:table-cell table:style-name="Tabela5.D12" office:value-type="string">
            <text:p text:style-name="P689">Comando sem Dados</text:p>
          </table:table-cell>
        </table:table-row>
        <table:table-row table:style-name="Tabela5.2">
          <table:table-cell table:style-name="Tabela5.A2" office:value-type="string">
            <text:p text:style-name="P510">0076</text:p>
          </table:table-cell>
          <table:table-cell table:style-name="Tabela5.A2" office:value-type="string">
            <text:p text:style-name="P470"><text:span text:style-name="T193">BIN_</text:span><text:span text:style-name="T115">ID</text:span></text:p>
          </table:table-cell>
          <table:table-cell table:style-name="Tabela5.A2" office:value-type="string">
            <text:p text:style-name="P471">DADOS</text:p>
          </table:table-cell>
          <table:table-cell table:style-name="Tabela5.D12" office:value-type="string">
            <text:p text:style-name="P471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0">0077</text:p>
          </table:table-cell>
          <table:table-cell table:style-name="Tabela5.A2" office:value-type="string">
            <text:p text:style-name="P690">BIN INCLUIR</text:p>
          </table:table-cell>
          <table:table-cell table:style-name="Tabela5.A2" office:value-type="string">
            <text:p text:style-name="P691">COMANDO</text:p>
          </table:table-cell>
          <table:table-cell table:style-name="Tabela5.D12" office:value-type="string">
            <text:p text:style-name="P691">Comando sem Dados</text:p>
          </table:table-cell>
        </table:table-row>
        <table:table-row table:style-name="Tabela5.2">
          <table:table-cell table:style-name="Tabela5.A2" office:value-type="string">
            <text:p text:style-name="P692">0078</text:p>
          </table:table-cell>
          <table:table-cell table:style-name="Tabela5.A2" office:value-type="string">
            <text:p text:style-name="P692">BIN EXCLUI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93">Comando sem Dados</text:p>
          </table:table-cell>
        </table:table-row>
        <table:table-row table:style-name="Tabela5.2">
          <table:table-cell table:style-name="Tabela5.A2" office:value-type="string">
            <text:p text:style-name="P695">0079</text:p>
          </table:table-cell>
          <table:table-cell table:style-name="Tabela5.A2" office:value-type="string">
            <text:p text:style-name="P696"><text:span text:style-name="T121">MODULO_</text:span><text:span text:style-name="T189">CONF_FUNCAO INCLUIR</text:span></text:p>
          </table:table-cell>
          <table:table-cell table:style-name="Tabela5.A2" office:value-type="string">
            <text:p text:style-name="P664">COMANDO</text:p>
          </table:table-cell>
          <table:table-cell table:style-name="Tabela5.D12" office:value-type="string">
            <text:p text:style-name="P694">Comando sem Dados</text:p>
          </table:table-cell>
        </table:table-row>
        <table:table-row table:style-name="Tabela5.2">
          <table:table-cell table:style-name="Tabela5.A2" office:value-type="string">
            <text:p text:style-name="P697">007A</text:p>
          </table:table-cell>
          <table:table-cell table:style-name="Tabela5.A2" office:value-type="string">
            <text:p text:style-name="P697"><text:span text:style-name="T189">CRIA UMA </text:span>TRANS<text:span text:style-name="T142">A</text:span><text:span text:style-name="T189">ÇÃO</text:span></text:p>
          </table:table-cell>
          <table:table-cell table:style-name="Tabela5.A2" office:value-type="string">
            <text:p text:style-name="P698">COMANDO</text:p>
          </table:table-cell>
          <table:table-cell table:style-name="Tabela5.D12" office:value-type="string">
            <text:p text:style-name="P699">S=SOLICITANDO</text:p>
            <text:p text:style-name="P699">R=RETORNO</text:p>
          </table:table-cell>
        </table:table-row>
        <table:table-row table:style-name="Tabela5.2">
          <table:table-cell table:style-name="Tabela5.A2" office:value-type="string">
            <text:p text:style-name="P511">007B</text:p>
          </table:table-cell>
          <table:table-cell table:style-name="Tabela5.A2" office:value-type="string">
            <text:p text:style-name="P511">MODULO_CONF_ID</text:p>
          </table:table-cell>
          <table:table-cell table:style-name="Tabela5.A2" office:value-type="string">
            <text:p text:style-name="P512">DADOS</text:p>
          </table:table-cell>
          <table:table-cell table:style-name="Tabela5.D12" office:value-type="string">
            <text:p text:style-name="P512">NUMERICO</text:p>
          </table:table-cell>
        </table:table-row>
        <table:table-row table:style-name="Tabela5.2">
          <table:table-cell table:style-name="Tabela5.A2" office:value-type="string">
            <text:p text:style-name="P511">007C</text:p>
          </table:table-cell>
          <table:table-cell table:style-name="Tabela5.A2" office:value-type="string">
            <text:p text:style-name="P511">DATA DA TRANSACAO NO SERVIDOR OPEN TEF</text:p>
          </table:table-cell>
          <table:table-cell table:style-name="Tabela5.A2" office:value-type="string">
            <text:p text:style-name="P512">DADOS</text:p>
          </table:table-cell>
          <table:table-cell table:style-name="Tabela5.D12" office:value-type="string">
            <text:p text:style-name="P513">NUMERICO</text:p>
          </table:table-cell>
        </table:table-row>
        <table:table-row table:style-name="Tabela5.2">
          <table:table-cell table:style-name="Tabela5.A2" office:value-type="string">
            <text:p text:style-name="P514">007D</text:p>
          </table:table-cell>
          <table:table-cell table:style-name="Tabela5.A2" office:value-type="string">
            <text:p text:style-name="P514">MENSAGEM <text:span text:style-name="T189">ESTRUTURADA</text:span></text:p>
          </table:table-cell>
          <table:table-cell table:style-name="Tabela5.A2" office:value-type="string">
            <text:p text:style-name="P513">DADOS</text:p>
          </table:table-cell>
          <table:table-cell table:style-name="Tabela5.D12" office:value-type="string">
            <text:p text:style-name="P515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700">007E</text:p>
          </table:table-cell>
          <table:table-cell table:style-name="Tabela5.A2" office:value-type="string">
            <text:p text:style-name="P700">MODULO_FUN<text:span text:style-name="T189">C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07F</text:p>
          </table:table-cell>
          <table:table-cell table:style-name="Tabela5.A2" office:value-type="string">
            <text:p text:style-name="P700">MODULO_<text:span text:style-name="T98">FUN</text:span><text:span text:style-name="T189">CAO</text:span> <text:span text:style-name="T189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19">0080</text:p>
          </table:table-cell>
          <table:table-cell table:style-name="Tabela5.A2" office:value-type="string">
            <text:p text:style-name="P519">TABELA MULT<text:span text:style-name="T189">I</text:span>LOJA</text:p>
          </table:table-cell>
          <table:table-cell table:style-name="Tabela5.A2" office:value-type="string">
            <text:p text:style-name="P520">DADOS</text:p>
          </table:table-cell>
          <table:table-cell table:style-name="Tabela5.D12" office:value-type="string">
            <text:p text:style-name="P520">TEXTO</text:p>
          </table:table-cell>
        </table:table-row>
        <table:table-row table:style-name="Tabela5.2">
          <table:table-cell table:style-name="Tabela5.A2" office:value-type="string">
            <text:p text:style-name="P521">0081</text:p>
          </table:table-cell>
          <table:table-cell table:style-name="Tabela5.A2" office:value-type="string">
            <text:p text:style-name="P521">TABELA TAG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3">0082</text:p>
          </table:table-cell>
          <table:table-cell table:style-name="Tabela5.A2" office:value-type="string">
            <text:p text:style-name="P523">TABELA ADQUIRENTE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3">0083</text:p>
          </table:table-cell>
          <table:table-cell table:style-name="Tabela5.A2" office:value-type="string">
            <text:p text:style-name="P523">TABELA BIN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4">00<text:span text:style-name="T106">84</text:span></text:p>
          </table:table-cell>
          <table:table-cell table:style-name="Tabela5.A2" office:value-type="string">
            <text:p text:style-name="P516">MULTILOJA_MODULO_CONF_FUNCAO HABILITADO</text:p>
          </table:table-cell>
          <table:table-cell table:style-name="Tabela5.A2" office:value-type="string">
            <text:p text:style-name="P525">DADOS</text:p>
          </table:table-cell>
          <table:table-cell table:style-name="Tabela5.D12" office:value-type="string">
            <text:p text:style-name="P526">BOOLEANO</text:p>
          </table:table-cell>
        </table:table-row>
        <table:table-row table:style-name="Tabela5.2">
          <table:table-cell table:style-name="Tabela5.A2" office:value-type="string">
            <text:p text:style-name="P702">0085</text:p>
          </table:table-cell>
          <table:table-cell table:style-name="Tabela5.A2" office:value-type="string">
            <text:p text:style-name="P703">MODULO_CONF_FUNCAO ALTERAR</text:p>
          </table:table-cell>
          <table:table-cell table:style-name="Tabela5.A2" office:value-type="string">
            <text:p text:style-name="P705">COMANDO</text:p>
          </table:table-cell>
          <table:table-cell table:style-name="Tabela5.D12" office:value-type="string">
            <text:p text:style-name="P705">Comando sem Dados</text:p>
          </table:table-cell>
        </table:table-row>
        <table:table-row table:style-name="Tabela5.2">
          <table:table-cell table:style-name="Tabela5.A2" office:value-type="string">
            <text:p text:style-name="P527">0086</text:p>
          </table:table-cell>
          <table:table-cell table:style-name="Tabela5.A2" office:value-type="string">
            <text:p text:style-name="P517">MODULO_CONF_FUNCAO HABILITADO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26">BOOLEANO</text:p>
          </table:table-cell>
        </table:table-row>
        <table:table-row table:style-name="Tabela5.2">
          <table:table-cell table:style-name="Tabela5.A2" office:value-type="string">
            <text:p text:style-name="P708">008<text:span text:style-name="T107">7</text:span></text:p>
          </table:table-cell>
          <table:table-cell table:style-name="Tabela5.A2" office:value-type="string">
            <text:p text:style-name="P703">LOJA_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709">0088</text:p>
          </table:table-cell>
          <table:table-cell table:style-name="Tabela5.A2" office:value-type="string">
            <text:p text:style-name="P703"><text:span text:style-name="T194">MULTI</text:span>LOJA_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08">9</text:span></text:p>
          </table:table-cell>
          <table:table-cell table:style-name="Tabela5.A2" office:value-type="string">
            <text:p text:style-name="P518"><text:span text:style-name="T194">LOJA_M</text:span>ODULO_CONF_FUNCAO HABILITADO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2">BOOLEANO</text:p>
          </table:table-cell>
        </table:table-row>
        <table:table-row table:style-name="Tabela5.2">
          <table:table-cell table:style-name="Tabela5.A2" office:value-type="string">
            <text:p text:style-name="P709">008<text:span text:style-name="T109">A</text:span></text:p>
          </table:table-cell>
          <table:table-cell table:style-name="Tabela5.A2" office:value-type="string">
            <text:p text:style-name="P710">MODULO_CONF_FUNCAO EXCLUI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0">B</text:span></text:p>
          </table:table-cell>
          <table:table-cell table:style-name="Tabela5.A2" office:value-type="string">
            <text:p text:style-name="P529"><text:span text:style-name="T110">MODULO_</text:span><text:span text:style-name="T120">FUNC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07">008C</text:p>
          </table:table-cell>
          <table:table-cell table:style-name="Tabela5.A2" office:value-type="string">
            <text:p text:style-name="P710">INCLUI OU ATUALIZA TAG</text:p>
          </table:table-cell>
          <table:table-cell table:style-name="Tabela5.A2" office:value-type="string">
            <text:p text:style-name="P705">COMANDO</text:p>
          </table:table-cell>
          <table:table-cell table:style-name="Tabela5.D12" office:value-type="string">
            <text:p text:style-name="P705">Comando sem Dados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1">D</text:span></text:p>
          </table:table-cell>
          <table:table-cell table:style-name="Tabela5.A2" office:value-type="string">
            <text:p text:style-name="P533">TABELA PINPA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2">E</text:span></text:p>
          </table:table-cell>
          <table:table-cell table:style-name="Tabela5.A2" office:value-type="string">
            <text:p text:style-name="P529"><text:span text:style-name="T111">TABELA PD</text:span><text:span text:style-name="T112">V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8<text:span text:style-name="T113">F</text:span></text:p>
          </table:table-cell>
          <table:table-cell table:style-name="Tabela5.A2" office:value-type="string">
            <text:p text:style-name="P529"><text:span text:style-name="T111">TABELA </text:span><text:span text:style-name="T113">CONFIGURADOR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14">90</text:span></text:p>
          </table:table-cell>
          <table:table-cell table:style-name="Tabela5.A2" office:value-type="string">
            <text:p text:style-name="P529"><text:span text:style-name="T111">TABELA </text:span><text:span text:style-name="T114">MODULO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535">0091</text:p>
          </table:table-cell>
          <table:table-cell table:style-name="Tabela5.A2" office:value-type="string">
            <text:p text:style-name="P535"/>
          </table:table-cell>
          <table:table-cell table:style-name="Tabela5.A2" office:value-type="string">
            <text:p text:style-name="P536"/>
          </table:table-cell>
          <table:table-cell table:style-name="Tabela5.D12" office:value-type="string">
            <text:p text:style-name="P536"/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2</text:span></text:p>
          </table:table-cell>
          <table:table-cell table:style-name="Tabela5.A2" office:value-type="string">
            <text:p text:style-name="P523">TABELA <text:span text:style-name="T122">MODULO_FUNC</text:span><text:span text:style-name="T194">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3">93</text:span></text:p>
          </table:table-cell>
          <table:table-cell table:style-name="Tabela5.A2" office:value-type="string">
            <text:p text:style-name="P506"><text:span text:style-name="T119">TABELA</text:span> <text:span text:style-name="T123">MODULO_</text:span><text:span text:style-name="T194">CONF_FUNCA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2">TEXT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</text:span><text:span text:style-name="T124">4</text:span></text:p>
          </table:table-cell>
          <table:table-cell table:style-name="Tabela5.A2" office:value-type="string">
            <text:p text:style-name="P523">TABELA <text:span text:style-name="T124">MULTLOJA_</text:span><text:span text:style-name="T122">MODULO_</text:span><text:span text:style-name="T266">CONF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14">9</text:span><text:span text:style-name="T125">5</text:span></text:p>
          </table:table-cell>
          <table:table-cell table:style-name="Tabela5.A2" office:value-type="string">
            <text:p text:style-name="P529"><text:span text:style-name="T111">TABELA </text:span><text:span text:style-name="T125">PESQUISA_</text:span><text:span text:style-name="T114">MODULO</text:span>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4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6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27">97</text:span></text:p>
          </table:table-cell>
          <table:table-cell table:style-name="Tabela5.A2" office:value-type="string">
            <text:p text:style-name="P529"><text:span text:style-name="T127">MULTLOJA_MODULO</text:span>_<text:span text:style-name="T195">CONF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3">9</text:span><text:span text:style-name="T128">8</text:span></text:p>
          </table:table-cell>
          <table:table-cell table:style-name="Tabela5.A2" office:value-type="string">
            <text:p text:style-name="P506"><text:span text:style-name="T119">TABELA</text:span> <text:span text:style-name="T123">LOJA</text:span>_<text:span text:style-name="T123">MODULO_</text:span><text:span text:style-name="T195">CONF_FUNCA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7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</text:span><text:span text:style-name="T129">9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26">9</text:span><text:span text:style-name="T130">A</text:span></text:p>
          </table:table-cell>
          <table:table-cell table:style-name="Tabela5.A2" office:value-type="string">
            <text:p text:style-name="P636"><text:span text:style-name="T126">MULT</text:span><text:span text:style-name="T195">I</text:span><text:span text:style-name="T126">LOJA_MODULO_</text:span><text:span text:style-name="T195">CONF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23">9</text:span><text:span text:style-name="T131">B</text:span></text:p>
          </table:table-cell>
          <table:table-cell table:style-name="Tabela5.A2" office:value-type="string">
            <text:p text:style-name="P712">LOJA_MODULO_CONF_FUNCAO IN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22">9</text:span><text:span text:style-name="T132">C</text:span></text:p>
          </table:table-cell>
          <table:table-cell table:style-name="Tabela5.A2" office:value-type="string">
            <text:p text:style-name="P523">TABELA <text:span text:style-name="T124">MULT</text:span><text:span text:style-name="T195">I</text:span><text:span text:style-name="T124">LOJA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33">9D</text:span></text:p>
          </table:table-cell>
          <table:table-cell table:style-name="Tabela5.A2" office:value-type="string">
            <text:p text:style-name="P700"><text:span text:style-name="T133">MULT</text:span><text:span text:style-name="T195">I</text:span><text:span text:style-name="T133">LOJA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27">9</text:span><text:span text:style-name="T134">E</text:span></text:p>
          </table:table-cell>
          <table:table-cell table:style-name="Tabela5.A2" office:value-type="string">
            <text:p text:style-name="P529"><text:span text:style-name="T127">MULT</text:span><text:span text:style-name="T195">I</text:span><text:span text:style-name="T127">LOJA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23">9</text:span><text:span text:style-name="T135">F</text:span></text:p>
          </table:table-cell>
          <table:table-cell table:style-name="Tabela5.A2" office:value-type="string">
            <text:p text:style-name="P713"><text:span text:style-name="T123">MULT</text:span><text:span text:style-name="T195">I</text:span><text:span text:style-name="T123">LOJA</text:span>_<text:span text:style-name="T131">FUNCAO </text:span><text:span text:style-name="T195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A</text:span><text:span text:style-name="T136">0</text:span></text:p>
          </table:table-cell>
          <table:table-cell table:style-name="Tabela5.A2" office:value-type="string">
            <text:p text:style-name="P700"><text:span text:style-name="T133">MULTLOJA</text:span>_FUNC<text:span text:style-name="T133">AO</text:span> <text:span text:style-name="T196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<text:span text:style-name="T141">0A</text:span><text:span text:style-name="T137">1</text:span></text:p>
          </table:table-cell>
          <table:table-cell table:style-name="Tabela5.A2" office:value-type="string">
            <text:p text:style-name="P538">MULTILOJA_FUNCAO HABILITADO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9">BOOLEANO</text:p>
          </table:table-cell>
        </table:table-row>
        <table:table-row table:style-name="Tabela5.2">
          <table:table-cell table:style-name="Tabela5.A2" office:value-type="string">
            <text:p text:style-name="P540">0<text:span text:style-name="T141">0A</text:span>2</text:p>
          </table:table-cell>
          <table:table-cell table:style-name="Tabela5.A2" office:value-type="string">
            <text:p text:style-name="P540">TERMINAL TIPO</text:p>
          </table:table-cell>
          <table:table-cell table:style-name="Tabela5.A2" office:value-type="string">
            <text:p text:style-name="P541">DADOS</text:p>
          </table:table-cell>
          <table:table-cell table:style-name="Tabela5.D12" office:value-type="string">
            <text:p text:style-name="P541">PDV, CONFIGURADOR...</text:p>
          </table:table-cell>
        </table:table-row>
        <table:table-row table:style-name="Tabela5.2">
          <table:table-cell table:style-name="Tabela5.A2" office:value-type="string">
            <text:p text:style-name="P540">0<text:span text:style-name="T141">0A</text:span><text:span text:style-name="T140">3</text:span></text:p>
          </table:table-cell>
          <table:table-cell table:style-name="Tabela5.A2" office:value-type="string">
            <text:p text:style-name="P540">TERMINAL ID</text:p>
          </table:table-cell>
          <table:table-cell table:style-name="Tabela5.A2" office:value-type="string">
            <text:p text:style-name="P541"/>
          </table:table-cell>
          <table:table-cell table:style-name="Tabela5.D12" office:value-type="string">
            <text:p text:style-name="P472"/>
          </table:table-cell>
        </table:table-row>
        <table:table-row table:style-name="Tabela5.2">
          <table:table-cell table:style-name="Tabela5.A2" office:value-type="string">
            <text:p text:style-name="P542">00A4</text:p>
          </table:table-cell>
          <table:table-cell table:style-name="Tabela5.A2" office:value-type="string">
            <text:p text:style-name="P542">TRANSACAO STATUS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NUMERICO</text:p>
          </table:table-cell>
        </table:table-row>
        <table:table-row table:style-name="Tabela5.2">
          <table:table-cell table:style-name="Tabela5.A2" office:value-type="string">
            <text:p text:style-name="P544">00A5</text:p>
          </table:table-cell>
          <table:table-cell table:style-name="Tabela5.A2" office:value-type="string">
            <text:p text:style-name="P544">ERROS <text:span text:style-name="T143">NA TRANSACAO</text:span> </text:p>
          </table:table-cell>
          <table:table-cell table:style-name="Tabela5.A2" office:value-type="string">
            <text:p text:style-name="P545">NUMERICO</text:p>
          </table:table-cell>
          <table:table-cell table:style-name="Tabela5.D12" office:value-type="string">
            <text:p text:style-name="P545">VER TABELA DE ERRO</text:p>
          </table:table-cell>
        </table:table-row>
        <table:table-row table:style-name="Tabela5.2">
          <table:table-cell table:style-name="Tabela5.A2" office:value-type="string">
            <text:p text:style-name="P546">00A6</text:p>
          </table:table-cell>
          <table:table-cell table:style-name="Tabela5.A2" office:value-type="string">
            <text:p text:style-name="P546">ID UNICO GERADO PELO PDV NA TRANSACAO</text:p>
          </table:table-cell>
          <table:table-cell table:style-name="Tabela5.A2" office:value-type="string">
            <text:p text:style-name="P547">DADOS</text:p>
          </table:table-cell>
          <table:table-cell table:style-name="Tabela5.D12" office:value-type="string">
            <text:p text:style-name="P545"/>
          </table:table-cell>
        </table:table-row>
        <table:table-row table:style-name="Tabela5.2">
          <table:table-cell table:style-name="Tabela5.A2" office:value-type="string">
            <text:p text:style-name="P548">00A7</text:p>
          </table:table-cell>
          <table:table-cell table:style-name="Tabela5.A2" office:value-type="string">
            <text:p text:style-name="P548">TABELA LOJA_MODULO_<text:span text:style-name="T267">CONF</text:span></text:p>
          </table:table-cell>
          <table:table-cell table:style-name="Tabela5.A2" office:value-type="string">
            <text:p text:style-name="P549">DADOS</text:p>
          </table:table-cell>
          <table:table-cell table:style-name="Tabela5.D12" office:value-type="string">
            <text:p text:style-name="P549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45">A8</text:span></text:p>
          </table:table-cell>
          <table:table-cell table:style-name="Tabela5.A2" office:value-type="string">
            <text:p text:style-name="P506"><text:span text:style-name="T123">LOJA</text:span>_<text:span text:style-name="T131">FUNCAO </text:span><text:span text:style-name="T196">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39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46">A9</text:span></text:p>
          </table:table-cell>
          <table:table-cell table:style-name="Tabela5.A2" office:value-type="string">
            <text:p text:style-name="P523">TABELA <text:span text:style-name="T124">LOJA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700">00<text:span text:style-name="T147">AA</text:span></text:p>
          </table:table-cell>
          <table:table-cell table:style-name="Tabela5.A2" office:value-type="string">
            <text:p text:style-name="P700"><text:span text:style-name="T133">LOJA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48">AB</text:span></text:p>
          </table:table-cell>
          <table:table-cell table:style-name="Tabela5.A2" office:value-type="string">
            <text:p text:style-name="P529"><text:span text:style-name="T127">LOJA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49">AC</text:span></text:p>
          </table:table-cell>
          <table:table-cell table:style-name="Tabela5.A2" office:value-type="string">
            <text:p text:style-name="P713"><text:span text:style-name="T123">LOJA</text:span>_<text:span text:style-name="T131">FUNCAO </text:span><text:span text:style-name="T196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A</text:span><text:span text:style-name="T150">D</text:span></text:p>
          </table:table-cell>
          <table:table-cell table:style-name="Tabela5.A2" office:value-type="string">
            <text:p text:style-name="P700"><text:span text:style-name="T133">LOJA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1">AE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51">AF</text:span></text:p>
          </table:table-cell>
          <table:table-cell table:style-name="Tabela5.A2" office:value-type="string">
            <text:p text:style-name="P529"><text:span text:style-name="T127">LOJA_MODULO</text:span>_<text:span text:style-name="T197">CONF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52">B0</text:span></text:p>
          </table:table-cell>
          <table:table-cell table:style-name="Tabela5.A2" office:value-type="string">
            <text:p text:style-name="P714">MULTILOJA_MODULO_CONF_FUNCAO ALTERA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2">B1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3">B2</text:span></text:p>
          </table:table-cell>
          <table:table-cell table:style-name="Tabela5.A2" office:value-type="string">
            <text:p text:style-name="P636"><text:span text:style-name="T126">LOJA_MODULO_</text:span><text:span text:style-name="T197">CONF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4">B3</text:span></text:p>
          </table:table-cell>
          <table:table-cell table:style-name="Tabela5.A2" office:value-type="string">
            <text:p text:style-name="P550">PINPAD_FUNCAO HABILITADO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55">B4</text:span></text:p>
          </table:table-cell>
          <table:table-cell table:style-name="Tabela5.A2" office:value-type="string">
            <text:p text:style-name="P523">TABELA <text:span text:style-name="T155">PINPAD</text:span><text:span text:style-name="T124">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56">B5</text:span></text:p>
          </table:table-cell>
          <table:table-cell table:style-name="Tabela5.A2" office:value-type="string">
            <text:p text:style-name="P700"><text:span text:style-name="T156">PINPAD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9">00<text:span text:style-name="T156">B6</text:span></text:p>
          </table:table-cell>
          <table:table-cell table:style-name="Tabela5.A2" office:value-type="string">
            <text:p text:style-name="P714">PINPAD_FUNCAO ALTERA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7">B7</text:span></text:p>
          </table:table-cell>
          <table:table-cell table:style-name="Tabela5.A2" office:value-type="string">
            <text:p text:style-name="P506"><text:span text:style-name="T157">PINPAD</text:span>_<text:span text:style-name="T135">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</text:span><text:span text:style-name="T157">B8</text:span></text:p>
          </table:table-cell>
          <table:table-cell table:style-name="Tabela5.A2" office:value-type="string">
            <text:p text:style-name="P700"><text:span text:style-name="T157">PINPAD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11">0<text:span text:style-name="T141">0</text:span><text:span text:style-name="T158">B9</text:span></text:p>
          </table:table-cell>
          <table:table-cell table:style-name="Tabela5.A2" office:value-type="string">
            <text:p text:style-name="P714">MODULO_FUNCAO ALTERA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15">00<text:span text:style-name="T159">BA</text:span></text:p>
          </table:table-cell>
          <table:table-cell table:style-name="Tabela5.A2" office:value-type="string">
            <text:p text:style-name="P714">MODULO_CONF EX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60">BB</text:span></text:p>
          </table:table-cell>
          <table:table-cell table:style-name="Tabela5.A2" office:value-type="string">
            <text:p text:style-name="P714">CONFIGURADOR EX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61">BC</text:span></text:p>
          </table:table-cell>
          <table:table-cell table:style-name="Tabela5.A2" office:value-type="string">
            <text:p text:style-name="P529"><text:span text:style-name="T197">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2">B</text:span><text:span text:style-name="T162">D</text:span></text:p>
          </table:table-cell>
          <table:table-cell table:style-name="Tabela5.A2" office:value-type="string">
            <text:p text:style-name="P531"><text:span text:style-name="T197">MULTI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47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2">B</text:span><text:span text:style-name="T162">E</text:span></text:p>
          </table:table-cell>
          <table:table-cell table:style-name="Tabela5.A2" office:value-type="string">
            <text:p text:style-name="P636"><text:span text:style-name="T162">PINPAD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53">B</text:span><text:span text:style-name="T163">F</text:span></text:p>
          </table:table-cell>
          <table:table-cell table:style-name="Tabela5.A2" office:value-type="string">
            <text:p text:style-name="P714">LOJA_MODULO_CONF_FUNCAO ALTERA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64">C0</text:span></text:p>
          </table:table-cell>
          <table:table-cell table:style-name="Tabela5.A2" office:value-type="string">
            <text:p text:style-name="P506"><text:span text:style-name="T154">PD</text:span><text:span text:style-name="T164">V</text:span>_<text:span text:style-name="T131">FUNCAO </text:span><text:span text:style-name="T197">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23">00<text:span text:style-name="T165">C1</text:span></text:p>
          </table:table-cell>
          <table:table-cell table:style-name="Tabela5.A2" office:value-type="string">
            <text:p text:style-name="P523">TABELA <text:span text:style-name="T155">PD</text:span><text:span text:style-name="T165">V</text:span><text:span text:style-name="T124">_</text:span><text:span text:style-name="T132">FUNCAO</text:span></text:p>
          </table:table-cell>
          <table:table-cell table:style-name="Tabela5.A2" office:value-type="string">
            <text:p text:style-name="P522">DADOS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700">00<text:span text:style-name="T166">C2</text:span></text:p>
          </table:table-cell>
          <table:table-cell table:style-name="Tabela5.A2" office:value-type="string">
            <text:p text:style-name="P700"><text:span text:style-name="T156">PD</text:span><text:span text:style-name="T166">V</text:span>_FUNC<text:span text:style-name="T133">AO</text:span> INCLUIR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67">C3</text:span></text:p>
          </table:table-cell>
          <table:table-cell table:style-name="Tabela5.A2" office:value-type="string">
            <text:p text:style-name="P529"><text:span text:style-name="T156">PD</text:span><text:span text:style-name="T167">V</text:span><text:span text:style-name="T127">_</text:span><text:span text:style-name="T134">FUNCA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68">C4</text:span></text:p>
          </table:table-cell>
          <table:table-cell table:style-name="Tabela5.A2" office:value-type="string">
            <text:p text:style-name="P700"><text:span text:style-name="T157">PD</text:span><text:span text:style-name="T169">V</text:span>_FUNC<text:span text:style-name="T133">AO</text:span> <text:span text:style-name="T136">ALTERA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700">0<text:span text:style-name="T141">0</text:span><text:span text:style-name="T169">C5</text:span></text:p>
          </table:table-cell>
          <table:table-cell table:style-name="Tabela5.A2" office:value-type="string">
            <text:p text:style-name="P700"><text:span text:style-name="T157">PD</text:span><text:span text:style-name="T169">V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01">COMANDO</text:p>
          </table:table-cell>
          <table:table-cell table:style-name="Tabela5.D12" office:value-type="string">
            <text:p text:style-name="P701">Comando sem Dados</text:p>
          </table:table-cell>
        </table:table-row>
        <table:table-row table:style-name="Tabela5.2">
          <table:table-cell table:style-name="Tabela5.A2" office:value-type="string">
            <text:p text:style-name="P505">0<text:span text:style-name="T141">0</text:span><text:span text:style-name="T170">C6</text:span></text:p>
          </table:table-cell>
          <table:table-cell table:style-name="Tabela5.A2" office:value-type="string">
            <text:p text:style-name="P506"><text:span text:style-name="T123">MODULO_</text:span><text:span text:style-name="T197">FUNCAO HABILITADO</text:span></text:p>
          </table:table-cell>
          <table:table-cell table:style-name="Tabela5.A2" office:value-type="string">
            <text:p text:style-name="P507">DADOS</text:p>
          </table:table-cell>
          <table:table-cell table:style-name="Tabela5.D12" office:value-type="string">
            <text:p text:style-name="P551">BOOLEANO</text:p>
          </table:table-cell>
        </table:table-row>
        <table:table-row table:style-name="Tabela5.2">
          <table:table-cell table:style-name="Tabela5.A2" office:value-type="string">
            <text:p text:style-name="P548">00<text:span text:style-name="T171">C7</text:span></text:p>
          </table:table-cell>
          <table:table-cell table:style-name="Tabela5.A2" office:value-type="string">
            <text:p text:style-name="P548">TABELA <text:span text:style-name="T159">PD</text:span><text:span text:style-name="T171">V</text:span>_MODULO</text:p>
          </table:table-cell>
          <table:table-cell table:style-name="Tabela5.A2" office:value-type="string">
            <text:p text:style-name="P549">DADOS</text:p>
          </table:table-cell>
          <table:table-cell table:style-name="Tabela5.D12" office:value-type="string">
            <text:p text:style-name="P549">TEXTO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2">C8</text:span></text:p>
          </table:table-cell>
          <table:table-cell table:style-name="Tabela5.A2" office:value-type="string">
            <text:p text:style-name="P636"><text:span text:style-name="T160">PD</text:span><text:span text:style-name="T172">V</text:span><text:span text:style-name="T126">_MODULO</text:span> <text:span text:style-name="T92">IN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529">00<text:span text:style-name="T173">C9</text:span></text:p>
          </table:table-cell>
          <table:table-cell table:style-name="Tabela5.A2" office:value-type="string">
            <text:p text:style-name="P529"><text:span text:style-name="T161">PD</text:span><text:span text:style-name="T173">V</text:span><text:span text:style-name="T127">_MODULO</text:span>_ID</text:p>
          </table:table-cell>
          <table:table-cell table:style-name="Tabela5.A2" office:value-type="string">
            <text:p text:style-name="P530">DADOS</text:p>
          </table:table-cell>
          <table:table-cell table:style-name="Tabela5.D12" office:value-type="string">
            <text:p text:style-name="P530">NUMÉRICO</text:p>
          </table:table-cell>
        </table:table-row>
        <table:table-row table:style-name="Tabela5.2">
          <table:table-cell table:style-name="Tabela5.A2" office:value-type="string">
            <text:p text:style-name="P711">00<text:span text:style-name="T174">CA</text:span></text:p>
          </table:table-cell>
          <table:table-cell table:style-name="Tabela5.A2" office:value-type="string">
            <text:p text:style-name="P714">MULTILOJA_MODULO_CONF_FUNCAO INCLUIR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4">CB</text:span></text:p>
          </table:table-cell>
          <table:table-cell table:style-name="Tabela5.A2" office:value-type="string">
            <text:p text:style-name="P636"><text:span text:style-name="T162">PD</text:span><text:span text:style-name="T174">V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5">CC</text:span></text:p>
          </table:table-cell>
          <table:table-cell table:style-name="Tabela5.A2" office:value-type="string">
            <text:p text:style-name="P636"><text:span text:style-name="T163">PD</text:span><text:span text:style-name="T175">V</text:span><text:span text:style-name="T126">_MODULO</text:span> <text:span text:style-name="T129">EXCLUIR</text:span>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636">00<text:span text:style-name="T175">C</text:span><text:span text:style-name="T176">D</text:span></text:p>
          </table:table-cell>
          <table:table-cell table:style-name="Tabela5.A2" office:value-type="string">
            <text:p text:style-name="P716">SOLICITA TABELA DE BINS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able:table-row table:style-name="Tabela5.2">
          <table:table-cell table:style-name="Tabela5.A2" office:value-type="string">
            <text:p text:style-name="P779">00CE</text:p>
          </table:table-cell>
          <table:table-cell table:style-name="Tabela5.A2" office:value-type="string">
            <text:p text:style-name="P779">BIN OU IIN</text:p>
          </table:table-cell>
          <table:table-cell table:style-name="Tabela5.A2" office:value-type="string">
            <text:p text:style-name="P780">DADOS</text:p>
          </table:table-cell>
          <table:table-cell table:style-name="Tabela5.D12" office:value-type="string">
            <text:p text:style-name="P78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717">00CF</text:p>
          </table:table-cell>
          <table:table-cell table:style-name="Tabela5.A2" office:value-type="string">
            <text:p text:style-name="P717">SOLICITA TABELA DE MENUS VENDA</text:p>
          </table:table-cell>
          <table:table-cell table:style-name="Tabela5.A2" office:value-type="string">
            <text:p text:style-name="P637">COMANDO</text:p>
          </table:table-cell>
          <table:table-cell table:style-name="Tabela5.D12" office:value-type="string">
            <text:p text:style-name="P63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52">00D0</text:p>
          </table:table-cell>
          <table:table-cell table:style-name="Tabela5.A2" office:value-type="string">
            <text:p text:style-name="P552">TABELA MULTILOJA_MODULO_CONF_FUNCAO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1</text:p>
          </table:table-cell>
          <table:table-cell table:style-name="Tabela5.A2" office:value-type="string">
            <text:p text:style-name="P717">COMUNICAÇÃO DE SOCKET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718">TEXTO</text:p>
          </table:table-cell>
        </table:table-row>
        <table:table-row table:style-name="Tabela5.2">
          <table:table-cell table:style-name="Tabela5.A2" office:value-type="string">
            <text:p text:style-name="P552">00D2</text:p>
          </table:table-cell>
          <table:table-cell table:style-name="Tabela5.A2" office:value-type="string">
            <text:p text:style-name="P552">DADOS TRANSMITIDO NO SOCKET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3</text:p>
          </table:table-cell>
          <table:table-cell table:style-name="Tabela5.A2" office:value-type="string">
            <text:p text:style-name="P552">MENU – CANCELAMENTO DE TRANSAÇÃO</text:p>
          </table:table-cell>
          <table:table-cell table:style-name="Tabela5.A2" office:value-type="string">
            <text:p text:style-name="P553">MENU-OPERACIONAL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4</text:p>
          </table:table-cell>
          <table:table-cell table:style-name="Tabela5.A2" office:value-type="string">
            <text:p text:style-name="P717">SOLICITA TABELA DE MENUS OPERACIONAL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718">TEXTO</text:p>
          </table:table-cell>
        </table:table-row>
        <table:table-row table:style-name="Tabela5.2">
          <table:table-cell table:style-name="Tabela5.A2" office:value-type="string">
            <text:p text:style-name="P552">00D5</text:p>
          </table:table-cell>
          <table:table-cell table:style-name="Tabela5.A2" office:value-type="string">
            <text:p text:style-name="P552">BOTAO SELECIONADO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AG DO BOTÃO</text:p>
          </table:table-cell>
        </table:table-row>
        <table:table-row table:style-name="Tabela5.2">
          <table:table-cell table:style-name="Tabela5.A2" office:value-type="string">
            <text:p text:style-name="P552">00D6</text:p>
          </table:table-cell>
          <table:table-cell table:style-name="Tabela5.A2" office:value-type="string">
            <text:p text:style-name="P552">ID DE CONEXAO DO SOCKET DO CLIENTE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7</text:p>
          </table:table-cell>
          <table:table-cell table:style-name="Tabela5.A2" office:value-type="string">
            <text:p text:style-name="P552">ID DA TRANSMISSAO DO SOCKET DO CLIENTE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8</text:p>
          </table:table-cell>
          <table:table-cell table:style-name="Tabela5.A2" office:value-type="string">
            <text:p text:style-name="P552">ID DA TAREFA NO OPEN TEF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9</text:p>
          </table:table-cell>
          <table:table-cell table:style-name="Tabela5.A2" office:value-type="string">
            <text:p text:style-name="P552">PAN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52">00DA</text:p>
          </table:table-cell>
          <table:table-cell table:style-name="Tabela5.A2" office:value-type="string">
            <text:p text:style-name="P552">TEXTO A SER MOSTRADO NO PDV</text:p>
          </table:table-cell>
          <table:table-cell table:style-name="Tabela5.A2" office:value-type="string">
            <text:p text:style-name="P553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717">00DB</text:p>
          </table:table-cell>
          <table:table-cell table:style-name="Tabela5.A2" office:value-type="string">
            <text:p text:style-name="P717">TAG ALTERA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C</text:p>
          </table:table-cell>
          <table:table-cell table:style-name="Tabela5.A2" office:value-type="string">
            <text:p text:style-name="P719">TAG EXCLUI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D</text:p>
          </table:table-cell>
          <table:table-cell table:style-name="Tabela5.A2" office:value-type="string">
            <text:p text:style-name="P719">BOTOES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20">CONTEM LISTA DE BOTOES</text:p>
          </table:table-cell>
        </table:table-row>
        <table:table-row table:style-name="Tabela5.2">
          <table:table-cell table:style-name="Tabela5.A2" office:value-type="string">
            <text:p text:style-name="P719">00DE</text:p>
          </table:table-cell>
          <table:table-cell table:style-name="Tabela5.A2" office:value-type="string">
            <text:p text:style-name="P719">ADQUIRENTE INCLUIR</text:p>
          </table:table-cell>
          <table:table-cell table:style-name="Tabela5.A2" office:value-type="string">
            <text:p text:style-name="P718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DF</text:p>
          </table:table-cell>
          <table:table-cell table:style-name="Tabela5.A2" office:value-type="string">
            <text:p text:style-name="P719">ADQUIRENTE ALTERAR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E0</text:p>
          </table:table-cell>
          <table:table-cell table:style-name="Tabela5.A2" office:value-type="string">
            <text:p text:style-name="P719">ADQUIRENTE EXCLUIR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639">Comando sem Dados</text:p>
          </table:table-cell>
        </table:table-row>
        <table:table-row table:style-name="Tabela5.2">
          <table:table-cell table:style-name="Tabela5.A2" office:value-type="string">
            <text:p text:style-name="P719">00E1</text:p>
          </table:table-cell>
          <table:table-cell table:style-name="Tabela5.A2" office:value-type="string">
            <text:p text:style-name="P719">SOLICITACAO DE DADOS DA TRANSACAO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56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719">00E<text:span text:style-name="T268">2</text:span></text:p>
          </table:table-cell>
          <table:table-cell table:style-name="Tabela5.A2" office:value-type="string">
            <text:p text:style-name="P719">ECO NA CONEXÃO DO SOCKET</text:p>
          </table:table-cell>
          <table:table-cell table:style-name="Tabela5.A2" office:value-type="string">
            <text:p text:style-name="P720">COMANDO</text:p>
          </table:table-cell>
          <table:table-cell table:style-name="Tabela5.D12" office:value-type="string">
            <text:p text:style-name="P721">TEXTO</text:p>
          </table:table-cell>
        </table:table-row>
        <table:table-row table:style-name="Tabela5.2">
          <table:table-cell table:style-name="Tabela5.A2" office:value-type="string">
            <text:p text:style-name="P722">00E3</text:p>
          </table:table-cell>
          <table:table-cell table:style-name="Tabela5.A2" office:value-type="string">
            <text:p text:style-name="P719">TRANSACAO CRIPTOGRAFADA</text:p>
          </table:table-cell>
          <table:table-cell table:style-name="Tabela5.A2" office:value-type="string">
            <text:p text:style-name="P721">COMANDO</text:p>
          </table:table-cell>
          <table:table-cell table:style-name="Tabela5.D12" office:value-type="string">
            <text:p text:style-name="P757">ESTRUTURA DE UMA MENSAGEM</text:p>
          </table:table-cell>
        </table:table-row>
        <table:table-row table:style-name="Tabela5.2">
          <table:table-cell table:style-name="Tabela5.A2" office:value-type="string">
            <text:p text:style-name="P722">00E4</text:p>
          </table:table-cell>
          <table:table-cell table:style-name="Tabela5.A2" office:value-type="string">
            <text:p text:style-name="P719">CHAVE PUBLICA TAMANHO</text:p>
          </table:table-cell>
          <table:table-cell table:style-name="Tabela5.A2" office:value-type="string">
            <text:p text:style-name="P721">COMANDO</text:p>
          </table:table-cell>
          <table:table-cell table:style-name="Tabela5.D12" office:value-type="string">
            <text:p text:style-name="P721">TEXTO</text:p>
          </table:table-cell>
        </table:table-row>
      </table:table>
      <text:p text:style-name="P54"><text:span text:style-name="T51">4.3</text:span><text:span text:style-name="T45"> – </text:span><text:span text:style-name="T51">TABELA DE STATUS DE TRANSAÇÃO</text:span></text:p>
      <text:p text:style-name="P93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9">CÓDIGO</text:p>
          </table:table-cell>
          <table:table-cell table:style-name="Tabela11.B1" office:value-type="string">
            <text:p text:style-name="P49">STATUS DA TRANSAÇÃO</text:p>
          </table:table-cell>
        </table:table-row>
        <table:table-row table:style-name="TableLine1855728016016">
          <table:table-cell table:style-name="Tabela11.A11" office:value-type="string">
            <text:p text:style-name="P47">0</text:p>
          </table:table-cell>
          <table:table-cell table:style-name="Tabela11.B11" office:value-type="string">
            <text:p text:style-name="P47">EFETIVADA</text:p>
          </table:table-cell>
        </table:table-row>
        <table:table-row table:style-name="TableLine1855728016304">
          <table:table-cell table:style-name="Tabela11.A11" office:value-type="string">
            <text:p text:style-name="P46">1</text:p>
          </table:table-cell>
          <table:table-cell table:style-name="Tabela11.B11" office:value-type="string">
            <text:p text:style-name="P47">NEGADA</text:p>
          </table:table-cell>
        </table:table-row>
        <table:table-row table:style-name="TableLine1855728009968">
          <table:table-cell table:style-name="Tabela11.A11" office:value-type="string">
            <text:p text:style-name="P47">2</text:p>
          </table:table-cell>
          <table:table-cell table:style-name="Tabela11.B11" office:value-type="string">
            <text:p text:style-name="P47">CANCELADA</text:p>
          </table:table-cell>
        </table:table-row>
        <table:table-row table:style-name="TableLine1855728119968">
          <table:table-cell table:style-name="Tabela11.A11" office:value-type="string">
            <text:p text:style-name="P47">3</text:p>
          </table:table-cell>
          <table:table-cell table:style-name="Tabela11.B11" office:value-type="string">
            <text:p text:style-name="P47">PROCESSANDO</text:p>
          </table:table-cell>
        </table:table-row>
        <table:table-row table:style-name="TableLine1855728115936">
          <table:table-cell table:style-name="Tabela11.A11" office:value-type="string">
            <text:p text:style-name="P47">4</text:p>
          </table:table-cell>
          <table:table-cell table:style-name="Tabela11.B11" office:value-type="string">
            <text:p text:style-name="P47">AGUARDANDO COMANDO</text:p>
          </table:table-cell>
        </table:table-row>
        <table:table-row table:style-name="TableLine1855728116224">
          <table:table-cell table:style-name="Tabela11.A11" office:value-type="string">
            <text:p text:style-name="P47">5</text:p>
          </table:table-cell>
          <table:table-cell table:style-name="Tabela11.B11" office:value-type="string">
            <text:p text:style-name="P47">NÃO LOCALIZADA</text:p>
          </table:table-cell>
        </table:table-row>
        <table:table-row table:style-name="TableLine1855728103840">
          <table:table-cell table:style-name="Tabela11.A11" office:value-type="string">
            <text:p text:style-name="P47">6</text:p>
          </table:table-cell>
          <table:table-cell table:style-name="Tabela11.B11" office:value-type="string">
            <text:p text:style-name="P47">INICIALI<text:span text:style-name="T279">ZADA</text:span></text:p>
          </table:table-cell>
        </table:table-row>
        <table:table-row table:style-name="TableLine1855728115648">
          <table:table-cell table:style-name="Tabela11.A11" office:value-type="string">
            <text:p text:style-name="P48">7</text:p>
          </table:table-cell>
          <table:table-cell table:style-name="Tabela11.B11" office:value-type="string">
            <text:p text:style-name="P48">ERRO</text:p>
          </table:table-cell>
        </table:table-row>
        <table:table-row table:style-name="TableLine1855728116512">
          <table:table-cell table:style-name="Tabela11.A11" office:value-type="string">
            <text:p text:style-name="P48">8</text:p>
          </table:table-cell>
          <table:table-cell table:style-name="Tabela11.B11" office:value-type="string">
            <text:p text:style-name="P48">ABORTADA</text:p>
          </table:table-cell>
        </table:table-row>
        <table:table-row table:style-name="TableLine1855728119392">
          <table:table-cell table:style-name="Tabela11.A11" office:value-type="string">
            <text:p text:style-name="P48">9</text:p>
          </table:table-cell>
          <table:table-cell table:style-name="Tabela11.B11" office:value-type="string">
            <text:p text:style-name="P48">AGUARDANDO DADOS DO PDV</text:p>
          </table:table-cell>
        </table:table-row>
      </table:table>
      <text:p text:style-name="P747"/>
      <text:p text:style-name="P26"/>
      <text:p text:style-name="P95">5 – MENSAGEIRIA </text:p>
      <text:p text:style-name="P50"/>
      <text:p text:style-name="P3"><text:soft-page-break/><text:span text:style-name="T13">5.1 – ESTRUTURA D</text:span><text:span text:style-name="T14">O PACOTE</text:span></text:p>
      <text:p text:style-name="P3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94">Nome</text:p>
          </table:table-cell>
          <table:table-cell table:style-name="Tabela2.A1" office:value-type="string">
            <text:p text:style-name="P94">Tipo</text:p>
          </table:table-cell>
          <table:table-cell table:style-name="Tabela2.C1" office:value-type="string">
            <text:p text:style-name="P96">Tamanho</text:p>
          </table:table-cell>
        </table:table-row>
        <table:table-row table:style-name="TableLine1855728117088">
          <table:table-cell table:style-name="Tabela2.B5" office:value-type="string">
            <text:p text:style-name="P51">Tag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53">4</text:p>
          </table:table-cell>
        </table:table-row>
        <table:table-row table:style-name="TableLine1855728105280">
          <table:table-cell table:style-name="Tabela2.B5" office:value-type="string">
            <text:p text:style-name="P51">Qtd de D<text:span text:style-name="T67">í</text:span>gitos do tamanho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238">1</text:p>
          </table:table-cell>
        </table:table-row>
        <table:table-row table:style-name="TableLine1855728120544">
          <table:table-cell table:style-name="Tabela2.B5" office:value-type="string">
            <text:p text:style-name="P51">Tamanho</text:p>
          </table:table-cell>
          <table:table-cell table:style-name="Tabela2.B5" office:value-type="string">
            <text:p text:style-name="P51">Num<text:span text:style-name="T67">é</text:span>rico</text:p>
          </table:table-cell>
          <table:table-cell table:style-name="Tabela2.C5" office:value-type="string">
            <text:p text:style-name="P57">Vari<text:span text:style-name="T67">á</text:span>vel</text:p>
          </table:table-cell>
        </table:table-row>
        <table:table-row table:style-name="TableLine1855728119680">
          <table:table-cell table:style-name="Tabela2.B5" office:value-type="string">
            <text:p text:style-name="P56">Dados</text:p>
          </table:table-cell>
          <table:table-cell table:style-name="Tabela2.B5" office:value-type="string">
            <text:p text:style-name="P56">String</text:p>
          </table:table-cell>
          <table:table-cell table:style-name="Tabela2.C5" office:value-type="string">
            <text:p text:style-name="P57">Vari<text:span text:style-name="T67">á</text:span>vel </text:p>
          </table:table-cell>
        </table:table-row>
      </table:table>
      <text:p text:style-name="P3"/>
      <text:p text:style-name="P55">5.2 – TIPOS DE DADOS</text:p>
      <text:p text:style-name="P5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6">Tipo</text:p>
          </table:table-cell>
          <table:table-cell table:style-name="Tabela3.B1" office:value-type="string">
            <text:p text:style-name="P136">Definição</text:p>
          </table:table-cell>
        </table:table-row>
        <table:table-row table:style-name="TableLine1855728113056">
          <table:table-cell table:style-name="Tabela3.A9" office:value-type="string">
            <text:p text:style-name="P56">Texto </text:p>
          </table:table-cell>
          <table:table-cell table:style-name="Tabela3.B9" office:value-type="string">
            <text:p text:style-name="P56">Ascii</text:p>
          </table:table-cell>
        </table:table-row>
        <table:table-row table:style-name="TableLine1855728120832">
          <table:table-cell table:style-name="Tabela3.A9" office:value-type="string">
            <text:p text:style-name="P56">Num<text:span text:style-name="T67">é</text:span>rico</text:p>
          </table:table-cell>
          <table:table-cell table:style-name="Tabela3.B9" office:value-type="string">
            <text:p text:style-name="P56">Ponto como separador decimal</text:p>
          </table:table-cell>
        </table:table-row>
        <table:table-row table:style-name="TableLine1855728104128">
          <table:table-cell table:style-name="Tabela3.A9" office:value-type="string">
            <text:p text:style-name="P56">Data </text:p>
          </table:table-cell>
          <table:table-cell table:style-name="Tabela3.B9" office:value-type="string">
            <text:p text:style-name="P56">DD/MM/AAAA</text:p>
          </table:table-cell>
        </table:table-row>
        <table:table-row table:style-name="TableLine1855728106720">
          <table:table-cell table:style-name="Tabela3.A9" office:value-type="string">
            <text:p text:style-name="P162">Hora</text:p>
          </table:table-cell>
          <table:table-cell table:style-name="Tabela3.B9" office:value-type="string">
            <text:p text:style-name="P162">HH:MM:SS</text:p>
          </table:table-cell>
        </table:table-row>
        <table:table-row table:style-name="TableLine1855728107872">
          <table:table-cell table:style-name="Tabela3.A9" office:value-type="string">
            <text:p text:style-name="P56">Dados </text:p>
          </table:table-cell>
          <table:table-cell table:style-name="Tabela3.B9" office:value-type="string">
            <text:p text:style-name="P56">Hexadecimal </text:p>
          </table:table-cell>
        </table:table-row>
        <table:table-row table:style-name="TableLine1855728111328">
          <table:table-cell table:style-name="Tabela3.A9" office:value-type="string">
            <text:p text:style-name="P231">Impressão/<text:span text:style-name="T324">Mensagem</text:span></text:p>
          </table:table-cell>
          <table:table-cell table:style-name="Tabela3.B9" office:value-type="string">
            <text:p text:style-name="P100">&lt;br&gt; = pula linha</text:p>
            <text:p text:style-name="P235"/>
            <text:p text:style-name="P99">! <text:span text:style-name="T83">= exceção para texto</text:span></text:p>
            <text:p text:style-name="P231"><text:span text:style-name="T84">U</text:span>so o comando ”<text:span text:style-name="T47">&lt;br&gt;</text:span><text:span text:style-name="T83">” para pular linha na impressão e o comando “</text:span><text:span text:style-name="T47">!</text:span><text:span text:style-name="T83">” para exceção em um texto veja o exemplo a baixo:</text:span></text:p>
            <text:p text:style-name="P231"/>
            <text:p text:style-name="P236"><text:span text:style-name="T45">Exemplo 01</text:span>: </text:p>
            <text:p text:style-name="P236"><text:s text:c="18"/>Quero duas palavras “Texto” e “Texto2” uma em cada linha.</text:p>
            <text:p text:style-name="P101"/>
            <text:p text:style-name="P236"><text:span text:style-name="T45">Comando</text:span>: ” <text:span text:style-name="T76">Texto&lt;br&gt;Texto2 “</text:span></text:p>
            <text:p text:style-name="P236"/>
            <text:p text:style-name="P236">Impresso sai assim:</text:p>
            <text:p text:style-name="P231"/>
            <text:p text:style-name="P231">Texto</text:p>
            <text:p text:style-name="P231">Texto2</text:p>
            <text:p text:style-name="P231"/>
            <text:p text:style-name="P231"/>
            <text:p text:style-name="P236"><text:span text:style-name="T45">Exemplo 02</text:span>: </text:p>
            <text:p text:style-name="P236"><text:s text:c="18"/>Quero duas palavras “Texto&lt;<text:span text:style-name="T84">br&gt;</text:span>” e “Texto2” uma em cada linha.</text:p>
            <text:p text:style-name="P101"/>
            <text:p text:style-name="P236"><text:span text:style-name="T45">Comando</text:span>: ” <text:span text:style-name="T76">Texto!&lt;br&gt;&lt;</text:span><text:span text:style-name="T84">br&gt;</text:span><text:span text:style-name="T76">Texto2 “</text:span></text:p>
            <text:p text:style-name="P236"/>
            <text:p text:style-name="P236">Impresso sai assim:</text:p>
            <text:p text:style-name="P232"/>
            <text:p text:style-name="P233">Texto&lt;br&gt;</text:p>
            <text:p text:style-name="P233"><text:span text:style-name="T84">T</text:span>exto2</text:p>
            <text:p text:style-name="P232"/>
            <text:p text:style-name="P232"/>
            <text:p text:style-name="P232"/>
            <text:p text:style-name="P232"/>
            <text:p text:style-name="P237"><text:span text:style-name="T45">Exemplo 0</text:span><text:span text:style-name="T46">3</text:span>: </text:p>
            <text:p text:style-name="P237"><text:soft-page-break/><text:s text:c="18"/>Quero duas palavras “Texto!&lt;<text:span text:style-name="T84">br&gt;</text:span>” e “Texto2” uma em cada linha.</text:p>
            <text:p text:style-name="P237"><text:span text:style-name="T45">Comando</text:span>: ” <text:span text:style-name="T76">Texto!!&lt;br&gt;&lt;</text:span><text:span text:style-name="T84">br&gt;</text:span><text:span text:style-name="T76">Texto2 “</text:span></text:p>
            <text:p text:style-name="P237"/>
            <text:p text:style-name="P237">Impresso sai assim:</text:p>
            <text:p text:style-name="P233"/>
            <text:p text:style-name="P231"><text:span text:style-name="T84">T</text:span>exto!&lt;br&gt;</text:p>
            <text:p text:style-name="P231"><text:span text:style-name="T84">T</text:span>exto2</text:p>
          </table:table-cell>
        </table:table-row>
        <table:table-row table:style-name="TableLine1855728103552">
          <table:table-cell table:style-name="Tabela3.A9" office:value-type="string">
            <text:p text:style-name="P234">Booleano</text:p>
          </table:table-cell>
          <table:table-cell table:style-name="Tabela3.B9" office:value-type="string">
            <text:p text:style-name="P234">F<text:span text:style-name="T84">=Falso</text:span> <text:span text:style-name="T84">ou </text:span>T<text:span text:style-name="T84">=Verdadeiro</text:span></text:p>
          </table:table-cell>
        </table:table-row>
        <table:table-row table:style-name="TableLine1855728104416">
          <table:table-cell table:style-name="Tabela3.A9" office:value-type="string">
            <text:p text:style-name="P234"/>
          </table:table-cell>
          <table:table-cell table:style-name="Tabela3.B9" office:value-type="string">
            <text:p text:style-name="P234"/>
          </table:table-cell>
        </table:table-row>
      </table:table>
      <text:p text:style-name="P8"/>
      <text:p text:style-name="P8"/>
      <text:p text:style-name="P8"/>
      <text:p text:style-name="P163">5.2.1 – TAGS PADRONIZADAS </text:p>
      <text:p text:style-name="P163"/>
      <text:p text:style-name="P92">Tags oficiais usadas no OpenTef <text:span text:style-name="T318">contem o </text:span>intervalo <text:span text:style-name="T318">de </text:span>0000 a F<text:span text:style-name="T63">EFF</text:span></text:p>
      <text:p text:style-name="P92"/>
      <text:p text:style-name="P92">Tags proprietárias para ser usadas em projetos particulares <text:span text:style-name="T318">terão o </text:span>intervalo FF00 a FFFF</text:p>
      <text:p text:style-name="P8"/>
      <text:p text:style-name="P74">5.3 – PACOTES</text:p>
      <text:p text:style-name="P74"/>
      <text:p text:style-name="P154">As solicitações são divididas por pacotes individuais.</text:p>
      <text:p text:style-name="P154"/>
      <text:p text:style-name="P154">A primeira <text:span text:style-name="T54">T</text:span>ag é sempre indicativa para o tamanho do pacote<text:span text:style-name="T29">(Máximo 15 dígitos(xF) 999 terabytes) </text:span><text:span text:style-name="T56">TIPO PACOTE</text:span></text:p>
      <text:p text:style-name="P154">A segunda <text:span text:style-name="T54">T</text:span>ag é destinada a alguma requisição ou função <text:span text:style-name="T45">TIPO COMANDO</text:span></text:p>
      <text:p text:style-name="P154">As <text:span text:style-name="T54">T</text:span>ags subsequentes são parâmetros da segunda <text:span text:style-name="T54">T</text:span>ag TIPO DADOS</text:p>
      <text:p text:style-name="P58"/>
      <text:p text:style-name="P58"/>
      <text:p text:style-name="P58"/>
      <text:p text:style-name="P58"/>
      <text:p text:style-name="P58">5.3.<text:span text:style-name="T21">1</text:span> – <text:span text:style-name="T317">EXEMPLO DE PACOTE</text:span></text:p>
      <text:p text:style-name="P58"/>
      <text:p text:style-name="P58"><text:tab/><text:span text:style-name="T317">LOGIN</text:span></text:p>
      <text:p text:style-name="P5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7">TAG</text:p>
          </table:table-cell>
          <table:table-cell table:style-name="Tabela4.A1" office:value-type="string">
            <text:p text:style-name="P97">TAG DEFINIÇÃO</text:p>
          </table:table-cell>
          <table:table-cell table:style-name="Tabela4.C1" office:value-type="string">
            <text:p text:style-name="P97">TIPO</text:p>
          </table:table-cell>
        </table:table-row>
        <table:table-row table:style-name="TableLine1855728114784">
          <table:table-cell table:style-name="Tabela4.A11" office:value-type="string">
            <text:p text:style-name="P759"><text:span text:style-name="T20">0</text:span>000</text:p>
          </table:table-cell>
          <table:table-cell table:style-name="Tabela4.B11" office:value-type="string">
            <text:p text:style-name="P62">PACOTE</text:p>
          </table:table-cell>
          <table:table-cell table:style-name="Tabela4.C11" office:value-type="string">
            <text:p text:style-name="P165"/>
          </table:table-cell>
        </table:table-row>
        <table:table-row table:style-name="TableLine1855728115072">
          <table:table-cell table:style-name="Tabela4.A11" office:value-type="string">
            <text:p text:style-name="P97">0001</text:p>
          </table:table-cell>
          <table:table-cell table:style-name="Tabela4.B11" office:value-type="string">
            <text:p text:style-name="P62">LOGIN DO FRENTE DE CAIXA</text:p>
          </table:table-cell>
          <table:table-cell table:style-name="Tabela4.C11" office:value-type="string">
            <text:p text:style-name="P158">Comando sem Dados</text:p>
          </table:table-cell>
        </table:table-row>
        <table:table-row table:style-name="TableLine1855728107584">
          <table:table-cell table:style-name="Tabela4.A11" office:value-type="string">
            <text:p text:style-name="P62">0002</text:p>
          </table:table-cell>
          <table:table-cell table:style-name="Tabela4.B11" office:value-type="string">
            <text:p text:style-name="P62">CHAVE DO FRENTE DE CAIXA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1855728113344">
          <table:table-cell table:style-name="Tabela4.A11" office:value-type="string">
            <text:p text:style-name="P66">0003</text:p>
          </table:table-cell>
          <table:table-cell table:style-name="Tabela4.B11" office:value-type="string">
            <text:p text:style-name="P66">H<text:span text:style-name="T22">OST</text:span>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1855728111616">
          <table:table-cell table:style-name="Tabela4.A11" office:value-type="string">
            <text:p text:style-name="P66">0004</text:p>
          </table:table-cell>
          <table:table-cell table:style-name="Tabela4.B11" office:value-type="string">
            <text:p text:style-name="P66">P<text:span text:style-name="T22">ORTA</text:span></text:p>
          </table:table-cell>
          <table:table-cell table:style-name="Tabela4.C11" office:value-type="string">
            <text:p text:style-name="P66">Num<text:span text:style-name="T22">é</text:span>rico</text:p>
          </table:table-cell>
        </table:table-row>
        <table:table-row table:style-name="TableLine1855728121120">
          <table:table-cell table:style-name="Tabela4.A11" office:value-type="string">
            <text:p text:style-name="P66">0005</text:p>
          </table:table-cell>
          <table:table-cell table:style-name="Tabela4.B11" office:value-type="string">
            <text:p text:style-name="P66">V<text:span text:style-name="T22">ERSÃO DA</text:span> DLL “Tef_lib”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1855728111904">
          <table:table-cell table:style-name="Tabela4.A11" office:value-type="string">
            <text:p text:style-name="P71">0006</text:p>
          </table:table-cell>
          <table:table-cell table:style-name="Tabela4.B11" office:value-type="string">
            <text:p text:style-name="P157">VERSÃO DA MENSA<text:span text:style-name="T42">GEM</text:span></text:p>
          </table:table-cell>
          <table:table-cell table:style-name="Tabela4.C11" office:value-type="string">
            <text:p text:style-name="P71">Texto</text:p>
          </table:table-cell>
        </table:table-row>
        <table:table-row table:style-name="TableLine1855728104704">
          <table:table-cell table:style-name="Tabela4.A11" office:value-type="string">
            <text:p text:style-name="P167">0007</text:p>
          </table:table-cell>
          <table:table-cell table:style-name="Tabela4.B11" office:value-type="string">
            <text:p text:style-name="P167">SOLICITA CHAVE SIM<text:span text:style-name="T72">É</text:span>TRICA</text:p>
          </table:table-cell>
          <table:table-cell table:style-name="Tabela4.C11" office:value-type="string">
            <text:p text:style-name="P167">Comando sem Dados</text:p>
          </table:table-cell>
        </table:table-row>
        <table:table-row table:style-name="TableLine1855728108160">
          <table:table-cell table:style-name="Tabela4.A11" office:value-type="string">
            <text:p text:style-name="P167">0008</text:p>
          </table:table-cell>
          <table:table-cell table:style-name="Tabela4.B11" office:value-type="string">
            <text:p text:style-name="P167">CHAVE PUBLICA (hex)</text:p>
          </table:table-cell>
          <table:table-cell table:style-name="Tabela4.C11" office:value-type="string">
            <text:p text:style-name="P167">Texto</text:p>
          </table:table-cell>
        </table:table-row>
        <table:table-row table:style-name="TableLine1855728117664">
          <table:table-cell table:style-name="Tabela4.A11" office:value-type="string">
            <text:p text:style-name="P167">0009</text:p>
          </table:table-cell>
          <table:table-cell table:style-name="Tabela4.B11" office:value-type="string">
            <text:p text:style-name="P167">CHAVE SIM<text:span text:style-name="T72">É</text:span>TRICA CRIPTOGRAFADA</text:p>
          </table:table-cell>
          <table:table-cell table:style-name="Tabela4.C11" office:value-type="string">
            <text:p text:style-name="P167">Texto</text:p>
          </table:table-cell>
        </table:table-row>
      </table:table>
      <text:p text:style-name="P63"/>
      <text:p text:style-name="P63"><text:soft-page-break/></text:p>
      <text:p text:style-name="P61">Exemplo <text:span text:style-name="T53">de montagem de Tags</text:span></text:p>
      <text:p text:style-name="P3"/>
      <text:p text:style-name="P61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3"/>
      <text:p text:style-name="P3"/>
      <text:p text:style-name="P758">TAG =<text:span text:style-name="T24">0</text:span>00<text:span text:style-name="T16">0</text:span> = PACOTE</text:p>
      <text:p text:style-name="P3">QT = <text:span text:style-name="T31">2</text:span></text:p>
      <text:p text:style-name="P3">TM =<text:span text:style-name="T31">86</text:span> </text:p>
      <text:p text:style-name="P6">DADOS=<text:span text:style-name="T31">0</text:span><text:span text:style-name="T15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3"/>
      <text:p text:style-name="P78">TAG =000<text:span text:style-name="T16">1</text:span><text:span text:style-name="T53">=LOGIN</text:span></text:p>
      <text:p text:style-name="P3">QT = <text:span text:style-name="T16">0</text:span></text:p>
      <text:p text:style-name="P3">TM = </text:p>
      <text:p text:style-name="P3">DADOS = </text:p>
      <text:p text:style-name="P3"/>
      <text:p text:style-name="P4">TAG =000<text:span text:style-name="T16">2</text:span><text:span text:style-name="T53">=Tag de Dados</text:span></text:p>
      <text:p text:style-name="P4">QT = <text:span text:style-name="T16">2</text:span></text:p>
      <text:p text:style-name="P4">TM = <text:span text:style-name="T16">20</text:span></text:p>
      <text:p text:style-name="P4">DADOS = <text:s/>“<text:span text:style-name="T15">12345678901234567890”</text:span></text:p>
      <text:p text:style-name="P4"/>
      <text:p text:style-name="P9">TAG =000<text:span text:style-name="T25">3</text:span><text:span text:style-name="T53">=Tag de Dados</text:span></text:p>
      <text:p text:style-name="P6">QT = <text:span text:style-name="T30">1</text:span></text:p>
      <text:p text:style-name="P6">TM = <text:span text:style-name="T30">9</text:span></text:p>
      <text:p text:style-name="P6">DADOS = <text:s/>“<text:span text:style-name="T22">127.0.0.1“</text:span></text:p>
      <text:p text:style-name="P6"/>
      <text:p text:style-name="P9">TAG =000<text:span text:style-name="T25">4</text:span><text:span text:style-name="T53">=Tag de Dados</text:span></text:p>
      <text:p text:style-name="P6">QT = <text:span text:style-name="T30">1</text:span></text:p>
      <text:p text:style-name="P6">TM = <text:span text:style-name="T30">4</text:span></text:p>
      <text:p text:style-name="P6">DADOS = <text:span text:style-name="T25">1000</text:span></text:p>
      <text:p text:style-name="P37"/>
      <text:p text:style-name="P9">TAG =000<text:span text:style-name="T25">5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6">1.</text:span><text:span text:style-name="T25">2.3</text:span><text:span text:style-name="T22">“</text:span></text:p>
      <text:p text:style-name="P72"/>
      <text:p text:style-name="P9">TAG =000<text:span text:style-name="T25">6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5">1.2.</text:span><text:span text:style-name="T26">2</text:span><text:span text:style-name="T22">“</text:span></text:p>
      <text:p text:style-name="P70"/>
      <text:p text:style-name="P60"/>
      <text:p text:style-name="P59">5.3.<text:span text:style-name="T40">2</text:span> – <text:span text:style-name="T40">VENDA</text:span></text:p>
      <text:p text:style-name="P59"/>
      <text:p text:style-name="P160">Atenção as Tag<text:span text:style-name="T53">s</text:span> assinaladas com “*” são de caráter requerido, obrigatória para a mensageira.</text:p>
      <text:p text:style-name="P5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38">TAG</text:p>
          </table:table-cell>
          <table:table-cell table:style-name="Tabela7.A1" office:value-type="string">
            <text:p text:style-name="P98">TAG DEFINIÇÃO</text:p>
          </table:table-cell>
          <table:table-cell table:style-name="Tabela7.C1" office:value-type="string">
            <text:p text:style-name="P98">TIPO</text:p>
          </table:table-cell>
        </table:table-row>
        <table:table-row table:style-name="TableLine1855728105856">
          <table:table-cell table:style-name="Tabela7.A17" office:value-type="string">
            <text:p text:style-name="P760"><text:span text:style-name="T20">0</text:span>000</text:p>
          </table:table-cell>
          <table:table-cell table:style-name="Tabela7.B17" office:value-type="string">
            <text:p text:style-name="P65">PACOTE</text:p>
          </table:table-cell>
          <table:table-cell table:style-name="Tabela7.C17" office:value-type="string">
            <text:p text:style-name="P169"/>
          </table:table-cell>
        </table:table-row>
        <text:soft-page-break/>
        <table:table-row table:style-name="TableLine1855728113920">
          <table:table-cell table:style-name="Tabela7.A17" office:value-type="string">
            <text:p text:style-name="P98">00<text:span text:style-name="T62">0A</text:span></text:p>
          </table:table-cell>
          <table:table-cell table:style-name="Tabela7.B17" office:value-type="string">
            <text:p text:style-name="P65"><text:span text:style-name="T40">VENDA</text:span> DO FRENTE DE CAIXA</text:p>
          </table:table-cell>
          <table:table-cell table:style-name="Tabela7.C17" office:value-type="string">
            <text:p text:style-name="P159">Comando sem Dados</text:p>
          </table:table-cell>
        </table:table-row>
        <table:table-row table:style-name="TableLine1855728114208">
          <table:table-cell table:style-name="Tabela7.A17" office:value-type="string">
            <text:p text:style-name="P227">00<text:span text:style-name="T62">0B</text:span></text:p>
          </table:table-cell>
          <table:table-cell table:style-name="Tabela7.B17" office:value-type="string">
            <text:p text:style-name="P224"><text:span text:style-name="T40">* NUMERO</text:span> <text:span text:style-name="T40">NSU</text:span></text:p>
          </table:table-cell>
          <table:table-cell table:style-name="Tabela7.C17" office:value-type="string">
            <text:p text:style-name="P228">Texto</text:p>
          </table:table-cell>
        </table:table-row>
        <table:table-row table:style-name="TableLine1855728114496">
          <table:table-cell table:style-name="Tabela7.A17" office:value-type="string">
            <text:p text:style-name="P228">00<text:span text:style-name="T62">0C</text:span></text:p>
          </table:table-cell>
          <table:table-cell table:style-name="Tabela7.B17" office:value-type="string">
            <text:p text:style-name="P225">* DATA DA VENDA</text:p>
          </table:table-cell>
          <table:table-cell table:style-name="Tabela7.C17" office:value-type="string">
            <text:p text:style-name="P229">Data</text:p>
          </table:table-cell>
        </table:table-row>
        <table:table-row table:style-name="TableLine1855728117952">
          <table:table-cell table:style-name="Tabela7.A17" office:value-type="string">
            <text:p text:style-name="P228">00<text:span text:style-name="T62">0D</text:span></text:p>
          </table:table-cell>
          <table:table-cell table:style-name="Tabela7.B17" office:value-type="string">
            <text:p text:style-name="P225">* HORA DA VENDA</text:p>
          </table:table-cell>
          <table:table-cell table:style-name="Tabela7.C17" office:value-type="string">
            <text:p text:style-name="P229">Hora</text:p>
          </table:table-cell>
        </table:table-row>
        <table:table-row table:style-name="TableLine1855728118240">
          <table:table-cell table:style-name="Tabela7.A17" office:value-type="string">
            <text:p text:style-name="P228">00<text:span text:style-name="T62">0E</text:span></text:p>
          </table:table-cell>
          <table:table-cell table:style-name="Tabela7.B17" office:value-type="string">
            <text:p text:style-name="P226">* V<text:span text:style-name="T40">ALOR DA PARCELA</text:span></text:p>
          </table:table-cell>
          <table:table-cell table:style-name="Tabela7.C17" office:value-type="string">
            <text:p text:style-name="P229">Num<text:span text:style-name="T41">é</text:span>rico</text:p>
          </table:table-cell>
        </table:table-row>
        <table:table-row table:style-name="TableLine1855728118816">
          <table:table-cell table:style-name="Tabela7.A17" office:value-type="string">
            <text:p text:style-name="P230">00<text:span text:style-name="T62">0F</text:span></text:p>
          </table:table-cell>
          <table:table-cell table:style-name="Tabela7.B17" office:value-type="string">
            <text:p text:style-name="P225">* NUMERO PARCELA</text:p>
          </table:table-cell>
          <table:table-cell table:style-name="Tabela7.C17" office:value-type="string">
            <text:p text:style-name="P229">Numérico</text:p>
          </table:table-cell>
        </table:table-row>
        <table:table-row table:style-name="TableLine1855728134080">
          <table:table-cell table:style-name="Tabela7.A17" office:value-type="string">
            <text:p text:style-name="P168">00<text:span text:style-name="T43">1</text:span><text:span text:style-name="T62">0</text:span></text:p>
          </table:table-cell>
          <table:table-cell table:style-name="Tabela7.B17" office:value-type="string">
            <text:p text:style-name="P170">CUPOM FISCAL</text:p>
          </table:table-cell>
          <table:table-cell table:style-name="Tabela7.C17" office:value-type="string">
            <text:p text:style-name="P170">Texto</text:p>
          </table:table-cell>
        </table:table-row>
        <table:table-row table:style-name="TableLine1855728132064">
          <table:table-cell table:style-name="Tabela7.A17" office:value-type="string">
            <text:p text:style-name="P168">00<text:span text:style-name="T43">1</text:span><text:span text:style-name="T62">1</text:span></text:p>
          </table:table-cell>
          <table:table-cell table:style-name="Tabela7.B17" office:value-type="string">
            <text:p text:style-name="P170">NUMERO CAIXA</text:p>
          </table:table-cell>
          <table:table-cell table:style-name="Tabela7.C17" office:value-type="string">
            <text:p text:style-name="P170">Numérico</text:p>
          </table:table-cell>
        </table:table-row>
        <table:table-row table:style-name="TableLine1855728130624">
          <table:table-cell table:style-name="Tabela7.A17" office:value-type="string">
            <text:p text:style-name="P168">00<text:span text:style-name="T43">1</text:span><text:span text:style-name="T62">2</text:span></text:p>
          </table:table-cell>
          <table:table-cell table:style-name="Tabela7.B17" office:value-type="string">
            <text:p text:style-name="P170">OPERADOR CAIXA</text:p>
          </table:table-cell>
          <table:table-cell table:style-name="Tabela7.C17" office:value-type="string">
            <text:p text:style-name="P170">Texto</text:p>
          </table:table-cell>
        </table:table-row>
        <table:table-row table:style-name="TableLine1855728138112">
          <table:table-cell table:style-name="Tabela7.A17" office:value-type="string">
            <text:p text:style-name="P170">001<text:span text:style-name="T62">3</text:span></text:p>
          </table:table-cell>
          <table:table-cell table:style-name="Tabela7.B17" office:value-type="string">
            <text:p text:style-name="P171">VALOR TOTAL DOS ITENS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855728126880">
          <table:table-cell table:style-name="Tabela7.A17" office:value-type="string">
            <text:p text:style-name="P171">00<text:span text:style-name="T62">14</text:span></text:p>
          </table:table-cell>
          <table:table-cell table:style-name="Tabela7.B17" office:value-type="string">
            <text:p text:style-name="P171">VALOR TOTAL ALIMENTAÇÃO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855728134368">
          <table:table-cell table:style-name="Tabela7.A17" office:value-type="string">
            <text:p text:style-name="P171">00<text:span text:style-name="T62">15</text:span></text:p>
          </table:table-cell>
          <table:table-cell table:style-name="Tabela7.B17" office:value-type="string">
            <text:p text:style-name="P171">VALOR TOTAL REFEIÇÃO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855728132928">
          <table:table-cell table:style-name="Tabela7.A17" office:value-type="string">
            <text:p text:style-name="P171">00<text:span text:style-name="T62">16</text:span></text:p>
          </table:table-cell>
          <table:table-cell table:style-name="Tabela7.B17" office:value-type="string">
            <text:p text:style-name="P171">VALOR TOTAL VALE-CULTURA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1855728134656">
          <table:table-cell table:style-name="Tabela7.A17" office:value-type="string">
            <text:p text:style-name="P171">00<text:span text:style-name="T62">17</text:span></text:p>
          </table:table-cell>
          <table:table-cell table:style-name="Tabela7.B17" office:value-type="string">
            <text:p text:style-name="P172">XML DO CUPOM FISCAL</text:p>
          </table:table-cell>
          <table:table-cell table:style-name="Tabela7.C17" office:value-type="string">
            <text:p text:style-name="P172">Texto</text:p>
          </table:table-cell>
        </table:table-row>
        <table:table-row table:style-name="TableLine1855728136096">
          <table:table-cell table:style-name="Tabela7.A17" office:value-type="string">
            <text:p text:style-name="P239">0034</text:p>
          </table:table-cell>
          <table:table-cell table:style-name="Tabela7.B17" office:value-type="string">
            <text:p text:style-name="P239">TRANSAÇÃO</text:p>
          </table:table-cell>
          <table:table-cell table:style-name="Tabela7.C17" office:value-type="string">
            <text:p text:style-name="P239">Texto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0">6 – VERSIONAMENTO</text:p>
      <text:p text:style-name="P70"/>
      <text:p text:style-name="P156">6.1 – ESTRUTURA DA VERSÃO</text:p>
      <text:p text:style-name="P70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39">C<text:span text:style-name="T23">Ó</text:span>DIGO</text:p>
          </table:table-cell>
          <table:table-cell table:style-name="Tabela6.A1" office:value-type="string">
            <text:p text:style-name="P139">DESCRIÇÃO</text:p>
          </table:table-cell>
          <table:table-cell table:style-name="Tabela6.C1" office:value-type="string">
            <text:p text:style-name="P139">DETALHAMENTO</text:p>
          </table:table-cell>
        </table:table-row>
        <table:table-row table:style-name="TableLine1855728138400">
          <table:table-cell table:style-name="Tabela6.B4" office:value-type="string">
            <text:p text:style-name="P166">1</text:p>
          </table:table-cell>
          <table:table-cell table:style-name="Tabela6.B4" office:value-type="string">
            <text:p text:style-name="P77">FUNCIONALIDADE</text:p>
          </table:table-cell>
          <table:table-cell table:style-name="Tabela6.C4" office:value-type="string">
            <text:p text:style-name="P77">Indica a funcionalidade do sistema</text:p>
          </table:table-cell>
        </table:table-row>
        <table:table-row table:style-name="TableLine1855728138688">
          <table:table-cell table:style-name="Tabela6.B4" office:value-type="string">
            <text:p text:style-name="P166">2</text:p>
          </table:table-cell>
          <table:table-cell table:style-name="Tabela6.B4" office:value-type="string">
            <text:p text:style-name="P77">CORREÇÃO</text:p>
          </table:table-cell>
          <table:table-cell table:style-name="Tabela6.C4" office:value-type="string">
            <text:p text:style-name="P77">Correções no código existe a necessidade de atualização</text:p>
          </table:table-cell>
        </table:table-row>
        <table:table-row table:style-name="TableLine1855728127168">
          <table:table-cell table:style-name="Tabela6.B4" office:value-type="string">
            <text:p text:style-name="P166">3</text:p>
          </table:table-cell>
          <table:table-cell table:style-name="Tabela6.B4" office:value-type="string">
            <text:p text:style-name="P77">MELHORIAS</text:p>
          </table:table-cell>
          <table:table-cell table:style-name="Tabela6.C4" office:value-type="string">
            <text:p text:style-name="P77">Melhorias no código sugere atualização</text:p>
          </table:table-cell>
        </table:table-row>
      </table:table>
      <text:p text:style-name="P70"/>
      <text:p text:style-name="P76">Exemplo</text:p>
      <text:p text:style-name="P76"/>
      <text:p text:style-name="P76"><text:span text:style-name="T20">1.</text:span><text:span text:style-name="T38">2</text:span><text:span text:style-name="T20">.</text:span><text:span text:style-name="T38">3</text:span></text:p>
      <text:p text:style-name="P70"/>
      <text:p text:style-name="P76">1 = Versão do Código</text:p>
      <text:p text:style-name="P73"><text:span text:style-name="T38">2</text:span><text:span text:style-name="T23"> = Versão da Correção (atualização obrigatório)</text:span></text:p>
      <text:p text:style-name="P73"><text:span text:style-name="T23">3 = Versão da Melhoria</text:span> <text:span text:style-name="T23">(atualização sugerida não obrigatória)</text:span></text:p>
      <text:p text:style-name="P70"/>
      <text:p text:style-name="P70"/>
      <text:p text:style-name="P70"><text:soft-page-break/></text:p>
      <text:p text:style-name="P70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7-27T13:32:21.514000000</dc:date>
    <meta:editing-duration>P8DT18H8M35S</meta:editing-duration>
    <meta:editing-cycles>393</meta:editing-cycles>
    <meta:generator>LibreOffice/7.3.2.2$Windows_X86_64 LibreOffice_project/49f2b1bff42cfccbd8f788c8dc32c1c309559be0</meta:generator>
    <meta:document-statistic meta:table-count="22" meta:image-count="0" meta:object-count="0" meta:page-count="32" meta:paragraph-count="2052" meta:word-count="6381" meta:character-count="43139" meta:non-whitespace-character-count="36840"/>
  </office:meta>
</office:document-meta>
</file>